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3" style:parent-style-name="DefaultParagraphFont" style:family="text">
      <style:text-properties fo:font-size="16pt" style:font-size-asian="16pt" style:font-size-complex="16pt"/>
    </style:style>
    <style:style style:name="P104" style:parent-style-name="Standard" style:family="paragraph">
      <style:text-properties fo:font-size="16pt" style:font-size-asian="16pt" style:font-size-complex="16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8" style:parent-style-name="DefaultParagraphFont" style:family="text">
      <style:text-properties fo:font-size="16pt" style:font-size-asian="16pt" style:font-size-complex="16pt"/>
    </style:style>
    <style:style style:name="P189" style:parent-style-name="Standard" style:family="paragraph">
      <style:text-properties fo:font-size="16pt" style:font-size-asian="16pt" style:font-size-complex="16pt"/>
    </style:style>
    <style:style style:name="P190" style:parent-style-name="Standard" style:family="paragraph">
      <style:text-properties fo:font-size="16pt" style:font-size-asian="16pt" style:font-size-complex="16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size="14pt" style:font-size-asian="14pt" style:font-size-complex="14pt"/>
    </style:style>
    <style:style style:name="P197" style:parent-style-name="Standard" style:family="paragraph">
      <style:text-properties fo:font-size="14pt" style:font-size-asian="14pt" style:font-size-complex="14pt"/>
    </style:style>
    <style:style style:name="P198" style:parent-style-name="Standard" style:family="paragraph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text-properties fo:font-size="14pt" style:font-size-asian="14pt" style:font-size-complex="14pt"/>
    </style:style>
    <style:style style:name="P210" style:parent-style-name="Standard" style:family="paragraph">
      <style:text-properties fo:font-size="14pt" style:font-size-asian="14pt" style:font-size-complex="14pt"/>
    </style:style>
    <style:style style:name="P211" style:parent-style-name="Standard" style:family="paragraph">
      <style:text-properties fo:font-size="14pt" style:font-size-asian="14pt" style:font-size-complex="14pt"/>
    </style:style>
    <style:style style:name="P212" style:parent-style-name="Standard" style:family="paragraph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P226" style:parent-style-name="Standard" style:family="paragraph">
      <style:text-properties fo:font-size="14pt" style:font-size-asian="14pt" style:font-size-complex="14pt"/>
    </style:style>
    <style:style style:name="P227" style:parent-style-name="Standard" style:family="paragraph">
      <style:text-properties fo:font-size="14pt" style:font-size-asian="14pt" style:font-size-complex="14pt"/>
    </style:style>
    <style:style style:name="P228" style:parent-style-name="Standard" style:family="paragraph">
      <style:text-properties fo:font-size="14pt" style:font-size-asian="14pt" style:font-size-complex="14pt"/>
    </style:style>
    <style:style style:name="P229" style:parent-style-name="Standard" style:family="paragraph">
      <style:text-properties fo:font-size="14pt" style:font-size-asian="14pt" style:font-size-complex="14pt"/>
    </style:style>
    <style:style style:name="P230" style:parent-style-name="Standard" style:family="paragraph">
      <style:text-properties fo:font-size="14pt" style:font-size-asian="14pt" style:font-size-complex="14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3" style:parent-style-name="Standard" style:family="paragraph">
      <style:text-properties fo:font-size="14pt" style:font-size-asian="14pt" style:font-size-complex="14pt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>
      <style:text-properties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P239" style:parent-style-name="Standard" style:family="paragraph">
      <style:text-properties fo:font-size="14pt" style:font-size-asian="14pt" style:font-size-complex="14pt"/>
    </style:style>
    <style:style style:name="P240" style:parent-style-name="Standard" style:family="paragraph">
      <style:text-properties fo:font-size="14pt" style:font-size-asian="14pt" style:font-size-complex="14pt"/>
    </style:style>
    <style:style style:name="P241" style:parent-style-name="Standard" style:family="paragraph">
      <style:text-properties fo:font-size="14pt" style:font-size-asian="14pt" style:font-size-complex="14pt"/>
    </style:style>
    <style:style style:name="P242" style:parent-style-name="Standard" style:family="paragraph">
      <style:text-properties fo:font-size="14pt" style:font-size-asian="14pt" style:font-size-complex="14pt"/>
    </style:style>
    <style:style style:name="P243" style:parent-style-name="Standard" style:family="paragraph">
      <style:text-properties fo:font-size="14pt" style:font-size-asian="14pt" style:font-size-complex="14pt"/>
    </style:style>
    <style:style style:name="P244" style:parent-style-name="Standard" style:family="paragraph">
      <style:text-properties fo:font-size="14pt" style:font-size-asian="14pt" style:font-size-complex="14pt"/>
    </style:style>
    <style:style style:name="P245" style:parent-style-name="Standard" style:family="paragraph">
      <style:text-properties fo:font-size="14pt" style:font-size-asian="14pt" style:font-size-complex="14pt"/>
    </style:style>
    <style:style style:name="P246" style:parent-style-name="Standard" style:family="paragraph">
      <style:text-properties fo:font-size="14pt" style:font-size-asian="14pt" style:font-size-complex="14pt"/>
    </style:style>
    <style:style style:name="P247" style:parent-style-name="Standard" style:family="paragraph">
      <style:text-properties fo:font-size="14pt" style:font-size-asian="14pt" style:font-size-complex="14pt"/>
    </style:style>
    <style:style style:name="P2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8" style:parent-style-name="DefaultParagraphFont" style:family="text">
      <style:text-properties fo:font-size="16pt" style:font-size-asian="16pt" style:font-size-complex="16pt"/>
    </style:style>
    <style:style style:name="P279" style:parent-style-name="Standard" style:family="paragraph">
      <style:text-properties fo:font-size="16pt" style:font-size-asian="16pt" style:font-size-complex="16pt"/>
    </style:style>
    <style:style style:name="P280" style:parent-style-name="Standard" style:family="paragraph">
      <style:text-properties fo:font-size="16pt" style:font-size-asian="16pt" style:font-size-complex="16pt"/>
    </style:style>
    <style:style style:name="P281" style:parent-style-name="Standard" style:family="paragraph">
      <style:text-properties fo:font-size="14pt" style:font-size-asian="14pt" style:font-size-complex="14pt"/>
    </style:style>
    <style:style style:name="P282" style:parent-style-name="Standard" style:family="paragraph">
      <style:text-properties fo:font-size="14pt" style:font-size-asian="14pt" style:font-size-complex="14pt"/>
    </style:style>
    <style:style style:name="P283" style:parent-style-name="Standard" style:family="paragraph">
      <style:text-properties fo:font-size="14pt" style:font-size-asian="14pt" style:font-size-complex="14pt"/>
    </style:style>
    <style:style style:name="P284" style:parent-style-name="Standard" style:family="paragraph">
      <style:text-properties fo:font-size="14pt" style:font-size-asian="14pt" style:font-size-complex="14pt"/>
    </style:style>
    <style:style style:name="P285" style:parent-style-name="Standard" style:family="paragraph">
      <style:text-properties fo:font-size="14pt" style:font-size-asian="14pt" style:font-size-complex="14pt"/>
    </style:style>
    <style:style style:name="P286" style:parent-style-name="Standard" style:family="paragraph">
      <style:text-properties fo:font-size="14pt" style:font-size-asian="14pt" style:font-size-complex="14pt"/>
    </style:style>
    <style:style style:name="P287" style:parent-style-name="Standard" style:family="paragraph">
      <style:text-properties fo:font-size="14pt" style:font-size-asian="14pt" style:font-size-complex="14pt"/>
    </style:style>
    <style:style style:name="P288" style:parent-style-name="Standard" style:family="paragraph">
      <style:text-properties fo:font-size="14pt" style:font-size-asian="14pt" style:font-size-complex="14pt"/>
    </style:style>
    <style:style style:name="P289" style:parent-style-name="Standard" style:family="paragraph">
      <style:text-properties fo:font-size="14pt" style:font-size-asian="14pt" style:font-size-complex="14pt"/>
    </style:style>
    <style:style style:name="P290" style:parent-style-name="Standard" style:family="paragraph">
      <style:text-properties fo:font-size="14pt" style:font-size-asian="14pt" style:font-size-complex="14pt"/>
    </style:style>
    <style:style style:name="P291" style:parent-style-name="Standard" style:family="paragraph">
      <style:text-properties fo:font-size="14pt" style:font-size-asian="14pt" style:font-size-complex="14pt"/>
    </style:style>
    <style:style style:name="P292" style:parent-style-name="Standard" style:family="paragraph">
      <style:text-properties fo:font-size="14pt" style:font-size-asian="14pt" style:font-size-complex="14pt"/>
    </style:style>
    <style:style style:name="P293" style:parent-style-name="Standard" style:family="paragraph">
      <style:text-properties fo:font-size="14pt" style:font-size-asian="14pt" style:font-size-complex="14pt"/>
    </style:style>
    <style:style style:name="P294" style:parent-style-name="Standard" style:family="paragraph">
      <style:text-properties fo:font-size="14pt" style:font-size-asian="14pt" style:font-size-complex="14pt"/>
    </style:style>
    <style:style style:name="P295" style:parent-style-name="Standard" style:family="paragraph">
      <style:text-properties fo:font-size="14pt" style:font-size-asian="14pt" style:font-size-complex="14pt"/>
    </style:style>
    <style:style style:name="P296" style:parent-style-name="Standard" style:family="paragraph">
      <style:text-properties fo:font-size="14pt" style:font-size-asian="14pt" style:font-size-complex="14pt"/>
    </style:style>
    <style:style style:name="P297" style:parent-style-name="Standard" style:family="paragraph">
      <style:text-properties fo:font-size="14pt" style:font-size-asian="14pt" style:font-size-complex="14pt"/>
    </style:style>
    <style:style style:name="P298" style:parent-style-name="Standard" style:family="paragraph">
      <style:text-properties fo:font-size="14pt" style:font-size-asian="14pt" style:font-size-complex="14pt"/>
    </style:style>
    <style:style style:name="P299" style:parent-style-name="Standard" style:family="paragraph">
      <style:text-properties fo:font-size="14pt" style:font-size-asian="14pt" style:font-size-complex="14pt"/>
    </style:style>
    <style:style style:name="P300" style:parent-style-name="Standard" style:family="paragraph">
      <style:text-properties fo:font-size="14pt" style:font-size-asian="14pt" style:font-size-complex="14pt"/>
    </style:style>
    <style:style style:name="P301" style:parent-style-name="Standard" style:family="paragraph">
      <style:text-properties fo:font-size="14pt" style:font-size-asian="14pt" style:font-size-complex="14pt"/>
    </style:style>
    <style:style style:name="P302" style:parent-style-name="Standard" style:family="paragraph">
      <style:text-properties fo:font-size="14pt" style:font-size-asian="14pt" style:font-size-complex="14pt"/>
    </style:style>
    <style:style style:name="P303" style:parent-style-name="Standard" style:family="paragraph">
      <style:text-properties fo:font-size="14pt" style:font-size-asian="14pt" style:font-size-complex="14pt"/>
    </style:style>
    <style:style style:name="P304" style:parent-style-name="Standard" style:family="paragraph">
      <style:text-properties fo:font-size="14pt" style:font-size-asian="14pt" style:font-size-complex="14pt"/>
    </style:style>
    <style:style style:name="P305" style:parent-style-name="Standard" style:family="paragraph">
      <style:text-properties fo:font-size="14pt" style:font-size-asian="14pt" style:font-size-complex="14pt"/>
    </style:style>
    <style:style style:name="P306" style:parent-style-name="Standard" style:family="paragraph">
      <style:text-properties fo:font-size="14pt" style:font-size-asian="14pt" style:font-size-complex="14pt"/>
    </style:style>
    <style:style style:name="P307" style:parent-style-name="Standard" style:family="paragraph">
      <style:text-properties fo:font-size="14pt" style:font-size-asian="14pt" style:font-size-complex="14pt"/>
    </style:style>
    <style:style style:name="P308" style:parent-style-name="Standard" style:family="paragraph">
      <style:text-properties fo:font-size="14pt" style:font-size-asian="14pt" style:font-size-complex="14pt"/>
    </style:style>
    <style:style style:name="P309" style:parent-style-name="Standard" style:family="paragraph">
      <style:text-properties fo:font-size="14pt" style:font-size-asian="14pt" style:font-size-complex="14pt"/>
    </style:style>
    <style:style style:name="P310" style:parent-style-name="Standard" style:family="paragraph">
      <style:text-properties fo:font-size="14pt" style:font-size-asian="14pt" style:font-size-complex="14pt"/>
    </style:style>
    <style:style style:name="P311" style:parent-style-name="Standard" style:family="paragraph">
      <style:text-properties fo:font-size="14pt" style:font-size-asian="14pt" style:font-size-complex="14pt"/>
    </style:style>
    <style:style style:name="P312" style:parent-style-name="Standard" style:family="paragraph">
      <style:text-properties fo:font-size="14pt" style:font-size-asian="14pt" style:font-size-complex="14pt"/>
    </style:style>
    <style:style style:name="P313" style:parent-style-name="Standard" style:family="paragraph">
      <style:text-properties fo:font-size="14pt" style:font-size-asian="14pt" style:font-size-complex="14pt"/>
    </style:style>
    <style:style style:name="P314" style:parent-style-name="Standard" style:family="paragraph">
      <style:text-properties fo:font-size="14pt" style:font-size-asian="14pt" style:font-size-complex="14pt"/>
    </style:style>
    <style:style style:name="P315" style:parent-style-name="Standard" style:family="paragraph">
      <style:text-properties fo:font-size="14pt" style:font-size-asian="14pt" style:font-size-complex="14pt"/>
    </style:style>
    <style:style style:name="P316" style:parent-style-name="Standard" style:family="paragraph">
      <style:text-properties fo:font-size="14pt" style:font-size-asian="14pt" style:font-size-complex="14pt"/>
    </style:style>
    <style:style style:name="P317" style:parent-style-name="Standard" style:family="paragraph">
      <style:text-properties fo:font-size="14pt" style:font-size-asian="14pt" style:font-size-complex="14pt"/>
    </style:style>
    <style:style style:name="P318" style:parent-style-name="Standard" style:family="paragraph">
      <style:text-properties fo:font-size="14pt" style:font-size-asian="14pt" style:font-size-complex="14pt"/>
    </style:style>
    <style:style style:name="P319" style:parent-style-name="Standard" style:family="paragraph">
      <style:text-properties fo:font-size="14pt" style:font-size-asian="14pt" style:font-size-complex="14pt"/>
    </style:style>
    <style:style style:name="P320" style:parent-style-name="Standard" style:family="paragraph">
      <style:text-properties fo:font-size="14pt" style:font-size-asian="14pt" style:font-size-complex="14pt"/>
    </style:style>
    <style:style style:name="P321" style:parent-style-name="Standard" style:family="paragraph">
      <style:text-properties fo:font-size="14pt" style:font-size-asian="14pt" style:font-size-complex="14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text-properties fo:font-size="14pt" style:font-size-asian="14pt" style:font-size-complex="14pt"/>
    </style:style>
    <style:style style:name="P325" style:parent-style-name="Standard" style:family="paragraph">
      <style:text-properties fo:font-size="14pt" style:font-size-asian="14pt" style:font-size-complex="14pt"/>
    </style:style>
    <style:style style:name="P326" style:parent-style-name="Standard" style:family="paragraph">
      <style:text-properties fo:font-size="14pt" style:font-size-asian="14pt" style:font-size-complex="14pt"/>
    </style:style>
    <style:style style:name="P327" style:parent-style-name="Standard" style:family="paragraph">
      <style:text-properties fo:font-size="14pt" style:font-size-asian="14pt" style:font-size-complex="14pt"/>
    </style:style>
    <style:style style:name="P328" style:parent-style-name="Standard" style:family="paragraph">
      <style:text-properties fo:font-size="14pt" style:font-size-asian="14pt" style:font-size-complex="14pt"/>
    </style:style>
    <style:style style:name="P329" style:parent-style-name="Standard" style:family="paragraph">
      <style:text-properties fo:font-size="14pt" style:font-size-asian="14pt" style:font-size-complex="14pt"/>
    </style:style>
    <style:style style:name="P330" style:parent-style-name="Standard" style:family="paragraph">
      <style:text-properties fo:font-size="14pt" style:font-size-asian="14pt" style:font-size-complex="14pt"/>
    </style:style>
    <style:style style:name="P331" style:parent-style-name="Standard" style:family="paragraph">
      <style:text-properties fo:font-size="14pt" style:font-size-asian="14pt" style:font-size-complex="14pt"/>
    </style:style>
    <style:style style:name="P332" style:parent-style-name="Standard" style:family="paragraph">
      <style:text-properties fo:font-size="14pt" style:font-size-asian="14pt" style:font-size-complex="14pt"/>
    </style:style>
    <style:style style:name="P333" style:parent-style-name="Standard" style:family="paragraph">
      <style:text-properties fo:font-size="14pt" style:font-size-asian="14pt" style:font-size-complex="14pt"/>
    </style:style>
    <style:style style:name="P334" style:parent-style-name="Standard" style:family="paragraph">
      <style:text-properties fo:font-size="14pt" style:font-size-asian="14pt" style:font-size-complex="14pt"/>
    </style:style>
    <style:style style:name="P335" style:parent-style-name="Standard" style:family="paragraph">
      <style:text-properties fo:font-size="14pt" style:font-size-asian="14pt" style:font-size-complex="14pt"/>
    </style:style>
    <style:style style:name="P3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64" style:parent-style-name="DefaultParagraphFont" style:family="text">
      <style:text-properties fo:font-size="16pt" style:font-size-asian="16pt" style:font-size-complex="16pt"/>
    </style:style>
    <style:style style:name="P365" style:parent-style-name="Standard" style:family="paragraph">
      <style:text-properties fo:font-size="16pt" style:font-size-asian="16pt" style:font-size-complex="16pt"/>
    </style:style>
    <style:style style:name="P366" style:parent-style-name="Standard" style:family="paragraph">
      <style:text-properties fo:font-size="16pt" style:font-size-asian="16pt" style:font-size-complex="16pt"/>
    </style:style>
    <style:style style:name="P367" style:parent-style-name="Standard" style:family="paragraph">
      <style:text-properties fo:font-size="14pt" style:font-size-asian="14pt" style:font-size-complex="14pt"/>
    </style:style>
    <style:style style:name="P368" style:parent-style-name="Standard" style:family="paragraph">
      <style:text-properties fo:font-size="14pt" style:font-size-asian="14pt" style:font-size-complex="14pt"/>
    </style:style>
    <style:style style:name="P369" style:parent-style-name="Standard" style:family="paragraph">
      <style:text-properties fo:font-size="14pt" style:font-size-asian="14pt" style:font-size-complex="14pt"/>
    </style:style>
    <style:style style:name="P370" style:parent-style-name="Standard" style:family="paragraph">
      <style:text-properties fo:font-size="14pt" style:font-size-asian="14pt" style:font-size-complex="14pt"/>
    </style:style>
    <style:style style:name="P371" style:parent-style-name="Standard" style:family="paragraph">
      <style:text-properties fo:font-size="14pt" style:font-size-asian="14pt" style:font-size-complex="14pt"/>
    </style:style>
    <style:style style:name="P372" style:parent-style-name="Standard" style:family="paragraph">
      <style:text-properties fo:font-size="14pt" style:font-size-asian="14pt" style:font-size-complex="14pt"/>
    </style:style>
    <style:style style:name="P373" style:parent-style-name="Standard" style:family="paragraph">
      <style:text-properties fo:font-size="14pt" style:font-size-asian="14pt" style:font-size-complex="14pt"/>
    </style:style>
    <style:style style:name="P374" style:parent-style-name="Standard" style:family="paragraph">
      <style:text-properties fo:font-size="14pt" style:font-size-asian="14pt" style:font-size-complex="14pt"/>
    </style:style>
    <style:style style:name="P375" style:parent-style-name="Standard" style:family="paragraph">
      <style:text-properties fo:font-size="14pt" style:font-size-asian="14pt" style:font-size-complex="14pt"/>
    </style:style>
    <style:style style:name="P376" style:parent-style-name="Standard" style:family="paragraph">
      <style:text-properties fo:font-size="14pt" style:font-size-asian="14pt" style:font-size-complex="14pt"/>
    </style:style>
    <style:style style:name="P377" style:parent-style-name="Standard" style:family="paragraph">
      <style:text-properties fo:font-size="14pt" style:font-size-asian="14pt" style:font-size-complex="14pt"/>
    </style:style>
    <style:style style:name="P378" style:parent-style-name="Standard" style:family="paragraph">
      <style:text-properties fo:font-size="14pt" style:font-size-asian="14pt" style:font-size-complex="14pt"/>
    </style:style>
    <style:style style:name="P379" style:parent-style-name="Standard" style:family="paragraph">
      <style:text-properties fo:font-size="14pt" style:font-size-asian="14pt" style:font-size-complex="14pt"/>
    </style:style>
    <style:style style:name="P380" style:parent-style-name="Standard" style:family="paragraph">
      <style:text-properties fo:font-size="14pt" style:font-size-asian="14pt" style:font-size-complex="14pt"/>
    </style:style>
    <style:style style:name="P381" style:parent-style-name="Standard" style:family="paragraph">
      <style:text-properties fo:font-size="14pt" style:font-size-asian="14pt" style:font-size-complex="14pt"/>
    </style:style>
    <style:style style:name="P382" style:parent-style-name="Standard" style:family="paragraph">
      <style:text-properties fo:font-size="14pt" style:font-size-asian="14pt" style:font-size-complex="14pt"/>
    </style:style>
    <style:style style:name="P383" style:parent-style-name="Standard" style:family="paragraph">
      <style:text-properties fo:font-size="14pt" style:font-size-asian="14pt" style:font-size-complex="14pt"/>
    </style:style>
    <style:style style:name="P384" style:parent-style-name="Standard" style:family="paragraph">
      <style:text-properties fo:font-size="14pt" style:font-size-asian="14pt" style:font-size-complex="14pt"/>
    </style:style>
    <style:style style:name="P385" style:parent-style-name="Standard" style:family="paragraph">
      <style:text-properties fo:font-size="14pt" style:font-size-asian="14pt" style:font-size-complex="14pt"/>
    </style:style>
    <style:style style:name="P386" style:parent-style-name="Standard" style:family="paragraph">
      <style:text-properties fo:font-size="14pt" style:font-size-asian="14pt" style:font-size-complex="14pt"/>
    </style:style>
    <style:style style:name="P387" style:parent-style-name="Standard" style:family="paragraph">
      <style:text-properties fo:font-size="14pt" style:font-size-asian="14pt" style:font-size-complex="14pt"/>
    </style:style>
    <style:style style:name="P388" style:parent-style-name="Standard" style:family="paragraph">
      <style:text-properties fo:font-size="14pt" style:font-size-asian="14pt" style:font-size-complex="14pt"/>
    </style:style>
    <style:style style:name="P389" style:parent-style-name="Standard" style:family="paragraph">
      <style:text-properties fo:font-size="14pt" style:font-size-asian="14pt" style:font-size-complex="14pt"/>
    </style:style>
    <style:style style:name="P390" style:parent-style-name="Standard" style:family="paragraph">
      <style:text-properties fo:font-size="14pt" style:font-size-asian="14pt" style:font-size-complex="14pt"/>
    </style:style>
    <style:style style:name="P391" style:parent-style-name="Standard" style:family="paragraph">
      <style:text-properties fo:font-size="14pt" style:font-size-asian="14pt" style:font-size-complex="14pt"/>
    </style:style>
    <style:style style:name="P392" style:parent-style-name="Standard" style:family="paragraph">
      <style:text-properties fo:font-size="14pt" style:font-size-asian="14pt" style:font-size-complex="14pt"/>
    </style:style>
    <style:style style:name="P393" style:parent-style-name="Standard" style:family="paragraph">
      <style:text-properties fo:font-size="14pt" style:font-size-asian="14pt" style:font-size-complex="14pt"/>
    </style:style>
    <style:style style:name="P394" style:parent-style-name="Standard" style:family="paragraph">
      <style:text-properties fo:font-size="14pt" style:font-size-asian="14pt" style:font-size-complex="14pt"/>
    </style:style>
    <style:style style:name="P395" style:parent-style-name="Standard" style:family="paragraph">
      <style:text-properties fo:font-size="14pt" style:font-size-asian="14pt" style:font-size-complex="14pt"/>
    </style:style>
    <style:style style:name="P396" style:parent-style-name="Standard" style:family="paragraph">
      <style:text-properties fo:font-size="14pt" style:font-size-asian="14pt" style:font-size-complex="14pt"/>
    </style:style>
    <style:style style:name="P397" style:parent-style-name="Standard" style:family="paragraph">
      <style:text-properties fo:font-size="14pt" style:font-size-asian="14pt" style:font-size-complex="14pt"/>
    </style:style>
    <style:style style:name="P398" style:parent-style-name="Standard" style:family="paragraph">
      <style:text-properties fo:font-size="14pt" style:font-size-asian="14pt" style:font-size-complex="14pt"/>
    </style:style>
    <style:style style:name="P399" style:parent-style-name="Standard" style:family="paragraph">
      <style:text-properties fo:font-size="14pt" style:font-size-asian="14pt" style:font-size-complex="14pt"/>
    </style:style>
    <style:style style:name="P400" style:parent-style-name="Standard" style:family="paragraph">
      <style:text-properties fo:font-size="14pt" style:font-size-asian="14pt" style:font-size-complex="14pt"/>
    </style:style>
    <style:style style:name="P401" style:parent-style-name="Standard" style:family="paragraph">
      <style:text-properties fo:font-size="14pt" style:font-size-asian="14pt" style:font-size-complex="14pt"/>
    </style:style>
    <style:style style:name="P402" style:parent-style-name="Standard" style:family="paragraph">
      <style:text-properties fo:font-size="14pt" style:font-size-asian="14pt" style:font-size-complex="14pt"/>
    </style:style>
    <style:style style:name="T403" style:parent-style-name="DefaultParagraphFont" style:family="text">
      <style:text-properties fo:font-size="14pt" style:font-size-asian="14pt" style:font-size-complex="14pt"/>
    </style:style>
    <style:style style:name="T404" style:parent-style-name="DefaultParagraphFont" style:family="text">
      <style:text-properties fo:font-size="16pt" style:font-size-asian="16pt" style:font-size-complex="16pt"/>
    </style:style>
    <style:style style:name="P405" style:parent-style-name="Standard" style:family="paragraph">
      <style:text-properties fo:font-size="16pt" style:font-size-asian="16pt" style:font-size-complex="16pt"/>
    </style:style>
    <style:style style:name="P406" style:parent-style-name="Standard" style:family="paragraph">
      <style:text-properties fo:font-size="16pt" style:font-size-asian="16pt" style:font-size-complex="16pt"/>
    </style:style>
    <style:style style:name="P407" style:parent-style-name="Standard" style:family="paragraph">
      <style:text-properties fo:font-size="16pt" style:font-size-asian="16pt" style:font-size-complex="16pt"/>
    </style:style>
    <style:style style:name="P408" style:parent-style-name="Standard" style:family="paragraph">
      <style:text-properties fo:font-size="16pt" style:font-size-asian="16pt" style:font-size-complex="16pt"/>
    </style:style>
    <style:style style:name="P4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1" style:parent-style-name="Standard" style:family="paragraph">
      <style:text-properties fo:font-size="14pt" style:font-size-asian="14pt" style:font-size-complex="14pt"/>
    </style:style>
    <style:style style:name="P412" style:parent-style-name="Standard" style:family="paragraph">
      <style:text-properties fo:font-size="14pt" style:font-size-asian="14pt" style:font-size-complex="14pt"/>
    </style:style>
    <style:style style:name="P413" style:parent-style-name="Standard" style:family="paragraph">
      <style:text-properties fo:font-size="14pt" style:font-size-asian="14pt" style:font-size-complex="14pt"/>
    </style:style>
    <style:style style:name="P414" style:parent-style-name="Standard" style:family="paragraph">
      <style:text-properties fo:font-size="14pt" style:font-size-asian="14pt" style:font-size-complex="14pt"/>
    </style:style>
    <style:style style:name="P415" style:parent-style-name="Standard" style:family="paragraph">
      <style:text-properties fo:font-size="14pt" style:font-size-asian="14pt" style:font-size-complex="14pt"/>
    </style:style>
    <style:style style:name="P416" style:parent-style-name="Standard" style:family="paragraph">
      <style:text-properties fo:font-size="14pt" style:font-size-asian="14pt" style:font-size-complex="14pt"/>
    </style:style>
    <style:style style:name="P417" style:parent-style-name="Standard" style:family="paragraph">
      <style:text-properties fo:font-size="14pt" style:font-size-asian="14pt" style:font-size-complex="14pt"/>
    </style:style>
    <style:style style:name="P418" style:parent-style-name="Standard" style:family="paragraph">
      <style:text-properties fo:font-size="14pt" style:font-size-asian="14pt" style:font-size-complex="14pt"/>
    </style:style>
    <style:style style:name="P419" style:parent-style-name="Standard" style:family="paragraph">
      <style:text-properties fo:font-size="14pt" style:font-size-asian="14pt" style:font-size-complex="14pt"/>
    </style:style>
    <style:style style:name="P420" style:parent-style-name="Standard" style:family="paragraph">
      <style:text-properties fo:font-size="14pt" style:font-size-asian="14pt" style:font-size-complex="14pt"/>
    </style:style>
    <style:style style:name="P421" style:parent-style-name="Standard" style:family="paragraph">
      <style:text-properties fo:font-size="14pt" style:font-size-asian="14pt" style:font-size-complex="14pt"/>
    </style:style>
    <style:style style:name="P422" style:parent-style-name="Standard" style:family="paragraph">
      <style:text-properties fo:font-size="16pt" style:font-size-asian="16pt" style:font-size-complex="16pt"/>
    </style:style>
    <style:style style:name="P423" style:parent-style-name="Standard" style:family="paragraph">
      <style:text-properties fo:font-size="16pt" style:font-size-asian="16pt" style:font-size-complex="16pt"/>
    </style:style>
    <style:style style:name="P424" style:parent-style-name="Standard" style:family="paragraph">
      <style:text-properties fo:font-size="16pt" style:font-size-asian="16pt" style:font-size-complex="16pt"/>
    </style:style>
    <style:style style:name="P425" style:parent-style-name="Standard" style:family="paragraph">
      <style:text-properties fo:font-size="16pt" style:font-size-asian="16pt" style:font-size-complex="16pt"/>
    </style:style>
    <style:style style:name="P426" style:parent-style-name="Standard" style:family="paragraph">
      <style:text-properties fo:font-size="16pt" style:font-size-asian="16pt" style:font-size-complex="16pt"/>
    </style:style>
    <style:style style:name="P427" style:parent-style-name="Standard" style:family="paragraph">
      <style:text-properties fo:font-size="16pt" style:font-size-asian="16pt" style:font-size-complex="16pt"/>
    </style:style>
    <style:style style:name="P428" style:parent-style-name="Standard" style:family="paragraph">
      <style:text-properties fo:font-size="16pt" style:font-size-asian="16pt" style:font-size-complex="16pt"/>
    </style:style>
    <style:style style:name="P429" style:parent-style-name="Standard" style:family="paragraph">
      <style:text-properties fo:font-size="16pt" style:font-size-asian="16pt" style:font-size-complex="16pt"/>
    </style:style>
    <style:style style:name="P430" style:parent-style-name="Standard" style:family="paragraph">
      <style:text-properties fo:font-size="16pt" style:font-size-asian="16pt" style:font-size-complex="16pt"/>
    </style:style>
    <style:style style:name="P431" style:parent-style-name="Standard" style:family="paragraph">
      <style:text-properties fo:font-size="16pt" style:font-size-asian="16pt" style:font-size-complex="16pt"/>
    </style:style>
    <style:style style:name="P432" style:parent-style-name="Standard" style:family="paragraph">
      <style:text-properties fo:font-size="16pt" style:font-size-asian="16pt" style:font-size-complex="16pt"/>
    </style:style>
    <style:style style:name="P433" style:parent-style-name="Standard" style:family="paragraph">
      <style:text-properties fo:font-size="16pt" style:font-size-asian="16pt" style:font-size-complex="16pt"/>
    </style:style>
    <style:style style:name="P434" style:parent-style-name="Standard" style:family="paragraph">
      <style:text-properties fo:font-size="16pt" style:font-size-asian="16pt" style:font-size-complex="16pt"/>
    </style:style>
    <style:style style:name="P435" style:parent-style-name="Standard" style:family="paragraph">
      <style:text-properties fo:font-size="16pt" style:font-size-asian="16pt" style:font-size-complex="16pt"/>
    </style:style>
    <style:style style:name="P436" style:parent-style-name="Standard" style:family="paragraph">
      <style:text-properties fo:font-size="16pt" style:font-size-asian="16pt" style:font-size-complex="16pt"/>
    </style:style>
    <style:style style:name="P437" style:parent-style-name="Standard" style:family="paragraph">
      <style:text-properties fo:font-size="16pt" style:font-size-asian="16pt" style:font-size-complex="16pt"/>
    </style:style>
    <style:style style:name="P438" style:parent-style-name="Standard" style:family="paragraph">
      <style:text-properties fo:font-size="16pt" style:font-size-asian="16pt" style:font-size-complex="16pt"/>
    </style:style>
    <style:style style:name="P439" style:parent-style-name="Standard" style:family="paragraph">
      <style:text-properties fo:font-size="16pt" style:font-size-asian="16pt" style:font-size-complex="16pt"/>
    </style:style>
    <style:style style:name="P440" style:parent-style-name="Standard" style:family="paragraph">
      <style:text-properties fo:font-size="16pt" style:font-size-asian="16pt" style:font-size-complex="16pt"/>
    </style:style>
    <style:style style:name="P441" style:parent-style-name="Standard" style:family="paragraph">
      <style:text-properties fo:font-size="16pt" style:font-size-asian="16pt" style:font-size-complex="16pt"/>
    </style:style>
    <style:style style:name="P442" style:parent-style-name="Standard" style:family="paragraph">
      <style:text-properties fo:font-size="16pt" style:font-size-asian="16pt" style:font-size-complex="16pt"/>
    </style:style>
    <style:style style:name="P443" style:parent-style-name="Standard" style:family="paragraph">
      <style:text-properties fo:font-size="16pt" style:font-size-asian="16pt" style:font-size-complex="16pt"/>
    </style:style>
    <style:style style:name="P444" style:parent-style-name="Standard" style:family="paragraph">
      <style:text-properties fo:font-size="16pt" style:font-size-asian="16pt" style:font-size-complex="16pt"/>
    </style:style>
    <style:style style:name="P445" style:parent-style-name="Standard" style:family="paragraph">
      <style:text-properties fo:font-size="16pt" style:font-size-asian="16pt" style:font-size-complex="16pt"/>
    </style:style>
    <style:style style:name="P4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50" style:parent-style-name="DefaultParagraphFont" style:family="text">
      <style:text-properties fo:font-size="16pt" style:font-size-asian="16pt" style:font-size-complex="16pt"/>
    </style:style>
    <style:style style:name="P451" style:parent-style-name="Standard" style:family="paragraph">
      <style:text-properties fo:font-size="16pt" style:font-size-asian="16pt" style:font-size-complex="16pt"/>
    </style:style>
    <style:style style:name="P452" style:parent-style-name="Standard" style:family="paragraph">
      <style:text-properties fo:font-size="16pt" style:font-size-asian="16pt" style:font-size-complex="16pt"/>
    </style:style>
    <style:style style:name="P453" style:parent-style-name="Standard" style:family="paragraph">
      <style:text-properties fo:font-size="14pt" style:font-size-asian="14pt" style:font-size-complex="14pt"/>
    </style:style>
    <style:style style:name="P454" style:parent-style-name="Standard" style:family="paragraph">
      <style:text-properties fo:font-size="14pt" style:font-size-asian="14pt" style:font-size-complex="14pt"/>
    </style:style>
    <style:style style:name="P455" style:parent-style-name="Standard" style:family="paragraph">
      <style:text-properties fo:font-size="14pt" style:font-size-asian="14pt" style:font-size-complex="14pt"/>
    </style:style>
    <style:style style:name="P456" style:parent-style-name="Standard" style:family="paragraph">
      <style:text-properties fo:font-size="14pt" style:font-size-asian="14pt" style:font-size-complex="14pt"/>
    </style:style>
    <style:style style:name="P457" style:parent-style-name="Standard" style:family="paragraph">
      <style:text-properties fo:font-size="14pt" style:font-size-asian="14pt" style:font-size-complex="14pt"/>
    </style:style>
    <style:style style:name="P458" style:parent-style-name="Standard" style:family="paragraph">
      <style:text-properties fo:font-size="14pt" style:font-size-asian="14pt" style:font-size-complex="14pt"/>
    </style:style>
    <style:style style:name="P459" style:parent-style-name="Standard" style:family="paragraph">
      <style:text-properties fo:font-size="14pt" style:font-size-asian="14pt" style:font-size-complex="14pt"/>
    </style:style>
    <style:style style:name="P460" style:parent-style-name="Standard" style:family="paragraph">
      <style:text-properties fo:font-size="14pt" style:font-size-asian="14pt" style:font-size-complex="14pt"/>
    </style:style>
    <style:style style:name="P461" style:parent-style-name="Standard" style:family="paragraph">
      <style:text-properties fo:font-size="14pt" style:font-size-asian="14pt" style:font-size-complex="14pt"/>
    </style:style>
    <style:style style:name="P462" style:parent-style-name="Standard" style:family="paragraph">
      <style:text-properties fo:font-size="14pt" style:font-size-asian="14pt" style:font-size-complex="14pt"/>
    </style:style>
    <style:style style:name="P463" style:parent-style-name="Standard" style:family="paragraph">
      <style:text-properties fo:font-size="14pt" style:font-size-asian="14pt" style:font-size-complex="14pt"/>
    </style:style>
    <style:style style:name="P464" style:parent-style-name="Standard" style:family="paragraph">
      <style:text-properties fo:font-size="14pt" style:font-size-asian="14pt" style:font-size-complex="14pt"/>
    </style:style>
    <style:style style:name="P465" style:parent-style-name="Standard" style:family="paragraph">
      <style:text-properties fo:font-size="14pt" style:font-size-asian="14pt" style:font-size-complex="14pt"/>
    </style:style>
    <style:style style:name="P466" style:parent-style-name="Standard" style:family="paragraph">
      <style:text-properties fo:font-size="14pt" style:font-size-asian="14pt" style:font-size-complex="14pt"/>
    </style:style>
    <style:style style:name="P467" style:parent-style-name="Standard" style:family="paragraph">
      <style:text-properties fo:font-size="14pt" style:font-size-asian="14pt" style:font-size-complex="14pt"/>
    </style:style>
    <style:style style:name="P468" style:parent-style-name="Standard" style:family="paragraph">
      <style:text-properties fo:font-size="14pt" style:font-size-asian="14pt" style:font-size-complex="14pt"/>
    </style:style>
    <style:style style:name="P469" style:parent-style-name="Standard" style:family="paragraph">
      <style:text-properties fo:font-size="14pt" style:font-size-asian="14pt" style:font-size-complex="14pt"/>
    </style:style>
    <style:style style:name="P470" style:parent-style-name="Standard" style:family="paragraph">
      <style:text-properties fo:font-size="14pt" style:font-size-asian="14pt" style:font-size-complex="14pt"/>
    </style:style>
    <style:style style:name="P471" style:parent-style-name="Standard" style:family="paragraph">
      <style:text-properties fo:font-size="14pt" style:font-size-asian="14pt" style:font-size-complex="14pt"/>
    </style:style>
    <style:style style:name="P472" style:parent-style-name="Standard" style:family="paragraph">
      <style:text-properties fo:font-size="14pt" style:font-size-asian="14pt" style:font-size-complex="14pt"/>
    </style:style>
    <style:style style:name="P473" style:parent-style-name="Standard" style:family="paragraph">
      <style:text-properties fo:font-size="14pt" style:font-size-asian="14pt" style:font-size-complex="14pt"/>
    </style:style>
    <style:style style:name="P474" style:parent-style-name="Standard" style:family="paragraph">
      <style:text-properties fo:font-size="14pt" style:font-size-asian="14pt" style:font-size-complex="14pt"/>
    </style:style>
    <style:style style:name="P475" style:parent-style-name="Standard" style:family="paragraph">
      <style:text-properties fo:font-size="14pt" style:font-size-asian="14pt" style:font-size-complex="14pt"/>
    </style:style>
    <style:style style:name="P476" style:parent-style-name="Standard" style:family="paragraph">
      <style:text-properties fo:font-size="14pt" style:font-size-asian="14pt" style:font-size-complex="14pt"/>
    </style:style>
    <style:style style:name="P477" style:parent-style-name="Standard" style:family="paragraph">
      <style:text-properties fo:font-size="14pt" style:font-size-asian="14pt" style:font-size-complex="14pt"/>
    </style:style>
    <style:style style:name="P478" style:parent-style-name="Standard" style:family="paragraph">
      <style:text-properties fo:font-size="14pt" style:font-size-asian="14pt" style:font-size-complex="14pt"/>
    </style:style>
    <style:style style:name="P479" style:parent-style-name="Standard" style:family="paragraph">
      <style:text-properties fo:font-size="14pt" style:font-size-asian="14pt" style:font-size-complex="14pt"/>
    </style:style>
    <style:style style:name="P480" style:parent-style-name="Standard" style:family="paragraph">
      <style:text-properties fo:font-size="14pt" style:font-size-asian="14pt" style:font-size-complex="14pt"/>
    </style:style>
    <style:style style:name="P481" style:parent-style-name="Standard" style:family="paragraph">
      <style:text-properties fo:font-size="14pt" style:font-size-asian="14pt" style:font-size-complex="14pt"/>
    </style:style>
    <style:style style:name="P482" style:parent-style-name="Standard" style:family="paragraph">
      <style:text-properties fo:font-size="14pt" style:font-size-asian="14pt" style:font-size-complex="14pt"/>
    </style:style>
    <style:style style:name="P483" style:parent-style-name="Standard" style:family="paragraph">
      <style:text-properties fo:font-size="14pt" style:font-size-asian="14pt" style:font-size-complex="14pt"/>
    </style:style>
    <style:style style:name="P484" style:parent-style-name="Standard" style:family="paragraph">
      <style:text-properties fo:font-size="14pt" style:font-size-asian="14pt" style:font-size-complex="14pt"/>
    </style:style>
    <style:style style:name="P485" style:parent-style-name="Standard" style:family="paragraph">
      <style:text-properties fo:font-size="14pt" style:font-size-asian="14pt" style:font-size-complex="14pt"/>
    </style:style>
    <style:style style:name="P486" style:parent-style-name="Standard" style:family="paragraph">
      <style:text-properties fo:font-size="14pt" style:font-size-asian="14pt" style:font-size-complex="14pt"/>
    </style:style>
    <style:style style:name="P487" style:parent-style-name="Standard" style:family="paragraph">
      <style:text-properties fo:font-size="14pt" style:font-size-asian="14pt" style:font-size-complex="14pt"/>
    </style:style>
    <style:style style:name="P488" style:parent-style-name="Standard" style:family="paragraph">
      <style:text-properties fo:font-size="14pt" style:font-size-asian="14pt" style:font-size-complex="14pt"/>
    </style:style>
    <style:style style:name="P489" style:parent-style-name="Standard" style:family="paragraph">
      <style:text-properties fo:font-size="14pt" style:font-size-asian="14pt" style:font-size-complex="14pt"/>
    </style:style>
    <style:style style:name="P490" style:parent-style-name="Standard" style:family="paragraph">
      <style:text-properties fo:font-size="14pt" style:font-size-asian="14pt" style:font-size-complex="14pt"/>
    </style:style>
    <style:style style:name="P491" style:parent-style-name="Standard" style:family="paragraph">
      <style:text-properties fo:font-size="14pt" style:font-size-asian="14pt" style:font-size-complex="14pt"/>
    </style:style>
    <style:style style:name="P492" style:parent-style-name="Standard" style:family="paragraph">
      <style:text-properties fo:font-size="14pt" style:font-size-asian="14pt" style:font-size-complex="14pt"/>
    </style:style>
    <style:style style:name="P493" style:parent-style-name="Standard" style:family="paragraph">
      <style:text-properties fo:font-size="14pt" style:font-size-asian="14pt" style:font-size-complex="14pt"/>
    </style:style>
    <style:style style:name="P494" style:parent-style-name="Standard" style:family="paragraph">
      <style:text-properties fo:font-size="14pt" style:font-size-asian="14pt" style:font-size-complex="14pt"/>
    </style:style>
    <style:style style:name="P495" style:parent-style-name="Standard" style:family="paragraph">
      <style:text-properties fo:font-size="14pt" style:font-size-asian="14pt" style:font-size-complex="14pt"/>
    </style:style>
    <style:style style:name="P496" style:parent-style-name="Standard" style:family="paragraph">
      <style:text-properties fo:font-size="14pt" style:font-size-asian="14pt" style:font-size-complex="14pt"/>
    </style:style>
    <style:style style:name="P497" style:parent-style-name="Standard" style:family="paragraph">
      <style:text-properties fo:font-size="14pt" style:font-size-asian="14pt" style:font-size-complex="14pt"/>
    </style:style>
    <style:style style:name="P498" style:parent-style-name="Standard" style:family="paragraph">
      <style:text-properties fo:font-size="14pt" style:font-size-asian="14pt" style:font-size-complex="14pt"/>
    </style:style>
    <style:style style:name="P499" style:parent-style-name="Standard" style:family="paragraph">
      <style:text-properties fo:font-size="14pt" style:font-size-asian="14pt" style:font-size-complex="14pt"/>
    </style:style>
    <style:style style:name="P500" style:parent-style-name="Standard" style:family="paragraph">
      <style:text-properties fo:font-size="14pt" style:font-size-asian="14pt" style:font-size-complex="14pt"/>
    </style:style>
    <style:style style:name="P501" style:parent-style-name="Standard" style:family="paragraph">
      <style:text-properties fo:font-size="14pt" style:font-size-asian="14pt" style:font-size-complex="14pt"/>
    </style:style>
    <style:style style:name="P502" style:parent-style-name="Standard" style:family="paragraph">
      <style:text-properties fo:font-size="14pt" style:font-size-asian="14pt" style:font-size-complex="14pt"/>
    </style:style>
    <style:style style:name="P503" style:parent-style-name="Standard" style:family="paragraph">
      <style:text-properties fo:font-size="14pt" style:font-size-asian="14pt" style:font-size-complex="14pt"/>
    </style:style>
    <style:style style:name="P504" style:parent-style-name="Standard" style:family="paragraph">
      <style:text-properties fo:font-size="14pt" style:font-size-asian="14pt" style:font-size-complex="14pt"/>
    </style:style>
    <style:style style:name="P505" style:parent-style-name="Standard" style:family="paragraph">
      <style:text-properties fo:font-size="14pt" style:font-size-asian="14pt" style:font-size-complex="14pt"/>
    </style:style>
    <style:style style:name="P506" style:parent-style-name="Standard" style:family="paragraph">
      <style:text-properties fo:font-size="14pt" style:font-size-asian="14pt" style:font-size-complex="14pt"/>
    </style:style>
    <style:style style:name="P507" style:parent-style-name="Standard" style:family="paragraph">
      <style:text-properties fo:font-size="14pt" style:font-size-asian="14pt" style:font-size-complex="14pt"/>
    </style:style>
    <style:style style:name="P508" style:parent-style-name="Standard" style:family="paragraph">
      <style:text-properties fo:font-size="14pt" style:font-size-asian="14pt" style:font-size-complex="14pt"/>
    </style:style>
    <style:style style:name="P509" style:parent-style-name="Standard" style:family="paragraph">
      <style:text-properties fo:font-size="14pt" style:font-size-asian="14pt" style:font-size-complex="14pt"/>
    </style:style>
    <style:style style:name="P510" style:parent-style-name="Standard" style:family="paragraph">
      <style:text-properties fo:font-size="14pt" style:font-size-asian="14pt" style:font-size-complex="14pt"/>
    </style:style>
    <style:style style:name="P511" style:parent-style-name="Standard" style:family="paragraph">
      <style:text-properties fo:font-size="14pt" style:font-size-asian="14pt" style:font-size-complex="14pt"/>
    </style:style>
    <style:style style:name="P512" style:parent-style-name="Standard" style:family="paragraph">
      <style:text-properties fo:font-size="14pt" style:font-size-asian="14pt" style:font-size-complex="14pt"/>
    </style:style>
    <style:style style:name="P513" style:parent-style-name="Standard" style:family="paragraph">
      <style:text-properties fo:font-size="14pt" style:font-size-asian="14pt" style:font-size-complex="14pt"/>
    </style:style>
    <style:style style:name="P514" style:parent-style-name="Standard" style:family="paragraph">
      <style:text-properties fo:font-size="14pt" style:font-size-asian="14pt" style:font-size-complex="14pt"/>
    </style:style>
    <style:style style:name="P515" style:parent-style-name="Standard" style:family="paragraph">
      <style:text-properties fo:font-size="14pt" style:font-size-asian="14pt" style:font-size-complex="14pt"/>
    </style:style>
    <style:style style:name="P516" style:parent-style-name="Standard" style:family="paragraph">
      <style:text-properties fo:font-size="14pt" style:font-size-asian="14pt" style:font-size-complex="14pt"/>
    </style:style>
    <style:style style:name="P517" style:parent-style-name="Standard" style:family="paragraph">
      <style:text-properties fo:font-size="14pt" style:font-size-asian="14pt" style:font-size-complex="14pt"/>
    </style:style>
    <style:style style:name="P518" style:parent-style-name="Standard" style:family="paragraph">
      <style:text-properties fo:font-size="14pt" style:font-size-asian="14pt" style:font-size-complex="14pt"/>
    </style:style>
    <style:style style:name="P519" style:parent-style-name="Standard" style:family="paragraph">
      <style:text-properties fo:font-size="14pt" style:font-size-asian="14pt" style:font-size-complex="14pt"/>
    </style:style>
    <style:style style:name="P520" style:parent-style-name="Standard" style:family="paragraph">
      <style:text-properties fo:font-size="14pt" style:font-size-asian="14pt" style:font-size-complex="14pt"/>
    </style:style>
    <style:style style:name="P521" style:parent-style-name="Standard" style:family="paragraph">
      <style:text-properties fo:font-size="14pt" style:font-size-asian="14pt" style:font-size-complex="14pt"/>
    </style:style>
    <style:style style:name="P522" style:parent-style-name="Standard" style:family="paragraph">
      <style:text-properties fo:font-size="14pt" style:font-size-asian="14pt" style:font-size-complex="14pt"/>
    </style:style>
    <style:style style:name="P523" style:parent-style-name="Standard" style:family="paragraph">
      <style:text-properties fo:font-size="14pt" style:font-size-asian="14pt" style:font-size-complex="14pt"/>
    </style:style>
    <style:style style:name="P524" style:parent-style-name="Standard" style:family="paragraph">
      <style:text-properties fo:font-size="14pt" style:font-size-asian="14pt" style:font-size-complex="14pt"/>
    </style:style>
    <style:style style:name="P525" style:parent-style-name="Standard" style:family="paragraph">
      <style:text-properties fo:font-size="14pt" style:font-size-asian="14pt" style:font-size-complex="14pt"/>
    </style:style>
    <style:style style:name="P526" style:parent-style-name="Standard" style:family="paragraph">
      <style:text-properties fo:font-size="14pt" style:font-size-asian="14pt" style:font-size-complex="14pt"/>
    </style:style>
    <style:style style:name="P527" style:parent-style-name="Standard" style:family="paragraph">
      <style:text-properties fo:font-size="14pt" style:font-size-asian="14pt" style:font-size-complex="14pt"/>
    </style:style>
    <style:style style:name="P528" style:parent-style-name="Standard" style:family="paragraph">
      <style:text-properties fo:font-size="14pt" style:font-size-asian="14pt" style:font-size-complex="14pt"/>
    </style:style>
    <style:style style:name="P529" style:parent-style-name="Standard" style:family="paragraph">
      <style:text-properties fo:font-size="14pt" style:font-size-asian="14pt" style:font-size-complex="14pt"/>
    </style:style>
    <style:style style:name="P530" style:parent-style-name="Standard" style:family="paragraph">
      <style:text-properties fo:font-size="14pt" style:font-size-asian="14pt" style:font-size-complex="14pt"/>
    </style:style>
    <style:style style:name="P531" style:parent-style-name="Standard" style:family="paragraph">
      <style:text-properties fo:font-size="14pt" style:font-size-asian="14pt" style:font-size-complex="14pt"/>
    </style:style>
    <style:style style:name="P532" style:parent-style-name="Standard" style:family="paragraph">
      <style:text-properties fo:font-size="14pt" style:font-size-asian="14pt" style:font-size-complex="14pt"/>
    </style:style>
    <style:style style:name="P533" style:parent-style-name="Standard" style:family="paragraph">
      <style:text-properties fo:font-size="14pt" style:font-size-asian="14pt" style:font-size-complex="14pt"/>
    </style:style>
    <style:style style:name="P534" style:parent-style-name="Standard" style:family="paragraph">
      <style:text-properties fo:font-size="14pt" style:font-size-asian="14pt" style:font-size-complex="14pt"/>
    </style:style>
    <style:style style:name="P535" style:parent-style-name="Standard" style:family="paragraph">
      <style:text-properties fo:font-size="14pt" style:font-size-asian="14pt" style:font-size-complex="14pt"/>
    </style:style>
    <style:style style:name="P536" style:parent-style-name="Standard" style:family="paragraph">
      <style:text-properties fo:font-size="14pt" style:font-size-asian="14pt" style:font-size-complex="14pt"/>
    </style:style>
    <style:style style:name="P537" style:parent-style-name="Standard" style:family="paragraph">
      <style:text-properties fo:font-size="14pt" style:font-size-asian="14pt" style:font-size-complex="14pt"/>
    </style:style>
    <style:style style:name="P5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41" style:parent-style-name="DefaultParagraphFont" style:family="text">
      <style:text-properties fo:font-size="14pt" style:font-size-asian="14pt" style:font-size-complex="14pt"/>
    </style:style>
    <style:style style:name="P542" style:parent-style-name="Standard" style:family="paragraph">
      <style:text-properties fo:font-size="14pt" style:font-size-asian="14pt" style:font-size-complex="14pt"/>
    </style:style>
    <style:style style:name="P543" style:parent-style-name="Standard" style:family="paragraph">
      <style:text-properties fo:font-size="14pt" style:font-size-asian="14pt" style:font-size-complex="14pt"/>
    </style:style>
    <style:style style:name="P544" style:parent-style-name="Standard" style:family="paragraph">
      <style:text-properties fo:font-size="14pt" style:font-size-asian="14pt" style:font-size-complex="14pt"/>
    </style:style>
    <style:style style:name="P545" style:parent-style-name="Standard" style:family="paragraph">
      <style:text-properties fo:font-size="14pt" style:font-size-asian="14pt" style:font-size-complex="14pt"/>
    </style:style>
    <style:style style:name="P546" style:parent-style-name="Standard" style:family="paragraph">
      <style:text-properties fo:font-size="14pt" style:font-size-asian="14pt" style:font-size-complex="14pt"/>
    </style:style>
    <style:style style:name="P547" style:parent-style-name="Standard" style:family="paragraph">
      <style:text-properties fo:font-size="14pt" style:font-size-asian="14pt" style:font-size-complex="14pt"/>
    </style:style>
    <style:style style:name="P548" style:parent-style-name="Standard" style:family="paragraph">
      <style:text-properties fo:font-size="14pt" style:font-size-asian="14pt" style:font-size-complex="14pt"/>
    </style:style>
    <style:style style:name="P549" style:parent-style-name="Standard" style:family="paragraph">
      <style:text-properties fo:font-size="14pt" style:font-size-asian="14pt" style:font-size-complex="14pt"/>
    </style:style>
    <style:style style:name="P550" style:parent-style-name="Standard" style:family="paragraph">
      <style:text-properties fo:font-size="14pt" style:font-size-asian="14pt" style:font-size-complex="14pt"/>
    </style:style>
    <style:style style:name="P551" style:parent-style-name="Standard" style:family="paragraph">
      <style:text-properties fo:font-size="14pt" style:font-size-asian="14pt" style:font-size-complex="14pt"/>
    </style:style>
    <style:style style:name="P552" style:parent-style-name="Standard" style:family="paragraph">
      <style:text-properties fo:font-size="14pt" style:font-size-asian="14pt" style:font-size-complex="14pt"/>
    </style:style>
    <style:style style:name="P553" style:parent-style-name="Standard" style:family="paragraph">
      <style:text-properties fo:font-size="14pt" style:font-size-asian="14pt" style:font-size-complex="14pt"/>
    </style:style>
    <style:style style:name="P554" style:parent-style-name="Standard" style:family="paragraph">
      <style:text-properties fo:font-size="14pt" style:font-size-asian="14pt" style:font-size-complex="14pt"/>
    </style:style>
    <style:style style:name="P555" style:parent-style-name="Standard" style:family="paragraph">
      <style:text-properties fo:font-size="14pt" style:font-size-asian="14pt" style:font-size-complex="14pt"/>
    </style:style>
    <style:style style:name="P556" style:parent-style-name="Standard" style:family="paragraph">
      <style:text-properties fo:font-size="14pt" style:font-size-asian="14pt" style:font-size-complex="14pt"/>
    </style:style>
    <style:style style:name="P557" style:parent-style-name="Standard" style:family="paragraph">
      <style:text-properties fo:font-size="14pt" style:font-size-asian="14pt" style:font-size-complex="14pt"/>
    </style:style>
    <style:style style:name="P558" style:parent-style-name="Standard" style:family="paragraph">
      <style:text-properties fo:font-size="14pt" style:font-size-asian="14pt" style:font-size-complex="14pt"/>
    </style:style>
    <style:style style:name="P559" style:parent-style-name="Standard" style:family="paragraph">
      <style:text-properties fo:font-size="14pt" style:font-size-asian="14pt" style:font-size-complex="14pt"/>
    </style:style>
    <style:style style:name="P560" style:parent-style-name="Standard" style:family="paragraph">
      <style:text-properties fo:font-size="14pt" style:font-size-asian="14pt" style:font-size-complex="14pt"/>
    </style:style>
    <style:style style:name="P561" style:parent-style-name="Standard" style:family="paragraph">
      <style:text-properties fo:font-size="14pt" style:font-size-asian="14pt" style:font-size-complex="14pt"/>
    </style:style>
    <style:style style:name="P562" style:parent-style-name="Standard" style:family="paragraph">
      <style:text-properties fo:font-size="14pt" style:font-size-asian="14pt" style:font-size-complex="14pt"/>
    </style:style>
    <style:style style:name="P563" style:parent-style-name="Standard" style:family="paragraph">
      <style:text-properties fo:font-size="14pt" style:font-size-asian="14pt" style:font-size-complex="14pt"/>
    </style:style>
    <style:style style:name="P564" style:parent-style-name="Standard" style:family="paragraph">
      <style:text-properties fo:font-size="14pt" style:font-size-asian="14pt" style:font-size-complex="14pt"/>
    </style:style>
    <style:style style:name="P565" style:parent-style-name="Standard" style:family="paragraph">
      <style:text-properties fo:font-size="14pt" style:font-size-asian="14pt" style:font-size-complex="14pt"/>
    </style:style>
    <style:style style:name="P566" style:parent-style-name="Standard" style:family="paragraph">
      <style:text-properties fo:font-size="14pt" style:font-size-asian="14pt" style:font-size-complex="14pt"/>
    </style:style>
    <style:style style:name="P567" style:parent-style-name="Standard" style:family="paragraph">
      <style:text-properties fo:font-size="14pt" style:font-size-asian="14pt" style:font-size-complex="14pt"/>
    </style:style>
    <style:style style:name="P568" style:parent-style-name="Standard" style:family="paragraph">
      <style:text-properties fo:font-size="14pt" style:font-size-asian="14pt" style:font-size-complex="14pt"/>
    </style:style>
    <style:style style:name="P569" style:parent-style-name="Standard" style:family="paragraph">
      <style:text-properties fo:font-size="14pt" style:font-size-asian="14pt" style:font-size-complex="14pt"/>
    </style:style>
    <style:style style:name="P570" style:parent-style-name="Standard" style:family="paragraph">
      <style:text-properties fo:font-size="14pt" style:font-size-asian="14pt" style:font-size-complex="14pt"/>
    </style:style>
    <style:style style:name="P571" style:parent-style-name="Standard" style:family="paragraph">
      <style:text-properties fo:font-size="14pt" style:font-size-asian="14pt" style:font-size-complex="14pt"/>
    </style:style>
    <style:style style:name="P572" style:parent-style-name="Standard" style:family="paragraph">
      <style:text-properties fo:font-size="14pt" style:font-size-asian="14pt" style:font-size-complex="14pt"/>
    </style:style>
    <style:style style:name="P573" style:parent-style-name="Standard" style:family="paragraph">
      <style:text-properties fo:font-size="14pt" style:font-size-asian="14pt" style:font-size-complex="14pt"/>
    </style:style>
    <style:style style:name="P574" style:parent-style-name="Standard" style:family="paragraph">
      <style:text-properties fo:font-size="14pt" style:font-size-asian="14pt" style:font-size-complex="14pt"/>
    </style:style>
    <style:style style:name="P575" style:parent-style-name="Standard" style:family="paragraph">
      <style:text-properties fo:font-size="14pt" style:font-size-asian="14pt" style:font-size-complex="14pt"/>
    </style:style>
    <style:style style:name="P576" style:parent-style-name="Standard" style:family="paragraph">
      <style:text-properties fo:font-size="14pt" style:font-size-asian="14pt" style:font-size-complex="14pt"/>
    </style:style>
    <style:style style:name="P577" style:parent-style-name="Standard" style:family="paragraph">
      <style:text-properties fo:font-size="14pt" style:font-size-asian="14pt" style:font-size-complex="14pt"/>
    </style:style>
    <style:style style:name="P578" style:parent-style-name="Standard" style:family="paragraph">
      <style:text-properties fo:font-size="14pt" style:font-size-asian="14pt" style:font-size-complex="14pt"/>
    </style:style>
    <style:style style:name="P579" style:parent-style-name="Standard" style:family="paragraph">
      <style:text-properties fo:font-size="14pt" style:font-size-asian="14pt" style:font-size-complex="14pt"/>
    </style:style>
    <style:style style:name="P580" style:parent-style-name="Standard" style:family="paragraph">
      <style:text-properties fo:font-size="14pt" style:font-size-asian="14pt" style:font-size-complex="14pt"/>
    </style:style>
    <style:style style:name="P581" style:parent-style-name="Standard" style:family="paragraph">
      <style:text-properties fo:font-size="14pt" style:font-size-asian="14pt" style:font-size-complex="14pt"/>
    </style:style>
    <style:style style:name="P582" style:parent-style-name="Standard" style:family="paragraph">
      <style:text-properties fo:font-size="14pt" style:font-size-asian="14pt" style:font-size-complex="14pt"/>
    </style:style>
    <style:style style:name="P5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24" style:parent-style-name="DefaultParagraphFont" style:family="text">
      <style:text-properties fo:font-size="16pt" style:font-size-asian="16pt" style:font-size-complex="16pt"/>
    </style:style>
    <style:style style:name="P625" style:parent-style-name="Standard" style:family="paragraph">
      <style:text-properties fo:font-size="16pt" style:font-size-asian="16pt" style:font-size-complex="16pt"/>
    </style:style>
    <style:style style:name="P626" style:parent-style-name="Standard" style:family="paragraph">
      <style:text-properties fo:font-size="16pt" style:font-size-asian="16pt" style:font-size-complex="16pt"/>
    </style:style>
    <style:style style:name="P627" style:parent-style-name="Standard" style:family="paragraph">
      <style:text-properties fo:font-size="14pt" style:font-size-asian="14pt" style:font-size-complex="14pt"/>
    </style:style>
    <style:style style:name="P628" style:parent-style-name="Standard" style:family="paragraph">
      <style:text-properties fo:font-size="14pt" style:font-size-asian="14pt" style:font-size-complex="14pt"/>
    </style:style>
    <style:style style:name="P629" style:parent-style-name="Standard" style:family="paragraph">
      <style:text-properties fo:font-size="14pt" style:font-size-asian="14pt" style:font-size-complex="14pt"/>
    </style:style>
    <style:style style:name="P630" style:parent-style-name="Standard" style:family="paragraph">
      <style:text-properties fo:font-size="14pt" style:font-size-asian="14pt" style:font-size-complex="14pt"/>
    </style:style>
    <style:style style:name="P631" style:parent-style-name="Standard" style:family="paragraph">
      <style:text-properties fo:font-size="14pt" style:font-size-asian="14pt" style:font-size-complex="14pt"/>
    </style:style>
    <style:style style:name="P632" style:parent-style-name="Standard" style:family="paragraph">
      <style:text-properties fo:font-size="14pt" style:font-size-asian="14pt" style:font-size-complex="14pt"/>
    </style:style>
    <style:style style:name="P633" style:parent-style-name="Standard" style:family="paragraph">
      <style:text-properties fo:font-size="14pt" style:font-size-asian="14pt" style:font-size-complex="14pt"/>
    </style:style>
    <style:style style:name="P634" style:parent-style-name="Standard" style:family="paragraph">
      <style:text-properties fo:font-size="14pt" style:font-size-asian="14pt" style:font-size-complex="14pt"/>
    </style:style>
    <style:style style:name="P635" style:parent-style-name="Standard" style:family="paragraph">
      <style:text-properties fo:font-size="14pt" style:font-size-asian="14pt" style:font-size-complex="14pt"/>
    </style:style>
    <style:style style:name="P636" style:parent-style-name="Standard" style:family="paragraph">
      <style:text-properties fo:font-size="14pt" style:font-size-asian="14pt" style:font-size-complex="14pt"/>
    </style:style>
    <style:style style:name="P637" style:parent-style-name="Standard" style:family="paragraph">
      <style:text-properties fo:font-size="14pt" style:font-size-asian="14pt" style:font-size-complex="14pt"/>
    </style:style>
    <style:style style:name="P638" style:parent-style-name="Standard" style:family="paragraph">
      <style:text-properties fo:font-size="14pt" style:font-size-asian="14pt" style:font-size-complex="14pt"/>
    </style:style>
    <style:style style:name="P639" style:parent-style-name="Standard" style:family="paragraph">
      <style:text-properties fo:font-size="14pt" style:font-size-asian="14pt" style:font-size-complex="14pt"/>
    </style:style>
    <style:style style:name="P640" style:parent-style-name="Standard" style:family="paragraph">
      <style:text-properties fo:font-size="14pt" style:font-size-asian="14pt" style:font-size-complex="14pt"/>
    </style:style>
    <style:style style:name="P641" style:parent-style-name="Standard" style:family="paragraph">
      <style:text-properties fo:font-size="14pt" style:font-size-asian="14pt" style:font-size-complex="14pt"/>
    </style:style>
    <style:style style:name="P642" style:parent-style-name="Standard" style:family="paragraph">
      <style:text-properties fo:font-size="14pt" style:font-size-asian="14pt" style:font-size-complex="14pt"/>
    </style:style>
    <style:style style:name="P643" style:parent-style-name="Standard" style:family="paragraph">
      <style:text-properties fo:font-size="14pt" style:font-size-asian="14pt" style:font-size-complex="14pt"/>
    </style:style>
    <style:style style:name="P644" style:parent-style-name="Standard" style:family="paragraph">
      <style:text-properties fo:font-size="14pt" style:font-size-asian="14pt" style:font-size-complex="14pt"/>
    </style:style>
    <style:style style:name="P645" style:parent-style-name="Standard" style:family="paragraph">
      <style:text-properties fo:font-size="14pt" style:font-size-asian="14pt" style:font-size-complex="14pt"/>
    </style:style>
    <style:style style:name="P646" style:parent-style-name="Standard" style:family="paragraph">
      <style:text-properties fo:font-size="14pt" style:font-size-asian="14pt" style:font-size-complex="14pt"/>
    </style:style>
    <style:style style:name="P647" style:parent-style-name="Standard" style:family="paragraph">
      <style:text-properties fo:font-size="14pt" style:font-size-asian="14pt" style:font-size-complex="14pt"/>
    </style:style>
    <style:style style:name="P648" style:parent-style-name="Standard" style:family="paragraph">
      <style:text-properties fo:font-size="14pt" style:font-size-asian="14pt" style:font-size-complex="14pt"/>
    </style:style>
    <style:style style:name="P649" style:parent-style-name="Standard" style:family="paragraph">
      <style:text-properties fo:font-size="14pt" style:font-size-asian="14pt" style:font-size-complex="14pt"/>
    </style:style>
    <style:style style:name="P650" style:parent-style-name="Standard" style:family="paragraph">
      <style:text-properties fo:font-size="14pt" style:font-size-asian="14pt" style:font-size-complex="14pt"/>
    </style:style>
    <style:style style:name="P651" style:parent-style-name="Standard" style:family="paragraph">
      <style:text-properties fo:font-size="14pt" style:font-size-asian="14pt" style:font-size-complex="14pt"/>
    </style:style>
    <style:style style:name="P652" style:parent-style-name="Standard" style:family="paragraph">
      <style:text-properties fo:font-size="14pt" style:font-size-asian="14pt" style:font-size-complex="14pt"/>
    </style:style>
    <style:style style:name="P653" style:parent-style-name="Standard" style:family="paragraph">
      <style:text-properties fo:font-size="14pt" style:font-size-asian="14pt" style:font-size-complex="14pt"/>
    </style:style>
    <style:style style:name="P654" style:parent-style-name="Standard" style:family="paragraph">
      <style:text-properties fo:font-size="14pt" style:font-size-asian="14pt" style:font-size-complex="14pt"/>
    </style:style>
    <style:style style:name="P655" style:parent-style-name="Standard" style:family="paragraph">
      <style:text-properties fo:font-size="14pt" style:font-size-asian="14pt" style:font-size-complex="14pt"/>
    </style:style>
    <style:style style:name="P656" style:parent-style-name="Standard" style:family="paragraph">
      <style:text-properties fo:font-size="14pt" style:font-size-asian="14pt" style:font-size-complex="14pt"/>
    </style:style>
    <style:style style:name="P657" style:parent-style-name="Standard" style:family="paragraph">
      <style:text-properties fo:font-size="14pt" style:font-size-asian="14pt" style:font-size-complex="14pt"/>
    </style:style>
    <style:style style:name="P658" style:parent-style-name="Standard" style:family="paragraph">
      <style:text-properties fo:font-size="14pt" style:font-size-asian="14pt" style:font-size-complex="14pt"/>
    </style:style>
    <style:style style:name="P659" style:parent-style-name="Standard" style:family="paragraph">
      <style:text-properties fo:font-size="14pt" style:font-size-asian="14pt" style:font-size-complex="14pt"/>
    </style:style>
    <style:style style:name="P660" style:parent-style-name="Standard" style:family="paragraph">
      <style:text-properties fo:font-size="14pt" style:font-size-asian="14pt" style:font-size-complex="14pt"/>
    </style:style>
    <style:style style:name="P661" style:parent-style-name="Standard" style:family="paragraph">
      <style:text-properties fo:font-size="14pt" style:font-size-asian="14pt" style:font-size-complex="14pt"/>
    </style:style>
    <style:style style:name="P662" style:parent-style-name="Standard" style:family="paragraph">
      <style:text-properties fo:font-size="14pt" style:font-size-asian="14pt" style:font-size-complex="14pt"/>
    </style:style>
    <style:style style:name="P663" style:parent-style-name="Standard" style:family="paragraph">
      <style:text-properties fo:font-size="14pt" style:font-size-asian="14pt" style:font-size-complex="14pt"/>
    </style:style>
    <style:style style:name="P664" style:parent-style-name="Standard" style:family="paragraph">
      <style:text-properties fo:font-size="14pt" style:font-size-asian="14pt" style:font-size-complex="14pt"/>
    </style:style>
    <style:style style:name="P665" style:parent-style-name="Standard" style:family="paragraph">
      <style:text-properties fo:font-size="14pt" style:font-size-asian="14pt" style:font-size-complex="14pt"/>
    </style:style>
    <style:style style:name="P666" style:parent-style-name="Standard" style:family="paragraph">
      <style:text-properties fo:font-size="14pt" style:font-size-asian="14pt" style:font-size-complex="14pt"/>
    </style:style>
    <style:style style:name="P667" style:parent-style-name="Standard" style:family="paragraph">
      <style:text-properties fo:font-size="14pt" style:font-size-asian="14pt" style:font-size-complex="14pt"/>
    </style:style>
    <style:style style:name="P668" style:parent-style-name="Standard" style:family="paragraph">
      <style:text-properties fo:font-size="14pt" style:font-size-asian="14pt" style:font-size-complex="14pt"/>
    </style:style>
    <style:style style:name="P669" style:parent-style-name="Standard" style:family="paragraph">
      <style:text-properties fo:font-size="14pt" style:font-size-asian="14pt" style:font-size-complex="14pt"/>
    </style:style>
    <style:style style:name="P670" style:parent-style-name="Standard" style:family="paragraph">
      <style:text-properties fo:font-size="14pt" style:font-size-asian="14pt" style:font-size-complex="14pt"/>
    </style:style>
    <style:style style:name="P671" style:parent-style-name="Standard" style:family="paragraph">
      <style:text-properties fo:font-size="14pt" style:font-size-asian="14pt" style:font-size-complex="14pt"/>
    </style:style>
    <style:style style:name="P672" style:parent-style-name="Standard" style:family="paragraph">
      <style:text-properties fo:font-size="14pt" style:font-size-asian="14pt" style:font-size-complex="14pt"/>
    </style:style>
    <style:style style:name="P673" style:parent-style-name="Standard" style:family="paragraph">
      <style:text-properties fo:font-size="14pt" style:font-size-asian="14pt" style:font-size-complex="14pt"/>
    </style:style>
    <style:style style:name="P674" style:parent-style-name="Standard" style:family="paragraph">
      <style:text-properties fo:font-size="14pt" style:font-size-asian="14pt" style:font-size-complex="14pt"/>
    </style:style>
    <style:style style:name="P675" style:parent-style-name="Standard" style:family="paragraph">
      <style:text-properties fo:font-size="14pt" style:font-size-asian="14pt" style:font-size-complex="14pt"/>
    </style:style>
    <style:style style:name="P676" style:parent-style-name="Standard" style:family="paragraph">
      <style:text-properties fo:font-size="14pt" style:font-size-asian="14pt" style:font-size-complex="14pt"/>
    </style:style>
    <style:style style:name="P677" style:parent-style-name="Standard" style:family="paragraph">
      <style:text-properties fo:font-size="14pt" style:font-size-asian="14pt" style:font-size-complex="14pt"/>
    </style:style>
    <style:style style:name="P678" style:parent-style-name="Standard" style:family="paragraph">
      <style:text-properties fo:font-size="14pt" style:font-size-asian="14pt" style:font-size-complex="14pt"/>
    </style:style>
    <style:style style:name="P679" style:parent-style-name="Standard" style:family="paragraph">
      <style:text-properties fo:font-size="14pt" style:font-size-asian="14pt" style:font-size-complex="14pt"/>
    </style:style>
    <style:style style:name="P680" style:parent-style-name="Standard" style:family="paragraph">
      <style:text-properties fo:font-size="14pt" style:font-size-asian="14pt" style:font-size-complex="14pt"/>
    </style:style>
    <style:style style:name="P681" style:parent-style-name="Standard" style:family="paragraph">
      <style:text-properties fo:font-size="14pt" style:font-size-asian="14pt" style:font-size-complex="14pt"/>
    </style:style>
    <style:style style:name="P682" style:parent-style-name="Standard" style:family="paragraph">
      <style:text-properties fo:font-size="14pt" style:font-size-asian="14pt" style:font-size-complex="14pt"/>
    </style:style>
    <style:style style:name="P683" style:parent-style-name="Standard" style:family="paragraph">
      <style:text-properties fo:font-size="14pt" style:font-size-asian="14pt" style:font-size-complex="14pt"/>
    </style:style>
    <style:style style:name="P684" style:parent-style-name="Standard" style:family="paragraph">
      <style:text-properties fo:font-size="14pt" style:font-size-asian="14pt" style:font-size-complex="14pt"/>
    </style:style>
    <style:style style:name="P685" style:parent-style-name="Standard" style:family="paragraph">
      <style:text-properties fo:font-size="14pt" style:font-size-asian="14pt" style:font-size-complex="14pt"/>
    </style:style>
    <style:style style:name="P686" style:parent-style-name="Standard" style:family="paragraph">
      <style:text-properties fo:font-size="14pt" style:font-size-asian="14pt" style:font-size-complex="14pt"/>
    </style:style>
    <style:style style:name="P687" style:parent-style-name="Standard" style:family="paragraph">
      <style:text-properties fo:font-size="14pt" style:font-size-asian="14pt" style:font-size-complex="14pt"/>
    </style:style>
    <style:style style:name="P688" style:parent-style-name="Standard" style:family="paragraph">
      <style:text-properties fo:font-size="14pt" style:font-size-asian="14pt" style:font-size-complex="14pt"/>
    </style:style>
    <style:style style:name="P689" style:parent-style-name="Standard" style:family="paragraph">
      <style:text-properties fo:font-size="14pt" style:font-size-asian="14pt" style:font-size-complex="14pt"/>
    </style:style>
    <style:style style:name="P690" style:parent-style-name="Standard" style:family="paragraph">
      <style:text-properties fo:font-size="14pt" style:font-size-asian="14pt" style:font-size-complex="14pt"/>
    </style:style>
    <style:style style:name="P691" style:parent-style-name="Standard" style:family="paragraph">
      <style:text-properties fo:font-size="14pt" style:font-size-asian="14pt" style:font-size-complex="14pt"/>
    </style:style>
    <style:style style:name="P692" style:parent-style-name="Standard" style:family="paragraph">
      <style:text-properties fo:font-size="14pt" style:font-size-asian="14pt" style:font-size-complex="14pt"/>
    </style:style>
    <style:style style:name="P693" style:parent-style-name="Standard" style:family="paragraph">
      <style:text-properties fo:font-size="14pt" style:font-size-asian="14pt" style:font-size-complex="14pt"/>
    </style:style>
    <style:style style:name="P694" style:parent-style-name="Standard" style:family="paragraph">
      <style:text-properties fo:font-size="14pt" style:font-size-asian="14pt" style:font-size-complex="14pt"/>
    </style:style>
    <style:style style:name="P695" style:parent-style-name="Standard" style:family="paragraph">
      <style:text-properties fo:font-size="14pt" style:font-size-asian="14pt" style:font-size-complex="14pt"/>
    </style:style>
    <style:style style:name="P696" style:parent-style-name="Standard" style:family="paragraph">
      <style:text-properties fo:font-size="14pt" style:font-size-asian="14pt" style:font-size-complex="14pt"/>
    </style:style>
    <style:style style:name="P697" style:parent-style-name="Standard" style:family="paragraph">
      <style:text-properties fo:font-size="14pt" style:font-size-asian="14pt" style:font-size-complex="14pt"/>
    </style:style>
    <style:style style:name="P698" style:parent-style-name="Standard" style:family="paragraph">
      <style:text-properties fo:font-size="14pt" style:font-size-asian="14pt" style:font-size-complex="14pt"/>
    </style:style>
    <style:style style:name="P699" style:parent-style-name="Standard" style:family="paragraph">
      <style:text-properties fo:font-size="14pt" style:font-size-asian="14pt" style:font-size-complex="14pt"/>
    </style:style>
    <style:style style:name="P700" style:parent-style-name="Standard" style:family="paragraph">
      <style:text-properties fo:font-size="14pt" style:font-size-asian="14pt" style:font-size-complex="14pt"/>
    </style:style>
    <style:style style:name="P701" style:parent-style-name="Standard" style:family="paragraph">
      <style:text-properties fo:font-size="14pt" style:font-size-asian="14pt" style:font-size-complex="14pt"/>
    </style:style>
    <style:style style:name="P702" style:parent-style-name="Standard" style:family="paragraph">
      <style:text-properties fo:font-size="14pt" style:font-size-asian="14pt" style:font-size-complex="14pt"/>
    </style:style>
    <style:style style:name="P703" style:parent-style-name="Standard" style:family="paragraph">
      <style:text-properties fo:font-size="14pt" style:font-size-asian="14pt" style:font-size-complex="14pt"/>
    </style:style>
    <style:style style:name="P704" style:parent-style-name="Standard" style:family="paragraph">
      <style:text-properties fo:font-size="14pt" style:font-size-asian="14pt" style:font-size-complex="14pt"/>
    </style:style>
    <style:style style:name="P705" style:parent-style-name="Standard" style:family="paragraph">
      <style:text-properties fo:font-size="14pt" style:font-size-asian="14pt" style:font-size-complex="14pt"/>
    </style:style>
    <style:style style:name="P706" style:parent-style-name="Standard" style:family="paragraph">
      <style:text-properties fo:font-size="14pt" style:font-size-asian="14pt" style:font-size-complex="14pt"/>
    </style:style>
    <style:style style:name="P707" style:parent-style-name="Standard" style:family="paragraph">
      <style:text-properties fo:font-size="14pt" style:font-size-asian="14pt" style:font-size-complex="14pt"/>
    </style:style>
    <style:style style:name="P708" style:parent-style-name="Standard" style:family="paragraph">
      <style:text-properties fo:font-size="14pt" style:font-size-asian="14pt" style:font-size-complex="14pt"/>
    </style:style>
    <style:style style:name="P709" style:parent-style-name="Standard" style:family="paragraph">
      <style:text-properties fo:font-size="14pt" style:font-size-asian="14pt" style:font-size-complex="14pt"/>
    </style:style>
    <style:style style:name="P710" style:parent-style-name="Standard" style:family="paragraph">
      <style:text-properties fo:font-size="14pt" style:font-size-asian="14pt" style:font-size-complex="14pt"/>
    </style:style>
    <style:style style:name="P711" style:parent-style-name="Standard" style:family="paragraph">
      <style:text-properties fo:font-size="14pt" style:font-size-asian="14pt" style:font-size-complex="14pt"/>
    </style:style>
    <style:style style:name="P712" style:parent-style-name="Standard" style:family="paragraph">
      <style:text-properties fo:font-size="14pt" style:font-size-asian="14pt" style:font-size-complex="14pt"/>
    </style:style>
    <style:style style:name="P713" style:parent-style-name="Standard" style:family="paragraph">
      <style:text-properties fo:font-size="14pt" style:font-size-asian="14pt" style:font-size-complex="14pt"/>
    </style:style>
    <style:style style:name="P714" style:parent-style-name="Standard" style:family="paragraph">
      <style:text-properties fo:font-size="14pt" style:font-size-asian="14pt" style:font-size-complex="14pt"/>
    </style:style>
    <style:style style:name="P715" style:parent-style-name="Standard" style:family="paragraph">
      <style:text-properties fo:font-size="14pt" style:font-size-asian="14pt" style:font-size-complex="14pt"/>
    </style:style>
    <style:style style:name="P716" style:parent-style-name="Standard" style:family="paragraph">
      <style:text-properties fo:font-size="14pt" style:font-size-asian="14pt" style:font-size-complex="14pt"/>
    </style:style>
    <style:style style:name="P717" style:parent-style-name="Standard" style:family="paragraph">
      <style:text-properties fo:font-size="14pt" style:font-size-asian="14pt" style:font-size-complex="14pt"/>
    </style:style>
    <style:style style:name="P718" style:parent-style-name="Standard" style:family="paragraph">
      <style:text-properties fo:font-size="14pt" style:font-size-asian="14pt" style:font-size-complex="14pt"/>
    </style:style>
    <style:style style:name="P719" style:parent-style-name="Standard" style:family="paragraph">
      <style:text-properties fo:font-size="14pt" style:font-size-asian="14pt" style:font-size-complex="14pt"/>
    </style:style>
    <style:style style:name="P720" style:parent-style-name="Standard" style:family="paragraph">
      <style:text-properties fo:font-size="14pt" style:font-size-asian="14pt" style:font-size-complex="14pt"/>
    </style:style>
    <style:style style:name="P721" style:parent-style-name="Standard" style:family="paragraph">
      <style:text-properties fo:font-size="14pt" style:font-size-asian="14pt" style:font-size-complex="14pt"/>
    </style:style>
    <style:style style:name="P722" style:parent-style-name="Standard" style:family="paragraph">
      <style:text-properties fo:font-size="14pt" style:font-size-asian="14pt" style:font-size-complex="14pt"/>
    </style:style>
    <style:style style:name="P723" style:parent-style-name="Standard" style:family="paragraph">
      <style:text-properties fo:font-size="14pt" style:font-size-asian="14pt" style:font-size-complex="14pt"/>
    </style:style>
    <style:style style:name="P724" style:parent-style-name="Standard" style:family="paragraph">
      <style:text-properties fo:font-size="14pt" style:font-size-asian="14pt" style:font-size-complex="14pt"/>
    </style:style>
    <style:style style:name="P725" style:parent-style-name="Standard" style:family="paragraph">
      <style:text-properties fo:font-size="14pt" style:font-size-asian="14pt" style:font-size-complex="14pt"/>
    </style:style>
    <style:style style:name="P726" style:parent-style-name="Standard" style:family="paragraph">
      <style:text-properties fo:font-size="14pt" style:font-size-asian="14pt" style:font-size-complex="14pt"/>
    </style:style>
    <style:style style:name="P727" style:parent-style-name="Standard" style:family="paragraph">
      <style:text-properties fo:font-size="14pt" style:font-size-asian="14pt" style:font-size-complex="14pt"/>
    </style:style>
    <style:style style:name="P728" style:parent-style-name="Standard" style:family="paragraph">
      <style:text-properties fo:font-size="14pt" style:font-size-asian="14pt" style:font-size-complex="14pt"/>
    </style:style>
    <style:style style:name="P729" style:parent-style-name="Standard" style:family="paragraph">
      <style:text-properties fo:font-size="14pt" style:font-size-asian="14pt" style:font-size-complex="14pt"/>
    </style:style>
    <style:style style:name="P730" style:parent-style-name="Standard" style:family="paragraph">
      <style:text-properties fo:font-size="14pt" style:font-size-asian="14pt" style:font-size-complex="14pt"/>
    </style:style>
    <style:style style:name="P731" style:parent-style-name="Standard" style:family="paragraph">
      <style:text-properties fo:font-size="14pt" style:font-size-asian="14pt" style:font-size-complex="14pt"/>
    </style:style>
    <style:style style:name="P732" style:parent-style-name="Standard" style:family="paragraph">
      <style:text-properties fo:font-size="14pt" style:font-size-asian="14pt" style:font-size-complex="14pt"/>
    </style:style>
    <style:style style:name="P733" style:parent-style-name="Standard" style:family="paragraph">
      <style:text-properties fo:font-size="14pt" style:font-size-asian="14pt" style:font-size-complex="14pt"/>
    </style:style>
    <style:style style:name="P734" style:parent-style-name="Standard" style:family="paragraph">
      <style:text-properties fo:font-size="14pt" style:font-size-asian="14pt" style:font-size-complex="14pt"/>
    </style:style>
    <style:style style:name="P735" style:parent-style-name="Standard" style:family="paragraph">
      <style:text-properties fo:font-size="14pt" style:font-size-asian="14pt" style:font-size-complex="14pt"/>
    </style:style>
    <style:style style:name="P736" style:parent-style-name="Standard" style:family="paragraph">
      <style:text-properties fo:font-size="14pt" style:font-size-asian="14pt" style:font-size-complex="14pt"/>
    </style:style>
    <style:style style:name="P737" style:parent-style-name="Standard" style:family="paragraph">
      <style:text-properties fo:font-size="14pt" style:font-size-asian="14pt" style:font-size-complex="14pt"/>
    </style:style>
    <style:style style:name="P738" style:parent-style-name="Standard" style:family="paragraph">
      <style:text-properties fo:font-size="14pt" style:font-size-asian="14pt" style:font-size-complex="14pt"/>
    </style:style>
    <style:style style:name="P739" style:parent-style-name="Standard" style:family="paragraph">
      <style:text-properties fo:font-size="14pt" style:font-size-asian="14pt" style:font-size-complex="14pt"/>
    </style:style>
    <style:style style:name="P740" style:parent-style-name="Standard" style:family="paragraph">
      <style:text-properties fo:font-size="14pt" style:font-size-asian="14pt" style:font-size-complex="14pt"/>
    </style:style>
    <style:style style:name="P741" style:parent-style-name="Standard" style:family="paragraph">
      <style:text-properties fo:font-size="14pt" style:font-size-asian="14pt" style:font-size-complex="14pt"/>
    </style:style>
    <style:style style:name="P742" style:parent-style-name="Standard" style:family="paragraph">
      <style:text-properties fo:font-size="14pt" style:font-size-asian="14pt" style:font-size-complex="14pt"/>
    </style:style>
    <style:style style:name="P743" style:parent-style-name="Standard" style:family="paragraph">
      <style:text-properties fo:font-size="14pt" style:font-size-asian="14pt" style:font-size-complex="14pt"/>
    </style:style>
    <style:style style:name="P744" style:parent-style-name="Standard" style:family="paragraph">
      <style:text-properties fo:font-size="14pt" style:font-size-asian="14pt" style:font-size-complex="14pt"/>
    </style:style>
    <style:style style:name="P745" style:parent-style-name="Standard" style:family="paragraph">
      <style:text-properties fo:font-size="14pt" style:font-size-asian="14pt" style:font-size-complex="14pt"/>
    </style:style>
    <style:style style:name="P746" style:parent-style-name="Standard" style:family="paragraph">
      <style:text-properties fo:font-size="14pt" style:font-size-asian="14pt" style:font-size-complex="14pt"/>
    </style:style>
    <style:style style:name="P747" style:parent-style-name="Standard" style:family="paragraph">
      <style:text-properties fo:font-size="14pt" style:font-size-asian="14pt" style:font-size-complex="14pt"/>
    </style:style>
    <style:style style:name="P748" style:parent-style-name="Standard" style:family="paragraph">
      <style:text-properties fo:font-size="14pt" style:font-size-asian="14pt" style:font-size-complex="14pt"/>
    </style:style>
    <style:style style:name="P749" style:parent-style-name="Standard" style:family="paragraph">
      <style:text-properties fo:font-size="14pt" style:font-size-asian="14pt" style:font-size-complex="14pt"/>
    </style:style>
    <style:style style:name="P750" style:parent-style-name="Standard" style:family="paragraph">
      <style:text-properties fo:font-size="14pt" style:font-size-asian="14pt" style:font-size-complex="14pt"/>
    </style:style>
    <style:style style:name="P751" style:parent-style-name="Standard" style:family="paragraph">
      <style:text-properties fo:font-size="14pt" style:font-size-asian="14pt" style:font-size-complex="14pt"/>
    </style:style>
    <style:style style:name="P752" style:parent-style-name="Standard" style:family="paragraph">
      <style:text-properties fo:font-size="14pt" style:font-size-asian="14pt" style:font-size-complex="14pt"/>
    </style:style>
    <style:style style:name="P753" style:parent-style-name="Standard" style:family="paragraph">
      <style:text-properties fo:font-size="14pt" style:font-size-asian="14pt" style:font-size-complex="14pt"/>
    </style:style>
    <style:style style:name="P754" style:parent-style-name="Standard" style:family="paragraph">
      <style:text-properties fo:font-size="14pt" style:font-size-asian="14pt" style:font-size-complex="14pt"/>
    </style:style>
    <style:style style:name="P755" style:parent-style-name="Standard" style:family="paragraph">
      <style:text-properties fo:font-size="14pt" style:font-size-asian="14pt" style:font-size-complex="14pt"/>
    </style:style>
    <style:style style:name="P756" style:parent-style-name="Standard" style:family="paragraph">
      <style:text-properties fo:font-size="14pt" style:font-size-asian="14pt" style:font-size-complex="14pt"/>
    </style:style>
    <style:style style:name="P757" style:parent-style-name="Standard" style:family="paragraph">
      <style:text-properties fo:font-size="14pt" style:font-size-asian="14pt" style:font-size-complex="14pt"/>
    </style:style>
    <style:style style:name="P758" style:parent-style-name="Standard" style:family="paragraph">
      <style:text-properties fo:font-size="14pt" style:font-size-asian="14pt" style:font-size-complex="14pt"/>
    </style:style>
    <style:style style:name="P759" style:parent-style-name="Standard" style:family="paragraph">
      <style:text-properties fo:font-size="14pt" style:font-size-asian="14pt" style:font-size-complex="14pt"/>
    </style:style>
    <style:style style:name="P760" style:parent-style-name="Standard" style:family="paragraph">
      <style:text-properties fo:font-size="14pt" style:font-size-asian="14pt" style:font-size-complex="14pt"/>
    </style:style>
    <style:style style:name="P761" style:parent-style-name="Standard" style:family="paragraph">
      <style:text-properties fo:font-size="14pt" style:font-size-asian="14pt" style:font-size-complex="14pt"/>
    </style:style>
    <style:style style:name="P762" style:parent-style-name="Standard" style:family="paragraph">
      <style:text-properties fo:font-size="14pt" style:font-size-asian="14pt" style:font-size-complex="14pt"/>
    </style:style>
    <style:style style:name="P763" style:parent-style-name="Standard" style:family="paragraph">
      <style:text-properties fo:font-size="14pt" style:font-size-asian="14pt" style:font-size-complex="14pt"/>
    </style:style>
    <style:style style:name="P764" style:parent-style-name="Standard" style:family="paragraph">
      <style:text-properties fo:font-size="14pt" style:font-size-asian="14pt" style:font-size-complex="14pt"/>
    </style:style>
    <style:style style:name="P765" style:parent-style-name="Standard" style:family="paragraph">
      <style:text-properties fo:font-size="14pt" style:font-size-asian="14pt" style:font-size-complex="14pt"/>
    </style:style>
    <style:style style:name="P766" style:parent-style-name="Standard" style:family="paragraph">
      <style:text-properties fo:font-size="14pt" style:font-size-asian="14pt" style:font-size-complex="14pt"/>
    </style:style>
    <style:style style:name="P767" style:parent-style-name="Standard" style:family="paragraph">
      <style:text-properties fo:font-size="14pt" style:font-size-asian="14pt" style:font-size-complex="14pt"/>
    </style:style>
    <style:style style:name="P768" style:parent-style-name="Standard" style:family="paragraph">
      <style:text-properties fo:font-size="14pt" style:font-size-asian="14pt" style:font-size-complex="14pt"/>
    </style:style>
    <style:style style:name="P769" style:parent-style-name="Standard" style:family="paragraph">
      <style:text-properties fo:font-size="14pt" style:font-size-asian="14pt" style:font-size-complex="14pt"/>
    </style:style>
    <style:style style:name="P770" style:parent-style-name="Standard" style:family="paragraph">
      <style:text-properties fo:font-size="14pt" style:font-size-asian="14pt" style:font-size-complex="14pt"/>
    </style:style>
    <style:style style:name="P771" style:parent-style-name="Standard" style:family="paragraph">
      <style:text-properties fo:font-size="14pt" style:font-size-asian="14pt" style:font-size-complex="14pt"/>
    </style:style>
    <style:style style:name="P772" style:parent-style-name="Standard" style:family="paragraph">
      <style:text-properties fo:font-size="14pt" style:font-size-asian="14pt" style:font-size-complex="14pt"/>
    </style:style>
    <style:style style:name="P773" style:parent-style-name="Standard" style:family="paragraph">
      <style:text-properties fo:font-size="14pt" style:font-size-asian="14pt" style:font-size-complex="14pt"/>
    </style:style>
    <style:style style:name="P774" style:parent-style-name="Standard" style:family="paragraph">
      <style:text-properties fo:font-size="14pt" style:font-size-asian="14pt" style:font-size-complex="14pt"/>
    </style:style>
    <style:style style:name="P775" style:parent-style-name="Standard" style:family="paragraph">
      <style:text-properties fo:font-size="14pt" style:font-size-asian="14pt" style:font-size-complex="14pt"/>
    </style:style>
    <style:style style:name="P776" style:parent-style-name="Standard" style:family="paragraph">
      <style:text-properties fo:font-size="14pt" style:font-size-asian="14pt" style:font-size-complex="14pt"/>
    </style:style>
    <style:style style:name="P777" style:parent-style-name="Standard" style:family="paragraph">
      <style:text-properties fo:font-size="14pt" style:font-size-asian="14pt" style:font-size-complex="14pt"/>
    </style:style>
    <style:style style:name="P778" style:parent-style-name="Standard" style:family="paragraph">
      <style:text-properties fo:font-size="14pt" style:font-size-asian="14pt" style:font-size-complex="14pt"/>
    </style:style>
    <style:style style:name="P779" style:parent-style-name="Standard" style:family="paragraph">
      <style:text-properties fo:font-size="14pt" style:font-size-asian="14pt" style:font-size-complex="14pt"/>
    </style:style>
    <style:style style:name="P780" style:parent-style-name="Standard" style:family="paragraph">
      <style:text-properties fo:font-size="14pt" style:font-size-asian="14pt" style:font-size-complex="14pt"/>
    </style:style>
    <style:style style:name="P781" style:parent-style-name="Standard" style:family="paragraph">
      <style:text-properties fo:font-size="14pt" style:font-size-asian="14pt" style:font-size-complex="14pt"/>
    </style:style>
    <style:style style:name="P782" style:parent-style-name="Standard" style:family="paragraph">
      <style:text-properties fo:font-size="14pt" style:font-size-asian="14pt" style:font-size-complex="14pt"/>
    </style:style>
    <style:style style:name="P783" style:parent-style-name="Standard" style:family="paragraph">
      <style:text-properties fo:font-size="14pt" style:font-size-asian="14pt" style:font-size-complex="14pt"/>
    </style:style>
    <style:style style:name="P784" style:parent-style-name="Standard" style:family="paragraph">
      <style:text-properties fo:font-size="14pt" style:font-size-asian="14pt" style:font-size-complex="14pt"/>
    </style:style>
    <style:style style:name="P785" style:parent-style-name="Standard" style:family="paragraph">
      <style:text-properties fo:font-size="14pt" style:font-size-asian="14pt" style:font-size-complex="14pt"/>
    </style:style>
    <style:style style:name="P786" style:parent-style-name="Standard" style:family="paragraph">
      <style:text-properties fo:font-size="14pt" style:font-size-asian="14pt" style:font-size-complex="14pt"/>
    </style:style>
    <style:style style:name="P787" style:parent-style-name="Standard" style:family="paragraph">
      <style:text-properties fo:font-size="14pt" style:font-size-asian="14pt" style:font-size-complex="14pt"/>
    </style:style>
    <style:style style:name="P788" style:parent-style-name="Standard" style:family="paragraph">
      <style:text-properties fo:font-size="14pt" style:font-size-asian="14pt" style:font-size-complex="14pt"/>
    </style:style>
    <style:style style:name="P789" style:parent-style-name="Standard" style:family="paragraph">
      <style:text-properties fo:font-size="14pt" style:font-size-asian="14pt" style:font-size-complex="14pt"/>
    </style:style>
    <style:style style:name="P790" style:parent-style-name="Standard" style:family="paragraph">
      <style:text-properties fo:font-size="14pt" style:font-size-asian="14pt" style:font-size-complex="14pt"/>
    </style:style>
    <style:style style:name="P791" style:parent-style-name="Standard" style:family="paragraph">
      <style:text-properties fo:font-size="14pt" style:font-size-asian="14pt" style:font-size-complex="14pt"/>
    </style:style>
    <style:style style:name="P792" style:parent-style-name="Standard" style:family="paragraph">
      <style:text-properties fo:font-size="14pt" style:font-size-asian="14pt" style:font-size-complex="14pt"/>
    </style:style>
    <style:style style:name="P793" style:parent-style-name="Standard" style:family="paragraph">
      <style:text-properties fo:font-size="14pt" style:font-size-asian="14pt" style:font-size-complex="14pt"/>
    </style:style>
    <style:style style:name="P794" style:parent-style-name="Standard" style:family="paragraph">
      <style:text-properties fo:font-size="14pt" style:font-size-asian="14pt" style:font-size-complex="14pt"/>
    </style:style>
    <style:style style:name="P795" style:parent-style-name="Standard" style:family="paragraph">
      <style:text-properties fo:font-size="14pt" style:font-size-asian="14pt" style:font-size-complex="14pt"/>
    </style:style>
    <style:style style:name="P796" style:parent-style-name="Standard" style:family="paragraph">
      <style:text-properties fo:font-size="14pt" style:font-size-asian="14pt" style:font-size-complex="14pt"/>
    </style:style>
    <style:style style:name="P797" style:parent-style-name="Standard" style:family="paragraph">
      <style:text-properties fo:font-size="14pt" style:font-size-asian="14pt" style:font-size-complex="14pt"/>
    </style:style>
    <style:style style:name="P798" style:parent-style-name="Standard" style:family="paragraph">
      <style:text-properties fo:font-size="14pt" style:font-size-asian="14pt" style:font-size-complex="14pt"/>
    </style:style>
    <style:style style:name="P799" style:parent-style-name="Standard" style:family="paragraph">
      <style:text-properties fo:font-size="14pt" style:font-size-asian="14pt" style:font-size-complex="14pt"/>
    </style:style>
    <style:style style:name="P800" style:parent-style-name="Standard" style:family="paragraph">
      <style:text-properties fo:font-size="14pt" style:font-size-asian="14pt" style:font-size-complex="14pt"/>
    </style:style>
    <style:style style:name="P801" style:parent-style-name="Standard" style:family="paragraph">
      <style:text-properties fo:font-size="14pt" style:font-size-asian="14pt" style:font-size-complex="14pt"/>
    </style:style>
    <style:style style:name="P8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4" style:parent-style-name="Standard" style:family="paragraph">
      <style:text-properties fo:font-size="14pt" style:font-size-asian="14pt" style:font-size-complex="14pt"/>
    </style:style>
    <style:style style:name="P805" style:parent-style-name="Standard" style:family="paragraph">
      <style:text-properties fo:font-size="14pt" style:font-size-asian="14pt" style:font-size-complex="14pt"/>
    </style:style>
    <style:style style:name="P806" style:parent-style-name="Standard" style:family="paragraph">
      <style:text-properties fo:font-size="14pt" style:font-size-asian="14pt" style:font-size-complex="14pt"/>
    </style:style>
    <style:style style:name="P807" style:parent-style-name="Standard" style:family="paragraph">
      <style:text-properties fo:font-size="14pt" style:font-size-asian="14pt" style:font-size-complex="14pt"/>
    </style:style>
    <style:style style:name="P808" style:parent-style-name="Standard" style:family="paragraph">
      <style:text-properties fo:font-size="14pt" style:font-size-asian="14pt" style:font-size-complex="14pt"/>
    </style:style>
    <style:style style:name="P809" style:parent-style-name="Standard" style:family="paragraph">
      <style:text-properties fo:font-size="14pt" style:font-size-asian="14pt" style:font-size-complex="14pt"/>
    </style:style>
    <style:style style:name="P810" style:parent-style-name="Standard" style:family="paragraph">
      <style:text-properties fo:font-size="14pt" style:font-size-asian="14pt" style:font-size-complex="14pt"/>
    </style:style>
    <style:style style:name="P811" style:parent-style-name="Standard" style:family="paragraph">
      <style:text-properties fo:font-size="14pt" style:font-size-asian="14pt" style:font-size-complex="14pt"/>
    </style:style>
    <style:style style:name="P812" style:parent-style-name="Standard" style:family="paragraph">
      <style:text-properties fo:font-size="14pt" style:font-size-asian="14pt" style:font-size-complex="14pt"/>
    </style:style>
    <style:style style:name="P813" style:parent-style-name="Standard" style:family="paragraph">
      <style:text-properties fo:font-size="14pt" style:font-size-asian="14pt" style:font-size-complex="14pt"/>
    </style:style>
    <style:style style:name="P814" style:parent-style-name="Standard" style:family="paragraph">
      <style:text-properties fo:font-size="14pt" style:font-size-asian="14pt" style:font-size-complex="14pt"/>
    </style:style>
    <style:style style:name="P815" style:parent-style-name="Standard" style:family="paragraph">
      <style:text-properties fo:font-size="14pt" style:font-size-asian="14pt" style:font-size-complex="14pt"/>
    </style:style>
    <style:style style:name="P816" style:parent-style-name="Standard" style:family="paragraph">
      <style:text-properties fo:font-size="14pt" style:font-size-asian="14pt" style:font-size-complex="14pt"/>
    </style:style>
    <style:style style:name="P817" style:parent-style-name="Standard" style:family="paragraph">
      <style:text-properties fo:font-size="14pt" style:font-size-asian="14pt" style:font-size-complex="14pt"/>
    </style:style>
    <style:style style:name="P818" style:parent-style-name="Standard" style:family="paragraph">
      <style:text-properties fo:font-size="14pt" style:font-size-asian="14pt" style:font-size-complex="14pt"/>
    </style:style>
    <style:style style:name="P819" style:parent-style-name="Standard" style:family="paragraph">
      <style:text-properties fo:font-size="14pt" style:font-size-asian="14pt" style:font-size-complex="14pt"/>
    </style:style>
    <style:style style:name="P820" style:parent-style-name="Standard" style:family="paragraph">
      <style:text-properties fo:font-size="14pt" style:font-size-asian="14pt" style:font-size-complex="14pt"/>
    </style:style>
    <style:style style:name="P821" style:parent-style-name="Standard" style:family="paragraph">
      <style:text-properties fo:font-size="14pt" style:font-size-asian="14pt" style:font-size-complex="14pt"/>
    </style:style>
    <style:style style:name="P822" style:parent-style-name="Standard" style:family="paragraph">
      <style:text-properties fo:font-size="14pt" style:font-size-asian="14pt" style:font-size-complex="14pt"/>
    </style:style>
    <style:style style:name="P823" style:parent-style-name="Standard" style:family="paragraph">
      <style:text-properties fo:font-size="14pt" style:font-size-asian="14pt" style:font-size-complex="14pt"/>
    </style:style>
    <style:style style:name="P824" style:parent-style-name="Standard" style:family="paragraph">
      <style:text-properties fo:font-size="14pt" style:font-size-asian="14pt" style:font-size-complex="14pt"/>
    </style:style>
    <style:style style:name="P825" style:parent-style-name="Standard" style:family="paragraph">
      <style:text-properties fo:font-size="14pt" style:font-size-asian="14pt" style:font-size-complex="14pt"/>
    </style:style>
    <style:style style:name="P826" style:parent-style-name="Standard" style:family="paragraph">
      <style:text-properties fo:font-size="14pt" style:font-size-asian="14pt" style:font-size-complex="14pt"/>
    </style:style>
    <style:style style:name="P827" style:parent-style-name="Standard" style:family="paragraph">
      <style:text-properties fo:font-size="14pt" style:font-size-asian="14pt" style:font-size-complex="14pt"/>
    </style:style>
    <style:style style:name="P828" style:parent-style-name="Standard" style:family="paragraph">
      <style:text-properties fo:font-size="14pt" style:font-size-asian="14pt" style:font-size-complex="14pt"/>
    </style:style>
    <style:style style:name="P829" style:parent-style-name="Standard" style:family="paragraph">
      <style:text-properties fo:font-size="14pt" style:font-size-asian="14pt" style:font-size-complex="14pt"/>
    </style:style>
    <style:style style:name="P830" style:parent-style-name="Standard" style:family="paragraph">
      <style:text-properties fo:font-size="14pt" style:font-size-asian="14pt" style:font-size-complex="14pt"/>
    </style:style>
    <style:style style:name="P831" style:parent-style-name="Standard" style:family="paragraph">
      <style:text-properties fo:font-size="14pt" style:font-size-asian="14pt" style:font-size-complex="14pt"/>
    </style:style>
    <style:style style:name="P832" style:parent-style-name="Standard" style:family="paragraph">
      <style:text-properties fo:font-size="14pt" style:font-size-asian="14pt" style:font-size-complex="14pt"/>
    </style:style>
    <style:style style:name="P833" style:parent-style-name="Standard" style:family="paragraph">
      <style:text-properties fo:font-size="14pt" style:font-size-asian="14pt" style:font-size-complex="14pt"/>
    </style:style>
    <style:style style:name="P8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8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8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92" style:parent-style-name="DefaultParagraphFont" style:family="text">
      <style:text-properties fo:font-size="16pt" style:font-size-asian="16pt" style:font-size-complex="16pt"/>
    </style:style>
    <style:style style:name="P893" style:parent-style-name="Standard" style:family="paragraph">
      <style:text-properties fo:font-size="16pt" style:font-size-asian="16pt" style:font-size-complex="16pt"/>
    </style:style>
    <style:style style:name="P894" style:parent-style-name="Standard" style:family="paragraph">
      <style:text-properties fo:font-size="14pt" style:font-size-asian="14pt" style:font-size-complex="14pt"/>
    </style:style>
    <style:style style:name="P895" style:parent-style-name="Standard" style:family="paragraph">
      <style:text-properties fo:font-size="14pt" style:font-size-asian="14pt" style:font-size-complex="14pt"/>
    </style:style>
    <style:style style:name="P896" style:parent-style-name="Standard" style:family="paragraph">
      <style:text-properties fo:font-size="14pt" style:font-size-asian="14pt" style:font-size-complex="14pt"/>
    </style:style>
    <style:style style:name="P897" style:parent-style-name="Standard" style:family="paragraph">
      <style:text-properties fo:font-size="14pt" style:font-size-asian="14pt" style:font-size-complex="14pt"/>
    </style:style>
    <style:style style:name="P898" style:parent-style-name="Standard" style:family="paragraph">
      <style:text-properties fo:font-size="14pt" style:font-size-asian="14pt" style:font-size-complex="14pt"/>
    </style:style>
    <style:style style:name="P899" style:parent-style-name="Standard" style:family="paragraph">
      <style:text-properties fo:font-size="14pt" style:font-size-asian="14pt" style:font-size-complex="14pt"/>
    </style:style>
    <style:style style:name="P900" style:parent-style-name="Standard" style:family="paragraph">
      <style:text-properties fo:font-size="14pt" style:font-size-asian="14pt" style:font-size-complex="14pt"/>
    </style:style>
    <style:style style:name="P901" style:parent-style-name="Standard" style:family="paragraph">
      <style:text-properties fo:font-size="14pt" style:font-size-asian="14pt" style:font-size-complex="14pt"/>
    </style:style>
    <style:style style:name="P902" style:parent-style-name="Standard" style:family="paragraph">
      <style:text-properties fo:font-size="14pt" style:font-size-asian="14pt" style:font-size-complex="14pt"/>
    </style:style>
    <style:style style:name="P903" style:parent-style-name="Standard" style:family="paragraph">
      <style:text-properties fo:font-size="14pt" style:font-size-asian="14pt" style:font-size-complex="14pt"/>
    </style:style>
    <style:style style:name="P904" style:parent-style-name="Standard" style:family="paragraph">
      <style:text-properties fo:font-size="14pt" style:font-size-asian="14pt" style:font-size-complex="14pt"/>
    </style:style>
    <style:style style:name="P905" style:parent-style-name="Standard" style:family="paragraph">
      <style:text-properties fo:font-size="14pt" style:font-size-asian="14pt" style:font-size-complex="14pt"/>
    </style:style>
    <style:style style:name="P906" style:parent-style-name="Standard" style:family="paragraph">
      <style:text-properties fo:font-size="14pt" style:font-size-asian="14pt" style:font-size-complex="14pt"/>
    </style:style>
    <style:style style:name="P907" style:parent-style-name="Standard" style:family="paragraph">
      <style:text-properties fo:font-size="14pt" style:font-size-asian="14pt" style:font-size-complex="14pt"/>
    </style:style>
    <style:style style:name="P908" style:parent-style-name="Standard" style:family="paragraph">
      <style:text-properties fo:font-size="14pt" style:font-size-asian="14pt" style:font-size-complex="14pt"/>
    </style:style>
    <style:style style:name="P909" style:parent-style-name="Standard" style:family="paragraph">
      <style:text-properties fo:font-size="14pt" style:font-size-asian="14pt" style:font-size-complex="14pt"/>
    </style:style>
    <style:style style:name="P910" style:parent-style-name="Standard" style:family="paragraph">
      <style:text-properties fo:font-size="14pt" style:font-size-asian="14pt" style:font-size-complex="14pt"/>
    </style:style>
    <style:style style:name="P911" style:parent-style-name="Standard" style:family="paragraph">
      <style:text-properties fo:font-size="14pt" style:font-size-asian="14pt" style:font-size-complex="14pt"/>
    </style:style>
    <style:style style:name="P912" style:parent-style-name="Standard" style:family="paragraph">
      <style:text-properties fo:font-size="14pt" style:font-size-asian="14pt" style:font-size-complex="14pt"/>
    </style:style>
    <style:style style:name="P913" style:parent-style-name="Standard" style:family="paragraph">
      <style:text-properties fo:font-size="14pt" style:font-size-asian="14pt" style:font-size-complex="14pt"/>
    </style:style>
    <style:style style:name="P914" style:parent-style-name="Standard" style:family="paragraph">
      <style:text-properties fo:font-size="14pt" style:font-size-asian="14pt" style:font-size-complex="14pt"/>
    </style:style>
    <style:style style:name="P915" style:parent-style-name="Standard" style:family="paragraph">
      <style:text-properties fo:font-size="14pt" style:font-size-asian="14pt" style:font-size-complex="14pt"/>
    </style:style>
    <style:style style:name="P916" style:parent-style-name="Standard" style:family="paragraph">
      <style:text-properties fo:font-size="14pt" style:font-size-asian="14pt" style:font-size-complex="14pt"/>
    </style:style>
    <style:style style:name="P917" style:parent-style-name="Standard" style:family="paragraph">
      <style:text-properties fo:font-size="14pt" style:font-size-asian="14pt" style:font-size-complex="14pt"/>
    </style:style>
    <style:style style:name="P918" style:parent-style-name="Standard" style:family="paragraph">
      <style:text-properties fo:font-size="14pt" style:font-size-asian="14pt" style:font-size-complex="14pt"/>
    </style:style>
    <style:style style:name="P919" style:parent-style-name="Standard" style:family="paragraph">
      <style:text-properties fo:font-size="14pt" style:font-size-asian="14pt" style:font-size-complex="14pt"/>
    </style:style>
    <style:style style:name="P920" style:parent-style-name="Standard" style:family="paragraph">
      <style:text-properties fo:font-size="14pt" style:font-size-asian="14pt" style:font-size-complex="14pt"/>
    </style:style>
    <style:style style:name="P921" style:parent-style-name="Standard" style:family="paragraph">
      <style:text-properties fo:font-size="14pt" style:font-size-asian="14pt" style:font-size-complex="14pt"/>
    </style:style>
    <style:style style:name="P922" style:parent-style-name="Standard" style:family="paragraph">
      <style:text-properties fo:font-size="14pt" style:font-size-asian="14pt" style:font-size-complex="14pt"/>
    </style:style>
    <style:style style:name="P923" style:parent-style-name="Standard" style:family="paragraph">
      <style:text-properties fo:font-size="14pt" style:font-size-asian="14pt" style:font-size-complex="14pt"/>
    </style:style>
    <style:style style:name="P924" style:parent-style-name="Standard" style:family="paragraph">
      <style:text-properties fo:font-size="14pt" style:font-size-asian="14pt" style:font-size-complex="14pt"/>
    </style:style>
    <style:style style:name="P925" style:parent-style-name="Standard" style:family="paragraph">
      <style:text-properties fo:font-size="14pt" style:font-size-asian="14pt" style:font-size-complex="14pt"/>
    </style:style>
    <style:style style:name="P926" style:parent-style-name="Standard" style:family="paragraph">
      <style:text-properties fo:font-size="14pt" style:font-size-asian="14pt" style:font-size-complex="14pt"/>
    </style:style>
    <style:style style:name="P927" style:parent-style-name="Standard" style:family="paragraph">
      <style:text-properties fo:font-size="14pt" style:font-size-asian="14pt" style:font-size-complex="14pt"/>
    </style:style>
    <style:style style:name="P928" style:parent-style-name="Standard" style:family="paragraph">
      <style:text-properties fo:font-size="14pt" style:font-size-asian="14pt" style:font-size-complex="14pt"/>
    </style:style>
    <style:style style:name="P929" style:parent-style-name="Standard" style:family="paragraph">
      <style:text-properties fo:font-size="14pt" style:font-size-asian="14pt" style:font-size-complex="14pt"/>
    </style:style>
    <style:style style:name="P930" style:parent-style-name="Standard" style:family="paragraph">
      <style:text-properties fo:font-size="14pt" style:font-size-asian="14pt" style:font-size-complex="14pt"/>
    </style:style>
    <style:style style:name="P931" style:parent-style-name="Standard" style:family="paragraph">
      <style:text-properties fo:font-size="14pt" style:font-size-asian="14pt" style:font-size-complex="14pt"/>
    </style:style>
    <style:style style:name="P932" style:parent-style-name="Standard" style:family="paragraph">
      <style:text-properties fo:font-size="14pt" style:font-size-asian="14pt" style:font-size-complex="14pt"/>
    </style:style>
    <style:style style:name="P933" style:parent-style-name="Standard" style:family="paragraph">
      <style:text-properties fo:font-size="14pt" style:font-size-asian="14pt" style:font-size-complex="14pt"/>
    </style:style>
    <style:style style:name="P934" style:parent-style-name="Standard" style:family="paragraph">
      <style:text-properties fo:font-size="14pt" style:font-size-asian="14pt" style:font-size-complex="14pt"/>
    </style:style>
    <style:style style:name="P935" style:parent-style-name="Standard" style:family="paragraph">
      <style:text-properties fo:font-size="14pt" style:font-size-asian="14pt" style:font-size-complex="14pt"/>
    </style:style>
    <style:style style:name="P936" style:parent-style-name="Standard" style:family="paragraph">
      <style:text-properties fo:font-size="14pt" style:font-size-asian="14pt" style:font-size-complex="14pt"/>
    </style:style>
    <style:style style:name="P937" style:parent-style-name="Standard" style:family="paragraph">
      <style:text-properties fo:font-size="14pt" style:font-size-asian="14pt" style:font-size-complex="14pt"/>
    </style:style>
    <style:style style:name="P938" style:parent-style-name="Standard" style:family="paragraph">
      <style:text-properties fo:font-size="14pt" style:font-size-asian="14pt" style:font-size-complex="14pt"/>
    </style:style>
    <style:style style:name="P939" style:parent-style-name="Standard" style:family="paragraph">
      <style:text-properties fo:font-size="14pt" style:font-size-asian="14pt" style:font-size-complex="14pt"/>
    </style:style>
    <style:style style:name="P940" style:parent-style-name="Standard" style:family="paragraph">
      <style:text-properties fo:font-size="14pt" style:font-size-asian="14pt" style:font-size-complex="14pt"/>
    </style:style>
    <style:style style:name="P941" style:parent-style-name="Standard" style:family="paragraph">
      <style:text-properties fo:font-size="14pt" style:font-size-asian="14pt" style:font-size-complex="14pt"/>
    </style:style>
    <style:style style:name="P942" style:parent-style-name="Standard" style:family="paragraph">
      <style:text-properties fo:font-size="14pt" style:font-size-asian="14pt" style:font-size-complex="14pt"/>
    </style:style>
    <style:style style:name="P943" style:parent-style-name="Standard" style:family="paragraph">
      <style:text-properties fo:font-size="14pt" style:font-size-asian="14pt" style:font-size-complex="14pt"/>
    </style:style>
    <style:style style:name="P944" style:parent-style-name="Standard" style:family="paragraph">
      <style:text-properties fo:font-size="14pt" style:font-size-asian="14pt" style:font-size-complex="14pt"/>
    </style:style>
    <style:style style:name="P945" style:parent-style-name="Standard" style:family="paragraph">
      <style:text-properties fo:font-size="14pt" style:font-size-asian="14pt" style:font-size-complex="14pt"/>
    </style:style>
    <style:style style:name="P946" style:parent-style-name="Standard" style:family="paragraph">
      <style:text-properties fo:font-size="14pt" style:font-size-asian="14pt" style:font-size-complex="14pt"/>
    </style:style>
    <style:style style:name="P947" style:parent-style-name="Standard" style:family="paragraph">
      <style:text-properties fo:font-size="14pt" style:font-size-asian="14pt" style:font-size-complex="14pt"/>
    </style:style>
    <style:style style:name="P948" style:parent-style-name="Standard" style:family="paragraph">
      <style:text-properties fo:font-size="14pt" style:font-size-asian="14pt" style:font-size-complex="14pt"/>
    </style:style>
    <style:style style:name="P949" style:parent-style-name="Standard" style:family="paragraph">
      <style:text-properties fo:font-size="14pt" style:font-size-asian="14pt" style:font-size-complex="14pt"/>
    </style:style>
    <style:style style:name="P950" style:parent-style-name="Standard" style:family="paragraph">
      <style:text-properties fo:font-size="14pt" style:font-size-asian="14pt" style:font-size-complex="14pt"/>
    </style:style>
    <style:style style:name="P951" style:parent-style-name="Standard" style:family="paragraph">
      <style:text-properties fo:font-size="14pt" style:font-size-asian="14pt" style:font-size-complex="14pt"/>
    </style:style>
    <style:style style:name="P952" style:parent-style-name="Standard" style:family="paragraph">
      <style:text-properties fo:font-size="14pt" style:font-size-asian="14pt" style:font-size-complex="14pt"/>
    </style:style>
    <style:style style:name="P953" style:parent-style-name="Standard" style:family="paragraph">
      <style:text-properties fo:font-size="14pt" style:font-size-asian="14pt" style:font-size-complex="14pt"/>
    </style:style>
    <style:style style:name="P954" style:parent-style-name="Standard" style:family="paragraph">
      <style:text-properties fo:font-size="14pt" style:font-size-asian="14pt" style:font-size-complex="14pt"/>
    </style:style>
    <style:style style:name="P955" style:parent-style-name="Standard" style:family="paragraph">
      <style:text-properties fo:font-size="14pt" style:font-size-asian="14pt" style:font-size-complex="14pt"/>
    </style:style>
    <style:style style:name="P956" style:parent-style-name="Standard" style:family="paragraph">
      <style:text-properties fo:font-size="14pt" style:font-size-asian="14pt" style:font-size-complex="14pt"/>
    </style:style>
    <style:style style:name="P957" style:parent-style-name="Standard" style:family="paragraph">
      <style:text-properties fo:font-size="14pt" style:font-size-asian="14pt" style:font-size-complex="14pt"/>
    </style:style>
    <style:style style:name="P958" style:parent-style-name="Standard" style:family="paragraph">
      <style:text-properties fo:font-size="14pt" style:font-size-asian="14pt" style:font-size-complex="14pt"/>
    </style:style>
    <style:style style:name="P959" style:parent-style-name="Standard" style:family="paragraph">
      <style:text-properties fo:font-size="14pt" style:font-size-asian="14pt" style:font-size-complex="14pt"/>
    </style:style>
    <style:style style:name="P960" style:parent-style-name="Standard" style:family="paragraph">
      <style:text-properties fo:font-size="14pt" style:font-size-asian="14pt" style:font-size-complex="14pt"/>
    </style:style>
    <style:style style:name="P961" style:parent-style-name="Standard" style:family="paragraph">
      <style:text-properties fo:font-size="14pt" style:font-size-asian="14pt" style:font-size-complex="14pt"/>
    </style:style>
    <style:style style:name="P962" style:parent-style-name="Standard" style:family="paragraph">
      <style:text-properties fo:font-size="14pt" style:font-size-asian="14pt" style:font-size-complex="14pt"/>
    </style:style>
    <style:style style:name="P963" style:parent-style-name="Standard" style:family="paragraph">
      <style:text-properties fo:font-size="14pt" style:font-size-asian="14pt" style:font-size-complex="14pt"/>
    </style:style>
    <style:style style:name="P964" style:parent-style-name="Standard" style:family="paragraph">
      <style:text-properties fo:font-size="14pt" style:font-size-asian="14pt" style:font-size-complex="14pt"/>
    </style:style>
    <style:style style:name="P965" style:parent-style-name="Standard" style:family="paragraph">
      <style:text-properties fo:font-size="14pt" style:font-size-asian="14pt" style:font-size-complex="14pt"/>
    </style:style>
    <style:style style:name="P966" style:parent-style-name="Standard" style:family="paragraph">
      <style:text-properties fo:font-size="14pt" style:font-size-asian="14pt" style:font-size-complex="14pt"/>
    </style:style>
    <style:style style:name="P967" style:parent-style-name="Standard" style:family="paragraph">
      <style:text-properties fo:font-size="14pt" style:font-size-asian="14pt" style:font-size-complex="14pt"/>
    </style:style>
    <style:style style:name="P968" style:parent-style-name="Standard" style:family="paragraph">
      <style:text-properties fo:font-size="14pt" style:font-size-asian="14pt" style:font-size-complex="14pt"/>
    </style:style>
    <style:style style:name="P969" style:parent-style-name="Standard" style:family="paragraph">
      <style:text-properties fo:font-size="14pt" style:font-size-asian="14pt" style:font-size-complex="14pt"/>
    </style:style>
    <style:style style:name="P970" style:parent-style-name="Standard" style:family="paragraph">
      <style:text-properties fo:font-size="14pt" style:font-size-asian="14pt" style:font-size-complex="14pt"/>
    </style:style>
    <style:style style:name="P971" style:parent-style-name="Standard" style:family="paragraph">
      <style:text-properties fo:font-size="14pt" style:font-size-asian="14pt" style:font-size-complex="14pt"/>
    </style:style>
    <style:style style:name="P972" style:parent-style-name="Standard" style:family="paragraph">
      <style:text-properties fo:font-size="14pt" style:font-size-asian="14pt" style:font-size-complex="14pt"/>
    </style:style>
    <style:style style:name="P973" style:parent-style-name="Standard" style:family="paragraph">
      <style:text-properties fo:font-size="14pt" style:font-size-asian="14pt" style:font-size-complex="14pt"/>
    </style:style>
    <style:style style:name="P974" style:parent-style-name="Standard" style:family="paragraph">
      <style:text-properties fo:font-size="14pt" style:font-size-asian="14pt" style:font-size-complex="14pt"/>
    </style:style>
    <style:style style:name="P975" style:parent-style-name="Standard" style:family="paragraph">
      <style:text-properties fo:font-size="14pt" style:font-size-asian="14pt" style:font-size-complex="14pt"/>
    </style:style>
    <style:style style:name="P976" style:parent-style-name="Standard" style:family="paragraph">
      <style:text-properties fo:font-size="14pt" style:font-size-asian="14pt" style:font-size-complex="14pt"/>
    </style:style>
    <style:style style:name="P977" style:parent-style-name="Standard" style:family="paragraph">
      <style:text-properties fo:font-size="14pt" style:font-size-asian="14pt" style:font-size-complex="14pt"/>
    </style:style>
    <style:style style:name="P978" style:parent-style-name="Standard" style:family="paragraph">
      <style:text-properties fo:font-size="14pt" style:font-size-asian="14pt" style:font-size-complex="14pt"/>
    </style:style>
    <style:style style:name="P979" style:parent-style-name="Standard" style:family="paragraph">
      <style:text-properties fo:font-size="14pt" style:font-size-asian="14pt" style:font-size-complex="14pt"/>
    </style:style>
    <style:style style:name="P980" style:parent-style-name="Standard" style:family="paragraph">
      <style:text-properties fo:font-size="14pt" style:font-size-asian="14pt" style:font-size-complex="14pt"/>
    </style:style>
    <style:style style:name="P9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2" style:parent-style-name="Standard" style:family="paragraph">
      <style:text-properties fo:font-size="14pt" style:font-size-asian="14pt" style:font-size-complex="14pt"/>
    </style:style>
    <style:style style:name="P983" style:parent-style-name="Standard" style:family="paragraph">
      <style:text-properties fo:font-size="14pt" style:font-size-asian="14pt" style:font-size-complex="14pt"/>
    </style:style>
    <style:style style:name="P984" style:parent-style-name="Standard" style:family="paragraph">
      <style:text-properties fo:font-size="14pt" style:font-size-asian="14pt" style:font-size-complex="14pt"/>
    </style:style>
    <style:style style:name="P985" style:parent-style-name="Standard" style:family="paragraph">
      <style:text-properties fo:font-size="14pt" style:font-size-asian="14pt" style:font-size-complex="14pt"/>
    </style:style>
    <style:style style:name="P986" style:parent-style-name="Standard" style:family="paragraph">
      <style:text-properties fo:font-size="14pt" style:font-size-asian="14pt" style:font-size-complex="14pt"/>
    </style:style>
    <style:style style:name="P987" style:parent-style-name="Standard" style:family="paragraph">
      <style:text-properties fo:font-size="14pt" style:font-size-asian="14pt" style:font-size-complex="14pt"/>
    </style:style>
    <style:style style:name="P988" style:parent-style-name="Standard" style:family="paragraph">
      <style:text-properties fo:font-size="14pt" style:font-size-asian="14pt" style:font-size-complex="14pt"/>
    </style:style>
    <style:style style:name="P989" style:parent-style-name="Standard" style:family="paragraph">
      <style:text-properties fo:font-size="14pt" style:font-size-asian="14pt" style:font-size-complex="14pt"/>
    </style:style>
    <style:style style:name="P990" style:parent-style-name="Standard" style:family="paragraph">
      <style:text-properties fo:font-size="14pt" style:font-size-asian="14pt" style:font-size-complex="14pt"/>
    </style:style>
    <style:style style:name="P991" style:parent-style-name="Standard" style:family="paragraph">
      <style:text-properties fo:font-size="14pt" style:font-size-asian="14pt" style:font-size-complex="14pt"/>
    </style:style>
    <style:style style:name="P992" style:parent-style-name="Standard" style:family="paragraph">
      <style:text-properties fo:font-size="14pt" style:font-size-asian="14pt" style:font-size-complex="14pt"/>
    </style:style>
    <style:style style:name="P993" style:parent-style-name="Standard" style:family="paragraph">
      <style:text-properties fo:font-size="14pt" style:font-size-asian="14pt" style:font-size-complex="14pt"/>
    </style:style>
    <style:style style:name="P994" style:parent-style-name="Standard" style:family="paragraph">
      <style:text-properties fo:font-size="14pt" style:font-size-asian="14pt" style:font-size-complex="14pt"/>
    </style:style>
    <style:style style:name="P995" style:parent-style-name="Standard" style:family="paragraph">
      <style:text-properties fo:font-size="14pt" style:font-size-asian="14pt" style:font-size-complex="14pt"/>
    </style:style>
    <style:style style:name="P996" style:parent-style-name="Standard" style:family="paragraph">
      <style:text-properties fo:font-size="14pt" style:font-size-asian="14pt" style:font-size-complex="14pt"/>
    </style:style>
    <style:style style:name="P997" style:parent-style-name="Standard" style:family="paragraph">
      <style:text-properties fo:font-size="14pt" style:font-size-asian="14pt" style:font-size-complex="14pt"/>
    </style:style>
    <style:style style:name="P998" style:parent-style-name="Standard" style:family="paragraph">
      <style:text-properties fo:font-size="14pt" style:font-size-asian="14pt" style:font-size-complex="14pt"/>
    </style:style>
    <style:style style:name="P999" style:parent-style-name="Standard" style:family="paragraph">
      <style:text-properties fo:font-size="14pt" style:font-size-asian="14pt" style:font-size-complex="14pt"/>
    </style:style>
    <style:style style:name="P1000" style:parent-style-name="Standard" style:family="paragraph">
      <style:text-properties fo:font-size="14pt" style:font-size-asian="14pt" style:font-size-complex="14pt"/>
    </style:style>
    <style:style style:name="P1001" style:parent-style-name="Standard" style:family="paragraph">
      <style:text-properties fo:font-size="14pt" style:font-size-asian="14pt" style:font-size-complex="14pt"/>
    </style:style>
    <style:style style:name="P1002" style:parent-style-name="Standard" style:family="paragraph">
      <style:text-properties fo:font-size="14pt" style:font-size-asian="14pt" style:font-size-complex="14pt"/>
    </style:style>
    <style:style style:name="P1003" style:parent-style-name="Standard" style:family="paragraph">
      <style:text-properties fo:font-size="14pt" style:font-size-asian="14pt" style:font-size-complex="14pt"/>
    </style:style>
    <style:style style:name="P1004" style:parent-style-name="Standard" style:family="paragraph">
      <style:text-properties fo:font-size="14pt" style:font-size-asian="14pt" style:font-size-complex="14pt"/>
    </style:style>
    <style:style style:name="P1005" style:parent-style-name="Standard" style:family="paragraph">
      <style:text-properties fo:font-size="14pt" style:font-size-asian="14pt" style:font-size-complex="14pt"/>
    </style:style>
    <style:style style:name="P1006" style:parent-style-name="Standard" style:family="paragraph">
      <style:text-properties fo:font-size="14pt" style:font-size-asian="14pt" style:font-size-complex="14pt"/>
    </style:style>
    <style:style style:name="P1007" style:parent-style-name="Standard" style:family="paragraph">
      <style:text-properties fo:font-size="14pt" style:font-size-asian="14pt" style:font-size-complex="14pt"/>
    </style:style>
    <style:style style:name="P1008" style:parent-style-name="Standard" style:family="paragraph">
      <style:text-properties fo:font-size="14pt" style:font-size-asian="14pt" style:font-size-complex="14pt"/>
    </style:style>
    <style:style style:name="P1009" style:parent-style-name="Standard" style:family="paragraph">
      <style:text-properties fo:font-size="14pt" style:font-size-asian="14pt" style:font-size-complex="14pt"/>
    </style:style>
    <style:style style:name="P1010" style:parent-style-name="Standard" style:family="paragraph">
      <style:text-properties fo:font-size="14pt" style:font-size-asian="14pt" style:font-size-complex="14pt"/>
    </style:style>
    <style:style style:name="P1011" style:parent-style-name="Standard" style:family="paragraph">
      <style:text-properties fo:font-size="14pt" style:font-size-asian="14pt" style:font-size-complex="14pt"/>
    </style:style>
    <style:style style:name="P1012" style:parent-style-name="Standard" style:family="paragraph">
      <style:text-properties fo:font-size="14pt" style:font-size-asian="14pt" style:font-size-complex="14pt"/>
    </style:style>
    <style:style style:name="P1013" style:parent-style-name="Standard" style:family="paragraph">
      <style:text-properties fo:font-size="14pt" style:font-size-asian="14pt" style:font-size-complex="14pt"/>
    </style:style>
    <style:style style:name="P1014" style:parent-style-name="Standard" style:family="paragraph">
      <style:text-properties fo:font-size="14pt" style:font-size-asian="14pt" style:font-size-complex="14pt"/>
    </style:style>
    <style:style style:name="P1015" style:parent-style-name="Standard" style:family="paragraph">
      <style:text-properties fo:font-size="14pt" style:font-size-asian="14pt" style:font-size-complex="14pt"/>
    </style:style>
    <style:style style:name="P1016" style:parent-style-name="Standard" style:family="paragraph">
      <style:text-properties fo:font-size="14pt" style:font-size-asian="14pt" style:font-size-complex="14pt"/>
    </style:style>
    <style:style style:name="P1017" style:parent-style-name="Standard" style:family="paragraph">
      <style:text-properties fo:font-size="14pt" style:font-size-asian="14pt" style:font-size-complex="14pt"/>
    </style:style>
    <style:style style:name="P1018" style:parent-style-name="Standard" style:family="paragraph">
      <style:text-properties fo:font-size="14pt" style:font-size-asian="14pt" style:font-size-complex="14pt"/>
    </style:style>
    <style:style style:name="P1019" style:parent-style-name="Standard" style:family="paragraph">
      <style:text-properties fo:font-size="14pt" style:font-size-asian="14pt" style:font-size-complex="14pt"/>
    </style:style>
    <style:style style:name="P1020" style:parent-style-name="Standard" style:family="paragraph">
      <style:text-properties fo:font-size="14pt" style:font-size-asian="14pt" style:font-size-complex="14pt"/>
    </style:style>
    <style:style style:name="P1021" style:parent-style-name="Standard" style:family="paragraph">
      <style:text-properties fo:font-size="14pt" style:font-size-asian="14pt" style:font-size-complex="14pt"/>
    </style:style>
    <style:style style:name="P1022" style:parent-style-name="Standard" style:family="paragraph">
      <style:text-properties fo:font-size="14pt" style:font-size-asian="14pt" style:font-size-complex="14pt"/>
    </style:style>
    <style:style style:name="P1023" style:parent-style-name="Standard" style:family="paragraph">
      <style:text-properties fo:font-size="14pt" style:font-size-asian="14pt" style:font-size-complex="14pt"/>
    </style:style>
    <style:style style:name="P10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74" style:parent-style-name="DefaultParagraphFont" style:family="text">
      <style:text-properties fo:font-size="16pt" style:font-size-asian="16pt" style:font-size-complex="16pt"/>
    </style:style>
    <style:style style:name="P1075" style:parent-style-name="Standard" style:family="paragraph">
      <style:text-properties fo:font-size="16pt" style:font-size-asian="16pt" style:font-size-complex="16pt"/>
    </style:style>
    <style:style style:name="P1076" style:parent-style-name="Standard" style:family="paragraph">
      <style:text-properties fo:font-size="16pt" style:font-size-asian="16pt" style:font-size-complex="16pt"/>
    </style:style>
    <style:style style:name="P1077" style:parent-style-name="Standard" style:family="paragraph">
      <style:text-properties fo:font-size="14pt" style:font-size-asian="14pt" style:font-size-complex="14pt"/>
    </style:style>
    <style:style style:name="P1078" style:parent-style-name="Standard" style:family="paragraph">
      <style:text-properties fo:font-size="14pt" style:font-size-asian="14pt" style:font-size-complex="14pt"/>
    </style:style>
    <style:style style:name="P1079" style:parent-style-name="Standard" style:family="paragraph">
      <style:text-properties fo:font-size="14pt" style:font-size-asian="14pt" style:font-size-complex="14pt"/>
    </style:style>
    <style:style style:name="P1080" style:parent-style-name="Standard" style:family="paragraph">
      <style:text-properties fo:font-size="14pt" style:font-size-asian="14pt" style:font-size-complex="14pt"/>
    </style:style>
    <style:style style:name="P1081" style:parent-style-name="Standard" style:family="paragraph">
      <style:text-properties fo:font-size="14pt" style:font-size-asian="14pt" style:font-size-complex="14pt"/>
    </style:style>
    <style:style style:name="P1082" style:parent-style-name="Standard" style:family="paragraph">
      <style:text-properties fo:font-size="14pt" style:font-size-asian="14pt" style:font-size-complex="14pt"/>
    </style:style>
    <style:style style:name="P1083" style:parent-style-name="Standard" style:family="paragraph">
      <style:text-properties fo:font-size="14pt" style:font-size-asian="14pt" style:font-size-complex="14pt"/>
    </style:style>
    <style:style style:name="P1084" style:parent-style-name="Standard" style:family="paragraph">
      <style:text-properties fo:font-size="14pt" style:font-size-asian="14pt" style:font-size-complex="14pt"/>
    </style:style>
    <style:style style:name="P1085" style:parent-style-name="Standard" style:family="paragraph">
      <style:text-properties fo:font-size="14pt" style:font-size-asian="14pt" style:font-size-complex="14pt"/>
    </style:style>
    <style:style style:name="P1086" style:parent-style-name="Standard" style:family="paragraph">
      <style:text-properties fo:font-size="14pt" style:font-size-asian="14pt" style:font-size-complex="14pt"/>
    </style:style>
    <style:style style:name="P1087" style:parent-style-name="Standard" style:family="paragraph">
      <style:text-properties fo:font-size="14pt" style:font-size-asian="14pt" style:font-size-complex="14pt"/>
    </style:style>
    <style:style style:name="P1088" style:parent-style-name="Standard" style:family="paragraph">
      <style:text-properties fo:font-size="14pt" style:font-size-asian="14pt" style:font-size-complex="14pt"/>
    </style:style>
    <style:style style:name="P1089" style:parent-style-name="Standard" style:family="paragraph">
      <style:text-properties fo:font-size="14pt" style:font-size-asian="14pt" style:font-size-complex="14pt"/>
    </style:style>
    <style:style style:name="P1090" style:parent-style-name="Standard" style:family="paragraph">
      <style:text-properties fo:font-size="14pt" style:font-size-asian="14pt" style:font-size-complex="14pt"/>
    </style:style>
    <style:style style:name="P1091" style:parent-style-name="Standard" style:family="paragraph">
      <style:text-properties fo:font-size="14pt" style:font-size-asian="14pt" style:font-size-complex="14pt"/>
    </style:style>
    <style:style style:name="P1092" style:parent-style-name="Standard" style:family="paragraph">
      <style:text-properties fo:font-size="14pt" style:font-size-asian="14pt" style:font-size-complex="14pt"/>
    </style:style>
    <style:style style:name="P1093" style:parent-style-name="Standard" style:family="paragraph">
      <style:text-properties fo:font-size="14pt" style:font-size-asian="14pt" style:font-size-complex="14pt"/>
    </style:style>
    <style:style style:name="P1094" style:parent-style-name="Standard" style:family="paragraph">
      <style:text-properties fo:font-size="14pt" style:font-size-asian="14pt" style:font-size-complex="14pt"/>
    </style:style>
    <style:style style:name="P1095" style:parent-style-name="Standard" style:family="paragraph">
      <style:text-properties fo:font-size="14pt" style:font-size-asian="14pt" style:font-size-complex="14pt"/>
    </style:style>
    <style:style style:name="P1096" style:parent-style-name="Standard" style:family="paragraph">
      <style:text-properties fo:font-size="14pt" style:font-size-asian="14pt" style:font-size-complex="14pt"/>
    </style:style>
    <style:style style:name="P1097" style:parent-style-name="Standard" style:family="paragraph">
      <style:text-properties fo:font-size="14pt" style:font-size-asian="14pt" style:font-size-complex="14pt"/>
    </style:style>
    <style:style style:name="P1098" style:parent-style-name="Standard" style:family="paragraph">
      <style:text-properties fo:font-size="14pt" style:font-size-asian="14pt" style:font-size-complex="14pt"/>
    </style:style>
    <style:style style:name="P1099" style:parent-style-name="Standard" style:family="paragraph">
      <style:text-properties fo:font-size="14pt" style:font-size-asian="14pt" style:font-size-complex="14pt"/>
    </style:style>
    <style:style style:name="P1100" style:parent-style-name="Standard" style:family="paragraph">
      <style:text-properties fo:font-size="14pt" style:font-size-asian="14pt" style:font-size-complex="14pt"/>
    </style:style>
    <style:style style:name="P1101" style:parent-style-name="Standard" style:family="paragraph">
      <style:text-properties fo:font-size="14pt" style:font-size-asian="14pt" style:font-size-complex="14pt"/>
    </style:style>
    <style:style style:name="P1102" style:parent-style-name="Standard" style:family="paragraph">
      <style:text-properties fo:font-size="14pt" style:font-size-asian="14pt" style:font-size-complex="14pt"/>
    </style:style>
    <style:style style:name="P1103" style:parent-style-name="Standard" style:family="paragraph">
      <style:text-properties fo:font-size="14pt" style:font-size-asian="14pt" style:font-size-complex="14pt"/>
    </style:style>
    <style:style style:name="P1104" style:parent-style-name="Standard" style:family="paragraph">
      <style:text-properties fo:font-size="14pt" style:font-size-asian="14pt" style:font-size-complex="14pt"/>
    </style:style>
    <style:style style:name="P1105" style:parent-style-name="Standard" style:family="paragraph">
      <style:text-properties fo:font-size="14pt" style:font-size-asian="14pt" style:font-size-complex="14pt"/>
    </style:style>
    <style:style style:name="P1106" style:parent-style-name="Standard" style:family="paragraph">
      <style:text-properties fo:font-size="14pt" style:font-size-asian="14pt" style:font-size-complex="14pt"/>
    </style:style>
    <style:style style:name="P1107" style:parent-style-name="Standard" style:family="paragraph">
      <style:text-properties fo:font-size="14pt" style:font-size-asian="14pt" style:font-size-complex="14pt"/>
    </style:style>
    <style:style style:name="P1108" style:parent-style-name="Standard" style:family="paragraph">
      <style:text-properties fo:font-size="14pt" style:font-size-asian="14pt" style:font-size-complex="14pt"/>
    </style:style>
    <style:style style:name="P1109" style:parent-style-name="Standard" style:family="paragraph">
      <style:text-properties fo:font-size="14pt" style:font-size-asian="14pt" style:font-size-complex="14pt"/>
    </style:style>
    <style:style style:name="P1110" style:parent-style-name="Standard" style:family="paragraph">
      <style:text-properties fo:font-size="14pt" style:font-size-asian="14pt" style:font-size-complex="14pt"/>
    </style:style>
    <style:style style:name="P1111" style:parent-style-name="Standard" style:family="paragraph">
      <style:text-properties fo:font-size="14pt" style:font-size-asian="14pt" style:font-size-complex="14pt"/>
    </style:style>
    <style:style style:name="P1112" style:parent-style-name="Standard" style:family="paragraph">
      <style:text-properties fo:font-size="14pt" style:font-size-asian="14pt" style:font-size-complex="14pt"/>
    </style:style>
    <style:style style:name="P1113" style:parent-style-name="Standard" style:family="paragraph">
      <style:text-properties fo:font-size="14pt" style:font-size-asian="14pt" style:font-size-complex="14pt"/>
    </style:style>
    <style:style style:name="P1114" style:parent-style-name="Standard" style:family="paragraph">
      <style:text-properties fo:font-size="14pt" style:font-size-asian="14pt" style:font-size-complex="14pt"/>
    </style:style>
    <style:style style:name="P1115" style:parent-style-name="Standard" style:family="paragraph">
      <style:text-properties fo:font-size="14pt" style:font-size-asian="14pt" style:font-size-complex="14pt"/>
    </style:style>
    <style:style style:name="P1116" style:parent-style-name="Standard" style:family="paragraph">
      <style:text-properties fo:font-size="14pt" style:font-size-asian="14pt" style:font-size-complex="14pt"/>
    </style:style>
    <style:style style:name="P1117" style:parent-style-name="Standard" style:family="paragraph">
      <style:text-properties fo:font-size="14pt" style:font-size-asian="14pt" style:font-size-complex="14pt"/>
    </style:style>
    <style:style style:name="P1118" style:parent-style-name="Standard" style:family="paragraph">
      <style:text-properties fo:font-size="14pt" style:font-size-asian="14pt" style:font-size-complex="14pt"/>
    </style:style>
    <style:style style:name="P1119" style:parent-style-name="Standard" style:family="paragraph">
      <style:text-properties fo:font-size="14pt" style:font-size-asian="14pt" style:font-size-complex="14pt"/>
    </style:style>
    <style:style style:name="P1120" style:parent-style-name="Standard" style:family="paragraph">
      <style:text-properties fo:font-size="14pt" style:font-size-asian="14pt" style:font-size-complex="14pt"/>
    </style:style>
    <style:style style:name="P1121" style:parent-style-name="Standard" style:family="paragraph">
      <style:text-properties fo:font-size="14pt" style:font-size-asian="14pt" style:font-size-complex="14pt"/>
    </style:style>
    <style:style style:name="P1122" style:parent-style-name="Standard" style:family="paragraph">
      <style:text-properties fo:font-size="14pt" style:font-size-asian="14pt" style:font-size-complex="14pt"/>
    </style:style>
    <style:style style:name="P1123" style:parent-style-name="Standard" style:family="paragraph">
      <style:text-properties fo:font-size="14pt" style:font-size-asian="14pt" style:font-size-complex="14pt"/>
    </style:style>
    <style:style style:name="P1124" style:parent-style-name="Standard" style:family="paragraph">
      <style:text-properties fo:font-size="14pt" style:font-size-asian="14pt" style:font-size-complex="14pt"/>
    </style:style>
    <style:style style:name="P1125" style:parent-style-name="Standard" style:family="paragraph">
      <style:text-properties fo:font-size="14pt" style:font-size-asian="14pt" style:font-size-complex="14pt"/>
    </style:style>
    <style:style style:name="P1126" style:parent-style-name="Standard" style:family="paragraph">
      <style:text-properties fo:font-size="14pt" style:font-size-asian="14pt" style:font-size-complex="14pt"/>
    </style:style>
    <style:style style:name="P1127" style:parent-style-name="Standard" style:family="paragraph">
      <style:text-properties fo:font-size="14pt" style:font-size-asian="14pt" style:font-size-complex="14pt"/>
    </style:style>
    <style:style style:name="P1128" style:parent-style-name="Standard" style:family="paragraph">
      <style:text-properties fo:font-size="14pt" style:font-size-asian="14pt" style:font-size-complex="14pt"/>
    </style:style>
    <style:style style:name="P1129" style:parent-style-name="Standard" style:family="paragraph">
      <style:text-properties fo:font-size="14pt" style:font-size-asian="14pt" style:font-size-complex="14pt"/>
    </style:style>
    <style:style style:name="P1130" style:parent-style-name="Standard" style:family="paragraph">
      <style:text-properties fo:font-size="14pt" style:font-size-asian="14pt" style:font-size-complex="14pt"/>
    </style:style>
    <style:style style:name="P1131" style:parent-style-name="Standard" style:family="paragraph">
      <style:text-properties fo:font-size="14pt" style:font-size-asian="14pt" style:font-size-complex="14pt"/>
    </style:style>
    <style:style style:name="P1132" style:parent-style-name="Standard" style:family="paragraph">
      <style:text-properties fo:font-size="14pt" style:font-size-asian="14pt" style:font-size-complex="14pt"/>
    </style:style>
    <style:style style:name="P1133" style:parent-style-name="Standard" style:family="paragraph">
      <style:text-properties fo:font-size="14pt" style:font-size-asian="14pt" style:font-size-complex="14pt"/>
    </style:style>
    <style:style style:name="P1134" style:parent-style-name="Standard" style:family="paragraph">
      <style:text-properties fo:font-size="14pt" style:font-size-asian="14pt" style:font-size-complex="14pt"/>
    </style:style>
    <style:style style:name="P1135" style:parent-style-name="Standard" style:family="paragraph">
      <style:text-properties fo:font-size="14pt" style:font-size-asian="14pt" style:font-size-complex="14pt"/>
    </style:style>
    <style:style style:name="P1136" style:parent-style-name="Standard" style:family="paragraph">
      <style:text-properties fo:font-size="14pt" style:font-size-asian="14pt" style:font-size-complex="14pt"/>
    </style:style>
    <style:style style:name="P1137" style:parent-style-name="Standard" style:family="paragraph">
      <style:text-properties fo:font-size="14pt" style:font-size-asian="14pt" style:font-size-complex="14pt"/>
    </style:style>
    <style:style style:name="P1138" style:parent-style-name="Standard" style:family="paragraph">
      <style:text-properties fo:font-size="14pt" style:font-size-asian="14pt" style:font-size-complex="14pt"/>
    </style:style>
    <style:style style:name="P1139" style:parent-style-name="Standard" style:family="paragraph">
      <style:text-properties fo:font-size="14pt" style:font-size-asian="14pt" style:font-size-complex="14pt"/>
    </style:style>
    <style:style style:name="P1140" style:parent-style-name="Standard" style:family="paragraph">
      <style:text-properties fo:font-size="14pt" style:font-size-asian="14pt" style:font-size-complex="14pt"/>
    </style:style>
    <style:style style:name="P1141" style:parent-style-name="Standard" style:family="paragraph">
      <style:text-properties fo:font-size="14pt" style:font-size-asian="14pt" style:font-size-complex="14pt"/>
    </style:style>
    <style:style style:name="P1142" style:parent-style-name="Standard" style:family="paragraph">
      <style:text-properties fo:font-size="14pt" style:font-size-asian="14pt" style:font-size-complex="14pt"/>
    </style:style>
    <style:style style:name="P1143" style:parent-style-name="Standard" style:family="paragraph">
      <style:text-properties fo:font-size="14pt" style:font-size-asian="14pt" style:font-size-complex="14pt"/>
    </style:style>
    <style:style style:name="P1144" style:parent-style-name="Standard" style:family="paragraph">
      <style:text-properties fo:font-size="14pt" style:font-size-asian="14pt" style:font-size-complex="14pt"/>
    </style:style>
    <style:style style:name="P1145" style:parent-style-name="Standard" style:family="paragraph">
      <style:text-properties fo:font-size="14pt" style:font-size-asian="14pt" style:font-size-complex="14pt"/>
    </style:style>
    <style:style style:name="P1146" style:parent-style-name="Standard" style:family="paragraph">
      <style:text-properties fo:font-size="14pt" style:font-size-asian="14pt" style:font-size-complex="14pt"/>
    </style:style>
    <style:style style:name="P1147" style:parent-style-name="Standard" style:family="paragraph">
      <style:text-properties fo:font-size="14pt" style:font-size-asian="14pt" style:font-size-complex="14pt"/>
    </style:style>
    <style:style style:name="P1148" style:parent-style-name="Standard" style:family="paragraph">
      <style:text-properties fo:font-size="14pt" style:font-size-asian="14pt" style:font-size-complex="14pt"/>
    </style:style>
    <style:style style:name="P1149" style:parent-style-name="Standard" style:family="paragraph">
      <style:text-properties fo:font-size="14pt" style:font-size-asian="14pt" style:font-size-complex="14pt"/>
    </style:style>
    <style:style style:name="P1150" style:parent-style-name="Standard" style:family="paragraph">
      <style:text-properties fo:font-size="14pt" style:font-size-asian="14pt" style:font-size-complex="14pt"/>
    </style:style>
    <style:style style:name="P1151" style:parent-style-name="Standard" style:family="paragraph">
      <style:text-properties fo:font-size="14pt" style:font-size-asian="14pt" style:font-size-complex="14pt"/>
    </style:style>
    <style:style style:name="P1152" style:parent-style-name="Standard" style:family="paragraph">
      <style:text-properties fo:font-size="14pt" style:font-size-asian="14pt" style:font-size-complex="14pt"/>
    </style:style>
    <style:style style:name="P1153" style:parent-style-name="Standard" style:family="paragraph">
      <style:text-properties fo:font-size="14pt" style:font-size-asian="14pt" style:font-size-complex="14pt"/>
    </style:style>
    <style:style style:name="P1154" style:parent-style-name="Standard" style:family="paragraph">
      <style:text-properties fo:font-size="14pt" style:font-size-asian="14pt" style:font-size-complex="14pt"/>
    </style:style>
    <style:style style:name="P1155" style:parent-style-name="Standard" style:family="paragraph">
      <style:text-properties fo:font-size="14pt" style:font-size-asian="14pt" style:font-size-complex="14pt"/>
    </style:style>
    <style:style style:name="P1156" style:parent-style-name="Standard" style:family="paragraph">
      <style:text-properties fo:font-size="14pt" style:font-size-asian="14pt" style:font-size-complex="14pt"/>
    </style:style>
    <style:style style:name="P1157" style:parent-style-name="Standard" style:family="paragraph">
      <style:text-properties fo:font-size="14pt" style:font-size-asian="14pt" style:font-size-complex="14pt"/>
    </style:style>
    <style:style style:name="P1158" style:parent-style-name="Standard" style:family="paragraph">
      <style:text-properties fo:font-size="14pt" style:font-size-asian="14pt" style:font-size-complex="14pt"/>
    </style:style>
    <style:style style:name="P1159" style:parent-style-name="Standard" style:family="paragraph">
      <style:text-properties fo:font-size="14pt" style:font-size-asian="14pt" style:font-size-complex="14pt"/>
    </style:style>
    <style:style style:name="P1160" style:parent-style-name="Standard" style:family="paragraph">
      <style:text-properties fo:font-size="14pt" style:font-size-asian="14pt" style:font-size-complex="14pt"/>
    </style:style>
    <style:style style:name="P1161" style:parent-style-name="Standard" style:family="paragraph">
      <style:text-properties fo:font-size="14pt" style:font-size-asian="14pt" style:font-size-complex="14pt"/>
    </style:style>
    <style:style style:name="P1162" style:parent-style-name="Standard" style:family="paragraph">
      <style:text-properties fo:font-size="14pt" style:font-size-asian="14pt" style:font-size-complex="14pt"/>
    </style:style>
    <style:style style:name="P1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4" style:parent-style-name="Standard" style:family="paragraph">
      <style:text-properties fo:font-size="14pt" style:font-size-asian="14pt" style:font-size-complex="14pt"/>
    </style:style>
    <style:style style:name="P1165" style:parent-style-name="Standard" style:family="paragraph">
      <style:text-properties fo:font-size="14pt" style:font-size-asian="14pt" style:font-size-complex="14pt"/>
    </style:style>
    <style:style style:name="P1166" style:parent-style-name="Standard" style:family="paragraph">
      <style:text-properties fo:font-size="14pt" style:font-size-asian="14pt" style:font-size-complex="14pt"/>
    </style:style>
    <style:style style:name="P1167" style:parent-style-name="Standard" style:family="paragraph">
      <style:text-properties fo:font-size="14pt" style:font-size-asian="14pt" style:font-size-complex="14pt"/>
    </style:style>
    <style:style style:name="P1168" style:parent-style-name="Standard" style:family="paragraph">
      <style:text-properties fo:font-size="14pt" style:font-size-asian="14pt" style:font-size-complex="14pt"/>
    </style:style>
    <style:style style:name="P1169" style:parent-style-name="Standard" style:family="paragraph">
      <style:text-properties fo:font-size="14pt" style:font-size-asian="14pt" style:font-size-complex="14pt"/>
    </style:style>
    <style:style style:name="P1170" style:parent-style-name="Standard" style:family="paragraph">
      <style:text-properties fo:font-size="14pt" style:font-size-asian="14pt" style:font-size-complex="14pt"/>
    </style:style>
    <style:style style:name="P1171" style:parent-style-name="Standard" style:family="paragraph">
      <style:text-properties fo:font-size="14pt" style:font-size-asian="14pt" style:font-size-complex="14pt"/>
    </style:style>
    <style:style style:name="P1172" style:parent-style-name="Standard" style:family="paragraph">
      <style:text-properties fo:font-size="14pt" style:font-size-asian="14pt" style:font-size-complex="14pt"/>
    </style:style>
    <style:style style:name="P1173" style:parent-style-name="Standard" style:family="paragraph">
      <style:text-properties fo:font-size="14pt" style:font-size-asian="14pt" style:font-size-complex="14pt"/>
    </style:style>
    <style:style style:name="P1174" style:parent-style-name="Standard" style:family="paragraph">
      <style:text-properties fo:font-size="14pt" style:font-size-asian="14pt" style:font-size-complex="14pt"/>
    </style:style>
    <style:style style:name="P1175" style:parent-style-name="Standard" style:family="paragraph">
      <style:text-properties fo:font-size="14pt" style:font-size-asian="14pt" style:font-size-complex="14pt"/>
    </style:style>
    <style:style style:name="P1176" style:parent-style-name="Standard" style:family="paragraph">
      <style:text-properties fo:font-size="14pt" style:font-size-asian="14pt" style:font-size-complex="14pt"/>
    </style:style>
    <style:style style:name="P1177" style:parent-style-name="Standard" style:family="paragraph">
      <style:text-properties fo:font-size="14pt" style:font-size-asian="14pt" style:font-size-complex="14pt"/>
    </style:style>
    <style:style style:name="P1178" style:parent-style-name="Standard" style:family="paragraph">
      <style:text-properties fo:font-size="14pt" style:font-size-asian="14pt" style:font-size-complex="14pt"/>
    </style:style>
    <style:style style:name="P1179" style:parent-style-name="Standard" style:family="paragraph">
      <style:text-properties fo:font-size="14pt" style:font-size-asian="14pt" style:font-size-complex="14pt"/>
    </style:style>
    <style:style style:name="P1180" style:parent-style-name="Standard" style:family="paragraph">
      <style:text-properties fo:font-size="14pt" style:font-size-asian="14pt" style:font-size-complex="14pt"/>
    </style:style>
    <style:style style:name="P1181" style:parent-style-name="Standard" style:family="paragraph">
      <style:text-properties fo:font-size="14pt" style:font-size-asian="14pt" style:font-size-complex="14pt"/>
    </style:style>
    <style:style style:name="P1182" style:parent-style-name="Standard" style:family="paragraph">
      <style:text-properties fo:font-size="14pt" style:font-size-asian="14pt" style:font-size-complex="14pt"/>
    </style:style>
    <style:style style:name="P1183" style:parent-style-name="Standard" style:family="paragraph">
      <style:text-properties fo:font-size="14pt" style:font-size-asian="14pt" style:font-size-complex="14pt"/>
    </style:style>
    <style:style style:name="P1184" style:parent-style-name="Standard" style:family="paragraph">
      <style:text-properties fo:font-size="14pt" style:font-size-asian="14pt" style:font-size-complex="14pt"/>
    </style:style>
    <style:style style:name="P1185" style:parent-style-name="Standard" style:family="paragraph">
      <style:text-properties fo:font-size="14pt" style:font-size-asian="14pt" style:font-size-complex="14pt"/>
    </style:style>
    <style:style style:name="P1186" style:parent-style-name="Standard" style:family="paragraph">
      <style:text-properties fo:font-size="14pt" style:font-size-asian="14pt" style:font-size-complex="14pt"/>
    </style:style>
    <style:style style:name="P1187" style:parent-style-name="Standard" style:family="paragraph">
      <style:text-properties fo:font-size="14pt" style:font-size-asian="14pt" style:font-size-complex="14pt"/>
    </style:style>
    <style:style style:name="P1188" style:parent-style-name="Standard" style:family="paragraph">
      <style:text-properties fo:font-size="14pt" style:font-size-asian="14pt" style:font-size-complex="14pt"/>
    </style:style>
    <style:style style:name="P1189" style:parent-style-name="Standard" style:family="paragraph">
      <style:text-properties fo:font-size="14pt" style:font-size-asian="14pt" style:font-size-complex="14pt"/>
    </style:style>
    <style:style style:name="P1190" style:parent-style-name="Standard" style:family="paragraph">
      <style:text-properties fo:font-size="14pt" style:font-size-asian="14pt" style:font-size-complex="14pt"/>
    </style:style>
    <style:style style:name="P1191" style:parent-style-name="Standard" style:family="paragraph">
      <style:text-properties fo:font-size="14pt" style:font-size-asian="14pt" style:font-size-complex="14pt"/>
    </style:style>
    <style:style style:name="P1192" style:parent-style-name="Standard" style:family="paragraph">
      <style:text-properties fo:font-size="14pt" style:font-size-asian="14pt" style:font-size-complex="14pt"/>
    </style:style>
    <style:style style:name="P1193" style:parent-style-name="Standard" style:family="paragraph">
      <style:text-properties fo:font-size="14pt" style:font-size-asian="14pt" style:font-size-complex="14pt"/>
    </style:style>
    <style:style style:name="P1194" style:parent-style-name="Standard" style:family="paragraph">
      <style:text-properties fo:font-size="14pt" style:font-size-asian="14pt" style:font-size-complex="14pt"/>
    </style:style>
    <style:style style:name="P1195" style:parent-style-name="Standard" style:family="paragraph">
      <style:text-properties fo:font-size="14pt" style:font-size-asian="14pt" style:font-size-complex="14pt"/>
    </style:style>
    <style:style style:name="P1196" style:parent-style-name="Standard" style:family="paragraph">
      <style:text-properties fo:font-size="14pt" style:font-size-asian="14pt" style:font-size-complex="14pt"/>
    </style:style>
    <style:style style:name="P1197" style:parent-style-name="Standard" style:family="paragraph">
      <style:text-properties fo:font-size="14pt" style:font-size-asian="14pt" style:font-size-complex="14pt"/>
    </style:style>
    <style:style style:name="P1198" style:parent-style-name="Standard" style:family="paragraph">
      <style:text-properties fo:font-size="14pt" style:font-size-asian="14pt" style:font-size-complex="14pt"/>
    </style:style>
    <style:style style:name="P1199" style:parent-style-name="Standard" style:family="paragraph">
      <style:text-properties fo:font-size="14pt" style:font-size-asian="14pt" style:font-size-complex="14pt"/>
    </style:style>
    <style:style style:name="P1200" style:parent-style-name="Standard" style:family="paragraph">
      <style:text-properties fo:font-size="14pt" style:font-size-asian="14pt" style:font-size-complex="14pt"/>
    </style:style>
    <style:style style:name="P1201" style:parent-style-name="Standard" style:family="paragraph">
      <style:text-properties fo:font-size="14pt" style:font-size-asian="14pt" style:font-size-complex="14pt"/>
    </style:style>
    <style:style style:name="P1202" style:parent-style-name="Standard" style:family="paragraph">
      <style:text-properties fo:font-size="14pt" style:font-size-asian="14pt" style:font-size-complex="14pt"/>
    </style:style>
    <style:style style:name="P1203" style:parent-style-name="Standard" style:family="paragraph">
      <style:text-properties fo:font-size="14pt" style:font-size-asian="14pt" style:font-size-complex="14pt"/>
    </style:style>
    <style:style style:name="P1204" style:parent-style-name="Standard" style:family="paragraph">
      <style:text-properties fo:font-size="14pt" style:font-size-asian="14pt" style:font-size-complex="14pt"/>
    </style:style>
    <style:style style:name="P1205" style:parent-style-name="Standard" style:family="paragraph">
      <style:text-properties fo:font-size="14pt" style:font-size-asian="14pt" style:font-size-complex="14pt"/>
    </style:style>
    <style:style style:name="P1206" style:parent-style-name="Standard" style:family="paragraph">
      <style:text-properties fo:font-size="14pt" style:font-size-asian="14pt" style:font-size-complex="14pt"/>
    </style:style>
    <style:style style:name="P1207" style:parent-style-name="Standard" style:family="paragraph">
      <style:text-properties fo:font-size="14pt" style:font-size-asian="14pt" style:font-size-complex="14pt"/>
    </style:style>
    <style:style style:name="P1208" style:parent-style-name="Standard" style:family="paragraph">
      <style:text-properties fo:font-size="14pt" style:font-size-asian="14pt" style:font-size-complex="14pt"/>
    </style:style>
    <style:style style:name="P1209" style:parent-style-name="Standard" style:family="paragraph">
      <style:text-properties fo:font-size="14pt" style:font-size-asian="14pt" style:font-size-complex="14pt"/>
    </style:style>
    <style:style style:name="P1210" style:parent-style-name="Standard" style:family="paragraph">
      <style:text-properties fo:font-size="14pt" style:font-size-asian="14pt" style:font-size-complex="14pt"/>
    </style:style>
    <style:style style:name="P1211" style:parent-style-name="Standard" style:family="paragraph">
      <style:text-properties fo:font-size="14pt" style:font-size-asian="14pt" style:font-size-complex="14pt"/>
    </style:style>
    <style:style style:name="P1212" style:parent-style-name="Standard" style:family="paragraph">
      <style:text-properties fo:font-size="14pt" style:font-size-asian="14pt" style:font-size-complex="14pt"/>
    </style:style>
    <style:style style:name="P1213" style:parent-style-name="Standard" style:family="paragraph">
      <style:text-properties fo:font-size="14pt" style:font-size-asian="14pt" style:font-size-complex="14pt"/>
    </style:style>
    <style:style style:name="P1214" style:parent-style-name="Standard" style:family="paragraph">
      <style:text-properties fo:font-size="14pt" style:font-size-asian="14pt" style:font-size-complex="14pt"/>
    </style:style>
    <style:style style:name="P1215" style:parent-style-name="Standard" style:family="paragraph">
      <style:text-properties fo:font-size="14pt" style:font-size-asian="14pt" style:font-size-complex="14pt"/>
    </style:style>
    <style:style style:name="P1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49" style:parent-style-name="DefaultParagraphFont" style:family="text">
      <style:text-properties fo:font-size="16pt" style:font-size-asian="16pt" style:font-size-complex="16pt"/>
    </style:style>
    <style:style style:name="P1250" style:parent-style-name="Standard" style:family="paragraph">
      <style:text-properties fo:font-size="16pt" style:font-size-asian="16pt" style:font-size-complex="16pt"/>
    </style:style>
    <style:style style:name="P1251" style:parent-style-name="Standard" style:family="paragraph">
      <style:text-properties fo:font-size="16pt" style:font-size-asian="16pt" style:font-size-complex="16pt"/>
    </style:style>
    <style:style style:name="P1252" style:parent-style-name="Standard" style:family="paragraph">
      <style:text-properties fo:font-size="14pt" style:font-size-asian="14pt" style:font-size-complex="14pt"/>
    </style:style>
    <style:style style:name="P1253" style:parent-style-name="Standard" style:family="paragraph">
      <style:text-properties fo:font-size="14pt" style:font-size-asian="14pt" style:font-size-complex="14pt"/>
    </style:style>
    <style:style style:name="P1254" style:parent-style-name="Standard" style:family="paragraph">
      <style:text-properties fo:font-size="14pt" style:font-size-asian="14pt" style:font-size-complex="14pt"/>
    </style:style>
    <style:style style:name="P1255" style:parent-style-name="Standard" style:family="paragraph">
      <style:text-properties fo:font-size="14pt" style:font-size-asian="14pt" style:font-size-complex="14pt"/>
    </style:style>
    <style:style style:name="P1256" style:parent-style-name="Standard" style:family="paragraph">
      <style:text-properties fo:font-size="14pt" style:font-size-asian="14pt" style:font-size-complex="14pt"/>
    </style:style>
    <style:style style:name="P1257" style:parent-style-name="Standard" style:family="paragraph">
      <style:text-properties fo:font-size="14pt" style:font-size-asian="14pt" style:font-size-complex="14pt"/>
    </style:style>
    <style:style style:name="P1258" style:parent-style-name="Standard" style:family="paragraph">
      <style:text-properties fo:font-size="14pt" style:font-size-asian="14pt" style:font-size-complex="14pt"/>
    </style:style>
    <style:style style:name="P1259" style:parent-style-name="Standard" style:family="paragraph">
      <style:text-properties fo:font-size="14pt" style:font-size-asian="14pt" style:font-size-complex="14pt"/>
    </style:style>
    <style:style style:name="P1260" style:parent-style-name="Standard" style:family="paragraph">
      <style:text-properties fo:font-size="14pt" style:font-size-asian="14pt" style:font-size-complex="14pt"/>
    </style:style>
    <style:style style:name="P1261" style:parent-style-name="Standard" style:family="paragraph">
      <style:text-properties fo:font-size="14pt" style:font-size-asian="14pt" style:font-size-complex="14pt"/>
    </style:style>
    <style:style style:name="P1262" style:parent-style-name="Standard" style:family="paragraph">
      <style:text-properties fo:font-size="14pt" style:font-size-asian="14pt" style:font-size-complex="14pt"/>
    </style:style>
    <style:style style:name="P1263" style:parent-style-name="Standard" style:family="paragraph">
      <style:text-properties fo:font-size="14pt" style:font-size-asian="14pt" style:font-size-complex="14pt"/>
    </style:style>
    <style:style style:name="P1264" style:parent-style-name="Standard" style:family="paragraph">
      <style:text-properties fo:font-size="14pt" style:font-size-asian="14pt" style:font-size-complex="14pt"/>
    </style:style>
    <style:style style:name="P1265" style:parent-style-name="Standard" style:family="paragraph">
      <style:text-properties fo:font-size="14pt" style:font-size-asian="14pt" style:font-size-complex="14pt"/>
    </style:style>
    <style:style style:name="P1266" style:parent-style-name="Standard" style:family="paragraph">
      <style:text-properties fo:font-size="14pt" style:font-size-asian="14pt" style:font-size-complex="14pt"/>
    </style:style>
    <style:style style:name="P1267" style:parent-style-name="Standard" style:family="paragraph">
      <style:text-properties fo:font-size="14pt" style:font-size-asian="14pt" style:font-size-complex="14pt"/>
    </style:style>
    <style:style style:name="P1268" style:parent-style-name="Standard" style:family="paragraph">
      <style:text-properties fo:font-size="14pt" style:font-size-asian="14pt" style:font-size-complex="14pt"/>
    </style:style>
    <style:style style:name="P1269" style:parent-style-name="Standard" style:family="paragraph">
      <style:text-properties fo:font-size="14pt" style:font-size-asian="14pt" style:font-size-complex="14pt"/>
    </style:style>
    <style:style style:name="P1270" style:parent-style-name="Standard" style:family="paragraph">
      <style:text-properties fo:font-size="14pt" style:font-size-asian="14pt" style:font-size-complex="14pt"/>
    </style:style>
    <style:style style:name="P1271" style:parent-style-name="Standard" style:family="paragraph">
      <style:text-properties fo:font-size="14pt" style:font-size-asian="14pt" style:font-size-complex="14pt"/>
    </style:style>
    <style:style style:name="P1272" style:parent-style-name="Standard" style:family="paragraph">
      <style:text-properties fo:font-size="14pt" style:font-size-asian="14pt" style:font-size-complex="14pt"/>
    </style:style>
    <style:style style:name="P1273" style:parent-style-name="Standard" style:family="paragraph">
      <style:text-properties fo:font-size="14pt" style:font-size-asian="14pt" style:font-size-complex="14pt"/>
    </style:style>
    <style:style style:name="P1274" style:parent-style-name="Standard" style:family="paragraph">
      <style:text-properties fo:font-size="14pt" style:font-size-asian="14pt" style:font-size-complex="14pt"/>
    </style:style>
    <style:style style:name="P1275" style:parent-style-name="Standard" style:family="paragraph">
      <style:text-properties fo:font-size="14pt" style:font-size-asian="14pt" style:font-size-complex="14pt"/>
    </style:style>
    <style:style style:name="P1276" style:parent-style-name="Standard" style:family="paragraph">
      <style:text-properties fo:font-size="14pt" style:font-size-asian="14pt" style:font-size-complex="14pt"/>
    </style:style>
    <style:style style:name="P1277" style:parent-style-name="Standard" style:family="paragraph">
      <style:text-properties fo:font-size="14pt" style:font-size-asian="14pt" style:font-size-complex="14pt"/>
    </style:style>
    <style:style style:name="P1278" style:parent-style-name="Standard" style:family="paragraph">
      <style:text-properties fo:font-size="14pt" style:font-size-asian="14pt" style:font-size-complex="14pt"/>
    </style:style>
    <style:style style:name="P1279" style:parent-style-name="Standard" style:family="paragraph">
      <style:text-properties fo:font-size="14pt" style:font-size-asian="14pt" style:font-size-complex="14pt"/>
    </style:style>
    <style:style style:name="P1280" style:parent-style-name="Standard" style:family="paragraph">
      <style:text-properties fo:font-size="14pt" style:font-size-asian="14pt" style:font-size-complex="14pt"/>
    </style:style>
    <style:style style:name="P1281" style:parent-style-name="Standard" style:family="paragraph">
      <style:text-properties fo:font-size="14pt" style:font-size-asian="14pt" style:font-size-complex="14pt"/>
    </style:style>
    <style:style style:name="P1282" style:parent-style-name="Standard" style:family="paragraph">
      <style:text-properties fo:font-size="14pt" style:font-size-asian="14pt" style:font-size-complex="14pt"/>
    </style:style>
    <style:style style:name="P1283" style:parent-style-name="Standard" style:family="paragraph">
      <style:text-properties fo:font-size="14pt" style:font-size-asian="14pt" style:font-size-complex="14pt"/>
    </style:style>
    <style:style style:name="P1284" style:parent-style-name="Standard" style:family="paragraph">
      <style:text-properties fo:font-size="14pt" style:font-size-asian="14pt" style:font-size-complex="14pt"/>
    </style:style>
    <style:style style:name="P1285" style:parent-style-name="Standard" style:family="paragraph">
      <style:text-properties fo:font-size="14pt" style:font-size-asian="14pt" style:font-size-complex="14pt"/>
    </style:style>
    <style:style style:name="P1286" style:parent-style-name="Standard" style:family="paragraph">
      <style:text-properties fo:font-size="14pt" style:font-size-asian="14pt" style:font-size-complex="14pt"/>
    </style:style>
    <style:style style:name="P1287" style:parent-style-name="Standard" style:family="paragraph">
      <style:text-properties fo:font-size="14pt" style:font-size-asian="14pt" style:font-size-complex="14pt"/>
    </style:style>
    <style:style style:name="P1288" style:parent-style-name="Standard" style:family="paragraph">
      <style:text-properties fo:font-size="14pt" style:font-size-asian="14pt" style:font-size-complex="14pt"/>
    </style:style>
    <style:style style:name="P1289" style:parent-style-name="Standard" style:family="paragraph">
      <style:text-properties fo:font-size="14pt" style:font-size-asian="14pt" style:font-size-complex="14pt"/>
    </style:style>
    <style:style style:name="P1290" style:parent-style-name="Standard" style:family="paragraph">
      <style:text-properties fo:font-size="14pt" style:font-size-asian="14pt" style:font-size-complex="14pt"/>
    </style:style>
    <style:style style:name="P1291" style:parent-style-name="Standard" style:family="paragraph">
      <style:text-properties fo:font-size="14pt" style:font-size-asian="14pt" style:font-size-complex="14pt"/>
    </style:style>
    <style:style style:name="P1292" style:parent-style-name="Standard" style:family="paragraph">
      <style:text-properties fo:font-size="14pt" style:font-size-asian="14pt" style:font-size-complex="14pt"/>
    </style:style>
    <style:style style:name="P1293" style:parent-style-name="Standard" style:family="paragraph">
      <style:text-properties fo:font-size="14pt" style:font-size-asian="14pt" style:font-size-complex="14pt"/>
    </style:style>
    <style:style style:name="P1294" style:parent-style-name="Standard" style:family="paragraph">
      <style:text-properties fo:font-size="14pt" style:font-size-asian="14pt" style:font-size-complex="14pt"/>
    </style:style>
    <style:style style:name="P1295" style:parent-style-name="Standard" style:family="paragraph">
      <style:text-properties fo:font-size="14pt" style:font-size-asian="14pt" style:font-size-complex="14pt"/>
    </style:style>
    <style:style style:name="P1296" style:parent-style-name="Standard" style:family="paragraph">
      <style:text-properties fo:font-size="14pt" style:font-size-asian="14pt" style:font-size-complex="14pt"/>
    </style:style>
    <style:style style:name="P1297" style:parent-style-name="Standard" style:family="paragraph">
      <style:text-properties fo:font-size="14pt" style:font-size-asian="14pt" style:font-size-complex="14pt"/>
    </style:style>
    <style:style style:name="P1298" style:parent-style-name="Standard" style:family="paragraph">
      <style:text-properties fo:font-size="14pt" style:font-size-asian="14pt" style:font-size-complex="14pt"/>
    </style:style>
    <style:style style:name="P1299" style:parent-style-name="Standard" style:family="paragraph">
      <style:text-properties fo:font-size="14pt" style:font-size-asian="14pt" style:font-size-complex="14pt"/>
    </style:style>
    <style:style style:name="P1300" style:parent-style-name="Standard" style:family="paragraph">
      <style:text-properties fo:font-size="14pt" style:font-size-asian="14pt" style:font-size-complex="14pt"/>
    </style:style>
    <style:style style:name="P1301" style:parent-style-name="Standard" style:family="paragraph">
      <style:text-properties fo:font-size="14pt" style:font-size-asian="14pt" style:font-size-complex="14pt"/>
    </style:style>
    <style:style style:name="P1302" style:parent-style-name="Standard" style:family="paragraph">
      <style:text-properties fo:font-size="14pt" style:font-size-asian="14pt" style:font-size-complex="14pt"/>
    </style:style>
    <style:style style:name="P1303" style:parent-style-name="Standard" style:family="paragraph">
      <style:text-properties fo:font-size="14pt" style:font-size-asian="14pt" style:font-size-complex="14pt"/>
    </style:style>
    <style:style style:name="P1304" style:parent-style-name="Standard" style:family="paragraph">
      <style:text-properties fo:font-size="14pt" style:font-size-asian="14pt" style:font-size-complex="14pt"/>
    </style:style>
    <style:style style:name="P1305" style:parent-style-name="Standard" style:family="paragraph">
      <style:text-properties fo:font-size="14pt" style:font-size-asian="14pt" style:font-size-complex="14pt"/>
    </style:style>
    <style:style style:name="P1306" style:parent-style-name="Standard" style:family="paragraph">
      <style:text-properties fo:font-size="14pt" style:font-size-asian="14pt" style:font-size-complex="14pt"/>
    </style:style>
    <style:style style:name="P1307" style:parent-style-name="Standard" style:family="paragraph">
      <style:text-properties fo:font-size="14pt" style:font-size-asian="14pt" style:font-size-complex="14pt"/>
    </style:style>
    <style:style style:name="P1308" style:parent-style-name="Standard" style:family="paragraph">
      <style:text-properties fo:font-size="14pt" style:font-size-asian="14pt" style:font-size-complex="14pt"/>
    </style:style>
    <style:style style:name="P1309" style:parent-style-name="Standard" style:family="paragraph">
      <style:text-properties fo:font-size="14pt" style:font-size-asian="14pt" style:font-size-complex="14pt"/>
    </style:style>
    <style:style style:name="P1310" style:parent-style-name="Standard" style:family="paragraph">
      <style:text-properties fo:font-size="14pt" style:font-size-asian="14pt" style:font-size-complex="14pt"/>
    </style:style>
    <style:style style:name="P1311" style:parent-style-name="Standard" style:family="paragraph">
      <style:text-properties fo:font-size="14pt" style:font-size-asian="14pt" style:font-size-complex="14pt"/>
    </style:style>
    <style:style style:name="P1312" style:parent-style-name="Standard" style:family="paragraph">
      <style:text-properties fo:font-size="14pt" style:font-size-asian="14pt" style:font-size-complex="14pt"/>
    </style:style>
    <style:style style:name="P1313" style:parent-style-name="Standard" style:family="paragraph">
      <style:text-properties fo:font-size="14pt" style:font-size-asian="14pt" style:font-size-complex="14pt"/>
    </style:style>
    <style:style style:name="P1314" style:parent-style-name="Standard" style:family="paragraph">
      <style:text-properties fo:font-size="14pt" style:font-size-asian="14pt" style:font-size-complex="14pt"/>
    </style:style>
    <style:style style:name="P1315" style:parent-style-name="Standard" style:family="paragraph">
      <style:text-properties fo:font-size="14pt" style:font-size-asian="14pt" style:font-size-complex="14pt"/>
    </style:style>
    <style:style style:name="P1316" style:parent-style-name="Standard" style:family="paragraph">
      <style:text-properties fo:font-size="14pt" style:font-size-asian="14pt" style:font-size-complex="14pt"/>
    </style:style>
    <style:style style:name="P1317" style:parent-style-name="Standard" style:family="paragraph">
      <style:text-properties fo:font-size="14pt" style:font-size-asian="14pt" style:font-size-complex="14pt"/>
    </style:style>
    <style:style style:name="P1318" style:parent-style-name="Standard" style:family="paragraph">
      <style:text-properties fo:font-size="14pt" style:font-size-asian="14pt" style:font-size-complex="14pt"/>
    </style:style>
    <style:style style:name="P1319" style:parent-style-name="Standard" style:family="paragraph">
      <style:text-properties fo:font-size="14pt" style:font-size-asian="14pt" style:font-size-complex="14pt"/>
    </style:style>
    <style:style style:name="P1320" style:parent-style-name="Standard" style:family="paragraph">
      <style:text-properties fo:font-size="14pt" style:font-size-asian="14pt" style:font-size-complex="14pt"/>
    </style:style>
    <style:style style:name="P1321" style:parent-style-name="Standard" style:family="paragraph">
      <style:text-properties fo:font-size="14pt" style:font-size-asian="14pt" style:font-size-complex="14pt"/>
    </style:style>
    <style:style style:name="P1322" style:parent-style-name="Standard" style:family="paragraph">
      <style:text-properties fo:font-size="14pt" style:font-size-asian="14pt" style:font-size-complex="14pt"/>
    </style:style>
    <style:style style:name="P1323" style:parent-style-name="Standard" style:family="paragraph">
      <style:text-properties fo:font-size="14pt" style:font-size-asian="14pt" style:font-size-complex="14pt"/>
    </style:style>
    <style:style style:name="P1324" style:parent-style-name="Standard" style:family="paragraph">
      <style:text-properties fo:font-size="14pt" style:font-size-asian="14pt" style:font-size-complex="14pt"/>
    </style:style>
    <style:style style:name="P1325" style:parent-style-name="Standard" style:family="paragraph">
      <style:text-properties fo:font-size="14pt" style:font-size-asian="14pt" style:font-size-complex="14pt"/>
    </style:style>
    <style:style style:name="P1326" style:parent-style-name="Standard" style:family="paragraph">
      <style:text-properties fo:font-size="14pt" style:font-size-asian="14pt" style:font-size-complex="14pt"/>
    </style:style>
    <style:style style:name="P1327" style:parent-style-name="Standard" style:family="paragraph">
      <style:text-properties fo:font-size="14pt" style:font-size-asian="14pt" style:font-size-complex="14pt"/>
    </style:style>
    <style:style style:name="P1328" style:parent-style-name="Standard" style:family="paragraph">
      <style:text-properties fo:font-size="14pt" style:font-size-asian="14pt" style:font-size-complex="14pt"/>
    </style:style>
    <style:style style:name="P1329" style:parent-style-name="Standard" style:family="paragraph">
      <style:text-properties fo:font-size="14pt" style:font-size-asian="14pt" style:font-size-complex="14pt"/>
    </style:style>
    <style:style style:name="P1330" style:parent-style-name="Standard" style:family="paragraph">
      <style:text-properties fo:font-size="14pt" style:font-size-asian="14pt" style:font-size-complex="14pt"/>
    </style:style>
    <style:style style:name="P1331" style:parent-style-name="Standard" style:family="paragraph">
      <style:text-properties fo:font-size="14pt" style:font-size-asian="14pt" style:font-size-complex="14pt"/>
    </style:style>
    <style:style style:name="P1332" style:parent-style-name="Standard" style:family="paragraph">
      <style:text-properties fo:font-size="14pt" style:font-size-asian="14pt" style:font-size-complex="14pt"/>
    </style:style>
    <style:style style:name="P1333" style:parent-style-name="Standard" style:family="paragraph">
      <style:text-properties fo:font-size="14pt" style:font-size-asian="14pt" style:font-size-complex="14pt"/>
    </style:style>
    <style:style style:name="P1334" style:parent-style-name="Standard" style:family="paragraph">
      <style:text-properties fo:font-size="14pt" style:font-size-asian="14pt" style:font-size-complex="14pt"/>
    </style:style>
    <style:style style:name="P1335" style:parent-style-name="Standard" style:family="paragraph">
      <style:text-properties fo:font-size="14pt" style:font-size-asian="14pt" style:font-size-complex="14pt"/>
    </style:style>
    <style:style style:name="P1336" style:parent-style-name="Standard" style:family="paragraph">
      <style:text-properties fo:font-size="14pt" style:font-size-asian="14pt" style:font-size-complex="14pt"/>
    </style:style>
    <style:style style:name="P1337" style:parent-style-name="Standard" style:family="paragraph">
      <style:text-properties fo:font-size="14pt" style:font-size-asian="14pt" style:font-size-complex="14pt"/>
    </style:style>
    <style:style style:name="P1338" style:parent-style-name="Standard" style:family="paragraph">
      <style:text-properties fo:font-size="14pt" style:font-size-asian="14pt" style:font-size-complex="14pt"/>
    </style:style>
    <style:style style:name="P1339" style:parent-style-name="Standard" style:family="paragraph">
      <style:text-properties fo:font-size="14pt" style:font-size-asian="14pt" style:font-size-complex="14pt"/>
    </style:style>
    <style:style style:name="P1340" style:parent-style-name="Standard" style:family="paragraph">
      <style:text-properties fo:font-size="14pt" style:font-size-asian="14pt" style:font-size-complex="14pt"/>
    </style:style>
    <style:style style:name="P1341" style:parent-style-name="Standard" style:family="paragraph">
      <style:text-properties fo:font-size="14pt" style:font-size-asian="14pt" style:font-size-complex="14pt"/>
    </style:style>
    <style:style style:name="P1342" style:parent-style-name="Standard" style:family="paragraph">
      <style:text-properties fo:font-size="14pt" style:font-size-asian="14pt" style:font-size-complex="14pt"/>
    </style:style>
    <style:style style:name="P1343" style:parent-style-name="Standard" style:family="paragraph">
      <style:text-properties fo:font-size="14pt" style:font-size-asian="14pt" style:font-size-complex="14pt"/>
    </style:style>
    <style:style style:name="P1344" style:parent-style-name="Standard" style:family="paragraph">
      <style:text-properties fo:font-size="14pt" style:font-size-asian="14pt" style:font-size-complex="14pt"/>
    </style:style>
    <style:style style:name="P1345" style:parent-style-name="Standard" style:family="paragraph">
      <style:text-properties fo:font-size="14pt" style:font-size-asian="14pt" style:font-size-complex="14pt"/>
    </style:style>
    <style:style style:name="P1346" style:parent-style-name="Standard" style:family="paragraph">
      <style:text-properties fo:font-size="14pt" style:font-size-asian="14pt" style:font-size-complex="14pt"/>
    </style:style>
    <style:style style:name="P1347" style:parent-style-name="Standard" style:family="paragraph">
      <style:text-properties fo:font-size="14pt" style:font-size-asian="14pt" style:font-size-complex="14pt"/>
    </style:style>
    <style:style style:name="P1348" style:parent-style-name="Standard" style:family="paragraph">
      <style:text-properties fo:font-size="14pt" style:font-size-asian="14pt" style:font-size-complex="14pt"/>
    </style:style>
    <style:style style:name="P1349" style:parent-style-name="Standard" style:family="paragraph">
      <style:text-properties fo:font-size="14pt" style:font-size-asian="14pt" style:font-size-complex="14pt"/>
    </style:style>
    <style:style style:name="P1350" style:parent-style-name="Standard" style:family="paragraph">
      <style:text-properties fo:font-size="14pt" style:font-size-asian="14pt" style:font-size-complex="14pt"/>
    </style:style>
    <style:style style:name="P1351" style:parent-style-name="Standard" style:family="paragraph">
      <style:text-properties fo:font-size="14pt" style:font-size-asian="14pt" style:font-size-complex="14pt"/>
    </style:style>
    <style:style style:name="P1352" style:parent-style-name="Standard" style:family="paragraph">
      <style:text-properties fo:font-size="14pt" style:font-size-asian="14pt" style:font-size-complex="14pt"/>
    </style:style>
    <style:style style:name="P1353" style:parent-style-name="Standard" style:family="paragraph">
      <style:text-properties fo:font-size="14pt" style:font-size-asian="14pt" style:font-size-complex="14pt"/>
    </style:style>
    <style:style style:name="P1354" style:parent-style-name="Standard" style:family="paragraph">
      <style:text-properties fo:font-size="14pt" style:font-size-asian="14pt" style:font-size-complex="14pt"/>
    </style:style>
    <style:style style:name="P1355" style:parent-style-name="Standard" style:family="paragraph">
      <style:text-properties fo:font-size="14pt" style:font-size-asian="14pt" style:font-size-complex="14pt"/>
    </style:style>
    <style:style style:name="P1356" style:parent-style-name="Standard" style:family="paragraph">
      <style:text-properties fo:font-size="14pt" style:font-size-asian="14pt" style:font-size-complex="14pt"/>
    </style:style>
    <style:style style:name="P13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42" style:parent-style-name="DefaultParagraphFont" style:family="text">
      <style:text-properties fo:font-size="16pt" style:font-size-asian="16pt" style:font-size-complex="16pt"/>
    </style:style>
    <style:style style:name="P1443" style:parent-style-name="Standard" style:family="paragraph">
      <style:text-properties fo:font-size="16pt" style:font-size-asian="16pt" style:font-size-complex="16pt"/>
    </style:style>
    <style:style style:name="P1444" style:parent-style-name="Standard" style:family="paragraph">
      <style:text-properties fo:font-size="14pt" style:font-size-asian="14pt" style:font-size-complex="14pt"/>
    </style:style>
    <style:style style:name="P1445" style:parent-style-name="Standard" style:family="paragraph">
      <style:text-properties fo:font-size="14pt" style:font-size-asian="14pt" style:font-size-complex="14pt"/>
    </style:style>
    <style:style style:name="P1446" style:parent-style-name="Standard" style:family="paragraph">
      <style:text-properties fo:font-size="14pt" style:font-size-asian="14pt" style:font-size-complex="14pt"/>
    </style:style>
    <style:style style:name="P1447" style:parent-style-name="Standard" style:family="paragraph">
      <style:text-properties fo:font-size="14pt" style:font-size-asian="14pt" style:font-size-complex="14pt"/>
    </style:style>
    <style:style style:name="P1448" style:parent-style-name="Standard" style:family="paragraph">
      <style:text-properties fo:font-size="14pt" style:font-size-asian="14pt" style:font-size-complex="14pt"/>
    </style:style>
    <style:style style:name="P1449" style:parent-style-name="Standard" style:family="paragraph">
      <style:text-properties fo:font-size="14pt" style:font-size-asian="14pt" style:font-size-complex="14pt"/>
    </style:style>
    <style:style style:name="P1450" style:parent-style-name="Standard" style:family="paragraph">
      <style:text-properties fo:font-size="14pt" style:font-size-asian="14pt" style:font-size-complex="14pt"/>
    </style:style>
    <style:style style:name="P1451" style:parent-style-name="Standard" style:family="paragraph">
      <style:text-properties fo:font-size="14pt" style:font-size-asian="14pt" style:font-size-complex="14pt"/>
    </style:style>
    <style:style style:name="P1452" style:parent-style-name="Standard" style:family="paragraph">
      <style:text-properties fo:font-size="14pt" style:font-size-asian="14pt" style:font-size-complex="14pt"/>
    </style:style>
    <style:style style:name="P1453" style:parent-style-name="Standard" style:family="paragraph">
      <style:text-properties fo:font-size="14pt" style:font-size-asian="14pt" style:font-size-complex="14pt"/>
    </style:style>
    <style:style style:name="P1454" style:parent-style-name="Standard" style:family="paragraph">
      <style:text-properties fo:font-size="14pt" style:font-size-asian="14pt" style:font-size-complex="14pt"/>
    </style:style>
    <style:style style:name="P1455" style:parent-style-name="Standard" style:family="paragraph">
      <style:text-properties fo:font-size="14pt" style:font-size-asian="14pt" style:font-size-complex="14pt"/>
    </style:style>
    <style:style style:name="P1456" style:parent-style-name="Standard" style:family="paragraph">
      <style:text-properties fo:font-size="14pt" style:font-size-asian="14pt" style:font-size-complex="14pt"/>
    </style:style>
    <style:style style:name="P1457" style:parent-style-name="Standard" style:family="paragraph">
      <style:text-properties fo:font-size="14pt" style:font-size-asian="14pt" style:font-size-complex="14pt"/>
    </style:style>
    <style:style style:name="P1458" style:parent-style-name="Standard" style:family="paragraph">
      <style:text-properties fo:font-size="14pt" style:font-size-asian="14pt" style:font-size-complex="14pt"/>
    </style:style>
    <style:style style:name="P1459" style:parent-style-name="Standard" style:family="paragraph">
      <style:text-properties fo:font-size="14pt" style:font-size-asian="14pt" style:font-size-complex="14pt"/>
    </style:style>
    <style:style style:name="P1460" style:parent-style-name="Standard" style:family="paragraph">
      <style:text-properties fo:font-size="14pt" style:font-size-asian="14pt" style:font-size-complex="14pt"/>
    </style:style>
    <style:style style:name="P1461" style:parent-style-name="Standard" style:family="paragraph">
      <style:text-properties fo:font-size="14pt" style:font-size-asian="14pt" style:font-size-complex="14pt"/>
    </style:style>
    <style:style style:name="P1462" style:parent-style-name="Standard" style:family="paragraph">
      <style:text-properties fo:font-size="14pt" style:font-size-asian="14pt" style:font-size-complex="14pt"/>
    </style:style>
    <style:style style:name="P1463" style:parent-style-name="Standard" style:family="paragraph">
      <style:text-properties fo:font-size="14pt" style:font-size-asian="14pt" style:font-size-complex="14pt"/>
    </style:style>
    <style:style style:name="P1464" style:parent-style-name="Standard" style:family="paragraph">
      <style:text-properties fo:font-size="14pt" style:font-size-asian="14pt" style:font-size-complex="14pt"/>
    </style:style>
    <style:style style:name="P1465" style:parent-style-name="Standard" style:family="paragraph">
      <style:text-properties fo:font-size="14pt" style:font-size-asian="14pt" style:font-size-complex="14pt"/>
    </style:style>
    <style:style style:name="P1466" style:parent-style-name="Standard" style:family="paragraph">
      <style:text-properties fo:font-size="14pt" style:font-size-asian="14pt" style:font-size-complex="14pt"/>
    </style:style>
    <style:style style:name="P1467" style:parent-style-name="Standard" style:family="paragraph">
      <style:text-properties fo:font-size="14pt" style:font-size-asian="14pt" style:font-size-complex="14pt"/>
    </style:style>
    <style:style style:name="P1468" style:parent-style-name="Standard" style:family="paragraph">
      <style:text-properties fo:font-size="14pt" style:font-size-asian="14pt" style:font-size-complex="14pt"/>
    </style:style>
    <style:style style:name="P1469" style:parent-style-name="Standard" style:family="paragraph">
      <style:text-properties fo:font-size="14pt" style:font-size-asian="14pt" style:font-size-complex="14pt"/>
    </style:style>
    <style:style style:name="P1470" style:parent-style-name="Standard" style:family="paragraph">
      <style:text-properties fo:font-size="14pt" style:font-size-asian="14pt" style:font-size-complex="14pt"/>
    </style:style>
    <style:style style:name="P1471" style:parent-style-name="Standard" style:family="paragraph">
      <style:text-properties fo:font-size="14pt" style:font-size-asian="14pt" style:font-size-complex="14pt"/>
    </style:style>
    <style:style style:name="P1472" style:parent-style-name="Standard" style:family="paragraph">
      <style:text-properties fo:font-size="14pt" style:font-size-asian="14pt" style:font-size-complex="14pt"/>
    </style:style>
    <style:style style:name="P1473" style:parent-style-name="Standard" style:family="paragraph">
      <style:text-properties fo:font-size="14pt" style:font-size-asian="14pt" style:font-size-complex="14pt"/>
    </style:style>
    <style:style style:name="P1474" style:parent-style-name="Standard" style:family="paragraph">
      <style:text-properties fo:font-size="14pt" style:font-size-asian="14pt" style:font-size-complex="14pt"/>
    </style:style>
    <style:style style:name="P1475" style:parent-style-name="Standard" style:family="paragraph">
      <style:text-properties fo:font-size="14pt" style:font-size-asian="14pt" style:font-size-complex="14pt"/>
    </style:style>
    <style:style style:name="P1476" style:parent-style-name="Standard" style:family="paragraph">
      <style:text-properties fo:font-size="14pt" style:font-size-asian="14pt" style:font-size-complex="14pt"/>
    </style:style>
    <style:style style:name="P1477" style:parent-style-name="Standard" style:family="paragraph">
      <style:text-properties fo:font-size="14pt" style:font-size-asian="14pt" style:font-size-complex="14pt"/>
    </style:style>
    <style:style style:name="P1478" style:parent-style-name="Standard" style:family="paragraph">
      <style:text-properties fo:font-size="14pt" style:font-size-asian="14pt" style:font-size-complex="14pt"/>
    </style:style>
    <style:style style:name="P1479" style:parent-style-name="Standard" style:family="paragraph">
      <style:text-properties fo:font-size="14pt" style:font-size-asian="14pt" style:font-size-complex="14pt"/>
    </style:style>
    <style:style style:name="P1480" style:parent-style-name="Standard" style:family="paragraph">
      <style:text-properties fo:font-size="14pt" style:font-size-asian="14pt" style:font-size-complex="14pt"/>
    </style:style>
    <style:style style:name="P1481" style:parent-style-name="Standard" style:family="paragraph">
      <style:text-properties fo:font-size="14pt" style:font-size-asian="14pt" style:font-size-complex="14pt"/>
    </style:style>
    <style:style style:name="P1482" style:parent-style-name="Standard" style:family="paragraph">
      <style:text-properties fo:font-size="14pt" style:font-size-asian="14pt" style:font-size-complex="14pt"/>
    </style:style>
    <style:style style:name="P1483" style:parent-style-name="Standard" style:family="paragraph">
      <style:text-properties fo:font-size="14pt" style:font-size-asian="14pt" style:font-size-complex="14pt"/>
    </style:style>
    <style:style style:name="P1484" style:parent-style-name="Standard" style:family="paragraph">
      <style:text-properties fo:font-size="14pt" style:font-size-asian="14pt" style:font-size-complex="14pt"/>
    </style:style>
    <style:style style:name="P1485" style:parent-style-name="Standard" style:family="paragraph">
      <style:text-properties fo:font-size="14pt" style:font-size-asian="14pt" style:font-size-complex="14pt"/>
    </style:style>
    <style:style style:name="P1486" style:parent-style-name="Standard" style:family="paragraph">
      <style:text-properties fo:font-size="14pt" style:font-size-asian="14pt" style:font-size-complex="14pt"/>
    </style:style>
    <style:style style:name="P1487" style:parent-style-name="Standard" style:family="paragraph">
      <style:text-properties fo:font-size="14pt" style:font-size-asian="14pt" style:font-size-complex="14pt"/>
    </style:style>
    <style:style style:name="P1488" style:parent-style-name="Standard" style:family="paragraph">
      <style:text-properties fo:font-size="14pt" style:font-size-asian="14pt" style:font-size-complex="14pt"/>
    </style:style>
    <style:style style:name="P1489" style:parent-style-name="Standard" style:family="paragraph">
      <style:text-properties fo:font-size="14pt" style:font-size-asian="14pt" style:font-size-complex="14pt"/>
    </style:style>
    <style:style style:name="P1490" style:parent-style-name="Standard" style:family="paragraph">
      <style:text-properties fo:font-size="14pt" style:font-size-asian="14pt" style:font-size-complex="14pt"/>
    </style:style>
    <style:style style:name="P1491" style:parent-style-name="Standard" style:family="paragraph">
      <style:text-properties fo:font-size="14pt" style:font-size-asian="14pt" style:font-size-complex="14pt"/>
    </style:style>
    <style:style style:name="P1492" style:parent-style-name="Standard" style:family="paragraph">
      <style:text-properties fo:font-size="14pt" style:font-size-asian="14pt" style:font-size-complex="14pt"/>
    </style:style>
    <style:style style:name="P1493" style:parent-style-name="Standard" style:family="paragraph">
      <style:text-properties fo:font-size="14pt" style:font-size-asian="14pt" style:font-size-complex="14pt"/>
    </style:style>
    <style:style style:name="P1494" style:parent-style-name="Standard" style:family="paragraph">
      <style:text-properties fo:font-size="14pt" style:font-size-asian="14pt" style:font-size-complex="14pt"/>
    </style:style>
    <style:style style:name="P1495" style:parent-style-name="Standard" style:family="paragraph">
      <style:text-properties fo:font-size="14pt" style:font-size-asian="14pt" style:font-size-complex="14pt"/>
    </style:style>
    <style:style style:name="P1496" style:parent-style-name="Standard" style:family="paragraph">
      <style:text-properties fo:font-size="14pt" style:font-size-asian="14pt" style:font-size-complex="14pt"/>
    </style:style>
    <style:style style:name="P1497" style:parent-style-name="Standard" style:family="paragraph">
      <style:text-properties fo:font-size="14pt" style:font-size-asian="14pt" style:font-size-complex="14pt"/>
    </style:style>
    <style:style style:name="P1498" style:parent-style-name="Standard" style:family="paragraph">
      <style:text-properties fo:font-size="14pt" style:font-size-asian="14pt" style:font-size-complex="14pt"/>
    </style:style>
    <style:style style:name="P1499" style:parent-style-name="Standard" style:family="paragraph">
      <style:text-properties fo:font-size="14pt" style:font-size-asian="14pt" style:font-size-complex="14pt"/>
    </style:style>
    <style:style style:name="P1500" style:parent-style-name="Standard" style:family="paragraph">
      <style:text-properties fo:font-size="14pt" style:font-size-asian="14pt" style:font-size-complex="14pt"/>
    </style:style>
    <style:style style:name="P1501" style:parent-style-name="Standard" style:family="paragraph">
      <style:text-properties fo:font-size="14pt" style:font-size-asian="14pt" style:font-size-complex="14pt"/>
    </style:style>
    <style:style style:name="P1502" style:parent-style-name="Standard" style:family="paragraph">
      <style:text-properties fo:font-size="14pt" style:font-size-asian="14pt" style:font-size-complex="14pt"/>
    </style:style>
    <style:style style:name="P1503" style:parent-style-name="Standard" style:family="paragraph">
      <style:text-properties fo:font-size="14pt" style:font-size-asian="14pt" style:font-size-complex="14pt"/>
    </style:style>
    <style:style style:name="P1504" style:parent-style-name="Standard" style:family="paragraph">
      <style:text-properties fo:font-size="14pt" style:font-size-asian="14pt" style:font-size-complex="14pt"/>
    </style:style>
    <style:style style:name="P1505" style:parent-style-name="Standard" style:family="paragraph">
      <style:text-properties fo:font-size="14pt" style:font-size-asian="14pt" style:font-size-complex="14pt"/>
    </style:style>
    <style:style style:name="P1506" style:parent-style-name="Standard" style:family="paragraph">
      <style:text-properties fo:font-size="14pt" style:font-size-asian="14pt" style:font-size-complex="14pt"/>
    </style:style>
    <style:style style:name="P1507" style:parent-style-name="Standard" style:family="paragraph">
      <style:text-properties fo:font-size="14pt" style:font-size-asian="14pt" style:font-size-complex="14pt"/>
    </style:style>
    <style:style style:name="P1508" style:parent-style-name="Standard" style:family="paragraph">
      <style:text-properties fo:font-size="14pt" style:font-size-asian="14pt" style:font-size-complex="14pt"/>
    </style:style>
    <style:style style:name="P1509" style:parent-style-name="Standard" style:family="paragraph">
      <style:text-properties fo:font-size="14pt" style:font-size-asian="14pt" style:font-size-complex="14pt"/>
    </style:style>
    <style:style style:name="P1510" style:parent-style-name="Standard" style:family="paragraph">
      <style:text-properties fo:font-size="14pt" style:font-size-asian="14pt" style:font-size-complex="14pt"/>
    </style:style>
    <style:style style:name="P1511" style:parent-style-name="Standard" style:family="paragraph">
      <style:text-properties fo:font-size="14pt" style:font-size-asian="14pt" style:font-size-complex="14pt"/>
    </style:style>
    <style:style style:name="P1512" style:parent-style-name="Standard" style:family="paragraph">
      <style:text-properties fo:font-size="14pt" style:font-size-asian="14pt" style:font-size-complex="14pt"/>
    </style:style>
    <style:style style:name="P1513" style:parent-style-name="Standard" style:family="paragraph">
      <style:text-properties fo:font-size="14pt" style:font-size-asian="14pt" style:font-size-complex="14pt"/>
    </style:style>
    <style:style style:name="P1514" style:parent-style-name="Standard" style:family="paragraph">
      <style:text-properties fo:font-size="14pt" style:font-size-asian="14pt" style:font-size-complex="14pt"/>
    </style:style>
    <style:style style:name="P15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9" style:parent-style-name="Standard" style:family="paragraph">
      <style:text-properties fo:font-size="14pt" style:font-size-asian="14pt" style:font-size-complex="14pt"/>
    </style:style>
    <style:style style:name="P1530" style:parent-style-name="Standard" style:family="paragraph">
      <style:text-properties fo:font-size="14pt" style:font-size-asian="14pt" style:font-size-complex="14pt"/>
    </style:style>
    <style:style style:name="P1531" style:parent-style-name="Standard" style:family="paragraph">
      <style:text-properties fo:font-size="14pt" style:font-size-asian="14pt" style:font-size-complex="14pt"/>
    </style:style>
    <style:style style:name="P1532" style:parent-style-name="Standard" style:family="paragraph">
      <style:text-properties fo:font-size="14pt" style:font-size-asian="14pt" style:font-size-complex="14pt"/>
    </style:style>
    <style:style style:name="P1533" style:parent-style-name="Standard" style:family="paragraph">
      <style:text-properties fo:font-size="14pt" style:font-size-asian="14pt" style:font-size-complex="14pt"/>
    </style:style>
    <style:style style:name="P1534" style:parent-style-name="Standard" style:family="paragraph">
      <style:text-properties fo:font-size="14pt" style:font-size-asian="14pt" style:font-size-complex="14pt"/>
    </style:style>
    <style:style style:name="P1535" style:parent-style-name="Standard" style:family="paragraph">
      <style:text-properties fo:font-size="14pt" style:font-size-asian="14pt" style:font-size-complex="14pt"/>
    </style:style>
    <style:style style:name="P1536" style:parent-style-name="Standard" style:family="paragraph">
      <style:text-properties fo:font-size="14pt" style:font-size-asian="14pt" style:font-size-complex="14pt"/>
    </style:style>
    <style:style style:name="P1537" style:parent-style-name="Standard" style:family="paragraph">
      <style:text-properties fo:font-size="14pt" style:font-size-asian="14pt" style:font-size-complex="14pt"/>
    </style:style>
    <style:style style:name="P1538" style:parent-style-name="Standard" style:family="paragraph">
      <style:text-properties fo:font-size="14pt" style:font-size-asian="14pt" style:font-size-complex="14pt"/>
    </style:style>
    <style:style style:name="P1539" style:parent-style-name="Standard" style:family="paragraph">
      <style:text-properties fo:font-size="14pt" style:font-size-asian="14pt" style:font-size-complex="14pt"/>
    </style:style>
    <style:style style:name="P1540" style:parent-style-name="Standard" style:family="paragraph">
      <style:text-properties fo:font-size="14pt" style:font-size-asian="14pt" style:font-size-complex="14pt"/>
    </style:style>
    <style:style style:name="P1541" style:parent-style-name="Standard" style:family="paragraph">
      <style:text-properties fo:font-size="14pt" style:font-size-asian="14pt" style:font-size-complex="14pt"/>
    </style:style>
    <style:style style:name="P1542" style:parent-style-name="Standard" style:family="paragraph">
      <style:text-properties fo:font-size="14pt" style:font-size-asian="14pt" style:font-size-complex="14pt"/>
    </style:style>
    <style:style style:name="P1543" style:parent-style-name="Standard" style:family="paragraph">
      <style:text-properties fo:font-size="14pt" style:font-size-asian="14pt" style:font-size-complex="14pt"/>
    </style:style>
    <style:style style:name="P1544" style:parent-style-name="Standard" style:family="paragraph">
      <style:text-properties fo:font-size="14pt" style:font-size-asian="14pt" style:font-size-complex="14pt"/>
    </style:style>
    <style:style style:name="P1545" style:parent-style-name="Standard" style:family="paragraph">
      <style:text-properties fo:font-size="14pt" style:font-size-asian="14pt" style:font-size-complex="14pt"/>
    </style:style>
    <style:style style:name="P1546" style:parent-style-name="Standard" style:family="paragraph">
      <style:text-properties fo:font-size="14pt" style:font-size-asian="14pt" style:font-size-complex="14pt"/>
    </style:style>
    <style:style style:name="P1547" style:parent-style-name="Standard" style:family="paragraph">
      <style:text-properties fo:font-size="14pt" style:font-size-asian="14pt" style:font-size-complex="14pt"/>
    </style:style>
    <style:style style:name="P1548" style:parent-style-name="Standard" style:family="paragraph">
      <style:text-properties fo:font-size="14pt" style:font-size-asian="14pt" style:font-size-complex="14pt"/>
    </style:style>
    <style:style style:name="P1549" style:parent-style-name="Standard" style:family="paragraph">
      <style:text-properties fo:font-size="14pt" style:font-size-asian="14pt" style:font-size-complex="14pt"/>
    </style:style>
    <style:style style:name="P1550" style:parent-style-name="Standard" style:family="paragraph">
      <style:text-properties fo:font-size="14pt" style:font-size-asian="14pt" style:font-size-complex="14pt"/>
    </style:style>
    <style:style style:name="P1551" style:parent-style-name="Standard" style:family="paragraph">
      <style:text-properties fo:font-size="14pt" style:font-size-asian="14pt" style:font-size-complex="14pt"/>
    </style:style>
    <style:style style:name="P1552" style:parent-style-name="Standard" style:family="paragraph">
      <style:text-properties fo:font-size="14pt" style:font-size-asian="14pt" style:font-size-complex="14pt"/>
    </style:style>
    <style:style style:name="P1553" style:parent-style-name="Standard" style:family="paragraph">
      <style:text-properties fo:font-size="14pt" style:font-size-asian="14pt" style:font-size-complex="14pt"/>
    </style:style>
    <style:style style:name="P1554" style:parent-style-name="Standard" style:family="paragraph">
      <style:text-properties fo:font-size="14pt" style:font-size-asian="14pt" style:font-size-complex="14pt"/>
    </style:style>
    <style:style style:name="P1555" style:parent-style-name="Standard" style:family="paragraph">
      <style:text-properties fo:font-size="14pt" style:font-size-asian="14pt" style:font-size-complex="14pt"/>
    </style:style>
    <style:style style:name="P1556" style:parent-style-name="Standard" style:family="paragraph">
      <style:text-properties fo:font-size="14pt" style:font-size-asian="14pt" style:font-size-complex="14pt"/>
    </style:style>
    <style:style style:name="P1557" style:parent-style-name="Standard" style:family="paragraph">
      <style:text-properties fo:font-size="14pt" style:font-size-asian="14pt" style:font-size-complex="14pt"/>
    </style:style>
    <style:style style:name="P1558" style:parent-style-name="Standard" style:family="paragraph">
      <style:text-properties fo:font-size="14pt" style:font-size-asian="14pt" style:font-size-complex="14pt"/>
    </style:style>
    <style:style style:name="P1559" style:parent-style-name="Standard" style:family="paragraph">
      <style:text-properties fo:font-size="14pt" style:font-size-asian="14pt" style:font-size-complex="14pt"/>
    </style:style>
    <style:style style:name="P1560" style:parent-style-name="Standard" style:family="paragraph">
      <style:text-properties fo:font-size="16pt" style:font-size-asian="16pt" style:font-size-complex="16pt"/>
    </style:style>
    <style:style style:name="P1561" style:parent-style-name="Standard" style:family="paragraph">
      <style:text-properties fo:font-size="16pt" style:font-size-asian="16pt" style:font-size-complex="16pt"/>
    </style:style>
    <style:style style:name="P1562" style:parent-style-name="Standard" style:family="paragraph">
      <style:text-properties fo:font-size="16pt" style:font-size-asian="16pt" style:font-size-complex="16pt"/>
    </style:style>
    <style:style style:name="P1563" style:parent-style-name="Standard" style:family="paragraph">
      <style:text-properties fo:font-size="16pt" style:font-size-asian="16pt" style:font-size-complex="16pt"/>
    </style:style>
    <style:style style:name="P1564" style:parent-style-name="Standard" style:family="paragraph">
      <style:text-properties fo:font-size="16pt" style:font-size-asian="16pt" style:font-size-complex="16pt"/>
    </style:style>
    <style:style style:name="P1565" style:parent-style-name="Standard" style:family="paragraph">
      <style:text-properties fo:font-size="16pt" style:font-size-asian="16pt" style:font-size-complex="16pt"/>
    </style:style>
    <style:style style:name="P1566" style:parent-style-name="Standard" style:family="paragraph">
      <style:text-properties fo:font-size="16pt" style:font-size-asian="16pt" style:font-size-complex="16pt"/>
    </style:style>
    <style:style style:name="P1567" style:parent-style-name="Standard" style:family="paragraph">
      <style:text-properties fo:font-size="16pt" style:font-size-asian="16pt" style:font-size-complex="16pt"/>
    </style:style>
    <style:style style:name="P1568" style:parent-style-name="Standard" style:family="paragraph">
      <style:text-properties fo:font-size="16pt" style:font-size-asian="16pt" style:font-size-complex="16pt"/>
    </style:style>
    <style:style style:name="P1569" style:parent-style-name="Standard" style:family="paragraph">
      <style:text-properties fo:font-size="16pt" style:font-size-asian="16pt" style:font-size-complex="16pt"/>
    </style:style>
    <style:style style:name="P1570" style:parent-style-name="Standard" style:family="paragraph">
      <style:text-properties fo:font-size="16pt" style:font-size-asian="16pt" style:font-size-complex="16pt"/>
    </style:style>
    <style:style style:name="P1571" style:parent-style-name="Standard" style:family="paragraph">
      <style:text-properties fo:font-size="16pt" style:font-size-asian="16pt" style:font-size-complex="16pt"/>
    </style:style>
    <style:style style:name="P1572" style:parent-style-name="Standard" style:family="paragraph">
      <style:text-properties fo:font-size="16pt" style:font-size-asian="16pt" style:font-size-complex="16pt"/>
    </style:style>
    <style:style style:name="P1573" style:parent-style-name="Standard" style:family="paragraph">
      <style:text-properties fo:font-size="16pt" style:font-size-asian="16pt" style:font-size-complex="16pt"/>
    </style:style>
    <style:style style:name="P1574" style:parent-style-name="Standard" style:family="paragraph">
      <style:text-properties fo:font-size="16pt" style:font-size-asian="16pt" style:font-size-complex="16pt"/>
    </style:style>
    <style:style style:name="P1575" style:parent-style-name="Standard" style:family="paragraph">
      <style:text-properties fo:font-size="16pt" style:font-size-asian="16pt" style:font-size-complex="16pt"/>
    </style:style>
    <style:style style:name="P1576" style:parent-style-name="Standard" style:family="paragraph">
      <style:text-properties fo:font-size="16pt" style:font-size-asian="16pt" style:font-size-complex="16pt"/>
    </style:style>
    <style:style style:name="P1577" style:parent-style-name="Standard" style:family="paragraph">
      <style:text-properties fo:font-size="16pt" style:font-size-asian="16pt" style:font-size-complex="16pt"/>
    </style:style>
    <style:style style:name="P1578" style:parent-style-name="Standard" style:family="paragraph">
      <style:text-properties fo:font-size="16pt" style:font-size-asian="16pt" style:font-size-complex="16pt"/>
    </style:style>
    <style:style style:name="P1579" style:parent-style-name="Standard" style:family="paragraph">
      <style:text-properties fo:font-size="16pt" style:font-size-asian="16pt" style:font-size-complex="16pt"/>
    </style:style>
    <style:style style:name="P1580" style:parent-style-name="Standard" style:family="paragraph">
      <style:text-properties fo:font-size="16pt" style:font-size-asian="16pt" style:font-size-complex="16pt"/>
    </style:style>
    <style:style style:name="P1581" style:parent-style-name="Standard" style:family="paragraph">
      <style:text-properties fo:font-size="16pt" style:font-size-asian="16pt" style:font-size-complex="16pt"/>
    </style:style>
    <style:style style:name="P1582" style:parent-style-name="Standard" style:family="paragraph">
      <style:text-properties fo:font-size="16pt" style:font-size-asian="16pt" style:font-size-complex="16pt"/>
    </style:style>
    <style:style style:name="P1583" style:parent-style-name="Standard" style:family="paragraph">
      <style:text-properties fo:font-size="16pt" style:font-size-asian="16pt" style:font-size-complex="16pt"/>
    </style:style>
    <style:style style:name="P1584" style:parent-style-name="Standard" style:family="paragraph">
      <style:text-properties fo:font-size="16pt" style:font-size-asian="16pt" style:font-size-complex="16pt"/>
    </style:style>
    <style:style style:name="P1585" style:parent-style-name="Standard" style:family="paragraph">
      <style:text-properties fo:font-size="16pt" style:font-size-asian="16pt" style:font-size-complex="16pt"/>
    </style:style>
    <style:style style:name="P1586" style:parent-style-name="Standard" style:family="paragraph">
      <style:text-properties fo:font-size="16pt" style:font-size-asian="16pt" style:font-size-complex="16pt"/>
    </style:style>
    <style:style style:name="P1587" style:parent-style-name="Standard" style:family="paragraph">
      <style:text-properties fo:font-size="16pt" style:font-size-asian="16pt" style:font-size-complex="16pt"/>
    </style:style>
    <style:style style:name="P1588" style:parent-style-name="Standard" style:family="paragraph">
      <style:text-properties fo:font-size="16pt" style:font-size-asian="16pt" style:font-size-complex="16pt"/>
    </style:style>
    <style:style style:name="P1589" style:parent-style-name="Standard" style:family="paragraph">
      <style:text-properties fo:font-size="16pt" style:font-size-asian="16pt" style:font-size-complex="16pt"/>
    </style:style>
    <style:style style:name="P1590" style:parent-style-name="Standard" style:family="paragraph">
      <style:text-properties fo:font-size="16pt" style:font-size-asian="16pt" style:font-size-complex="16pt"/>
    </style:style>
    <style:style style:name="P1591" style:parent-style-name="Standard" style:family="paragraph">
      <style:text-properties fo:font-size="16pt" style:font-size-asian="16pt" style:font-size-complex="16pt"/>
    </style:style>
    <style:style style:name="P1592" style:parent-style-name="Standard" style:family="paragraph">
      <style:text-properties fo:font-size="16pt" style:font-size-asian="16pt" style:font-size-complex="16pt"/>
    </style:style>
    <style:style style:name="P1593" style:parent-style-name="Standard" style:family="paragraph">
      <style:text-properties fo:font-size="16pt" style:font-size-asian="16pt" style:font-size-complex="16pt"/>
    </style:style>
    <style:style style:name="P1594" style:parent-style-name="Standard" style:family="paragraph">
      <style:text-properties fo:font-size="16pt" style:font-size-asian="16pt" style:font-size-complex="16pt"/>
    </style:style>
    <style:style style:name="P1595" style:parent-style-name="Standard" style:family="paragraph">
      <style:text-properties fo:font-size="16pt" style:font-size-asian="16pt" style:font-size-complex="16pt"/>
    </style:style>
    <style:style style:name="P1596" style:parent-style-name="Standard" style:family="paragraph">
      <style:text-properties fo:font-size="16pt" style:font-size-asian="16pt" style:font-size-complex="16pt"/>
    </style:style>
    <style:style style:name="P1597" style:parent-style-name="Standard" style:family="paragraph">
      <style:text-properties fo:font-size="16pt" style:font-size-asian="16pt" style:font-size-complex="16pt"/>
    </style:style>
    <style:style style:name="P1598" style:parent-style-name="Standard" style:family="paragraph">
      <style:text-properties fo:font-size="16pt" style:font-size-asian="16pt" style:font-size-complex="16pt"/>
    </style:style>
    <style:style style:name="P1599" style:parent-style-name="Standard" style:family="paragraph">
      <style:text-properties fo:font-size="16pt" style:font-size-asian="16pt" style:font-size-complex="16pt"/>
    </style:style>
    <style:style style:name="P1600" style:parent-style-name="Standard" style:family="paragraph">
      <style:text-properties fo:font-size="16pt" style:font-size-asian="16pt" style:font-size-complex="16pt"/>
    </style:style>
    <style:style style:name="P1601" style:parent-style-name="Standard" style:family="paragraph">
      <style:text-properties fo:font-size="16pt" style:font-size-asian="16pt" style:font-size-complex="16pt"/>
    </style:style>
    <style:style style:name="P1602" style:parent-style-name="Standard" style:family="paragraph">
      <style:text-properties fo:font-size="16pt" style:font-size-asian="16pt" style:font-size-complex="16pt"/>
    </style:style>
    <style:style style:name="P1603" style:parent-style-name="Standard" style:family="paragraph">
      <style:text-properties fo:font-size="16pt" style:font-size-asian="16pt" style:font-size-complex="16pt"/>
    </style:style>
    <style:style style:name="P1604" style:parent-style-name="Standard" style:family="paragraph">
      <style:text-properties fo:font-size="16pt" style:font-size-asian="16pt" style:font-size-complex="16pt"/>
    </style:style>
    <style:style style:name="P1605" style:parent-style-name="Standard" style:family="paragraph">
      <style:text-properties fo:font-size="16pt" style:font-size-asian="16pt" style:font-size-complex="16pt"/>
    </style:style>
    <style:style style:name="P1606" style:parent-style-name="Standard" style:family="paragraph">
      <style:text-properties fo:font-size="16pt" style:font-size-asian="16pt" style:font-size-complex="16pt"/>
    </style:style>
    <style:style style:name="P1607" style:parent-style-name="Standard" style:family="paragraph">
      <style:text-properties fo:font-size="16pt" style:font-size-asian="16pt" style:font-size-complex="16pt"/>
    </style:style>
    <style:style style:name="P1608" style:parent-style-name="Standard" style:family="paragraph">
      <style:text-properties fo:font-size="16pt" style:font-size-asian="16pt" style:font-size-complex="16pt"/>
    </style:style>
    <style:style style:name="P1609" style:parent-style-name="Standard" style:family="paragraph">
      <style:text-properties fo:font-size="16pt" style:font-size-asian="16pt" style:font-size-complex="16pt"/>
    </style:style>
    <style:style style:name="P16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21" style:parent-style-name="DefaultParagraphFont" style:family="text">
      <style:text-properties fo:font-size="16pt" style:font-size-asian="16pt" style:font-size-complex="16pt"/>
    </style:style>
    <style:style style:name="P1622" style:parent-style-name="Standard" style:family="paragraph">
      <style:text-properties fo:font-size="16pt" style:font-size-asian="16pt" style:font-size-complex="16pt"/>
    </style:style>
    <style:style style:name="P1623" style:parent-style-name="Standard" style:family="paragraph">
      <style:text-properties fo:font-size="16pt" style:font-size-asian="16pt" style:font-size-complex="16pt"/>
    </style:style>
    <style:style style:name="P1624" style:parent-style-name="Standard" style:family="paragraph">
      <style:text-properties fo:font-size="14pt" style:font-size-asian="14pt" style:font-size-complex="14pt"/>
    </style:style>
    <style:style style:name="P1625" style:parent-style-name="Standard" style:family="paragraph">
      <style:text-properties fo:font-size="14pt" style:font-size-asian="14pt" style:font-size-complex="14pt"/>
    </style:style>
    <style:style style:name="P1626" style:parent-style-name="Standard" style:family="paragraph">
      <style:text-properties fo:font-size="14pt" style:font-size-asian="14pt" style:font-size-complex="14pt"/>
    </style:style>
    <style:style style:name="P1627" style:parent-style-name="Standard" style:family="paragraph">
      <style:text-properties fo:font-size="14pt" style:font-size-asian="14pt" style:font-size-complex="14pt"/>
    </style:style>
    <style:style style:name="P1628" style:parent-style-name="Standard" style:family="paragraph">
      <style:text-properties fo:font-size="14pt" style:font-size-asian="14pt" style:font-size-complex="14pt"/>
    </style:style>
    <style:style style:name="P1629" style:parent-style-name="Standard" style:family="paragraph">
      <style:text-properties fo:font-size="14pt" style:font-size-asian="14pt" style:font-size-complex="14pt"/>
    </style:style>
    <style:style style:name="P1630" style:parent-style-name="Standard" style:family="paragraph">
      <style:text-properties fo:font-size="14pt" style:font-size-asian="14pt" style:font-size-complex="14pt"/>
    </style:style>
    <style:style style:name="P1631" style:parent-style-name="Standard" style:family="paragraph">
      <style:text-properties fo:font-size="14pt" style:font-size-asian="14pt" style:font-size-complex="14pt"/>
    </style:style>
    <style:style style:name="P1632" style:parent-style-name="Standard" style:family="paragraph">
      <style:text-properties fo:font-size="14pt" style:font-size-asian="14pt" style:font-size-complex="14pt"/>
    </style:style>
    <style:style style:name="P1633" style:parent-style-name="Standard" style:family="paragraph">
      <style:text-properties fo:font-size="14pt" style:font-size-asian="14pt" style:font-size-complex="14pt"/>
    </style:style>
    <style:style style:name="P1634" style:parent-style-name="Standard" style:family="paragraph">
      <style:text-properties fo:font-size="14pt" style:font-size-asian="14pt" style:font-size-complex="14pt"/>
    </style:style>
    <style:style style:name="P1635" style:parent-style-name="Standard" style:family="paragraph">
      <style:text-properties fo:font-size="14pt" style:font-size-asian="14pt" style:font-size-complex="14pt"/>
    </style:style>
    <style:style style:name="P1636" style:parent-style-name="Standard" style:family="paragraph">
      <style:text-properties fo:font-size="14pt" style:font-size-asian="14pt" style:font-size-complex="14pt"/>
    </style:style>
    <style:style style:name="P1637" style:parent-style-name="Standard" style:family="paragraph">
      <style:text-properties fo:font-size="14pt" style:font-size-asian="14pt" style:font-size-complex="14pt"/>
    </style:style>
    <style:style style:name="P1638" style:parent-style-name="Standard" style:family="paragraph">
      <style:text-properties fo:font-size="14pt" style:font-size-asian="14pt" style:font-size-complex="14pt"/>
    </style:style>
    <style:style style:name="P1639" style:parent-style-name="Standard" style:family="paragraph">
      <style:text-properties fo:font-size="14pt" style:font-size-asian="14pt" style:font-size-complex="14pt"/>
    </style:style>
    <style:style style:name="P1640" style:parent-style-name="Standard" style:family="paragraph">
      <style:text-properties fo:font-size="14pt" style:font-size-asian="14pt" style:font-size-complex="14pt"/>
    </style:style>
    <style:style style:name="P1641" style:parent-style-name="Standard" style:family="paragraph">
      <style:text-properties fo:font-size="14pt" style:font-size-asian="14pt" style:font-size-complex="14pt"/>
    </style:style>
    <style:style style:name="P1642" style:parent-style-name="Standard" style:family="paragraph">
      <style:text-properties fo:font-size="14pt" style:font-size-asian="14pt" style:font-size-complex="14pt"/>
    </style:style>
    <style:style style:name="P1643" style:parent-style-name="Standard" style:family="paragraph">
      <style:text-properties fo:font-size="14pt" style:font-size-asian="14pt" style:font-size-complex="14pt"/>
    </style:style>
    <style:style style:name="P1644" style:parent-style-name="Standard" style:family="paragraph">
      <style:text-properties fo:font-size="14pt" style:font-size-asian="14pt" style:font-size-complex="14pt"/>
    </style:style>
    <style:style style:name="P1645" style:parent-style-name="Standard" style:family="paragraph">
      <style:text-properties fo:font-size="14pt" style:font-size-asian="14pt" style:font-size-complex="14pt"/>
    </style:style>
    <style:style style:name="P1646" style:parent-style-name="Standard" style:family="paragraph">
      <style:text-properties fo:font-size="14pt" style:font-size-asian="14pt" style:font-size-complex="14pt"/>
    </style:style>
    <style:style style:name="P1647" style:parent-style-name="Standard" style:family="paragraph">
      <style:text-properties fo:font-size="14pt" style:font-size-asian="14pt" style:font-size-complex="14pt"/>
    </style:style>
    <style:style style:name="P1648" style:parent-style-name="Standard" style:family="paragraph">
      <style:text-properties fo:font-size="14pt" style:font-size-asian="14pt" style:font-size-complex="14pt"/>
    </style:style>
    <style:style style:name="P1649" style:parent-style-name="Standard" style:family="paragraph">
      <style:text-properties fo:font-size="14pt" style:font-size-asian="14pt" style:font-size-complex="14pt"/>
    </style:style>
    <style:style style:name="P1650" style:parent-style-name="Standard" style:family="paragraph">
      <style:text-properties fo:font-size="14pt" style:font-size-asian="14pt" style:font-size-complex="14pt"/>
    </style:style>
    <style:style style:name="P1651" style:parent-style-name="Standard" style:family="paragraph">
      <style:text-properties fo:font-size="14pt" style:font-size-asian="14pt" style:font-size-complex="14pt"/>
    </style:style>
    <style:style style:name="P1652" style:parent-style-name="Standard" style:family="paragraph">
      <style:text-properties fo:font-size="14pt" style:font-size-asian="14pt" style:font-size-complex="14pt"/>
    </style:style>
    <style:style style:name="P1653" style:parent-style-name="Standard" style:family="paragraph">
      <style:text-properties fo:font-size="14pt" style:font-size-asian="14pt" style:font-size-complex="14pt"/>
    </style:style>
    <style:style style:name="P1654" style:parent-style-name="Standard" style:family="paragraph">
      <style:text-properties fo:font-size="14pt" style:font-size-asian="14pt" style:font-size-complex="14pt"/>
    </style:style>
    <style:style style:name="P1655" style:parent-style-name="Standard" style:family="paragraph">
      <style:text-properties fo:font-size="14pt" style:font-size-asian="14pt" style:font-size-complex="14pt"/>
    </style:style>
    <style:style style:name="P1656" style:parent-style-name="Standard" style:family="paragraph">
      <style:text-properties fo:font-size="14pt" style:font-size-asian="14pt" style:font-size-complex="14pt"/>
    </style:style>
    <style:style style:name="P1657" style:parent-style-name="Standard" style:family="paragraph">
      <style:text-properties fo:font-size="14pt" style:font-size-asian="14pt" style:font-size-complex="14pt"/>
    </style:style>
    <style:style style:name="P1658" style:parent-style-name="Standard" style:family="paragraph">
      <style:text-properties fo:font-size="14pt" style:font-size-asian="14pt" style:font-size-complex="14pt"/>
    </style:style>
    <style:style style:name="P1659" style:parent-style-name="Standard" style:family="paragraph">
      <style:text-properties fo:font-size="14pt" style:font-size-asian="14pt" style:font-size-complex="14pt"/>
    </style:style>
    <style:style style:name="P1660" style:parent-style-name="Standard" style:family="paragraph">
      <style:text-properties fo:font-size="14pt" style:font-size-asian="14pt" style:font-size-complex="14pt"/>
    </style:style>
    <style:style style:name="P1661" style:parent-style-name="Standard" style:family="paragraph">
      <style:text-properties fo:font-size="14pt" style:font-size-asian="14pt" style:font-size-complex="14pt"/>
    </style:style>
    <style:style style:name="P1662" style:parent-style-name="Standard" style:family="paragraph">
      <style:text-properties fo:font-size="14pt" style:font-size-asian="14pt" style:font-size-complex="14pt"/>
    </style:style>
    <style:style style:name="P1663" style:parent-style-name="Standard" style:family="paragraph">
      <style:text-properties fo:font-size="14pt" style:font-size-asian="14pt" style:font-size-complex="14pt"/>
    </style:style>
    <style:style style:name="P1664" style:parent-style-name="Standard" style:family="paragraph">
      <style:text-properties fo:font-size="14pt" style:font-size-asian="14pt" style:font-size-complex="14pt"/>
    </style:style>
    <style:style style:name="P1665" style:parent-style-name="Standard" style:family="paragraph">
      <style:text-properties fo:font-size="14pt" style:font-size-asian="14pt" style:font-size-complex="14pt"/>
    </style:style>
    <style:style style:name="P1666" style:parent-style-name="Standard" style:family="paragraph">
      <style:text-properties fo:font-size="14pt" style:font-size-asian="14pt" style:font-size-complex="14pt"/>
    </style:style>
    <style:style style:name="P1667" style:parent-style-name="Standard" style:family="paragraph">
      <style:text-properties fo:font-size="14pt" style:font-size-asian="14pt" style:font-size-complex="14pt"/>
    </style:style>
    <style:style style:name="P1668" style:parent-style-name="Standard" style:family="paragraph">
      <style:text-properties fo:font-size="14pt" style:font-size-asian="14pt" style:font-size-complex="14pt"/>
    </style:style>
    <style:style style:name="P1669" style:parent-style-name="Standard" style:family="paragraph">
      <style:text-properties fo:font-size="14pt" style:font-size-asian="14pt" style:font-size-complex="14pt"/>
    </style:style>
    <style:style style:name="P1670" style:parent-style-name="Standard" style:family="paragraph">
      <style:text-properties fo:font-size="14pt" style:font-size-asian="14pt" style:font-size-complex="14pt"/>
    </style:style>
    <style:style style:name="P1671" style:parent-style-name="Standard" style:family="paragraph">
      <style:text-properties fo:font-size="14pt" style:font-size-asian="14pt" style:font-size-complex="14pt"/>
    </style:style>
    <style:style style:name="P1672" style:parent-style-name="Standard" style:family="paragraph">
      <style:text-properties fo:font-size="14pt" style:font-size-asian="14pt" style:font-size-complex="14pt"/>
    </style:style>
    <style:style style:name="P1673" style:parent-style-name="Standard" style:family="paragraph">
      <style:text-properties fo:font-size="14pt" style:font-size-asian="14pt" style:font-size-complex="14pt"/>
    </style:style>
    <style:style style:name="P1674" style:parent-style-name="Standard" style:family="paragraph">
      <style:text-properties fo:font-size="14pt" style:font-size-asian="14pt" style:font-size-complex="14pt"/>
    </style:style>
    <style:style style:name="P1675" style:parent-style-name="Standard" style:family="paragraph">
      <style:text-properties fo:font-size="14pt" style:font-size-asian="14pt" style:font-size-complex="14pt"/>
    </style:style>
    <style:style style:name="P1676" style:parent-style-name="Standard" style:family="paragraph">
      <style:text-properties fo:font-size="14pt" style:font-size-asian="14pt" style:font-size-complex="14pt"/>
    </style:style>
    <style:style style:name="P1677" style:parent-style-name="Standard" style:family="paragraph">
      <style:text-properties fo:font-size="14pt" style:font-size-asian="14pt" style:font-size-complex="14pt"/>
    </style:style>
    <style:style style:name="P1678" style:parent-style-name="Standard" style:family="paragraph">
      <style:text-properties fo:font-size="14pt" style:font-size-asian="14pt" style:font-size-complex="14pt"/>
    </style:style>
    <style:style style:name="P1679" style:parent-style-name="Standard" style:family="paragraph">
      <style:text-properties fo:font-size="14pt" style:font-size-asian="14pt" style:font-size-complex="14pt"/>
    </style:style>
    <style:style style:name="P1680" style:parent-style-name="Standard" style:family="paragraph">
      <style:text-properties fo:font-size="14pt" style:font-size-asian="14pt" style:font-size-complex="14pt"/>
    </style:style>
    <style:style style:name="P1681" style:parent-style-name="Standard" style:family="paragraph">
      <style:text-properties fo:font-size="14pt" style:font-size-asian="14pt" style:font-size-complex="14pt"/>
    </style:style>
    <style:style style:name="P1682" style:parent-style-name="Standard" style:family="paragraph">
      <style:text-properties fo:font-size="14pt" style:font-size-asian="14pt" style:font-size-complex="14pt"/>
    </style:style>
    <style:style style:name="P1683" style:parent-style-name="Standard" style:family="paragraph">
      <style:text-properties fo:font-size="14pt" style:font-size-asian="14pt" style:font-size-complex="14pt"/>
    </style:style>
    <style:style style:name="P1684" style:parent-style-name="Standard" style:family="paragraph">
      <style:text-properties fo:font-size="14pt" style:font-size-asian="14pt" style:font-size-complex="14pt"/>
    </style:style>
    <style:style style:name="P1685" style:parent-style-name="Standard" style:family="paragraph">
      <style:text-properties fo:font-size="14pt" style:font-size-asian="14pt" style:font-size-complex="14pt"/>
    </style:style>
    <style:style style:name="P1686" style:parent-style-name="Standard" style:family="paragraph">
      <style:text-properties fo:font-size="14pt" style:font-size-asian="14pt" style:font-size-complex="14pt"/>
    </style:style>
    <style:style style:name="P1687" style:parent-style-name="Standard" style:family="paragraph">
      <style:text-properties fo:font-size="14pt" style:font-size-asian="14pt" style:font-size-complex="14pt"/>
    </style:style>
    <style:style style:name="P1688" style:parent-style-name="Standard" style:family="paragraph">
      <style:text-properties fo:font-size="14pt" style:font-size-asian="14pt" style:font-size-complex="14pt"/>
    </style:style>
    <style:style style:name="P1689" style:parent-style-name="Standard" style:family="paragraph">
      <style:text-properties fo:font-size="14pt" style:font-size-asian="14pt" style:font-size-complex="14pt"/>
    </style:style>
    <style:style style:name="P1690" style:parent-style-name="Standard" style:family="paragraph">
      <style:text-properties fo:font-size="14pt" style:font-size-asian="14pt" style:font-size-complex="14pt"/>
    </style:style>
    <style:style style:name="P1691" style:parent-style-name="Standard" style:family="paragraph">
      <style:text-properties fo:font-size="14pt" style:font-size-asian="14pt" style:font-size-complex="14pt"/>
    </style:style>
    <style:style style:name="P1692" style:parent-style-name="Standard" style:family="paragraph">
      <style:text-properties fo:font-size="14pt" style:font-size-asian="14pt" style:font-size-complex="14pt"/>
    </style:style>
    <style:style style:name="P1693" style:parent-style-name="Standard" style:family="paragraph">
      <style:text-properties fo:font-size="14pt" style:font-size-asian="14pt" style:font-size-complex="14pt"/>
    </style:style>
    <style:style style:name="P1694" style:parent-style-name="Standard" style:family="paragraph">
      <style:text-properties fo:font-size="14pt" style:font-size-asian="14pt" style:font-size-complex="14pt"/>
    </style:style>
    <style:style style:name="P1695" style:parent-style-name="Standard" style:family="paragraph">
      <style:text-properties fo:font-size="14pt" style:font-size-asian="14pt" style:font-size-complex="14pt"/>
    </style:style>
    <style:style style:name="P1696" style:parent-style-name="Standard" style:family="paragraph">
      <style:text-properties fo:font-size="14pt" style:font-size-asian="14pt" style:font-size-complex="14pt"/>
    </style:style>
    <style:style style:name="P1697" style:parent-style-name="Standard" style:family="paragraph">
      <style:text-properties fo:font-size="14pt" style:font-size-asian="14pt" style:font-size-complex="14pt"/>
    </style:style>
    <style:style style:name="P1698" style:parent-style-name="Standard" style:family="paragraph">
      <style:text-properties fo:font-size="14pt" style:font-size-asian="14pt" style:font-size-complex="14pt"/>
    </style:style>
    <style:style style:name="P1699" style:parent-style-name="Standard" style:family="paragraph">
      <style:text-properties fo:font-size="14pt" style:font-size-asian="14pt" style:font-size-complex="14pt"/>
    </style:style>
    <style:style style:name="P1700" style:parent-style-name="Standard" style:family="paragraph">
      <style:text-properties fo:font-size="14pt" style:font-size-asian="14pt" style:font-size-complex="14pt"/>
    </style:style>
    <style:style style:name="P1701" style:parent-style-name="Standard" style:family="paragraph">
      <style:text-properties fo:font-size="14pt" style:font-size-asian="14pt" style:font-size-complex="14pt"/>
    </style:style>
    <style:style style:name="P1702" style:parent-style-name="Standard" style:family="paragraph">
      <style:text-properties fo:font-size="14pt" style:font-size-asian="14pt" style:font-size-complex="14pt"/>
    </style:style>
    <style:style style:name="P1703" style:parent-style-name="Standard" style:family="paragraph">
      <style:text-properties fo:font-size="14pt" style:font-size-asian="14pt" style:font-size-complex="14pt"/>
    </style:style>
    <style:style style:name="P1704" style:parent-style-name="Standard" style:family="paragraph">
      <style:text-properties fo:font-size="14pt" style:font-size-asian="14pt" style:font-size-complex="14pt"/>
    </style:style>
    <style:style style:name="P1705" style:parent-style-name="Standard" style:family="paragraph">
      <style:text-properties fo:font-size="14pt" style:font-size-asian="14pt" style:font-size-complex="14pt"/>
    </style:style>
    <style:style style:name="P1706" style:parent-style-name="Standard" style:family="paragraph">
      <style:text-properties fo:font-size="14pt" style:font-size-asian="14pt" style:font-size-complex="14pt"/>
    </style:style>
    <style:style style:name="P1707" style:parent-style-name="Standard" style:family="paragraph">
      <style:text-properties fo:font-size="14pt" style:font-size-asian="14pt" style:font-size-complex="14pt"/>
    </style:style>
    <style:style style:name="P1708" style:parent-style-name="Standard" style:family="paragraph">
      <style:text-properties fo:font-size="14pt" style:font-size-asian="14pt" style:font-size-complex="14pt"/>
    </style:style>
    <style:style style:name="P1709" style:parent-style-name="Standard" style:family="paragraph">
      <style:text-properties fo:font-size="14pt" style:font-size-asian="14pt" style:font-size-complex="14pt"/>
    </style:style>
    <style:style style:name="P1710" style:parent-style-name="Standard" style:family="paragraph">
      <style:text-properties fo:font-size="14pt" style:font-size-asian="14pt" style:font-size-complex="14pt"/>
    </style:style>
    <style:style style:name="P1711" style:parent-style-name="Standard" style:family="paragraph">
      <style:text-properties fo:font-size="14pt" style:font-size-asian="14pt" style:font-size-complex="14pt"/>
    </style:style>
    <style:style style:name="P1712" style:parent-style-name="Standard" style:family="paragraph">
      <style:text-properties fo:font-size="14pt" style:font-size-asian="14pt" style:font-size-complex="14pt"/>
    </style:style>
    <style:style style:name="P1713" style:parent-style-name="Standard" style:family="paragraph">
      <style:text-properties fo:font-size="14pt" style:font-size-asian="14pt" style:font-size-complex="14pt"/>
    </style:style>
    <style:style style:name="P1714" style:parent-style-name="Standard" style:family="paragraph">
      <style:text-properties fo:font-size="14pt" style:font-size-asian="14pt" style:font-size-complex="14pt"/>
    </style:style>
    <style:style style:name="P1715" style:parent-style-name="Standard" style:family="paragraph">
      <style:text-properties fo:font-size="14pt" style:font-size-asian="14pt" style:font-size-complex="14pt"/>
    </style:style>
    <style:style style:name="P1716" style:parent-style-name="Standard" style:family="paragraph">
      <style:text-properties fo:font-size="14pt" style:font-size-asian="14pt" style:font-size-complex="14pt"/>
    </style:style>
    <style:style style:name="P1717" style:parent-style-name="Standard" style:family="paragraph">
      <style:text-properties fo:font-size="14pt" style:font-size-asian="14pt" style:font-size-complex="14pt"/>
    </style:style>
    <style:style style:name="P1718" style:parent-style-name="Standard" style:family="paragraph">
      <style:text-properties fo:font-size="14pt" style:font-size-asian="14pt" style:font-size-complex="14pt"/>
    </style:style>
    <style:style style:name="P1719" style:parent-style-name="Standard" style:family="paragraph">
      <style:text-properties fo:font-size="14pt" style:font-size-asian="14pt" style:font-size-complex="14pt"/>
    </style:style>
    <style:style style:name="P1720" style:parent-style-name="Standard" style:family="paragraph">
      <style:text-properties fo:font-size="14pt" style:font-size-asian="14pt" style:font-size-complex="14pt"/>
    </style:style>
    <style:style style:name="P1721" style:parent-style-name="Standard" style:family="paragraph">
      <style:text-properties fo:font-size="14pt" style:font-size-asian="14pt" style:font-size-complex="14pt"/>
    </style:style>
    <style:style style:name="P1722" style:parent-style-name="Standard" style:family="paragraph">
      <style:text-properties fo:font-size="14pt" style:font-size-asian="14pt" style:font-size-complex="14pt"/>
    </style:style>
    <style:style style:name="P1723" style:parent-style-name="Standard" style:family="paragraph">
      <style:text-properties fo:font-size="14pt" style:font-size-asian="14pt" style:font-size-complex="14pt"/>
    </style:style>
    <style:style style:name="P1724" style:parent-style-name="Standard" style:family="paragraph">
      <style:text-properties fo:font-size="14pt" style:font-size-asian="14pt" style:font-size-complex="14pt"/>
    </style:style>
    <style:style style:name="P1725" style:parent-style-name="Standard" style:family="paragraph">
      <style:text-properties fo:font-size="14pt" style:font-size-asian="14pt" style:font-size-complex="14pt"/>
    </style:style>
    <style:style style:name="P1726" style:parent-style-name="Standard" style:family="paragraph">
      <style:text-properties fo:font-size="14pt" style:font-size-asian="14pt" style:font-size-complex="14pt"/>
    </style:style>
    <style:style style:name="P1727" style:parent-style-name="Standard" style:family="paragraph">
      <style:text-properties fo:font-size="14pt" style:font-size-asian="14pt" style:font-size-complex="14pt"/>
    </style:style>
    <style:style style:name="P1728" style:parent-style-name="Standard" style:family="paragraph">
      <style:text-properties fo:font-size="14pt" style:font-size-asian="14pt" style:font-size-complex="14pt"/>
    </style:style>
    <style:style style:name="P1729" style:parent-style-name="Standard" style:family="paragraph">
      <style:text-properties fo:font-size="14pt" style:font-size-asian="14pt" style:font-size-complex="14pt"/>
    </style:style>
    <style:style style:name="P1730" style:parent-style-name="Standard" style:family="paragraph">
      <style:text-properties fo:font-size="14pt" style:font-size-asian="14pt" style:font-size-complex="14pt"/>
    </style:style>
    <style:style style:name="P1731" style:parent-style-name="Standard" style:family="paragraph">
      <style:text-properties fo:font-size="14pt" style:font-size-asian="14pt" style:font-size-complex="14pt"/>
    </style:style>
    <style:style style:name="P1732" style:parent-style-name="Standard" style:family="paragraph">
      <style:text-properties fo:font-size="14pt" style:font-size-asian="14pt" style:font-size-complex="14pt"/>
    </style:style>
    <style:style style:name="P1733" style:parent-style-name="Standard" style:family="paragraph">
      <style:text-properties fo:font-size="14pt" style:font-size-asian="14pt" style:font-size-complex="14pt"/>
    </style:style>
    <style:style style:name="P1734" style:parent-style-name="Standard" style:family="paragraph">
      <style:text-properties fo:font-size="14pt" style:font-size-asian="14pt" style:font-size-complex="14pt"/>
    </style:style>
    <style:style style:name="P1735" style:parent-style-name="Standard" style:family="paragraph">
      <style:text-properties fo:font-size="14pt" style:font-size-asian="14pt" style:font-size-complex="14pt"/>
    </style:style>
    <style:style style:name="P1736" style:parent-style-name="Standard" style:family="paragraph">
      <style:text-properties fo:font-size="14pt" style:font-size-asian="14pt" style:font-size-complex="14pt"/>
    </style:style>
    <style:style style:name="P1737" style:parent-style-name="Standard" style:family="paragraph">
      <style:text-properties fo:font-size="14pt" style:font-size-asian="14pt" style:font-size-complex="14pt"/>
    </style:style>
    <style:style style:name="P1738" style:parent-style-name="Standard" style:family="paragraph">
      <style:text-properties fo:font-size="14pt" style:font-size-asian="14pt" style:font-size-complex="14pt"/>
    </style:style>
    <style:style style:name="P1739" style:parent-style-name="Standard" style:family="paragraph">
      <style:text-properties fo:font-size="14pt" style:font-size-asian="14pt" style:font-size-complex="14pt"/>
    </style:style>
    <style:style style:name="P1740" style:parent-style-name="Standard" style:family="paragraph">
      <style:text-properties fo:font-size="14pt" style:font-size-asian="14pt" style:font-size-complex="14pt"/>
    </style:style>
    <style:style style:name="P1741" style:parent-style-name="Standard" style:family="paragraph">
      <style:text-properties fo:font-size="14pt" style:font-size-asian="14pt" style:font-size-complex="14pt"/>
    </style:style>
    <style:style style:name="P1742" style:parent-style-name="Standard" style:family="paragraph">
      <style:text-properties fo:font-size="14pt" style:font-size-asian="14pt" style:font-size-complex="14pt"/>
    </style:style>
    <style:style style:name="P1743" style:parent-style-name="Standard" style:family="paragraph">
      <style:text-properties fo:font-size="14pt" style:font-size-asian="14pt" style:font-size-complex="14pt"/>
    </style:style>
    <style:style style:name="P1744" style:parent-style-name="Standard" style:family="paragraph">
      <style:text-properties fo:font-size="14pt" style:font-size-asian="14pt" style:font-size-complex="14pt"/>
    </style:style>
    <style:style style:name="P1745" style:parent-style-name="Standard" style:family="paragraph">
      <style:text-properties fo:font-size="14pt" style:font-size-asian="14pt" style:font-size-complex="14pt"/>
    </style:style>
    <style:style style:name="P1746" style:parent-style-name="Standard" style:family="paragraph">
      <style:text-properties fo:font-size="14pt" style:font-size-asian="14pt" style:font-size-complex="14pt"/>
    </style:style>
    <style:style style:name="P1747" style:parent-style-name="Standard" style:family="paragraph">
      <style:text-properties fo:font-size="14pt" style:font-size-asian="14pt" style:font-size-complex="14pt"/>
    </style:style>
    <style:style style:name="P1748" style:parent-style-name="Standard" style:family="paragraph">
      <style:text-properties fo:font-size="14pt" style:font-size-asian="14pt" style:font-size-complex="14pt"/>
    </style:style>
    <style:style style:name="P1749" style:parent-style-name="Standard" style:family="paragraph">
      <style:text-properties fo:font-size="14pt" style:font-size-asian="14pt" style:font-size-complex="14pt"/>
    </style:style>
    <style:style style:name="P1750" style:parent-style-name="Standard" style:family="paragraph">
      <style:text-properties fo:font-size="14pt" style:font-size-asian="14pt" style:font-size-complex="14pt"/>
    </style:style>
    <style:style style:name="P1751" style:parent-style-name="Standard" style:family="paragraph">
      <style:text-properties fo:font-size="14pt" style:font-size-asian="14pt" style:font-size-complex="14pt"/>
    </style:style>
    <style:style style:name="P1752" style:parent-style-name="Standard" style:family="paragraph">
      <style:text-properties fo:font-size="14pt" style:font-size-asian="14pt" style:font-size-complex="14pt"/>
    </style:style>
    <style:style style:name="P1753" style:parent-style-name="Standard" style:family="paragraph">
      <style:text-properties fo:font-size="14pt" style:font-size-asian="14pt" style:font-size-complex="14pt"/>
    </style:style>
    <style:style style:name="P1754" style:parent-style-name="Standard" style:family="paragraph">
      <style:text-properties fo:font-size="14pt" style:font-size-asian="14pt" style:font-size-complex="14pt"/>
    </style:style>
    <style:style style:name="P1755" style:parent-style-name="Standard" style:family="paragraph">
      <style:text-properties fo:font-size="14pt" style:font-size-asian="14pt" style:font-size-complex="14pt"/>
    </style:style>
    <style:style style:name="P1756" style:parent-style-name="Standard" style:family="paragraph">
      <style:text-properties fo:font-size="14pt" style:font-size-asian="14pt" style:font-size-complex="14pt"/>
    </style:style>
    <style:style style:name="P1757" style:parent-style-name="Standard" style:family="paragraph">
      <style:text-properties fo:font-size="14pt" style:font-size-asian="14pt" style:font-size-complex="14pt"/>
    </style:style>
    <style:style style:name="P1758" style:parent-style-name="Standard" style:family="paragraph">
      <style:text-properties fo:font-size="14pt" style:font-size-asian="14pt" style:font-size-complex="14pt"/>
    </style:style>
    <style:style style:name="P1759" style:parent-style-name="Standard" style:family="paragraph">
      <style:text-properties fo:font-size="14pt" style:font-size-asian="14pt" style:font-size-complex="14pt"/>
    </style:style>
    <style:style style:name="P1760" style:parent-style-name="Standard" style:family="paragraph">
      <style:text-properties fo:font-size="14pt" style:font-size-asian="14pt" style:font-size-complex="14pt"/>
    </style:style>
    <style:style style:name="P1761" style:parent-style-name="Standard" style:family="paragraph">
      <style:text-properties fo:font-size="14pt" style:font-size-asian="14pt" style:font-size-complex="14pt"/>
    </style:style>
    <style:style style:name="P1762" style:parent-style-name="Standard" style:family="paragraph">
      <style:text-properties fo:font-size="14pt" style:font-size-asian="14pt" style:font-size-complex="14pt"/>
    </style:style>
    <style:style style:name="P1763" style:parent-style-name="Standard" style:family="paragraph">
      <style:text-properties fo:font-size="14pt" style:font-size-asian="14pt" style:font-size-complex="14pt"/>
    </style:style>
    <style:style style:name="P1764" style:parent-style-name="Standard" style:family="paragraph">
      <style:text-properties fo:font-size="14pt" style:font-size-asian="14pt" style:font-size-complex="14pt"/>
    </style:style>
    <style:style style:name="P1765" style:parent-style-name="Standard" style:family="paragraph">
      <style:text-properties fo:font-size="14pt" style:font-size-asian="14pt" style:font-size-complex="14pt"/>
    </style:style>
    <style:style style:name="P1766" style:parent-style-name="Standard" style:family="paragraph">
      <style:text-properties fo:font-size="14pt" style:font-size-asian="14pt" style:font-size-complex="14pt"/>
    </style:style>
    <style:style style:name="P1767" style:parent-style-name="Standard" style:family="paragraph">
      <style:text-properties fo:font-size="14pt" style:font-size-asian="14pt" style:font-size-complex="14pt"/>
    </style:style>
    <style:style style:name="P1768" style:parent-style-name="Standard" style:family="paragraph">
      <style:text-properties fo:font-size="14pt" style:font-size-asian="14pt" style:font-size-complex="14pt"/>
    </style:style>
    <style:style style:name="P1769" style:parent-style-name="Standard" style:family="paragraph">
      <style:text-properties fo:font-size="14pt" style:font-size-asian="14pt" style:font-size-complex="14pt"/>
    </style:style>
    <style:style style:name="P1770" style:parent-style-name="Standard" style:family="paragraph">
      <style:text-properties fo:font-size="14pt" style:font-size-asian="14pt" style:font-size-complex="14pt"/>
    </style:style>
    <style:style style:name="P1771" style:parent-style-name="Standard" style:family="paragraph">
      <style:text-properties fo:font-size="14pt" style:font-size-asian="14pt" style:font-size-complex="14pt"/>
    </style:style>
    <style:style style:name="P1772" style:parent-style-name="Standard" style:family="paragraph">
      <style:text-properties fo:font-size="14pt" style:font-size-asian="14pt" style:font-size-complex="14pt"/>
    </style:style>
    <style:style style:name="P1773" style:parent-style-name="Standard" style:family="paragraph">
      <style:text-properties fo:font-size="14pt" style:font-size-asian="14pt" style:font-size-complex="14pt"/>
    </style:style>
    <style:style style:name="P1774" style:parent-style-name="Standard" style:family="paragraph">
      <style:text-properties fo:font-size="14pt" style:font-size-asian="14pt" style:font-size-complex="14pt"/>
    </style:style>
    <style:style style:name="P1775" style:parent-style-name="Standard" style:family="paragraph">
      <style:text-properties fo:font-size="14pt" style:font-size-asian="14pt" style:font-size-complex="14pt"/>
    </style:style>
    <style:style style:name="P1776" style:parent-style-name="Standard" style:family="paragraph">
      <style:text-properties fo:font-size="14pt" style:font-size-asian="14pt" style:font-size-complex="14pt"/>
    </style:style>
    <style:style style:name="P1777" style:parent-style-name="Standard" style:family="paragraph">
      <style:text-properties fo:font-size="14pt" style:font-size-asian="14pt" style:font-size-complex="14pt"/>
    </style:style>
    <style:style style:name="P1778" style:parent-style-name="Standard" style:family="paragraph">
      <style:text-properties fo:font-size="14pt" style:font-size-asian="14pt" style:font-size-complex="14pt"/>
    </style:style>
    <style:style style:name="P1779" style:parent-style-name="Standard" style:family="paragraph">
      <style:text-properties fo:font-size="14pt" style:font-size-asian="14pt" style:font-size-complex="14pt"/>
    </style:style>
    <style:style style:name="P1780" style:parent-style-name="Standard" style:family="paragraph">
      <style:text-properties fo:font-size="14pt" style:font-size-asian="14pt" style:font-size-complex="14pt"/>
    </style:style>
    <style:style style:name="P1781" style:parent-style-name="Standard" style:family="paragraph">
      <style:text-properties fo:font-size="14pt" style:font-size-asian="14pt" style:font-size-complex="14pt"/>
    </style:style>
    <style:style style:name="P1782" style:parent-style-name="Standard" style:family="paragraph">
      <style:text-properties fo:font-size="14pt" style:font-size-asian="14pt" style:font-size-complex="14pt"/>
    </style:style>
    <style:style style:name="P1783" style:parent-style-name="Standard" style:family="paragraph">
      <style:text-properties fo:font-size="14pt" style:font-size-asian="14pt" style:font-size-complex="14pt"/>
    </style:style>
    <style:style style:name="P1784" style:parent-style-name="Standard" style:family="paragraph">
      <style:text-properties fo:font-size="14pt" style:font-size-asian="14pt" style:font-size-complex="14pt"/>
    </style:style>
    <style:style style:name="P1785" style:parent-style-name="Standard" style:family="paragraph">
      <style:text-properties fo:font-size="14pt" style:font-size-asian="14pt" style:font-size-complex="14pt"/>
    </style:style>
    <style:style style:name="P1786" style:parent-style-name="Standard" style:family="paragraph">
      <style:text-properties fo:font-size="14pt" style:font-size-asian="14pt" style:font-size-complex="14pt"/>
    </style:style>
    <style:style style:name="P1787" style:parent-style-name="Standard" style:family="paragraph">
      <style:text-properties fo:font-size="14pt" style:font-size-asian="14pt" style:font-size-complex="14pt"/>
    </style:style>
    <style:style style:name="P1788" style:parent-style-name="Standard" style:family="paragraph">
      <style:text-properties fo:font-size="14pt" style:font-size-asian="14pt" style:font-size-complex="14pt"/>
    </style:style>
    <style:style style:name="P1789" style:parent-style-name="Standard" style:family="paragraph">
      <style:text-properties fo:font-size="14pt" style:font-size-asian="14pt" style:font-size-complex="14pt"/>
    </style:style>
    <style:style style:name="P1790" style:parent-style-name="Standard" style:family="paragraph">
      <style:text-properties fo:font-size="14pt" style:font-size-asian="14pt" style:font-size-complex="14pt"/>
    </style:style>
    <style:style style:name="P1791" style:parent-style-name="Standard" style:family="paragraph">
      <style:text-properties fo:font-size="14pt" style:font-size-asian="14pt" style:font-size-complex="14pt"/>
    </style:style>
    <style:style style:name="P1792" style:parent-style-name="Standard" style:family="paragraph">
      <style:text-properties fo:font-size="14pt" style:font-size-asian="14pt" style:font-size-complex="14pt"/>
    </style:style>
    <style:style style:name="P1793" style:parent-style-name="Standard" style:family="paragraph">
      <style:text-properties fo:font-size="14pt" style:font-size-asian="14pt" style:font-size-complex="14pt"/>
    </style:style>
    <style:style style:name="P1794" style:parent-style-name="Standard" style:family="paragraph">
      <style:text-properties fo:font-size="14pt" style:font-size-asian="14pt" style:font-size-complex="14pt"/>
    </style:style>
    <style:style style:name="P1795" style:parent-style-name="Standard" style:family="paragraph">
      <style:text-properties fo:font-size="14pt" style:font-size-asian="14pt" style:font-size-complex="14pt"/>
    </style:style>
    <style:style style:name="P1796" style:parent-style-name="Standard" style:family="paragraph">
      <style:text-properties fo:font-size="14pt" style:font-size-asian="14pt" style:font-size-complex="14pt"/>
    </style:style>
    <style:style style:name="P1797" style:parent-style-name="Standard" style:family="paragraph">
      <style:text-properties fo:font-size="14pt" style:font-size-asian="14pt" style:font-size-complex="14pt"/>
    </style:style>
    <style:style style:name="P1798" style:parent-style-name="Standard" style:family="paragraph">
      <style:text-properties fo:font-size="14pt" style:font-size-asian="14pt" style:font-size-complex="14pt"/>
    </style:style>
    <style:style style:name="P1799" style:parent-style-name="Standard" style:family="paragraph">
      <style:text-properties fo:font-size="14pt" style:font-size-asian="14pt" style:font-size-complex="14pt"/>
    </style:style>
    <style:style style:name="P1800" style:parent-style-name="Standard" style:family="paragraph">
      <style:text-properties fo:font-size="14pt" style:font-size-asian="14pt" style:font-size-complex="14pt"/>
    </style:style>
    <style:style style:name="P1801" style:parent-style-name="Standard" style:family="paragraph">
      <style:text-properties fo:font-size="14pt" style:font-size-asian="14pt" style:font-size-complex="14pt"/>
    </style:style>
    <style:style style:name="P1802" style:parent-style-name="Standard" style:family="paragraph">
      <style:text-properties fo:font-size="14pt" style:font-size-asian="14pt" style:font-size-complex="14pt"/>
    </style:style>
    <style:style style:name="P1803" style:parent-style-name="Standard" style:family="paragraph">
      <style:text-properties fo:font-size="14pt" style:font-size-asian="14pt" style:font-size-complex="14pt"/>
    </style:style>
    <style:style style:name="P1804" style:parent-style-name="Standard" style:family="paragraph">
      <style:text-properties fo:font-size="14pt" style:font-size-asian="14pt" style:font-size-complex="14pt"/>
    </style:style>
    <style:style style:name="P1805" style:parent-style-name="Standard" style:family="paragraph">
      <style:text-properties fo:font-size="14pt" style:font-size-asian="14pt" style:font-size-complex="14pt"/>
    </style:style>
    <style:style style:name="P1806" style:parent-style-name="Standard" style:family="paragraph">
      <style:text-properties fo:font-size="14pt" style:font-size-asian="14pt" style:font-size-complex="14pt"/>
    </style:style>
    <style:style style:name="P1807" style:parent-style-name="Standard" style:family="paragraph">
      <style:text-properties fo:font-size="14pt" style:font-size-asian="14pt" style:font-size-complex="14pt"/>
    </style:style>
    <style:style style:name="P1808" style:parent-style-name="Standard" style:family="paragraph">
      <style:text-properties fo:font-size="14pt" style:font-size-asian="14pt" style:font-size-complex="14pt"/>
    </style:style>
    <style:style style:name="P1809" style:parent-style-name="Standard" style:family="paragraph">
      <style:text-properties fo:font-size="14pt" style:font-size-asian="14pt" style:font-size-complex="14pt"/>
    </style:style>
    <style:style style:name="P1810" style:parent-style-name="Standard" style:family="paragraph">
      <style:text-properties fo:font-size="14pt" style:font-size-asian="14pt" style:font-size-complex="14pt"/>
    </style:style>
    <style:style style:name="P1811" style:parent-style-name="Standard" style:family="paragraph">
      <style:text-properties fo:font-size="14pt" style:font-size-asian="14pt" style:font-size-complex="14pt"/>
    </style:style>
    <style:style style:name="P1812" style:parent-style-name="Standard" style:family="paragraph">
      <style:text-properties fo:font-size="14pt" style:font-size-asian="14pt" style:font-size-complex="14pt"/>
    </style:style>
    <style:style style:name="P1813" style:parent-style-name="Standard" style:family="paragraph">
      <style:text-properties fo:font-size="14pt" style:font-size-asian="14pt" style:font-size-complex="14pt"/>
    </style:style>
    <style:style style:name="P1814" style:parent-style-name="Standard" style:family="paragraph">
      <style:text-properties fo:font-size="14pt" style:font-size-asian="14pt" style:font-size-complex="14pt"/>
    </style:style>
    <style:style style:name="P1815" style:parent-style-name="Standard" style:family="paragraph">
      <style:text-properties fo:font-size="14pt" style:font-size-asian="14pt" style:font-size-complex="14pt"/>
    </style:style>
    <style:style style:name="P1816" style:parent-style-name="Standard" style:family="paragraph">
      <style:text-properties fo:font-size="14pt" style:font-size-asian="14pt" style:font-size-complex="14pt"/>
    </style:style>
    <style:style style:name="P1817" style:parent-style-name="Standard" style:family="paragraph">
      <style:text-properties fo:font-size="14pt" style:font-size-asian="14pt" style:font-size-complex="14pt"/>
    </style:style>
    <style:style style:name="P1818" style:parent-style-name="Standard" style:family="paragraph">
      <style:text-properties fo:font-size="14pt" style:font-size-asian="14pt" style:font-size-complex="14pt"/>
    </style:style>
    <style:style style:name="P1819" style:parent-style-name="Standard" style:family="paragraph">
      <style:text-properties fo:font-size="14pt" style:font-size-asian="14pt" style:font-size-complex="14pt"/>
    </style:style>
    <style:style style:name="P1820" style:parent-style-name="Standard" style:family="paragraph">
      <style:text-properties fo:font-size="14pt" style:font-size-asian="14pt" style:font-size-complex="14pt"/>
    </style:style>
    <style:style style:name="P1821" style:parent-style-name="Standard" style:family="paragraph">
      <style:text-properties fo:font-size="14pt" style:font-size-asian="14pt" style:font-size-complex="14pt"/>
    </style:style>
    <style:style style:name="P1822" style:parent-style-name="Standard" style:family="paragraph">
      <style:text-properties fo:font-size="14pt" style:font-size-asian="14pt" style:font-size-complex="14pt"/>
    </style:style>
    <style:style style:name="P1823" style:parent-style-name="Standard" style:family="paragraph">
      <style:text-properties fo:font-size="14pt" style:font-size-asian="14pt" style:font-size-complex="14pt"/>
    </style:style>
    <style:style style:name="P1824" style:parent-style-name="Standard" style:family="paragraph">
      <style:text-properties fo:font-size="14pt" style:font-size-asian="14pt" style:font-size-complex="14pt"/>
    </style:style>
    <style:style style:name="P1825" style:parent-style-name="Standard" style:family="paragraph">
      <style:text-properties fo:font-size="14pt" style:font-size-asian="14pt" style:font-size-complex="14pt"/>
    </style:style>
    <style:style style:name="P1826" style:parent-style-name="Standard" style:family="paragraph">
      <style:text-properties fo:font-size="14pt" style:font-size-asian="14pt" style:font-size-complex="14pt"/>
    </style:style>
    <style:style style:name="P1827" style:parent-style-name="Standard" style:family="paragraph">
      <style:text-properties fo:font-size="14pt" style:font-size-asian="14pt" style:font-size-complex="14pt"/>
    </style:style>
    <style:style style:name="P1828" style:parent-style-name="Standard" style:family="paragraph">
      <style:text-properties fo:font-size="14pt" style:font-size-asian="14pt" style:font-size-complex="14pt"/>
    </style:style>
    <style:style style:name="P1829" style:parent-style-name="Standard" style:family="paragraph">
      <style:text-properties fo:font-size="14pt" style:font-size-asian="14pt" style:font-size-complex="14pt"/>
    </style:style>
    <style:style style:name="P1830" style:parent-style-name="Standard" style:family="paragraph">
      <style:text-properties fo:font-size="14pt" style:font-size-asian="14pt" style:font-size-complex="14pt"/>
    </style:style>
    <style:style style:name="P1831" style:parent-style-name="Standard" style:family="paragraph">
      <style:text-properties fo:font-size="14pt" style:font-size-asian="14pt" style:font-size-complex="14pt"/>
    </style:style>
    <style:style style:name="P1832" style:parent-style-name="Standard" style:family="paragraph">
      <style:text-properties fo:font-size="14pt" style:font-size-asian="14pt" style:font-size-complex="14pt"/>
    </style:style>
    <style:style style:name="P1833" style:parent-style-name="Standard" style:family="paragraph">
      <style:text-properties fo:font-size="14pt" style:font-size-asian="14pt" style:font-size-complex="14pt"/>
    </style:style>
    <style:style style:name="P1834" style:parent-style-name="Standard" style:family="paragraph">
      <style:text-properties fo:font-size="14pt" style:font-size-asian="14pt" style:font-size-complex="14pt"/>
    </style:style>
    <style:style style:name="P1835" style:parent-style-name="Standard" style:family="paragraph">
      <style:text-properties fo:font-size="14pt" style:font-size-asian="14pt" style:font-size-complex="14pt"/>
    </style:style>
    <style:style style:name="P1836" style:parent-style-name="Standard" style:family="paragraph">
      <style:text-properties fo:font-size="14pt" style:font-size-asian="14pt" style:font-size-complex="14pt"/>
    </style:style>
    <style:style style:name="P1837" style:parent-style-name="Standard" style:family="paragraph">
      <style:text-properties fo:font-size="14pt" style:font-size-asian="14pt" style:font-size-complex="14pt"/>
    </style:style>
    <style:style style:name="P1838" style:parent-style-name="Standard" style:family="paragraph">
      <style:text-properties fo:font-size="14pt" style:font-size-asian="14pt" style:font-size-complex="14pt"/>
    </style:style>
    <style:style style:name="P1839" style:parent-style-name="Standard" style:family="paragraph">
      <style:text-properties fo:font-size="14pt" style:font-size-asian="14pt" style:font-size-complex="14pt"/>
    </style:style>
    <style:style style:name="P1840" style:parent-style-name="Standard" style:family="paragraph">
      <style:text-properties fo:font-size="14pt" style:font-size-asian="14pt" style:font-size-complex="14pt"/>
    </style:style>
    <style:style style:name="P1841" style:parent-style-name="Standard" style:family="paragraph">
      <style:text-properties fo:font-size="14pt" style:font-size-asian="14pt" style:font-size-complex="14pt"/>
    </style:style>
    <style:style style:name="P1842" style:parent-style-name="Standard" style:family="paragraph">
      <style:text-properties fo:font-size="14pt" style:font-size-asian="14pt" style:font-size-complex="14pt"/>
    </style:style>
    <style:style style:name="P1843" style:parent-style-name="Standard" style:family="paragraph">
      <style:text-properties fo:font-size="14pt" style:font-size-asian="14pt" style:font-size-complex="14pt"/>
    </style:style>
    <style:style style:name="P1844" style:parent-style-name="Standard" style:family="paragraph">
      <style:text-properties fo:font-size="14pt" style:font-size-asian="14pt" style:font-size-complex="14pt"/>
    </style:style>
    <style:style style:name="P1845" style:parent-style-name="Standard" style:family="paragraph">
      <style:text-properties fo:font-size="14pt" style:font-size-asian="14pt" style:font-size-complex="14pt"/>
    </style:style>
    <style:style style:name="P1846" style:parent-style-name="Standard" style:family="paragraph">
      <style:text-properties fo:font-size="14pt" style:font-size-asian="14pt" style:font-size-complex="14pt"/>
    </style:style>
    <style:style style:name="P1847" style:parent-style-name="Standard" style:family="paragraph">
      <style:text-properties fo:font-size="14pt" style:font-size-asian="14pt" style:font-size-complex="14pt"/>
    </style:style>
    <style:style style:name="P1848" style:parent-style-name="Standard" style:family="paragraph">
      <style:text-properties fo:font-size="14pt" style:font-size-asian="14pt" style:font-size-complex="14pt"/>
    </style:style>
    <style:style style:name="P1849" style:parent-style-name="Standard" style:family="paragraph">
      <style:text-properties fo:font-size="14pt" style:font-size-asian="14pt" style:font-size-complex="14pt"/>
    </style:style>
    <style:style style:name="P1850" style:parent-style-name="Standard" style:family="paragraph">
      <style:text-properties fo:font-size="14pt" style:font-size-asian="14pt" style:font-size-complex="14pt"/>
    </style:style>
    <style:style style:name="P1851" style:parent-style-name="Standard" style:family="paragraph">
      <style:text-properties fo:font-size="14pt" style:font-size-asian="14pt" style:font-size-complex="14pt"/>
    </style:style>
    <style:style style:name="P1852" style:parent-style-name="Standard" style:family="paragraph">
      <style:text-properties fo:font-size="14pt" style:font-size-asian="14pt" style:font-size-complex="14pt"/>
    </style:style>
    <style:style style:name="P1853" style:parent-style-name="Standard" style:family="paragraph">
      <style:text-properties fo:font-size="14pt" style:font-size-asian="14pt" style:font-size-complex="14pt"/>
    </style:style>
    <style:style style:name="P1854" style:parent-style-name="Standard" style:family="paragraph">
      <style:text-properties fo:font-size="14pt" style:font-size-asian="14pt" style:font-size-complex="14pt"/>
    </style:style>
    <style:style style:name="P1855" style:parent-style-name="Standard" style:family="paragraph">
      <style:text-properties fo:font-size="14pt" style:font-size-asian="14pt" style:font-size-complex="14pt"/>
    </style:style>
    <style:style style:name="P1856" style:parent-style-name="Standard" style:family="paragraph">
      <style:text-properties fo:font-size="14pt" style:font-size-asian="14pt" style:font-size-complex="14pt"/>
    </style:style>
    <style:style style:name="P1857" style:parent-style-name="Standard" style:family="paragraph">
      <style:text-properties fo:font-size="14pt" style:font-size-asian="14pt" style:font-size-complex="14pt"/>
    </style:style>
    <style:style style:name="P1858" style:parent-style-name="Standard" style:family="paragraph">
      <style:text-properties fo:font-size="14pt" style:font-size-asian="14pt" style:font-size-complex="14pt"/>
    </style:style>
    <style:style style:name="P1859" style:parent-style-name="Standard" style:family="paragraph">
      <style:text-properties fo:font-size="14pt" style:font-size-asian="14pt" style:font-size-complex="14pt"/>
    </style:style>
    <style:style style:name="P1860" style:parent-style-name="Standard" style:family="paragraph">
      <style:text-properties fo:font-size="14pt" style:font-size-asian="14pt" style:font-size-complex="14pt"/>
    </style:style>
    <style:style style:name="P1861" style:parent-style-name="Standard" style:family="paragraph">
      <style:text-properties fo:font-size="14pt" style:font-size-asian="14pt" style:font-size-complex="14pt"/>
    </style:style>
    <style:style style:name="P1862" style:parent-style-name="Standard" style:family="paragraph">
      <style:text-properties fo:font-size="14pt" style:font-size-asian="14pt" style:font-size-complex="14pt"/>
    </style:style>
    <style:style style:name="P1863" style:parent-style-name="Standard" style:family="paragraph">
      <style:text-properties fo:font-size="14pt" style:font-size-asian="14pt" style:font-size-complex="14pt"/>
    </style:style>
    <style:style style:name="P1864" style:parent-style-name="Standard" style:family="paragraph">
      <style:text-properties fo:font-size="14pt" style:font-size-asian="14pt" style:font-size-complex="14pt"/>
    </style:style>
    <style:style style:name="P1865" style:parent-style-name="Standard" style:family="paragraph">
      <style:text-properties fo:font-size="14pt" style:font-size-asian="14pt" style:font-size-complex="14pt"/>
    </style:style>
    <style:style style:name="P1866" style:parent-style-name="Standard" style:family="paragraph">
      <style:text-properties fo:font-size="14pt" style:font-size-asian="14pt" style:font-size-complex="14pt"/>
    </style:style>
    <style:style style:name="P1867" style:parent-style-name="Standard" style:family="paragraph">
      <style:text-properties fo:font-size="14pt" style:font-size-asian="14pt" style:font-size-complex="14pt"/>
    </style:style>
    <style:style style:name="P1868" style:parent-style-name="Standard" style:family="paragraph">
      <style:text-properties fo:font-size="14pt" style:font-size-asian="14pt" style:font-size-complex="14pt"/>
    </style:style>
    <style:style style:name="P1869" style:parent-style-name="Standard" style:family="paragraph">
      <style:text-properties fo:font-size="14pt" style:font-size-asian="14pt" style:font-size-complex="14pt"/>
    </style:style>
    <style:style style:name="P1870" style:parent-style-name="Standard" style:family="paragraph">
      <style:text-properties fo:font-size="14pt" style:font-size-asian="14pt" style:font-size-complex="14pt"/>
    </style:style>
    <style:style style:name="P1871" style:parent-style-name="Standard" style:family="paragraph">
      <style:text-properties fo:font-size="14pt" style:font-size-asian="14pt" style:font-size-complex="14pt"/>
    </style:style>
    <style:style style:name="P1872" style:parent-style-name="Standard" style:family="paragraph">
      <style:text-properties fo:font-size="14pt" style:font-size-asian="14pt" style:font-size-complex="14pt"/>
    </style:style>
    <style:style style:name="P1873" style:parent-style-name="Standard" style:family="paragraph">
      <style:text-properties fo:font-size="14pt" style:font-size-asian="14pt" style:font-size-complex="14pt"/>
    </style:style>
    <style:style style:name="P1874" style:parent-style-name="Standard" style:family="paragraph">
      <style:text-properties fo:font-size="14pt" style:font-size-asian="14pt" style:font-size-complex="14pt"/>
    </style:style>
    <style:style style:name="P1875" style:parent-style-name="Standard" style:family="paragraph">
      <style:text-properties fo:font-size="14pt" style:font-size-asian="14pt" style:font-size-complex="14pt"/>
    </style:style>
    <style:style style:name="P1876" style:parent-style-name="Standard" style:family="paragraph">
      <style:text-properties fo:font-size="14pt" style:font-size-asian="14pt" style:font-size-complex="14pt"/>
    </style:style>
    <style:style style:name="P1877" style:parent-style-name="Standard" style:family="paragraph">
      <style:text-properties fo:font-size="14pt" style:font-size-asian="14pt" style:font-size-complex="14pt"/>
    </style:style>
    <style:style style:name="P1878" style:parent-style-name="Standard" style:family="paragraph">
      <style:text-properties fo:font-size="14pt" style:font-size-asian="14pt" style:font-size-complex="14pt"/>
    </style:style>
    <style:style style:name="P1879" style:parent-style-name="Standard" style:family="paragraph">
      <style:text-properties fo:font-size="14pt" style:font-size-asian="14pt" style:font-size-complex="14pt"/>
    </style:style>
    <style:style style:name="P1880" style:parent-style-name="Standard" style:family="paragraph">
      <style:text-properties fo:font-size="14pt" style:font-size-asian="14pt" style:font-size-complex="14pt"/>
    </style:style>
    <style:style style:name="P1881" style:parent-style-name="Standard" style:family="paragraph">
      <style:text-properties fo:font-size="14pt" style:font-size-asian="14pt" style:font-size-complex="14pt"/>
    </style:style>
    <style:style style:name="P1882" style:parent-style-name="Standard" style:family="paragraph">
      <style:text-properties fo:font-size="14pt" style:font-size-asian="14pt" style:font-size-complex="14pt"/>
    </style:style>
    <style:style style:name="P1883" style:parent-style-name="Standard" style:family="paragraph">
      <style:text-properties fo:font-size="14pt" style:font-size-asian="14pt" style:font-size-complex="14pt"/>
    </style:style>
    <style:style style:name="P1884" style:parent-style-name="Standard" style:family="paragraph">
      <style:text-properties fo:font-size="14pt" style:font-size-asian="14pt" style:font-size-complex="14pt"/>
    </style:style>
    <style:style style:name="P1885" style:parent-style-name="Standard" style:family="paragraph">
      <style:text-properties fo:font-size="14pt" style:font-size-asian="14pt" style:font-size-complex="14pt"/>
    </style:style>
    <style:style style:name="P1886" style:parent-style-name="Standard" style:family="paragraph">
      <style:text-properties fo:font-size="14pt" style:font-size-asian="14pt" style:font-size-complex="14pt"/>
    </style:style>
    <style:style style:name="P1887" style:parent-style-name="Standard" style:family="paragraph">
      <style:text-properties fo:font-size="14pt" style:font-size-asian="14pt" style:font-size-complex="14pt"/>
    </style:style>
    <style:style style:name="P1888" style:parent-style-name="Standard" style:family="paragraph">
      <style:text-properties fo:font-size="14pt" style:font-size-asian="14pt" style:font-size-complex="14pt"/>
    </style:style>
    <style:style style:name="P1889" style:parent-style-name="Standard" style:family="paragraph">
      <style:text-properties fo:font-size="14pt" style:font-size-asian="14pt" style:font-size-complex="14pt"/>
    </style:style>
    <style:style style:name="P1890" style:parent-style-name="Standard" style:family="paragraph">
      <style:text-properties fo:font-size="14pt" style:font-size-asian="14pt" style:font-size-complex="14pt"/>
    </style:style>
    <style:style style:name="P1891" style:parent-style-name="Standard" style:family="paragraph">
      <style:text-properties fo:font-size="14pt" style:font-size-asian="14pt" style:font-size-complex="14pt"/>
    </style:style>
    <style:style style:name="P1892" style:parent-style-name="Standard" style:family="paragraph">
      <style:text-properties fo:font-size="14pt" style:font-size-asian="14pt" style:font-size-complex="14pt"/>
    </style:style>
    <style:style style:name="P1893" style:parent-style-name="Standard" style:family="paragraph">
      <style:text-properties fo:font-size="14pt" style:font-size-asian="14pt" style:font-size-complex="14pt"/>
    </style:style>
    <style:style style:name="P1894" style:parent-style-name="Standard" style:family="paragraph">
      <style:text-properties fo:font-size="14pt" style:font-size-asian="14pt" style:font-size-complex="14pt"/>
    </style:style>
    <style:style style:name="P1895" style:parent-style-name="Standard" style:family="paragraph">
      <style:text-properties fo:font-size="14pt" style:font-size-asian="14pt" style:font-size-complex="14pt"/>
    </style:style>
    <style:style style:name="P1896" style:parent-style-name="Standard" style:family="paragraph">
      <style:text-properties fo:font-size="14pt" style:font-size-asian="14pt" style:font-size-complex="14pt"/>
    </style:style>
    <style:style style:name="P1897" style:parent-style-name="Standard" style:family="paragraph">
      <style:text-properties fo:font-size="14pt" style:font-size-asian="14pt" style:font-size-complex="14pt"/>
    </style:style>
    <style:style style:name="P1898" style:parent-style-name="Standard" style:family="paragraph">
      <style:text-properties fo:font-size="14pt" style:font-size-asian="14pt" style:font-size-complex="14pt"/>
    </style:style>
    <style:style style:name="P1899" style:parent-style-name="Standard" style:family="paragraph">
      <style:text-properties fo:font-size="14pt" style:font-size-asian="14pt" style:font-size-complex="14pt"/>
    </style:style>
    <style:style style:name="P1900" style:parent-style-name="Standard" style:family="paragraph">
      <style:text-properties fo:font-size="14pt" style:font-size-asian="14pt" style:font-size-complex="14pt"/>
    </style:style>
    <style:style style:name="P1901" style:parent-style-name="Standard" style:family="paragraph">
      <style:text-properties fo:font-size="14pt" style:font-size-asian="14pt" style:font-size-complex="14pt"/>
    </style:style>
    <style:style style:name="P1902" style:parent-style-name="Standard" style:family="paragraph">
      <style:text-properties fo:font-size="14pt" style:font-size-asian="14pt" style:font-size-complex="14pt"/>
    </style:style>
    <style:style style:name="P1903" style:parent-style-name="Standard" style:family="paragraph">
      <style:text-properties fo:font-size="14pt" style:font-size-asian="14pt" style:font-size-complex="14pt"/>
    </style:style>
    <style:style style:name="P1904" style:parent-style-name="Standard" style:family="paragraph">
      <style:text-properties fo:font-size="14pt" style:font-size-asian="14pt" style:font-size-complex="14pt"/>
    </style:style>
    <style:style style:name="P1905" style:parent-style-name="Standard" style:family="paragraph">
      <style:text-properties fo:font-size="14pt" style:font-size-asian="14pt" style:font-size-complex="14pt"/>
    </style:style>
    <style:style style:name="P1906" style:parent-style-name="Standard" style:family="paragraph">
      <style:text-properties fo:font-size="14pt" style:font-size-asian="14pt" style:font-size-complex="14pt"/>
    </style:style>
    <style:style style:name="P1907" style:parent-style-name="Standard" style:family="paragraph">
      <style:text-properties fo:font-size="14pt" style:font-size-asian="14pt" style:font-size-complex="14pt"/>
    </style:style>
    <style:style style:name="P1908" style:parent-style-name="Standard" style:family="paragraph">
      <style:text-properties fo:font-size="14pt" style:font-size-asian="14pt" style:font-size-complex="14pt"/>
    </style:style>
    <style:style style:name="P1909" style:parent-style-name="Standard" style:family="paragraph">
      <style:text-properties fo:font-size="14pt" style:font-size-asian="14pt" style:font-size-complex="14pt"/>
    </style:style>
    <style:style style:name="P1910" style:parent-style-name="Standard" style:family="paragraph">
      <style:text-properties fo:font-size="14pt" style:font-size-asian="14pt" style:font-size-complex="14pt"/>
    </style:style>
    <style:style style:name="P1911" style:parent-style-name="Standard" style:family="paragraph">
      <style:text-properties fo:font-size="14pt" style:font-size-asian="14pt" style:font-size-complex="14pt"/>
    </style:style>
    <style:style style:name="P1912" style:parent-style-name="Standard" style:family="paragraph">
      <style:text-properties fo:font-size="14pt" style:font-size-asian="14pt" style:font-size-complex="14pt"/>
    </style:style>
    <style:style style:name="P1913" style:parent-style-name="Standard" style:family="paragraph">
      <style:text-properties fo:font-size="14pt" style:font-size-asian="14pt" style:font-size-complex="14pt"/>
    </style:style>
    <style:style style:name="P1914" style:parent-style-name="Standard" style:family="paragraph">
      <style:text-properties fo:font-size="14pt" style:font-size-asian="14pt" style:font-size-complex="14pt"/>
    </style:style>
    <style:style style:name="P1915" style:parent-style-name="Standard" style:family="paragraph">
      <style:text-properties fo:font-size="14pt" style:font-size-asian="14pt" style:font-size-complex="14pt"/>
    </style:style>
    <style:style style:name="P1916" style:parent-style-name="Standard" style:family="paragraph">
      <style:text-properties fo:font-size="14pt" style:font-size-asian="14pt" style:font-size-complex="14pt"/>
    </style:style>
    <style:style style:name="P1917" style:parent-style-name="Standard" style:family="paragraph">
      <style:text-properties fo:font-size="14pt" style:font-size-asian="14pt" style:font-size-complex="14pt"/>
    </style:style>
    <style:style style:name="P1918" style:parent-style-name="Standard" style:family="paragraph">
      <style:text-properties fo:font-size="14pt" style:font-size-asian="14pt" style:font-size-complex="14pt"/>
    </style:style>
    <style:style style:name="P1919" style:parent-style-name="Standard" style:family="paragraph">
      <style:text-properties fo:font-size="14pt" style:font-size-asian="14pt" style:font-size-complex="14pt"/>
    </style:style>
    <style:style style:name="P1920" style:parent-style-name="Standard" style:family="paragraph">
      <style:text-properties fo:font-size="14pt" style:font-size-asian="14pt" style:font-size-complex="14pt"/>
    </style:style>
    <style:style style:name="P1921" style:parent-style-name="Standard" style:family="paragraph">
      <style:text-properties fo:font-size="14pt" style:font-size-asian="14pt" style:font-size-complex="14pt"/>
    </style:style>
    <style:style style:name="P1922" style:parent-style-name="Standard" style:family="paragraph">
      <style:text-properties fo:font-size="14pt" style:font-size-asian="14pt" style:font-size-complex="14pt"/>
    </style:style>
    <style:style style:name="P1923" style:parent-style-name="Standard" style:family="paragraph">
      <style:text-properties fo:font-size="14pt" style:font-size-asian="14pt" style:font-size-complex="14pt"/>
    </style:style>
    <style:style style:name="P1924" style:parent-style-name="Standard" style:family="paragraph">
      <style:text-properties fo:font-size="14pt" style:font-size-asian="14pt" style:font-size-complex="14pt"/>
    </style:style>
    <style:style style:name="P1925" style:parent-style-name="Standard" style:family="paragraph">
      <style:text-properties fo:font-size="14pt" style:font-size-asian="14pt" style:font-size-complex="14pt"/>
    </style:style>
    <style:style style:name="P1926" style:parent-style-name="Standard" style:family="paragraph">
      <style:text-properties fo:font-size="14pt" style:font-size-asian="14pt" style:font-size-complex="14pt"/>
    </style:style>
    <style:style style:name="P1927" style:parent-style-name="Standard" style:family="paragraph">
      <style:text-properties fo:font-size="14pt" style:font-size-asian="14pt" style:font-size-complex="14pt"/>
    </style:style>
    <style:style style:name="P1928" style:parent-style-name="Standard" style:family="paragraph">
      <style:text-properties fo:font-size="14pt" style:font-size-asian="14pt" style:font-size-complex="14pt"/>
    </style:style>
    <style:style style:name="P1929" style:parent-style-name="Standard" style:family="paragraph">
      <style:text-properties fo:font-size="14pt" style:font-size-asian="14pt" style:font-size-complex="14pt"/>
    </style:style>
    <style:style style:name="P1930" style:parent-style-name="Standard" style:family="paragraph">
      <style:text-properties fo:font-size="14pt" style:font-size-asian="14pt" style:font-size-complex="14pt"/>
    </style:style>
    <style:style style:name="P1931" style:parent-style-name="Standard" style:family="paragraph">
      <style:text-properties fo:font-size="14pt" style:font-size-asian="14pt" style:font-size-complex="14pt"/>
    </style:style>
    <style:style style:name="P1932" style:parent-style-name="Standard" style:family="paragraph">
      <style:text-properties fo:font-size="14pt" style:font-size-asian="14pt" style:font-size-complex="14pt"/>
    </style:style>
    <style:style style:name="P1933" style:parent-style-name="Standard" style:family="paragraph">
      <style:text-properties fo:font-size="14pt" style:font-size-asian="14pt" style:font-size-complex="14pt"/>
    </style:style>
    <style:style style:name="P1934" style:parent-style-name="Standard" style:family="paragraph">
      <style:text-properties fo:font-size="14pt" style:font-size-asian="14pt" style:font-size-complex="14pt"/>
    </style:style>
    <style:style style:name="P1935" style:parent-style-name="Standard" style:family="paragraph">
      <style:text-properties fo:font-size="14pt" style:font-size-asian="14pt" style:font-size-complex="14pt"/>
    </style:style>
    <style:style style:name="P1936" style:parent-style-name="Standard" style:family="paragraph">
      <style:text-properties fo:font-size="14pt" style:font-size-asian="14pt" style:font-size-complex="14pt"/>
    </style:style>
    <style:style style:name="P1937" style:parent-style-name="Standard" style:family="paragraph">
      <style:text-properties fo:font-size="14pt" style:font-size-asian="14pt" style:font-size-complex="14pt"/>
    </style:style>
    <style:style style:name="P1938" style:parent-style-name="Standard" style:family="paragraph">
      <style:text-properties fo:font-size="14pt" style:font-size-asian="14pt" style:font-size-complex="14pt"/>
    </style:style>
    <style:style style:name="P1939" style:parent-style-name="Standard" style:family="paragraph">
      <style:text-properties fo:font-size="14pt" style:font-size-asian="14pt" style:font-size-complex="14pt"/>
    </style:style>
    <style:style style:name="P1940" style:parent-style-name="Standard" style:family="paragraph">
      <style:text-properties fo:font-size="14pt" style:font-size-asian="14pt" style:font-size-complex="14pt"/>
    </style:style>
    <style:style style:name="P1941" style:parent-style-name="Standard" style:family="paragraph">
      <style:text-properties fo:font-size="14pt" style:font-size-asian="14pt" style:font-size-complex="14pt"/>
    </style:style>
    <style:style style:name="P1942" style:parent-style-name="Standard" style:family="paragraph">
      <style:text-properties fo:font-size="14pt" style:font-size-asian="14pt" style:font-size-complex="14pt"/>
    </style:style>
    <style:style style:name="P19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4" style:parent-style-name="Standard" style:family="paragraph">
      <style:text-properties fo:font-size="14pt" style:font-size-asian="14pt" style:font-size-complex="14pt"/>
    </style:style>
    <style:style style:name="P1945" style:parent-style-name="Standard" style:family="paragraph">
      <style:text-properties fo:font-size="14pt" style:font-size-asian="14pt" style:font-size-complex="14pt"/>
    </style:style>
    <style:style style:name="P1946" style:parent-style-name="Standard" style:family="paragraph">
      <style:text-properties fo:font-size="14pt" style:font-size-asian="14pt" style:font-size-complex="14pt"/>
    </style:style>
    <style:style style:name="P1947" style:parent-style-name="Standard" style:family="paragraph">
      <style:text-properties fo:font-size="14pt" style:font-size-asian="14pt" style:font-size-complex="14pt"/>
    </style:style>
    <style:style style:name="P1948" style:parent-style-name="Standard" style:family="paragraph">
      <style:text-properties fo:font-size="14pt" style:font-size-asian="14pt" style:font-size-complex="14pt"/>
    </style:style>
    <style:style style:name="P1949" style:parent-style-name="Standard" style:family="paragraph">
      <style:text-properties fo:font-size="14pt" style:font-size-asian="14pt" style:font-size-complex="14pt"/>
    </style:style>
    <style:style style:name="P1950" style:parent-style-name="Standard" style:family="paragraph">
      <style:text-properties fo:font-size="14pt" style:font-size-asian="14pt" style:font-size-complex="14pt"/>
    </style:style>
    <style:style style:name="P1951" style:parent-style-name="Standard" style:family="paragraph">
      <style:text-properties fo:font-size="14pt" style:font-size-asian="14pt" style:font-size-complex="14pt"/>
    </style:style>
    <style:style style:name="P1952" style:parent-style-name="Standard" style:family="paragraph">
      <style:text-properties fo:font-size="14pt" style:font-size-asian="14pt" style:font-size-complex="14pt"/>
    </style:style>
    <style:style style:name="P1953" style:parent-style-name="Standard" style:family="paragraph">
      <style:text-properties fo:font-size="14pt" style:font-size-asian="14pt" style:font-size-complex="14pt"/>
    </style:style>
    <style:style style:name="P1954" style:parent-style-name="Standard" style:family="paragraph">
      <style:text-properties fo:font-size="14pt" style:font-size-asian="14pt" style:font-size-complex="14pt"/>
    </style:style>
    <style:style style:name="P1955" style:parent-style-name="Standard" style:family="paragraph">
      <style:text-properties fo:font-size="14pt" style:font-size-asian="14pt" style:font-size-complex="14pt"/>
    </style:style>
    <style:style style:name="P1956" style:parent-style-name="Standard" style:family="paragraph">
      <style:text-properties fo:font-size="14pt" style:font-size-asian="14pt" style:font-size-complex="14pt"/>
    </style:style>
    <style:style style:name="P1957" style:parent-style-name="Standard" style:family="paragraph">
      <style:text-properties fo:font-size="14pt" style:font-size-asian="14pt" style:font-size-complex="14pt"/>
    </style:style>
    <style:style style:name="P1958" style:parent-style-name="Standard" style:family="paragraph">
      <style:text-properties fo:font-size="14pt" style:font-size-asian="14pt" style:font-size-complex="14pt"/>
    </style:style>
    <style:style style:name="P1959" style:parent-style-name="Standard" style:family="paragraph">
      <style:text-properties fo:font-size="14pt" style:font-size-asian="14pt" style:font-size-complex="14pt"/>
    </style:style>
    <style:style style:name="P1960" style:parent-style-name="Standard" style:family="paragraph">
      <style:text-properties fo:font-size="14pt" style:font-size-asian="14pt" style:font-size-complex="14pt"/>
    </style:style>
    <style:style style:name="P1961" style:parent-style-name="Standard" style:family="paragraph">
      <style:text-properties fo:font-size="14pt" style:font-size-asian="14pt" style:font-size-complex="14pt"/>
    </style:style>
    <style:style style:name="P1962" style:parent-style-name="Standard" style:family="paragraph">
      <style:text-properties fo:font-size="14pt" style:font-size-asian="14pt" style:font-size-complex="14pt"/>
    </style:style>
    <style:style style:name="P1963" style:parent-style-name="Standard" style:family="paragraph">
      <style:text-properties fo:font-size="14pt" style:font-size-asian="14pt" style:font-size-complex="14pt"/>
    </style:style>
    <style:style style:name="P1964" style:parent-style-name="Standard" style:family="paragraph">
      <style:text-properties fo:font-size="14pt" style:font-size-asian="14pt" style:font-size-complex="14pt"/>
    </style:style>
    <style:style style:name="P1965" style:parent-style-name="Standard" style:family="paragraph">
      <style:text-properties fo:font-size="14pt" style:font-size-asian="14pt" style:font-size-complex="14pt"/>
    </style:style>
    <style:style style:name="P1966" style:parent-style-name="Standard" style:family="paragraph">
      <style:text-properties fo:font-size="14pt" style:font-size-asian="14pt" style:font-size-complex="14pt"/>
    </style:style>
    <style:style style:name="P1967" style:parent-style-name="Standard" style:family="paragraph">
      <style:text-properties fo:font-size="14pt" style:font-size-asian="14pt" style:font-size-complex="14pt"/>
    </style:style>
    <style:style style:name="P1968" style:parent-style-name="Standard" style:family="paragraph">
      <style:text-properties fo:font-size="14pt" style:font-size-asian="14pt" style:font-size-complex="14pt"/>
    </style:style>
    <style:style style:name="P1969" style:parent-style-name="Standard" style:family="paragraph">
      <style:text-properties fo:font-size="14pt" style:font-size-asian="14pt" style:font-size-complex="14pt"/>
    </style:style>
    <style:style style:name="P1970" style:parent-style-name="Standard" style:family="paragraph">
      <style:text-properties fo:font-size="14pt" style:font-size-asian="14pt" style:font-size-complex="14pt"/>
    </style:style>
    <style:style style:name="P1971" style:parent-style-name="Standard" style:family="paragraph">
      <style:text-properties fo:font-size="14pt" style:font-size-asian="14pt" style:font-size-complex="14pt"/>
    </style:style>
    <style:style style:name="P1972" style:parent-style-name="Standard" style:family="paragraph">
      <style:text-properties fo:font-size="14pt" style:font-size-asian="14pt" style:font-size-complex="14pt"/>
    </style:style>
    <style:style style:name="P1973" style:parent-style-name="Standard" style:family="paragraph">
      <style:text-properties fo:font-size="14pt" style:font-size-asian="14pt" style:font-size-complex="14pt"/>
    </style:style>
    <style:style style:name="P1974" style:parent-style-name="Standard" style:family="paragraph">
      <style:text-properties fo:font-size="14pt" style:font-size-asian="14pt" style:font-size-complex="14pt"/>
    </style:style>
    <style:style style:name="P1975" style:parent-style-name="Standard" style:family="paragraph">
      <style:text-properties fo:font-size="14pt" style:font-size-asian="14pt" style:font-size-complex="14pt"/>
    </style:style>
    <style:style style:name="P1976" style:parent-style-name="Standard" style:family="paragraph">
      <style:text-properties fo:font-size="14pt" style:font-size-asian="14pt" style:font-size-complex="14pt"/>
    </style:style>
    <style:style style:name="P1977" style:parent-style-name="Standard" style:family="paragraph">
      <style:text-properties fo:font-size="14pt" style:font-size-asian="14pt" style:font-size-complex="14pt"/>
    </style:style>
    <style:style style:name="P1978" style:parent-style-name="Standard" style:family="paragraph">
      <style:text-properties fo:font-size="14pt" style:font-size-asian="14pt" style:font-size-complex="14pt"/>
    </style:style>
    <style:style style:name="P1979" style:parent-style-name="Standard" style:family="paragraph">
      <style:text-properties fo:font-size="14pt" style:font-size-asian="14pt" style:font-size-complex="14pt"/>
    </style:style>
    <style:style style:name="P1980" style:parent-style-name="Standard" style:family="paragraph">
      <style:text-properties fo:font-size="14pt" style:font-size-asian="14pt" style:font-size-complex="14pt"/>
    </style:style>
    <style:style style:name="P1981" style:parent-style-name="Standard" style:family="paragraph">
      <style:text-properties fo:font-size="14pt" style:font-size-asian="14pt" style:font-size-complex="14pt"/>
    </style:style>
    <style:style style:name="P1982" style:parent-style-name="Standard" style:family="paragraph">
      <style:text-properties fo:font-size="14pt" style:font-size-asian="14pt" style:font-size-complex="14pt"/>
    </style:style>
    <style:style style:name="P1983" style:parent-style-name="Standard" style:family="paragraph">
      <style:text-properties fo:font-size="14pt" style:font-size-asian="14pt" style:font-size-complex="14pt"/>
    </style:style>
    <style:style style:name="P1984" style:parent-style-name="Standard" style:family="paragraph">
      <style:text-properties fo:font-size="14pt" style:font-size-asian="14pt" style:font-size-complex="14pt"/>
    </style:style>
    <style:style style:name="P1985" style:parent-style-name="Standard" style:family="paragraph">
      <style:text-properties fo:font-size="14pt" style:font-size-asian="14pt" style:font-size-complex="14pt"/>
    </style:style>
    <style:style style:name="P1986" style:parent-style-name="Standard" style:family="paragraph">
      <style:text-properties fo:font-size="14pt" style:font-size-asian="14pt" style:font-size-complex="14pt"/>
    </style:style>
    <style:style style:name="P1987" style:parent-style-name="Standard" style:family="paragraph">
      <style:text-properties fo:font-size="14pt" style:font-size-asian="14pt" style:font-size-complex="14pt"/>
    </style:style>
    <style:style style:name="P1988" style:parent-style-name="Standard" style:family="paragraph">
      <style:text-properties fo:font-size="14pt" style:font-size-asian="14pt" style:font-size-complex="14pt"/>
    </style:style>
    <style:style style:name="P1989" style:parent-style-name="Standard" style:family="paragraph">
      <style:text-properties fo:font-size="14pt" style:font-size-asian="14pt" style:font-size-complex="14pt"/>
    </style:style>
    <style:style style:name="P1990" style:parent-style-name="Standard" style:family="paragraph">
      <style:text-properties fo:font-size="14pt" style:font-size-asian="14pt" style:font-size-complex="14pt"/>
    </style:style>
    <style:style style:name="P1991" style:parent-style-name="Standard" style:family="paragraph">
      <style:text-properties fo:font-size="14pt" style:font-size-asian="14pt" style:font-size-complex="14pt"/>
    </style:style>
    <style:style style:name="P1992" style:parent-style-name="Standard" style:family="paragraph">
      <style:text-properties fo:font-size="14pt" style:font-size-asian="14pt" style:font-size-complex="14pt"/>
    </style:style>
    <style:style style:name="P1993" style:parent-style-name="Standard" style:family="paragraph">
      <style:text-properties fo:font-size="14pt" style:font-size-asian="14pt" style:font-size-complex="14pt"/>
    </style:style>
    <style:style style:name="P1994" style:parent-style-name="Standard" style:family="paragraph">
      <style:text-properties fo:font-size="14pt" style:font-size-asian="14pt" style:font-size-complex="14pt"/>
    </style:style>
    <style:style style:name="P1995" style:parent-style-name="Standard" style:family="paragraph">
      <style:text-properties fo:font-size="14pt" style:font-size-asian="14pt" style:font-size-complex="14pt"/>
    </style:style>
    <style:style style:name="P1996" style:parent-style-name="Standard" style:family="paragraph">
      <style:text-properties fo:font-size="14pt" style:font-size-asian="14pt" style:font-size-complex="14pt"/>
    </style:style>
    <style:style style:name="P1997" style:parent-style-name="Standard" style:family="paragraph">
      <style:text-properties fo:font-size="14pt" style:font-size-asian="14pt" style:font-size-complex="14pt"/>
    </style:style>
    <style:style style:name="P1998" style:parent-style-name="Standard" style:family="paragraph">
      <style:text-properties fo:font-size="14pt" style:font-size-asian="14pt" style:font-size-complex="14pt"/>
    </style:style>
    <style:style style:name="P1999" style:parent-style-name="Standard" style:family="paragraph">
      <style:text-properties fo:font-size="14pt" style:font-size-asian="14pt" style:font-size-complex="14pt"/>
    </style:style>
    <style:style style:name="P2000" style:parent-style-name="Standard" style:family="paragraph">
      <style:text-properties fo:font-size="14pt" style:font-size-asian="14pt" style:font-size-complex="14pt"/>
    </style:style>
    <style:style style:name="P2001" style:parent-style-name="Standard" style:family="paragraph">
      <style:text-properties fo:font-size="14pt" style:font-size-asian="14pt" style:font-size-complex="14pt"/>
    </style:style>
    <style:style style:name="P2002" style:parent-style-name="Standard" style:family="paragraph">
      <style:text-properties fo:font-size="14pt" style:font-size-asian="14pt" style:font-size-complex="14pt"/>
    </style:style>
    <style:style style:name="P2003" style:parent-style-name="Standard" style:family="paragraph">
      <style:text-properties fo:font-size="14pt" style:font-size-asian="14pt" style:font-size-complex="14pt"/>
    </style:style>
    <style:style style:name="P2004" style:parent-style-name="Standard" style:family="paragraph">
      <style:text-properties fo:font-size="14pt" style:font-size-asian="14pt" style:font-size-complex="14pt"/>
    </style:style>
    <style:style style:name="P2005" style:parent-style-name="Standard" style:family="paragraph">
      <style:text-properties fo:font-size="14pt" style:font-size-asian="14pt" style:font-size-complex="14pt"/>
    </style:style>
    <style:style style:name="P2006" style:parent-style-name="Standard" style:family="paragraph">
      <style:text-properties fo:font-size="14pt" style:font-size-asian="14pt" style:font-size-complex="14pt"/>
    </style:style>
    <style:style style:name="P2007" style:parent-style-name="Standard" style:family="paragraph">
      <style:text-properties fo:font-size="14pt" style:font-size-asian="14pt" style:font-size-complex="14pt"/>
    </style:style>
    <style:style style:name="P2008" style:parent-style-name="Standard" style:family="paragraph">
      <style:text-properties fo:font-size="14pt" style:font-size-asian="14pt" style:font-size-complex="14pt"/>
    </style:style>
    <style:style style:name="P2009" style:parent-style-name="Standard" style:family="paragraph">
      <style:text-properties fo:font-size="14pt" style:font-size-asian="14pt" style:font-size-complex="14pt"/>
    </style:style>
    <style:style style:name="P2010" style:parent-style-name="Standard" style:family="paragraph">
      <style:text-properties fo:font-size="14pt" style:font-size-asian="14pt" style:font-size-complex="14pt"/>
    </style:style>
    <style:style style:name="P2011" style:parent-style-name="Standard" style:family="paragraph">
      <style:text-properties fo:font-size="14pt" style:font-size-asian="14pt" style:font-size-complex="14pt"/>
    </style:style>
    <style:style style:name="P2012" style:parent-style-name="Standard" style:family="paragraph">
      <style:text-properties fo:font-size="14pt" style:font-size-asian="14pt" style:font-size-complex="14pt"/>
    </style:style>
    <style:style style:name="P2013" style:parent-style-name="Standard" style:family="paragraph">
      <style:text-properties fo:font-size="14pt" style:font-size-asian="14pt" style:font-size-complex="14pt"/>
    </style:style>
    <style:style style:name="P2014" style:parent-style-name="Standard" style:family="paragraph">
      <style:text-properties fo:font-size="14pt" style:font-size-asian="14pt" style:font-size-complex="14pt"/>
    </style:style>
    <style:style style:name="P2015" style:parent-style-name="Standard" style:family="paragraph">
      <style:text-properties fo:font-size="14pt" style:font-size-asian="14pt" style:font-size-complex="14pt"/>
    </style:style>
    <style:style style:name="P2016" style:parent-style-name="Standard" style:family="paragraph">
      <style:text-properties fo:font-size="14pt" style:font-size-asian="14pt" style:font-size-complex="14pt"/>
    </style:style>
    <style:style style:name="P2017" style:parent-style-name="Standard" style:family="paragraph">
      <style:text-properties fo:font-size="14pt" style:font-size-asian="14pt" style:font-size-complex="14pt"/>
    </style:style>
    <style:style style:name="P2018" style:parent-style-name="Standard" style:family="paragraph">
      <style:text-properties fo:font-size="14pt" style:font-size-asian="14pt" style:font-size-complex="14pt"/>
    </style:style>
    <style:style style:name="P2019" style:parent-style-name="Standard" style:family="paragraph">
      <style:text-properties fo:font-size="14pt" style:font-size-asian="14pt" style:font-size-complex="14pt"/>
    </style:style>
    <style:style style:name="P2020" style:parent-style-name="Standard" style:family="paragraph">
      <style:text-properties fo:font-size="14pt" style:font-size-asian="14pt" style:font-size-complex="14pt"/>
    </style:style>
    <style:style style:name="P2021" style:parent-style-name="Standard" style:family="paragraph">
      <style:text-properties fo:font-size="14pt" style:font-size-asian="14pt" style:font-size-complex="14pt"/>
    </style:style>
    <style:style style:name="P2022" style:parent-style-name="Standard" style:family="paragraph">
      <style:text-properties fo:font-size="14pt" style:font-size-asian="14pt" style:font-size-complex="14pt"/>
    </style:style>
    <style:style style:name="P2023" style:parent-style-name="Standard" style:family="paragraph">
      <style:text-properties fo:font-size="14pt" style:font-size-asian="14pt" style:font-size-complex="14pt"/>
    </style:style>
    <style:style style:name="P2024" style:parent-style-name="Standard" style:family="paragraph">
      <style:text-properties fo:font-size="14pt" style:font-size-asian="14pt" style:font-size-complex="14pt"/>
    </style:style>
    <style:style style:name="P2025" style:parent-style-name="Standard" style:family="paragraph">
      <style:text-properties fo:font-size="14pt" style:font-size-asian="14pt" style:font-size-complex="14pt"/>
    </style:style>
    <style:style style:name="P2026" style:parent-style-name="Standard" style:family="paragraph">
      <style:text-properties fo:font-size="14pt" style:font-size-asian="14pt" style:font-size-complex="14pt"/>
    </style:style>
    <style:style style:name="P2027" style:parent-style-name="Standard" style:family="paragraph">
      <style:text-properties fo:font-size="14pt" style:font-size-asian="14pt" style:font-size-complex="14pt"/>
    </style:style>
    <style:style style:name="P2028" style:parent-style-name="Standard" style:family="paragraph">
      <style:text-properties fo:font-size="14pt" style:font-size-asian="14pt" style:font-size-complex="14pt"/>
    </style:style>
    <style:style style:name="P2029" style:parent-style-name="Standard" style:family="paragraph">
      <style:text-properties fo:font-size="14pt" style:font-size-asian="14pt" style:font-size-complex="14pt"/>
    </style:style>
    <style:style style:name="P2030" style:parent-style-name="Standard" style:family="paragraph">
      <style:text-properties fo:font-size="14pt" style:font-size-asian="14pt" style:font-size-complex="14pt"/>
    </style:style>
    <style:style style:name="P2031" style:parent-style-name="Standard" style:family="paragraph">
      <style:text-properties fo:font-size="14pt" style:font-size-asian="14pt" style:font-size-complex="14pt"/>
    </style:style>
    <style:style style:name="P2032" style:parent-style-name="Standard" style:family="paragraph">
      <style:text-properties fo:font-size="14pt" style:font-size-asian="14pt" style:font-size-complex="14pt"/>
    </style:style>
    <style:style style:name="P2033" style:parent-style-name="Standard" style:family="paragraph">
      <style:text-properties fo:font-size="14pt" style:font-size-asian="14pt" style:font-size-complex="14pt"/>
    </style:style>
    <style:style style:name="P2034" style:parent-style-name="Standard" style:family="paragraph">
      <style:text-properties fo:font-size="14pt" style:font-size-asian="14pt" style:font-size-complex="14pt"/>
    </style:style>
    <style:style style:name="P2035" style:parent-style-name="Standard" style:family="paragraph">
      <style:text-properties fo:font-size="14pt" style:font-size-asian="14pt" style:font-size-complex="14pt"/>
    </style:style>
    <style:style style:name="P2036" style:parent-style-name="Standard" style:family="paragraph">
      <style:text-properties fo:font-size="14pt" style:font-size-asian="14pt" style:font-size-complex="14pt"/>
    </style:style>
    <style:style style:name="P2037" style:parent-style-name="Standard" style:family="paragraph">
      <style:text-properties fo:font-size="14pt" style:font-size-asian="14pt" style:font-size-complex="14pt"/>
    </style:style>
    <style:style style:name="P2038" style:parent-style-name="Standard" style:family="paragraph">
      <style:text-properties fo:font-size="14pt" style:font-size-asian="14pt" style:font-size-complex="14pt"/>
    </style:style>
    <style:style style:name="P2039" style:parent-style-name="Standard" style:family="paragraph">
      <style:text-properties fo:font-size="14pt" style:font-size-asian="14pt" style:font-size-complex="14pt"/>
    </style:style>
    <style:style style:name="P2040" style:parent-style-name="Standard" style:family="paragraph">
      <style:text-properties fo:font-size="14pt" style:font-size-asian="14pt" style:font-size-complex="14pt"/>
    </style:style>
    <style:style style:name="P2041" style:parent-style-name="Standard" style:family="paragraph">
      <style:text-properties fo:font-size="14pt" style:font-size-asian="14pt" style:font-size-complex="14pt"/>
    </style:style>
    <style:style style:name="P2042" style:parent-style-name="Standard" style:family="paragraph">
      <style:text-properties fo:font-size="14pt" style:font-size-asian="14pt" style:font-size-complex="14pt"/>
    </style:style>
    <style:style style:name="P2043" style:parent-style-name="Standard" style:family="paragraph">
      <style:text-properties fo:font-size="14pt" style:font-size-asian="14pt" style:font-size-complex="14pt"/>
    </style:style>
    <style:style style:name="P2044" style:parent-style-name="Standard" style:family="paragraph">
      <style:text-properties fo:font-size="14pt" style:font-size-asian="14pt" style:font-size-complex="14pt"/>
    </style:style>
    <style:style style:name="P2045" style:parent-style-name="Standard" style:family="paragraph">
      <style:text-properties fo:font-size="14pt" style:font-size-asian="14pt" style:font-size-complex="14pt"/>
    </style:style>
    <style:style style:name="P2046" style:parent-style-name="Standard" style:family="paragraph">
      <style:text-properties fo:font-size="14pt" style:font-size-asian="14pt" style:font-size-complex="14pt"/>
    </style:style>
    <style:style style:name="P2047" style:parent-style-name="Standard" style:family="paragraph">
      <style:text-properties fo:font-size="14pt" style:font-size-asian="14pt" style:font-size-complex="14pt"/>
    </style:style>
    <style:style style:name="P2048" style:parent-style-name="Standard" style:family="paragraph">
      <style:text-properties fo:font-size="14pt" style:font-size-asian="14pt" style:font-size-complex="14pt"/>
    </style:style>
    <style:style style:name="P2049" style:parent-style-name="Standard" style:family="paragraph">
      <style:text-properties fo:font-size="14pt" style:font-size-asian="14pt" style:font-size-complex="14pt"/>
    </style:style>
    <style:style style:name="P2050" style:parent-style-name="Standard" style:family="paragraph">
      <style:text-properties fo:font-size="14pt" style:font-size-asian="14pt" style:font-size-complex="14pt"/>
    </style:style>
    <style:style style:name="P2051" style:parent-style-name="Standard" style:family="paragraph">
      <style:text-properties fo:font-size="14pt" style:font-size-asian="14pt" style:font-size-complex="14pt"/>
    </style:style>
    <style:style style:name="P2052" style:parent-style-name="Standard" style:family="paragraph">
      <style:text-properties fo:font-size="14pt" style:font-size-asian="14pt" style:font-size-complex="14pt"/>
    </style:style>
    <style:style style:name="P2053" style:parent-style-name="Standard" style:family="paragraph">
      <style:text-properties fo:font-size="14pt" style:font-size-asian="14pt" style:font-size-complex="14pt"/>
    </style:style>
    <style:style style:name="P2054" style:parent-style-name="Standard" style:family="paragraph">
      <style:text-properties fo:font-size="14pt" style:font-size-asian="14pt" style:font-size-complex="14pt"/>
    </style:style>
    <style:style style:name="P2055" style:parent-style-name="Standard" style:family="paragraph">
      <style:text-properties fo:font-size="14pt" style:font-size-asian="14pt" style:font-size-complex="14pt"/>
    </style:style>
    <style:style style:name="P2056" style:parent-style-name="Standard" style:family="paragraph">
      <style:text-properties fo:font-size="14pt" style:font-size-asian="14pt" style:font-size-complex="14pt"/>
    </style:style>
    <style:style style:name="P2057" style:parent-style-name="Standard" style:family="paragraph">
      <style:text-properties fo:font-size="14pt" style:font-size-asian="14pt" style:font-size-complex="14pt"/>
    </style:style>
    <style:style style:name="P2058" style:parent-style-name="Standard" style:family="paragraph">
      <style:text-properties fo:font-size="14pt" style:font-size-asian="14pt" style:font-size-complex="14pt"/>
    </style:style>
    <style:style style:name="P2059" style:parent-style-name="Standard" style:family="paragraph">
      <style:text-properties fo:font-size="14pt" style:font-size-asian="14pt" style:font-size-complex="14pt"/>
    </style:style>
    <style:style style:name="P2060" style:parent-style-name="Standard" style:family="paragraph">
      <style:text-properties fo:font-size="14pt" style:font-size-asian="14pt" style:font-size-complex="14pt"/>
    </style:style>
    <style:style style:name="P2061" style:parent-style-name="Standard" style:family="paragraph">
      <style:text-properties fo:font-size="14pt" style:font-size-asian="14pt" style:font-size-complex="14pt"/>
    </style:style>
    <style:style style:name="P2062" style:parent-style-name="Standard" style:family="paragraph">
      <style:text-properties fo:font-size="14pt" style:font-size-asian="14pt" style:font-size-complex="14pt"/>
    </style:style>
    <style:style style:name="P2063" style:parent-style-name="Standard" style:family="paragraph">
      <style:text-properties fo:font-size="14pt" style:font-size-asian="14pt" style:font-size-complex="14pt"/>
    </style:style>
    <style:style style:name="P2064" style:parent-style-name="Standard" style:family="paragraph">
      <style:text-properties fo:font-size="14pt" style:font-size-asian="14pt" style:font-size-complex="14pt"/>
    </style:style>
    <style:style style:name="P2065" style:parent-style-name="Standard" style:family="paragraph">
      <style:text-properties fo:font-size="14pt" style:font-size-asian="14pt" style:font-size-complex="14pt"/>
    </style:style>
    <style:style style:name="T2066" style:parent-style-name="DefaultParagraphFont" style:family="text">
      <style:text-properties fo:font-size="14pt" style:font-size-asian="14pt" style:font-size-complex="14pt"/>
    </style:style>
    <style:style style:name="T20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0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0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8" style:parent-style-name="DefaultParagraphFont" style:family="text">
      <style:text-properties fo:font-size="16pt" style:font-size-asian="16pt" style:font-size-complex="16pt"/>
    </style:style>
    <style:style style:name="P2079" style:parent-style-name="Standard" style:family="paragraph">
      <style:text-properties fo:font-size="16pt" style:font-size-asian="16pt" style:font-size-complex="16pt"/>
    </style:style>
    <style:style style:name="P2080" style:parent-style-name="Standard" style:family="paragraph">
      <style:text-properties fo:font-size="16pt" style:font-size-asian="16pt" style:font-size-complex="16pt"/>
    </style:style>
    <style:style style:name="P2081" style:parent-style-name="Standard" style:family="paragraph">
      <style:text-properties fo:font-size="14pt" style:font-size-asian="14pt" style:font-size-complex="14pt"/>
    </style:style>
    <style:style style:name="P2082" style:parent-style-name="Standard" style:family="paragraph">
      <style:text-properties fo:font-size="14pt" style:font-size-asian="14pt" style:font-size-complex="14pt"/>
    </style:style>
    <style:style style:name="P2083" style:parent-style-name="Standard" style:family="paragraph">
      <style:text-properties fo:font-size="14pt" style:font-size-asian="14pt" style:font-size-complex="14pt"/>
    </style:style>
    <style:style style:name="P2084" style:parent-style-name="Standard" style:family="paragraph">
      <style:text-properties fo:font-size="14pt" style:font-size-asian="14pt" style:font-size-complex="14pt"/>
    </style:style>
    <style:style style:name="P2085" style:parent-style-name="Standard" style:family="paragraph">
      <style:text-properties fo:font-size="14pt" style:font-size-asian="14pt" style:font-size-complex="14pt"/>
    </style:style>
    <style:style style:name="P2086" style:parent-style-name="Standard" style:family="paragraph">
      <style:text-properties fo:font-size="14pt" style:font-size-asian="14pt" style:font-size-complex="14pt"/>
    </style:style>
    <style:style style:name="P2087" style:parent-style-name="Standard" style:family="paragraph">
      <style:text-properties fo:font-size="14pt" style:font-size-asian="14pt" style:font-size-complex="14pt"/>
    </style:style>
    <style:style style:name="P2088" style:parent-style-name="Standard" style:family="paragraph">
      <style:text-properties fo:font-size="14pt" style:font-size-asian="14pt" style:font-size-complex="14pt"/>
    </style:style>
    <style:style style:name="P2089" style:parent-style-name="Standard" style:family="paragraph">
      <style:text-properties fo:font-size="14pt" style:font-size-asian="14pt" style:font-size-complex="14pt"/>
    </style:style>
    <style:style style:name="P2090" style:parent-style-name="Standard" style:family="paragraph">
      <style:text-properties fo:font-size="14pt" style:font-size-asian="14pt" style:font-size-complex="14pt"/>
    </style:style>
    <style:style style:name="P2091" style:parent-style-name="Standard" style:family="paragraph">
      <style:text-properties fo:font-size="14pt" style:font-size-asian="14pt" style:font-size-complex="14pt"/>
    </style:style>
    <style:style style:name="P2092" style:parent-style-name="Standard" style:family="paragraph">
      <style:text-properties fo:font-size="14pt" style:font-size-asian="14pt" style:font-size-complex="14pt"/>
    </style:style>
    <style:style style:name="P2093" style:parent-style-name="Standard" style:family="paragraph">
      <style:text-properties fo:font-size="14pt" style:font-size-asian="14pt" style:font-size-complex="14pt"/>
    </style:style>
    <style:style style:name="P2094" style:parent-style-name="Standard" style:family="paragraph">
      <style:text-properties fo:font-size="14pt" style:font-size-asian="14pt" style:font-size-complex="14pt"/>
    </style:style>
    <style:style style:name="P2095" style:parent-style-name="Standard" style:family="paragraph">
      <style:text-properties fo:font-size="14pt" style:font-size-asian="14pt" style:font-size-complex="14pt"/>
    </style:style>
    <style:style style:name="P2096" style:parent-style-name="Standard" style:family="paragraph">
      <style:text-properties fo:font-size="14pt" style:font-size-asian="14pt" style:font-size-complex="14pt"/>
    </style:style>
    <style:style style:name="P2097" style:parent-style-name="Standard" style:family="paragraph">
      <style:text-properties fo:font-size="14pt" style:font-size-asian="14pt" style:font-size-complex="14pt"/>
    </style:style>
    <style:style style:name="P2098" style:parent-style-name="Standard" style:family="paragraph">
      <style:text-properties fo:font-size="14pt" style:font-size-asian="14pt" style:font-size-complex="14pt"/>
    </style:style>
    <style:style style:name="P2099" style:parent-style-name="Standard" style:family="paragraph">
      <style:text-properties fo:font-size="14pt" style:font-size-asian="14pt" style:font-size-complex="14pt"/>
    </style:style>
    <style:style style:name="P2100" style:parent-style-name="Standard" style:family="paragraph">
      <style:text-properties fo:font-size="14pt" style:font-size-asian="14pt" style:font-size-complex="14pt"/>
    </style:style>
    <style:style style:name="P2101" style:parent-style-name="Standard" style:family="paragraph">
      <style:text-properties fo:font-size="14pt" style:font-size-asian="14pt" style:font-size-complex="14pt"/>
    </style:style>
    <style:style style:name="P2102" style:parent-style-name="Standard" style:family="paragraph">
      <style:text-properties fo:font-size="14pt" style:font-size-asian="14pt" style:font-size-complex="14pt"/>
    </style:style>
    <style:style style:name="P2103" style:parent-style-name="Standard" style:family="paragraph">
      <style:text-properties fo:font-size="14pt" style:font-size-asian="14pt" style:font-size-complex="14pt"/>
    </style:style>
    <style:style style:name="P2104" style:parent-style-name="Standard" style:family="paragraph">
      <style:text-properties fo:font-size="14pt" style:font-size-asian="14pt" style:font-size-complex="14pt"/>
    </style:style>
    <style:style style:name="P2105" style:parent-style-name="Standard" style:family="paragraph">
      <style:text-properties fo:font-size="14pt" style:font-size-asian="14pt" style:font-size-complex="14pt"/>
    </style:style>
    <style:style style:name="P2106" style:parent-style-name="Standard" style:family="paragraph">
      <style:text-properties fo:font-size="14pt" style:font-size-asian="14pt" style:font-size-complex="14pt"/>
    </style:style>
    <style:style style:name="P2107" style:parent-style-name="Standard" style:family="paragraph">
      <style:text-properties fo:font-size="14pt" style:font-size-asian="14pt" style:font-size-complex="14pt"/>
    </style:style>
    <style:style style:name="P2108" style:parent-style-name="Standard" style:family="paragraph">
      <style:text-properties fo:font-size="14pt" style:font-size-asian="14pt" style:font-size-complex="14pt"/>
    </style:style>
    <style:style style:name="P2109" style:parent-style-name="Standard" style:family="paragraph">
      <style:text-properties fo:font-size="14pt" style:font-size-asian="14pt" style:font-size-complex="14pt"/>
    </style:style>
    <style:style style:name="P2110" style:parent-style-name="Standard" style:family="paragraph">
      <style:text-properties fo:font-size="14pt" style:font-size-asian="14pt" style:font-size-complex="14pt"/>
    </style:style>
    <style:style style:name="P2111" style:parent-style-name="Standard" style:family="paragraph">
      <style:text-properties fo:font-size="14pt" style:font-size-asian="14pt" style:font-size-complex="14pt"/>
    </style:style>
    <style:style style:name="P2112" style:parent-style-name="Standard" style:family="paragraph">
      <style:text-properties fo:font-size="14pt" style:font-size-asian="14pt" style:font-size-complex="14pt"/>
    </style:style>
    <style:style style:name="P2113" style:parent-style-name="Standard" style:family="paragraph">
      <style:text-properties fo:font-size="14pt" style:font-size-asian="14pt" style:font-size-complex="14pt"/>
    </style:style>
    <style:style style:name="P2114" style:parent-style-name="Standard" style:family="paragraph">
      <style:text-properties fo:font-size="14pt" style:font-size-asian="14pt" style:font-size-complex="14pt"/>
    </style:style>
    <style:style style:name="P2115" style:parent-style-name="Standard" style:family="paragraph">
      <style:text-properties fo:font-size="14pt" style:font-size-asian="14pt" style:font-size-complex="14pt"/>
    </style:style>
    <style:style style:name="P2116" style:parent-style-name="Standard" style:family="paragraph">
      <style:text-properties fo:font-size="14pt" style:font-size-asian="14pt" style:font-size-complex="14pt"/>
    </style:style>
    <style:style style:name="P2117" style:parent-style-name="Standard" style:family="paragraph">
      <style:text-properties fo:font-size="14pt" style:font-size-asian="14pt" style:font-size-complex="14pt"/>
    </style:style>
    <style:style style:name="P2118" style:parent-style-name="Standard" style:family="paragraph">
      <style:text-properties fo:font-size="14pt" style:font-size-asian="14pt" style:font-size-complex="14pt"/>
    </style:style>
    <style:style style:name="P2119" style:parent-style-name="Standard" style:family="paragraph">
      <style:text-properties fo:font-size="14pt" style:font-size-asian="14pt" style:font-size-complex="14pt"/>
    </style:style>
    <style:style style:name="P2120" style:parent-style-name="Standard" style:family="paragraph">
      <style:text-properties fo:font-size="14pt" style:font-size-asian="14pt" style:font-size-complex="14pt"/>
    </style:style>
    <style:style style:name="P2121" style:parent-style-name="Standard" style:family="paragraph">
      <style:text-properties fo:font-size="14pt" style:font-size-asian="14pt" style:font-size-complex="14pt"/>
    </style:style>
    <style:style style:name="P2122" style:parent-style-name="Standard" style:family="paragraph">
      <style:text-properties fo:font-size="14pt" style:font-size-asian="14pt" style:font-size-complex="14pt"/>
    </style:style>
    <style:style style:name="P2123" style:parent-style-name="Standard" style:family="paragraph">
      <style:text-properties fo:font-size="14pt" style:font-size-asian="14pt" style:font-size-complex="14pt"/>
    </style:style>
    <style:style style:name="P2124" style:parent-style-name="Standard" style:family="paragraph">
      <style:text-properties fo:font-size="14pt" style:font-size-asian="14pt" style:font-size-complex="14pt"/>
    </style:style>
    <style:style style:name="P2125" style:parent-style-name="Standard" style:family="paragraph">
      <style:text-properties fo:font-size="14pt" style:font-size-asian="14pt" style:font-size-complex="14pt"/>
    </style:style>
    <style:style style:name="P2126" style:parent-style-name="Standard" style:family="paragraph">
      <style:text-properties fo:font-size="14pt" style:font-size-asian="14pt" style:font-size-complex="14pt"/>
    </style:style>
    <style:style style:name="P2127" style:parent-style-name="Standard" style:family="paragraph">
      <style:text-properties fo:font-size="14pt" style:font-size-asian="14pt" style:font-size-complex="14pt"/>
    </style:style>
    <style:style style:name="P2128" style:parent-style-name="Standard" style:family="paragraph">
      <style:text-properties fo:font-size="14pt" style:font-size-asian="14pt" style:font-size-complex="14pt"/>
    </style:style>
    <style:style style:name="P2129" style:parent-style-name="Standard" style:family="paragraph">
      <style:text-properties fo:font-size="14pt" style:font-size-asian="14pt" style:font-size-complex="14pt"/>
    </style:style>
    <style:style style:name="P2130" style:parent-style-name="Standard" style:family="paragraph">
      <style:text-properties fo:font-size="14pt" style:font-size-asian="14pt" style:font-size-complex="14pt"/>
    </style:style>
    <style:style style:name="P2131" style:parent-style-name="Standard" style:family="paragraph">
      <style:text-properties fo:font-size="14pt" style:font-size-asian="14pt" style:font-size-complex="14pt"/>
    </style:style>
    <style:style style:name="P2132" style:parent-style-name="Standard" style:family="paragraph">
      <style:text-properties fo:font-size="14pt" style:font-size-asian="14pt" style:font-size-complex="14pt"/>
    </style:style>
    <style:style style:name="P2133" style:parent-style-name="Standard" style:family="paragraph">
      <style:text-properties fo:font-size="14pt" style:font-size-asian="14pt" style:font-size-complex="14pt"/>
    </style:style>
    <style:style style:name="P2134" style:parent-style-name="Standard" style:family="paragraph">
      <style:text-properties fo:font-size="14pt" style:font-size-asian="14pt" style:font-size-complex="14pt"/>
    </style:style>
    <style:style style:name="P2135" style:parent-style-name="Standard" style:family="paragraph">
      <style:text-properties fo:font-size="14pt" style:font-size-asian="14pt" style:font-size-complex="14pt"/>
    </style:style>
    <style:style style:name="P2136" style:parent-style-name="Standard" style:family="paragraph">
      <style:text-properties fo:font-size="14pt" style:font-size-asian="14pt" style:font-size-complex="14pt"/>
    </style:style>
    <style:style style:name="P2137" style:parent-style-name="Standard" style:family="paragraph">
      <style:text-properties fo:font-size="14pt" style:font-size-asian="14pt" style:font-size-complex="14pt"/>
    </style:style>
    <style:style style:name="P2138" style:parent-style-name="Standard" style:family="paragraph">
      <style:text-properties fo:font-size="14pt" style:font-size-asian="14pt" style:font-size-complex="14pt"/>
    </style:style>
    <style:style style:name="P2139" style:parent-style-name="Standard" style:family="paragraph">
      <style:text-properties fo:font-size="14pt" style:font-size-asian="14pt" style:font-size-complex="14pt"/>
    </style:style>
    <style:style style:name="P2140" style:parent-style-name="Standard" style:family="paragraph">
      <style:text-properties fo:font-size="14pt" style:font-size-asian="14pt" style:font-size-complex="14pt"/>
    </style:style>
    <style:style style:name="P2141" style:parent-style-name="Standard" style:family="paragraph">
      <style:text-properties fo:font-size="14pt" style:font-size-asian="14pt" style:font-size-complex="14pt"/>
    </style:style>
    <style:style style:name="P2142" style:parent-style-name="Standard" style:family="paragraph">
      <style:text-properties fo:font-size="14pt" style:font-size-asian="14pt" style:font-size-complex="14pt"/>
    </style:style>
    <style:style style:name="P2143" style:parent-style-name="Standard" style:family="paragraph">
      <style:text-properties fo:font-size="14pt" style:font-size-asian="14pt" style:font-size-complex="14pt"/>
    </style:style>
    <style:style style:name="P2144" style:parent-style-name="Standard" style:family="paragraph">
      <style:text-properties fo:font-size="14pt" style:font-size-asian="14pt" style:font-size-complex="14pt"/>
    </style:style>
    <style:style style:name="P2145" style:parent-style-name="Standard" style:family="paragraph">
      <style:text-properties fo:font-size="14pt" style:font-size-asian="14pt" style:font-size-complex="14pt"/>
    </style:style>
    <style:style style:name="P2146" style:parent-style-name="Standard" style:family="paragraph">
      <style:text-properties fo:font-size="14pt" style:font-size-asian="14pt" style:font-size-complex="14pt"/>
    </style:style>
    <style:style style:name="P2147" style:parent-style-name="Standard" style:family="paragraph">
      <style:text-properties fo:font-size="14pt" style:font-size-asian="14pt" style:font-size-complex="14pt"/>
    </style:style>
    <style:style style:name="P2148" style:parent-style-name="Standard" style:family="paragraph">
      <style:text-properties fo:font-size="14pt" style:font-size-asian="14pt" style:font-size-complex="14pt"/>
    </style:style>
    <style:style style:name="P2149" style:parent-style-name="Standard" style:family="paragraph">
      <style:text-properties fo:font-size="14pt" style:font-size-asian="14pt" style:font-size-complex="14pt"/>
    </style:style>
    <style:style style:name="P2150" style:parent-style-name="Standard" style:family="paragraph">
      <style:text-properties fo:font-size="14pt" style:font-size-asian="14pt" style:font-size-complex="14pt"/>
    </style:style>
    <style:style style:name="P2151" style:parent-style-name="Standard" style:family="paragraph">
      <style:text-properties fo:font-size="14pt" style:font-size-asian="14pt" style:font-size-complex="14pt"/>
    </style:style>
    <style:style style:name="P2152" style:parent-style-name="Standard" style:family="paragraph">
      <style:text-properties fo:font-size="14pt" style:font-size-asian="14pt" style:font-size-complex="14pt"/>
    </style:style>
    <style:style style:name="P2153" style:parent-style-name="Standard" style:family="paragraph">
      <style:text-properties fo:font-size="14pt" style:font-size-asian="14pt" style:font-size-complex="14pt"/>
    </style:style>
    <style:style style:name="P2154" style:parent-style-name="Standard" style:family="paragraph">
      <style:text-properties fo:font-size="14pt" style:font-size-asian="14pt" style:font-size-complex="14pt"/>
    </style:style>
    <style:style style:name="P2155" style:parent-style-name="Standard" style:family="paragraph">
      <style:text-properties fo:font-size="14pt" style:font-size-asian="14pt" style:font-size-complex="14pt"/>
    </style:style>
    <style:style style:name="P2156" style:parent-style-name="Standard" style:family="paragraph">
      <style:text-properties fo:font-size="14pt" style:font-size-asian="14pt" style:font-size-complex="14pt"/>
    </style:style>
    <style:style style:name="P2157" style:parent-style-name="Standard" style:family="paragraph">
      <style:text-properties fo:font-size="14pt" style:font-size-asian="14pt" style:font-size-complex="14pt"/>
    </style:style>
    <style:style style:name="P2158" style:parent-style-name="Standard" style:family="paragraph">
      <style:text-properties fo:font-size="14pt" style:font-size-asian="14pt" style:font-size-complex="14pt"/>
    </style:style>
    <style:style style:name="P2159" style:parent-style-name="Standard" style:family="paragraph">
      <style:text-properties fo:font-size="14pt" style:font-size-asian="14pt" style:font-size-complex="14pt"/>
    </style:style>
    <style:style style:name="P2160" style:parent-style-name="Standard" style:family="paragraph">
      <style:text-properties fo:font-size="14pt" style:font-size-asian="14pt" style:font-size-complex="14pt"/>
    </style:style>
    <style:style style:name="P2161" style:parent-style-name="Standard" style:family="paragraph">
      <style:text-properties fo:font-size="14pt" style:font-size-asian="14pt" style:font-size-complex="14pt"/>
    </style:style>
    <style:style style:name="P2162" style:parent-style-name="Standard" style:family="paragraph">
      <style:text-properties fo:font-size="14pt" style:font-size-asian="14pt" style:font-size-complex="14pt"/>
    </style:style>
    <style:style style:name="P2163" style:parent-style-name="Standard" style:family="paragraph">
      <style:text-properties fo:font-size="14pt" style:font-size-asian="14pt" style:font-size-complex="14pt"/>
    </style:style>
    <style:style style:name="P2164" style:parent-style-name="Standard" style:family="paragraph">
      <style:text-properties fo:font-size="14pt" style:font-size-asian="14pt" style:font-size-complex="14pt"/>
    </style:style>
    <style:style style:name="P2165" style:parent-style-name="Standard" style:family="paragraph">
      <style:text-properties fo:font-size="14pt" style:font-size-asian="14pt" style:font-size-complex="14pt"/>
    </style:style>
    <style:style style:name="P2166" style:parent-style-name="Standard" style:family="paragraph">
      <style:text-properties fo:font-size="14pt" style:font-size-asian="14pt" style:font-size-complex="14pt"/>
    </style:style>
    <style:style style:name="P2167" style:parent-style-name="Standard" style:family="paragraph">
      <style:text-properties fo:font-size="14pt" style:font-size-asian="14pt" style:font-size-complex="14pt"/>
    </style:style>
    <style:style style:name="P2168" style:parent-style-name="Standard" style:family="paragraph">
      <style:text-properties fo:font-size="14pt" style:font-size-asian="14pt" style:font-size-complex="14pt"/>
    </style:style>
    <style:style style:name="P2169" style:parent-style-name="Standard" style:family="paragraph">
      <style:text-properties fo:font-size="14pt" style:font-size-asian="14pt" style:font-size-complex="14pt"/>
    </style:style>
    <style:style style:name="P2170" style:parent-style-name="Standard" style:family="paragraph">
      <style:text-properties fo:font-size="14pt" style:font-size-asian="14pt" style:font-size-complex="14pt"/>
    </style:style>
    <style:style style:name="P2171" style:parent-style-name="Standard" style:family="paragraph">
      <style:text-properties fo:font-size="14pt" style:font-size-asian="14pt" style:font-size-complex="14pt"/>
    </style:style>
    <style:style style:name="P2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4" style:parent-style-name="Standard" style:family="paragraph">
      <style:text-properties fo:font-size="14pt" style:font-size-asian="14pt" style:font-size-complex="14pt"/>
    </style:style>
    <style:style style:name="P2175" style:parent-style-name="Standard" style:family="paragraph">
      <style:text-properties fo:font-size="14pt" style:font-size-asian="14pt" style:font-size-complex="14pt"/>
    </style:style>
    <style:style style:name="P2176" style:parent-style-name="Standard" style:family="paragraph">
      <style:text-properties fo:font-size="14pt" style:font-size-asian="14pt" style:font-size-complex="14pt"/>
    </style:style>
    <style:style style:name="P2177" style:parent-style-name="Standard" style:family="paragraph">
      <style:text-properties fo:font-size="14pt" style:font-size-asian="14pt" style:font-size-complex="14pt"/>
    </style:style>
    <style:style style:name="P2178" style:parent-style-name="Standard" style:family="paragraph">
      <style:text-properties fo:font-size="14pt" style:font-size-asian="14pt" style:font-size-complex="14pt"/>
    </style:style>
    <style:style style:name="P2179" style:parent-style-name="Standard" style:family="paragraph">
      <style:text-properties fo:font-size="14pt" style:font-size-asian="14pt" style:font-size-complex="14pt"/>
    </style:style>
    <style:style style:name="P2180" style:parent-style-name="Standard" style:family="paragraph">
      <style:text-properties fo:font-size="14pt" style:font-size-asian="14pt" style:font-size-complex="14pt"/>
    </style:style>
    <style:style style:name="P2181" style:parent-style-name="Standard" style:family="paragraph">
      <style:text-properties fo:font-size="14pt" style:font-size-asian="14pt" style:font-size-complex="14pt"/>
    </style:style>
    <style:style style:name="P2182" style:parent-style-name="Standard" style:family="paragraph">
      <style:text-properties fo:font-size="14pt" style:font-size-asian="14pt" style:font-size-complex="14pt"/>
    </style:style>
    <style:style style:name="P2183" style:parent-style-name="Standard" style:family="paragraph">
      <style:text-properties fo:font-size="14pt" style:font-size-asian="14pt" style:font-size-complex="14pt"/>
    </style:style>
    <style:style style:name="P2184" style:parent-style-name="Standard" style:family="paragraph">
      <style:text-properties fo:font-size="14pt" style:font-size-asian="14pt" style:font-size-complex="14pt"/>
    </style:style>
    <style:style style:name="P2185" style:parent-style-name="Standard" style:family="paragraph">
      <style:text-properties fo:font-size="14pt" style:font-size-asian="14pt" style:font-size-complex="14pt"/>
    </style:style>
    <style:style style:name="P2186" style:parent-style-name="Standard" style:family="paragraph">
      <style:text-properties fo:font-size="14pt" style:font-size-asian="14pt" style:font-size-complex="14pt"/>
    </style:style>
    <style:style style:name="P2187" style:parent-style-name="Standard" style:family="paragraph">
      <style:text-properties fo:font-size="14pt" style:font-size-asian="14pt" style:font-size-complex="14pt"/>
    </style:style>
    <style:style style:name="P2188" style:parent-style-name="Standard" style:family="paragraph">
      <style:text-properties fo:font-size="14pt" style:font-size-asian="14pt" style:font-size-complex="14pt"/>
    </style:style>
    <style:style style:name="P2189" style:parent-style-name="Standard" style:family="paragraph">
      <style:text-properties fo:font-size="14pt" style:font-size-asian="14pt" style:font-size-complex="14pt"/>
    </style:style>
    <style:style style:name="P2190" style:parent-style-name="Standard" style:family="paragraph">
      <style:text-properties fo:font-size="14pt" style:font-size-asian="14pt" style:font-size-complex="14pt"/>
    </style:style>
    <style:style style:name="P2191" style:parent-style-name="Standard" style:family="paragraph">
      <style:text-properties fo:font-size="14pt" style:font-size-asian="14pt" style:font-size-complex="14pt"/>
    </style:style>
    <style:style style:name="P2192" style:parent-style-name="Standard" style:family="paragraph">
      <style:text-properties fo:font-size="14pt" style:font-size-asian="14pt" style:font-size-complex="14pt"/>
    </style:style>
    <style:style style:name="P2193" style:parent-style-name="Standard" style:family="paragraph">
      <style:text-properties fo:font-size="14pt" style:font-size-asian="14pt" style:font-size-complex="14pt"/>
    </style:style>
    <style:style style:name="P2194" style:parent-style-name="Standard" style:family="paragraph">
      <style:text-properties fo:font-size="14pt" style:font-size-asian="14pt" style:font-size-complex="14pt"/>
    </style:style>
    <style:style style:name="P2195" style:parent-style-name="Standard" style:family="paragraph">
      <style:text-properties fo:font-size="14pt" style:font-size-asian="14pt" style:font-size-complex="14pt"/>
    </style:style>
    <style:style style:name="P2196" style:parent-style-name="Standard" style:family="paragraph">
      <style:text-properties fo:font-size="14pt" style:font-size-asian="14pt" style:font-size-complex="14pt"/>
    </style:style>
    <style:style style:name="P2197" style:parent-style-name="Standard" style:family="paragraph">
      <style:text-properties fo:font-size="14pt" style:font-size-asian="14pt" style:font-size-complex="14pt"/>
    </style:style>
    <style:style style:name="P2198" style:parent-style-name="Standard" style:family="paragraph">
      <style:text-properties fo:font-size="14pt" style:font-size-asian="14pt" style:font-size-complex="14pt"/>
    </style:style>
    <style:style style:name="P2199" style:parent-style-name="Standard" style:family="paragraph">
      <style:text-properties fo:font-size="14pt" style:font-size-asian="14pt" style:font-size-complex="14pt"/>
    </style:style>
    <style:style style:name="P2200" style:parent-style-name="Standard" style:family="paragraph">
      <style:text-properties fo:font-size="14pt" style:font-size-asian="14pt" style:font-size-complex="14pt"/>
    </style:style>
    <style:style style:name="P2201" style:parent-style-name="Standard" style:family="paragraph">
      <style:text-properties fo:font-size="14pt" style:font-size-asian="14pt" style:font-size-complex="14pt"/>
    </style:style>
    <style:style style:name="P2202" style:parent-style-name="Standard" style:family="paragraph">
      <style:text-properties fo:font-size="14pt" style:font-size-asian="14pt" style:font-size-complex="14pt"/>
    </style:style>
    <style:style style:name="P2203" style:parent-style-name="Standard" style:family="paragraph">
      <style:text-properties fo:font-size="14pt" style:font-size-asian="14pt" style:font-size-complex="14pt"/>
    </style:style>
    <style:style style:name="P2204" style:parent-style-name="Standard" style:family="paragraph">
      <style:text-properties fo:font-size="14pt" style:font-size-asian="14pt" style:font-size-complex="14pt"/>
    </style:style>
    <style:style style:name="P2205" style:parent-style-name="Standard" style:family="paragraph">
      <style:text-properties fo:font-size="14pt" style:font-size-asian="14pt" style:font-size-complex="14pt"/>
    </style:style>
    <style:style style:name="P2206" style:parent-style-name="Standard" style:family="paragraph">
      <style:text-properties fo:font-size="14pt" style:font-size-asian="14pt" style:font-size-complex="14pt"/>
    </style:style>
    <style:style style:name="P2207" style:parent-style-name="Standard" style:family="paragraph">
      <style:text-properties fo:font-size="14pt" style:font-size-asian="14pt" style:font-size-complex="14pt"/>
    </style:style>
    <style:style style:name="P2208" style:parent-style-name="Standard" style:family="paragraph">
      <style:text-properties fo:font-size="14pt" style:font-size-asian="14pt" style:font-size-complex="14pt"/>
    </style:style>
    <style:style style:name="P2209" style:parent-style-name="Standard" style:family="paragraph">
      <style:text-properties fo:font-size="14pt" style:font-size-asian="14pt" style:font-size-complex="14pt"/>
    </style:style>
    <style:style style:name="P2210" style:parent-style-name="Standard" style:family="paragraph">
      <style:text-properties fo:font-size="14pt" style:font-size-asian="14pt" style:font-size-complex="14pt"/>
    </style:style>
    <style:style style:name="P2211" style:parent-style-name="Standard" style:family="paragraph">
      <style:text-properties fo:font-size="14pt" style:font-size-asian="14pt" style:font-size-complex="14pt"/>
    </style:style>
    <style:style style:name="P2212" style:parent-style-name="Standard" style:family="paragraph">
      <style:text-properties fo:font-size="14pt" style:font-size-asian="14pt" style:font-size-complex="14pt"/>
    </style:style>
    <style:style style:name="P2213" style:parent-style-name="Standard" style:family="paragraph">
      <style:text-properties fo:font-size="14pt" style:font-size-asian="14pt" style:font-size-complex="14pt"/>
    </style:style>
    <style:style style:name="P2214" style:parent-style-name="Standard" style:family="paragraph">
      <style:text-properties fo:font-size="14pt" style:font-size-asian="14pt" style:font-size-complex="14pt"/>
    </style:style>
    <style:style style:name="P2215" style:parent-style-name="Standard" style:family="paragraph">
      <style:text-properties fo:font-size="14pt" style:font-size-asian="14pt" style:font-size-complex="14pt"/>
    </style:style>
    <style:style style:name="P2216" style:parent-style-name="Standard" style:family="paragraph">
      <style:text-properties fo:font-size="14pt" style:font-size-asian="14pt" style:font-size-complex="14pt"/>
    </style:style>
    <style:style style:name="P2217" style:parent-style-name="Standard" style:family="paragraph">
      <style:text-properties fo:font-size="14pt" style:font-size-asian="14pt" style:font-size-complex="14pt"/>
    </style:style>
    <style:style style:name="P2218" style:parent-style-name="Standard" style:family="paragraph">
      <style:text-properties fo:font-size="14pt" style:font-size-asian="14pt" style:font-size-complex="14pt"/>
    </style:style>
    <style:style style:name="P2219" style:parent-style-name="Standard" style:family="paragraph">
      <style:text-properties fo:font-size="14pt" style:font-size-asian="14pt" style:font-size-complex="14pt"/>
    </style:style>
    <style:style style:name="P2220" style:parent-style-name="Standard" style:family="paragraph">
      <style:text-properties fo:font-size="14pt" style:font-size-asian="14pt" style:font-size-complex="14pt"/>
    </style:style>
    <style:style style:name="P2221" style:parent-style-name="Standard" style:family="paragraph">
      <style:text-properties fo:font-size="14pt" style:font-size-asian="14pt" style:font-size-complex="14pt"/>
    </style:style>
    <style:style style:name="P2222" style:parent-style-name="Standard" style:family="paragraph">
      <style:text-properties fo:font-size="14pt" style:font-size-asian="14pt" style:font-size-complex="14pt"/>
    </style:style>
    <style:style style:name="P2223" style:parent-style-name="Standard" style:family="paragraph">
      <style:text-properties fo:font-size="14pt" style:font-size-asian="14pt" style:font-size-complex="14pt"/>
    </style:style>
    <style:style style:name="P2224" style:parent-style-name="Standard" style:family="paragraph">
      <style:text-properties fo:font-size="14pt" style:font-size-asian="14pt" style:font-size-complex="14pt"/>
    </style:style>
    <style:style style:name="P2225" style:parent-style-name="Standard" style:family="paragraph">
      <style:text-properties fo:font-size="14pt" style:font-size-asian="14pt" style:font-size-complex="14pt"/>
    </style:style>
    <style:style style:name="P2226" style:parent-style-name="Standard" style:family="paragraph">
      <style:text-properties fo:font-size="14pt" style:font-size-asian="14pt" style:font-size-complex="14pt"/>
    </style:style>
    <style:style style:name="P2227" style:parent-style-name="Standard" style:family="paragraph">
      <style:text-properties fo:font-size="14pt" style:font-size-asian="14pt" style:font-size-complex="14pt"/>
    </style:style>
    <style:style style:name="P2228" style:parent-style-name="Standard" style:family="paragraph">
      <style:text-properties fo:font-size="14pt" style:font-size-asian="14pt" style:font-size-complex="14pt"/>
    </style:style>
    <style:style style:name="P2229" style:parent-style-name="Standard" style:family="paragraph">
      <style:text-properties fo:font-size="14pt" style:font-size-asian="14pt" style:font-size-complex="14pt"/>
    </style:style>
    <style:style style:name="P2230" style:parent-style-name="Standard" style:family="paragraph">
      <style:text-properties fo:font-size="14pt" style:font-size-asian="14pt" style:font-size-complex="14pt"/>
    </style:style>
    <style:style style:name="P2231" style:parent-style-name="Standard" style:family="paragraph">
      <style:text-properties fo:font-size="14pt" style:font-size-asian="14pt" style:font-size-complex="14pt"/>
    </style:style>
    <style:style style:name="P2232" style:parent-style-name="Standard" style:family="paragraph">
      <style:text-properties fo:font-size="14pt" style:font-size-asian="14pt" style:font-size-complex="14pt"/>
    </style:style>
    <style:style style:name="P2233" style:parent-style-name="Standard" style:family="paragraph">
      <style:text-properties fo:font-size="14pt" style:font-size-asian="14pt" style:font-size-complex="14pt"/>
    </style:style>
    <style:style style:name="P2234" style:parent-style-name="Standard" style:family="paragraph">
      <style:text-properties fo:font-size="14pt" style:font-size-asian="14pt" style:font-size-complex="14pt"/>
    </style:style>
    <style:style style:name="P2235" style:parent-style-name="Standard" style:family="paragraph">
      <style:text-properties fo:font-size="14pt" style:font-size-asian="14pt" style:font-size-complex="14pt"/>
    </style:style>
    <style:style style:name="P2236" style:parent-style-name="Standard" style:family="paragraph">
      <style:text-properties fo:font-size="14pt" style:font-size-asian="14pt" style:font-size-complex="14pt"/>
    </style:style>
    <style:style style:name="P2237" style:parent-style-name="Standard" style:family="paragraph">
      <style:text-properties fo:font-size="14pt" style:font-size-asian="14pt" style:font-size-complex="14pt"/>
    </style:style>
    <style:style style:name="P2238" style:parent-style-name="Standard" style:family="paragraph">
      <style:text-properties fo:font-size="14pt" style:font-size-asian="14pt" style:font-size-complex="14pt"/>
    </style:style>
    <style:style style:name="P2239" style:parent-style-name="Standard" style:family="paragraph">
      <style:text-properties fo:font-size="14pt" style:font-size-asian="14pt" style:font-size-complex="14pt"/>
    </style:style>
    <style:style style:name="P2240" style:parent-style-name="Standard" style:family="paragraph">
      <style:text-properties fo:font-size="14pt" style:font-size-asian="14pt" style:font-size-complex="14pt"/>
    </style:style>
    <style:style style:name="P2241" style:parent-style-name="Standard" style:family="paragraph">
      <style:text-properties fo:font-size="14pt" style:font-size-asian="14pt" style:font-size-complex="14pt"/>
    </style:style>
    <style:style style:name="P2242" style:parent-style-name="Standard" style:family="paragraph">
      <style:text-properties fo:font-size="14pt" style:font-size-asian="14pt" style:font-size-complex="14pt"/>
    </style:style>
    <style:style style:name="P2243" style:parent-style-name="Standard" style:family="paragraph">
      <style:text-properties fo:font-size="14pt" style:font-size-asian="14pt" style:font-size-complex="14pt"/>
    </style:style>
    <style:style style:name="P2244" style:parent-style-name="Standard" style:family="paragraph">
      <style:text-properties fo:font-size="14pt" style:font-size-asian="14pt" style:font-size-complex="14pt"/>
    </style:style>
    <style:style style:name="P2245" style:parent-style-name="Standard" style:family="paragraph">
      <style:text-properties fo:font-size="14pt" style:font-size-asian="14pt" style:font-size-complex="14pt"/>
    </style:style>
    <style:style style:name="P2246" style:parent-style-name="Standard" style:family="paragraph">
      <style:text-properties fo:font-size="14pt" style:font-size-asian="14pt" style:font-size-complex="14pt"/>
    </style:style>
    <style:style style:name="P2247" style:parent-style-name="Standard" style:family="paragraph">
      <style:text-properties fo:font-size="14pt" style:font-size-asian="14pt" style:font-size-complex="14pt"/>
    </style:style>
    <style:style style:name="P2248" style:parent-style-name="Standard" style:family="paragraph">
      <style:text-properties fo:font-size="14pt" style:font-size-asian="14pt" style:font-size-complex="14pt"/>
    </style:style>
    <style:style style:name="P2249" style:parent-style-name="Standard" style:family="paragraph">
      <style:text-properties fo:font-size="14pt" style:font-size-asian="14pt" style:font-size-complex="14pt"/>
    </style:style>
    <style:style style:name="P2250" style:parent-style-name="Standard" style:family="paragraph">
      <style:text-properties fo:font-size="14pt" style:font-size-asian="14pt" style:font-size-complex="14pt"/>
    </style:style>
    <style:style style:name="P2251" style:parent-style-name="Standard" style:family="paragraph">
      <style:text-properties fo:font-size="14pt" style:font-size-asian="14pt" style:font-size-complex="14pt"/>
    </style:style>
    <style:style style:name="P2252" style:parent-style-name="Standard" style:family="paragraph">
      <style:text-properties fo:font-size="14pt" style:font-size-asian="14pt" style:font-size-complex="14pt"/>
    </style:style>
    <style:style style:name="P2253" style:parent-style-name="Standard" style:family="paragraph">
      <style:text-properties fo:font-size="14pt" style:font-size-asian="14pt" style:font-size-complex="14pt"/>
    </style:style>
    <style:style style:name="P2254" style:parent-style-name="Standard" style:family="paragraph">
      <style:text-properties fo:font-size="14pt" style:font-size-asian="14pt" style:font-size-complex="14pt"/>
    </style:style>
    <style:style style:name="T2255" style:parent-style-name="DefaultParagraphFont" style:family="text">
      <style:text-properties fo:font-size="14pt" style:font-size-asian="14pt" style:font-size-complex="14pt"/>
    </style:style>
    <style:style style:name="T22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66" style:parent-style-name="DefaultParagraphFont" style:family="text">
      <style:text-properties fo:font-size="16pt" style:font-size-asian="16pt" style:font-size-complex="16pt"/>
    </style:style>
    <style:style style:name="P2267" style:parent-style-name="Standard" style:family="paragraph">
      <style:text-properties fo:font-size="16pt" style:font-size-asian="16pt" style:font-size-complex="16pt"/>
    </style:style>
    <style:style style:name="P2268" style:parent-style-name="Standard" style:family="paragraph">
      <style:text-properties fo:font-size="16pt" style:font-size-asian="16pt" style:font-size-complex="16pt"/>
    </style:style>
    <style:style style:name="P2269" style:parent-style-name="Standard" style:family="paragraph">
      <style:text-properties fo:font-size="14pt" style:font-size-asian="14pt" style:font-size-complex="14pt"/>
    </style:style>
    <style:style style:name="P2270" style:parent-style-name="Standard" style:family="paragraph">
      <style:text-properties fo:font-size="14pt" style:font-size-asian="14pt" style:font-size-complex="14pt"/>
    </style:style>
    <style:style style:name="P2271" style:parent-style-name="Standard" style:family="paragraph">
      <style:text-properties fo:font-size="14pt" style:font-size-asian="14pt" style:font-size-complex="14pt"/>
    </style:style>
    <style:style style:name="P2272" style:parent-style-name="Standard" style:family="paragraph">
      <style:text-properties fo:font-size="14pt" style:font-size-asian="14pt" style:font-size-complex="14pt"/>
    </style:style>
    <style:style style:name="P2273" style:parent-style-name="Standard" style:family="paragraph">
      <style:text-properties fo:font-size="14pt" style:font-size-asian="14pt" style:font-size-complex="14pt"/>
    </style:style>
    <style:style style:name="P2274" style:parent-style-name="Standard" style:family="paragraph">
      <style:text-properties fo:font-size="14pt" style:font-size-asian="14pt" style:font-size-complex="14pt"/>
    </style:style>
    <style:style style:name="P2275" style:parent-style-name="Standard" style:family="paragraph">
      <style:text-properties fo:font-size="14pt" style:font-size-asian="14pt" style:font-size-complex="14pt"/>
    </style:style>
    <style:style style:name="P2276" style:parent-style-name="Standard" style:family="paragraph">
      <style:text-properties fo:font-size="14pt" style:font-size-asian="14pt" style:font-size-complex="14pt"/>
    </style:style>
    <style:style style:name="P2277" style:parent-style-name="Standard" style:family="paragraph">
      <style:text-properties fo:font-size="14pt" style:font-size-asian="14pt" style:font-size-complex="14pt"/>
    </style:style>
    <style:style style:name="P2278" style:parent-style-name="Standard" style:family="paragraph">
      <style:text-properties fo:font-size="14pt" style:font-size-asian="14pt" style:font-size-complex="14pt"/>
    </style:style>
    <style:style style:name="P2279" style:parent-style-name="Standard" style:family="paragraph">
      <style:text-properties fo:font-size="14pt" style:font-size-asian="14pt" style:font-size-complex="14pt"/>
    </style:style>
    <style:style style:name="P2280" style:parent-style-name="Standard" style:family="paragraph">
      <style:text-properties fo:font-size="14pt" style:font-size-asian="14pt" style:font-size-complex="14pt"/>
    </style:style>
    <style:style style:name="P2281" style:parent-style-name="Standard" style:family="paragraph">
      <style:text-properties fo:font-size="14pt" style:font-size-asian="14pt" style:font-size-complex="14pt"/>
    </style:style>
    <style:style style:name="P2282" style:parent-style-name="Standard" style:family="paragraph">
      <style:text-properties fo:font-size="14pt" style:font-size-asian="14pt" style:font-size-complex="14pt"/>
    </style:style>
    <style:style style:name="P2283" style:parent-style-name="Standard" style:family="paragraph">
      <style:text-properties fo:font-size="14pt" style:font-size-asian="14pt" style:font-size-complex="14pt"/>
    </style:style>
    <style:style style:name="P2284" style:parent-style-name="Standard" style:family="paragraph">
      <style:text-properties fo:font-size="14pt" style:font-size-asian="14pt" style:font-size-complex="14pt"/>
    </style:style>
    <style:style style:name="P2285" style:parent-style-name="Standard" style:family="paragraph">
      <style:text-properties fo:font-size="14pt" style:font-size-asian="14pt" style:font-size-complex="14pt"/>
    </style:style>
    <style:style style:name="P2286" style:parent-style-name="Standard" style:family="paragraph">
      <style:text-properties fo:font-size="14pt" style:font-size-asian="14pt" style:font-size-complex="14pt"/>
    </style:style>
    <style:style style:name="P2287" style:parent-style-name="Standard" style:family="paragraph">
      <style:text-properties fo:font-size="14pt" style:font-size-asian="14pt" style:font-size-complex="14pt"/>
    </style:style>
    <style:style style:name="P2288" style:parent-style-name="Standard" style:family="paragraph">
      <style:text-properties fo:font-size="14pt" style:font-size-asian="14pt" style:font-size-complex="14pt"/>
    </style:style>
    <style:style style:name="P2289" style:parent-style-name="Standard" style:family="paragraph">
      <style:text-properties fo:font-size="14pt" style:font-size-asian="14pt" style:font-size-complex="14pt"/>
    </style:style>
    <style:style style:name="P2290" style:parent-style-name="Standard" style:family="paragraph">
      <style:text-properties fo:font-size="14pt" style:font-size-asian="14pt" style:font-size-complex="14pt"/>
    </style:style>
    <style:style style:name="P2291" style:parent-style-name="Standard" style:family="paragraph">
      <style:text-properties fo:font-size="14pt" style:font-size-asian="14pt" style:font-size-complex="14pt"/>
    </style:style>
    <style:style style:name="P2292" style:parent-style-name="Standard" style:family="paragraph">
      <style:text-properties fo:font-size="14pt" style:font-size-asian="14pt" style:font-size-complex="14pt"/>
    </style:style>
    <style:style style:name="P2293" style:parent-style-name="Standard" style:family="paragraph">
      <style:text-properties fo:font-size="14pt" style:font-size-asian="14pt" style:font-size-complex="14pt"/>
    </style:style>
    <style:style style:name="P2294" style:parent-style-name="Standard" style:family="paragraph">
      <style:text-properties fo:font-size="14pt" style:font-size-asian="14pt" style:font-size-complex="14pt"/>
    </style:style>
    <style:style style:name="P2295" style:parent-style-name="Standard" style:family="paragraph">
      <style:text-properties fo:font-size="14pt" style:font-size-asian="14pt" style:font-size-complex="14pt"/>
    </style:style>
    <style:style style:name="P2296" style:parent-style-name="Standard" style:family="paragraph">
      <style:text-properties fo:font-size="14pt" style:font-size-asian="14pt" style:font-size-complex="14pt"/>
    </style:style>
    <style:style style:name="P2297" style:parent-style-name="Standard" style:family="paragraph">
      <style:text-properties fo:font-size="14pt" style:font-size-asian="14pt" style:font-size-complex="14pt"/>
    </style:style>
    <style:style style:name="P2298" style:parent-style-name="Standard" style:family="paragraph">
      <style:text-properties fo:font-size="14pt" style:font-size-asian="14pt" style:font-size-complex="14pt"/>
    </style:style>
    <style:style style:name="P2299" style:parent-style-name="Standard" style:family="paragraph">
      <style:text-properties fo:font-size="14pt" style:font-size-asian="14pt" style:font-size-complex="14pt"/>
    </style:style>
    <style:style style:name="P2300" style:parent-style-name="Standard" style:family="paragraph">
      <style:text-properties fo:font-size="14pt" style:font-size-asian="14pt" style:font-size-complex="14pt"/>
    </style:style>
    <style:style style:name="P2301" style:parent-style-name="Standard" style:family="paragraph">
      <style:text-properties fo:font-size="14pt" style:font-size-asian="14pt" style:font-size-complex="14pt"/>
    </style:style>
    <style:style style:name="P2302" style:parent-style-name="Standard" style:family="paragraph">
      <style:text-properties fo:font-size="14pt" style:font-size-asian="14pt" style:font-size-complex="14pt"/>
    </style:style>
    <style:style style:name="P2303" style:parent-style-name="Standard" style:family="paragraph">
      <style:text-properties fo:font-size="14pt" style:font-size-asian="14pt" style:font-size-complex="14pt"/>
    </style:style>
    <style:style style:name="P2304" style:parent-style-name="Standard" style:family="paragraph">
      <style:text-properties fo:font-size="14pt" style:font-size-asian="14pt" style:font-size-complex="14pt"/>
    </style:style>
    <style:style style:name="P2305" style:parent-style-name="Standard" style:family="paragraph">
      <style:text-properties fo:font-size="14pt" style:font-size-asian="14pt" style:font-size-complex="14pt"/>
    </style:style>
    <style:style style:name="P2306" style:parent-style-name="Standard" style:family="paragraph">
      <style:text-properties fo:font-size="14pt" style:font-size-asian="14pt" style:font-size-complex="14pt"/>
    </style:style>
    <style:style style:name="P2307" style:parent-style-name="Standard" style:family="paragraph">
      <style:text-properties fo:font-size="14pt" style:font-size-asian="14pt" style:font-size-complex="14pt"/>
    </style:style>
    <style:style style:name="P2308" style:parent-style-name="Standard" style:family="paragraph">
      <style:text-properties fo:font-size="14pt" style:font-size-asian="14pt" style:font-size-complex="14pt"/>
    </style:style>
    <style:style style:name="P2309" style:parent-style-name="Standard" style:family="paragraph">
      <style:text-properties fo:font-size="14pt" style:font-size-asian="14pt" style:font-size-complex="14pt"/>
    </style:style>
    <style:style style:name="P2310" style:parent-style-name="Standard" style:family="paragraph">
      <style:text-properties fo:font-size="14pt" style:font-size-asian="14pt" style:font-size-complex="14pt"/>
    </style:style>
    <style:style style:name="P2311" style:parent-style-name="Standard" style:family="paragraph">
      <style:text-properties fo:font-size="14pt" style:font-size-asian="14pt" style:font-size-complex="14pt"/>
    </style:style>
    <style:style style:name="P2312" style:parent-style-name="Standard" style:family="paragraph">
      <style:text-properties fo:font-size="14pt" style:font-size-asian="14pt" style:font-size-complex="14pt"/>
    </style:style>
    <style:style style:name="P2313" style:parent-style-name="Standard" style:family="paragraph">
      <style:text-properties fo:font-size="14pt" style:font-size-asian="14pt" style:font-size-complex="14pt"/>
    </style:style>
    <style:style style:name="P2314" style:parent-style-name="Standard" style:family="paragraph">
      <style:text-properties fo:font-size="14pt" style:font-size-asian="14pt" style:font-size-complex="14pt"/>
    </style:style>
    <style:style style:name="P2315" style:parent-style-name="Standard" style:family="paragraph">
      <style:text-properties fo:font-size="14pt" style:font-size-asian="14pt" style:font-size-complex="14pt"/>
    </style:style>
    <style:style style:name="P2316" style:parent-style-name="Standard" style:family="paragraph">
      <style:text-properties fo:font-size="14pt" style:font-size-asian="14pt" style:font-size-complex="14pt"/>
    </style:style>
    <style:style style:name="P2317" style:parent-style-name="Standard" style:family="paragraph">
      <style:text-properties fo:font-size="14pt" style:font-size-asian="14pt" style:font-size-complex="14pt"/>
    </style:style>
    <style:style style:name="P2318" style:parent-style-name="Standard" style:family="paragraph">
      <style:text-properties fo:font-size="14pt" style:font-size-asian="14pt" style:font-size-complex="14pt"/>
    </style:style>
    <style:style style:name="P2319" style:parent-style-name="Standard" style:family="paragraph">
      <style:text-properties fo:font-size="14pt" style:font-size-asian="14pt" style:font-size-complex="14pt"/>
    </style:style>
    <style:style style:name="P2320" style:parent-style-name="Standard" style:family="paragraph">
      <style:text-properties fo:font-size="14pt" style:font-size-asian="14pt" style:font-size-complex="14pt"/>
    </style:style>
    <style:style style:name="P2321" style:parent-style-name="Standard" style:family="paragraph">
      <style:text-properties fo:font-size="14pt" style:font-size-asian="14pt" style:font-size-complex="14pt"/>
    </style:style>
    <style:style style:name="P2322" style:parent-style-name="Standard" style:family="paragraph">
      <style:text-properties fo:font-size="14pt" style:font-size-asian="14pt" style:font-size-complex="14pt"/>
    </style:style>
    <style:style style:name="P2323" style:parent-style-name="Standard" style:family="paragraph">
      <style:text-properties fo:font-size="14pt" style:font-size-asian="14pt" style:font-size-complex="14pt"/>
    </style:style>
    <style:style style:name="P2324" style:parent-style-name="Standard" style:family="paragraph">
      <style:text-properties fo:font-size="14pt" style:font-size-asian="14pt" style:font-size-complex="14pt"/>
    </style:style>
    <style:style style:name="P2325" style:parent-style-name="Standard" style:family="paragraph">
      <style:text-properties fo:font-size="14pt" style:font-size-asian="14pt" style:font-size-complex="14pt"/>
    </style:style>
    <style:style style:name="P2326" style:parent-style-name="Standard" style:family="paragraph">
      <style:text-properties fo:font-size="14pt" style:font-size-asian="14pt" style:font-size-complex="14pt"/>
    </style:style>
    <style:style style:name="P2327" style:parent-style-name="Standard" style:family="paragraph">
      <style:text-properties fo:font-size="14pt" style:font-size-asian="14pt" style:font-size-complex="14pt"/>
    </style:style>
    <style:style style:name="P2328" style:parent-style-name="Standard" style:family="paragraph">
      <style:text-properties fo:font-size="14pt" style:font-size-asian="14pt" style:font-size-complex="14pt"/>
    </style:style>
    <style:style style:name="P2329" style:parent-style-name="Standard" style:family="paragraph">
      <style:text-properties fo:font-size="14pt" style:font-size-asian="14pt" style:font-size-complex="14pt"/>
    </style:style>
    <style:style style:name="P2330" style:parent-style-name="Standard" style:family="paragraph">
      <style:text-properties fo:font-size="14pt" style:font-size-asian="14pt" style:font-size-complex="14pt"/>
    </style:style>
    <style:style style:name="P2331" style:parent-style-name="Standard" style:family="paragraph">
      <style:text-properties fo:font-size="14pt" style:font-size-asian="14pt" style:font-size-complex="14pt"/>
    </style:style>
    <style:style style:name="P2332" style:parent-style-name="Standard" style:family="paragraph">
      <style:text-properties fo:font-size="14pt" style:font-size-asian="14pt" style:font-size-complex="14pt"/>
    </style:style>
    <style:style style:name="P2333" style:parent-style-name="Standard" style:family="paragraph">
      <style:text-properties fo:font-size="14pt" style:font-size-asian="14pt" style:font-size-complex="14pt"/>
    </style:style>
    <style:style style:name="P2334" style:parent-style-name="Standard" style:family="paragraph">
      <style:text-properties fo:font-size="14pt" style:font-size-asian="14pt" style:font-size-complex="14pt"/>
    </style:style>
    <style:style style:name="P2335" style:parent-style-name="Standard" style:family="paragraph">
      <style:text-properties fo:font-size="14pt" style:font-size-asian="14pt" style:font-size-complex="14pt"/>
    </style:style>
    <style:style style:name="P2336" style:parent-style-name="Standard" style:family="paragraph">
      <style:text-properties fo:font-size="14pt" style:font-size-asian="14pt" style:font-size-complex="14pt"/>
    </style:style>
    <style:style style:name="P2337" style:parent-style-name="Standard" style:family="paragraph">
      <style:text-properties fo:font-size="14pt" style:font-size-asian="14pt" style:font-size-complex="14pt"/>
    </style:style>
    <style:style style:name="P2338" style:parent-style-name="Standard" style:family="paragraph">
      <style:text-properties fo:font-size="14pt" style:font-size-asian="14pt" style:font-size-complex="14pt"/>
    </style:style>
    <style:style style:name="P2339" style:parent-style-name="Standard" style:family="paragraph">
      <style:text-properties fo:font-size="14pt" style:font-size-asian="14pt" style:font-size-complex="14pt"/>
    </style:style>
    <style:style style:name="P2340" style:parent-style-name="Standard" style:family="paragraph">
      <style:text-properties fo:font-size="14pt" style:font-size-asian="14pt" style:font-size-complex="14pt"/>
    </style:style>
    <style:style style:name="P2341" style:parent-style-name="Standard" style:family="paragraph">
      <style:text-properties fo:font-size="14pt" style:font-size-asian="14pt" style:font-size-complex="14pt"/>
    </style:style>
    <style:style style:name="P2342" style:parent-style-name="Standard" style:family="paragraph">
      <style:text-properties fo:font-size="14pt" style:font-size-asian="14pt" style:font-size-complex="14pt"/>
    </style:style>
    <style:style style:name="P2343" style:parent-style-name="Standard" style:family="paragraph">
      <style:text-properties fo:font-size="14pt" style:font-size-asian="14pt" style:font-size-complex="14pt"/>
    </style:style>
    <style:style style:name="P2344" style:parent-style-name="Standard" style:family="paragraph">
      <style:text-properties fo:font-size="14pt" style:font-size-asian="14pt" style:font-size-complex="14pt"/>
    </style:style>
    <style:style style:name="P2345" style:parent-style-name="Standard" style:family="paragraph">
      <style:text-properties fo:font-size="14pt" style:font-size-asian="14pt" style:font-size-complex="14pt"/>
    </style:style>
    <style:style style:name="P2346" style:parent-style-name="Standard" style:family="paragraph">
      <style:text-properties fo:font-size="14pt" style:font-size-asian="14pt" style:font-size-complex="14pt"/>
    </style:style>
    <style:style style:name="P2347" style:parent-style-name="Standard" style:family="paragraph">
      <style:text-properties fo:font-size="14pt" style:font-size-asian="14pt" style:font-size-complex="14pt"/>
    </style:style>
    <style:style style:name="P2348" style:parent-style-name="Standard" style:family="paragraph">
      <style:text-properties fo:font-size="14pt" style:font-size-asian="14pt" style:font-size-complex="14pt"/>
    </style:style>
    <style:style style:name="P2349" style:parent-style-name="Standard" style:family="paragraph">
      <style:text-properties fo:font-size="14pt" style:font-size-asian="14pt" style:font-size-complex="14pt"/>
    </style:style>
    <style:style style:name="P2350" style:parent-style-name="Standard" style:family="paragraph">
      <style:text-properties fo:font-size="14pt" style:font-size-asian="14pt" style:font-size-complex="14pt"/>
    </style:style>
    <style:style style:name="P2351" style:parent-style-name="Standard" style:family="paragraph">
      <style:text-properties fo:font-size="14pt" style:font-size-asian="14pt" style:font-size-complex="14pt"/>
    </style:style>
    <style:style style:name="P2352" style:parent-style-name="Standard" style:family="paragraph">
      <style:text-properties fo:font-size="14pt" style:font-size-asian="14pt" style:font-size-complex="14pt"/>
    </style:style>
    <style:style style:name="P2353" style:parent-style-name="Standard" style:family="paragraph">
      <style:text-properties fo:font-size="14pt" style:font-size-asian="14pt" style:font-size-complex="14pt"/>
    </style:style>
    <style:style style:name="P2354" style:parent-style-name="Standard" style:family="paragraph">
      <style:text-properties fo:font-size="14pt" style:font-size-asian="14pt" style:font-size-complex="14pt"/>
    </style:style>
    <style:style style:name="P2355" style:parent-style-name="Standard" style:family="paragraph">
      <style:text-properties fo:font-size="14pt" style:font-size-asian="14pt" style:font-size-complex="14pt"/>
    </style:style>
    <style:style style:name="P2356" style:parent-style-name="Standard" style:family="paragraph">
      <style:text-properties fo:font-size="14pt" style:font-size-asian="14pt" style:font-size-complex="14pt"/>
    </style:style>
    <style:style style:name="P2357" style:parent-style-name="Standard" style:family="paragraph">
      <style:text-properties fo:font-size="14pt" style:font-size-asian="14pt" style:font-size-complex="14pt"/>
    </style:style>
    <style:style style:name="P2358" style:parent-style-name="Standard" style:family="paragraph">
      <style:text-properties fo:font-size="14pt" style:font-size-asian="14pt" style:font-size-complex="14pt"/>
    </style:style>
    <style:style style:name="P2359" style:parent-style-name="Standard" style:family="paragraph">
      <style:text-properties fo:font-size="14pt" style:font-size-asian="14pt" style:font-size-complex="14pt"/>
    </style:style>
    <style:style style:name="P2360" style:parent-style-name="Standard" style:family="paragraph">
      <style:text-properties fo:font-size="14pt" style:font-size-asian="14pt" style:font-size-complex="14pt"/>
    </style:style>
    <style:style style:name="P2361" style:parent-style-name="Standard" style:family="paragraph">
      <style:text-properties fo:font-size="14pt" style:font-size-asian="14pt" style:font-size-complex="14pt"/>
    </style:style>
    <style:style style:name="P2362" style:parent-style-name="Standard" style:family="paragraph">
      <style:text-properties fo:font-size="14pt" style:font-size-asian="14pt" style:font-size-complex="14pt"/>
    </style:style>
    <style:style style:name="P2363" style:parent-style-name="Standard" style:family="paragraph">
      <style:text-properties fo:font-size="14pt" style:font-size-asian="14pt" style:font-size-complex="14pt"/>
    </style:style>
    <style:style style:name="P2364" style:parent-style-name="Standard" style:family="paragraph">
      <style:text-properties fo:font-size="14pt" style:font-size-asian="14pt" style:font-size-complex="14pt"/>
    </style:style>
    <style:style style:name="P2365" style:parent-style-name="Standard" style:family="paragraph">
      <style:text-properties fo:font-size="14pt" style:font-size-asian="14pt" style:font-size-complex="14pt"/>
    </style:style>
    <style:style style:name="P2366" style:parent-style-name="Standard" style:family="paragraph">
      <style:text-properties fo:font-size="14pt" style:font-size-asian="14pt" style:font-size-complex="14pt"/>
    </style:style>
    <style:style style:name="P23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68" style:parent-style-name="Standard" style:family="paragraph">
      <style:text-properties fo:font-size="14pt" style:font-size-asian="14pt" style:font-size-complex="14pt"/>
    </style:style>
    <style:style style:name="P2369" style:parent-style-name="Standard" style:family="paragraph">
      <style:text-properties fo:font-size="14pt" style:font-size-asian="14pt" style:font-size-complex="14pt"/>
    </style:style>
    <style:style style:name="P2370" style:parent-style-name="Standard" style:family="paragraph">
      <style:text-properties fo:font-size="14pt" style:font-size-asian="14pt" style:font-size-complex="14pt"/>
    </style:style>
    <style:style style:name="P2371" style:parent-style-name="Standard" style:family="paragraph">
      <style:text-properties fo:font-size="14pt" style:font-size-asian="14pt" style:font-size-complex="14pt"/>
    </style:style>
    <style:style style:name="P2372" style:parent-style-name="Standard" style:family="paragraph">
      <style:text-properties fo:font-size="14pt" style:font-size-asian="14pt" style:font-size-complex="14pt"/>
    </style:style>
    <style:style style:name="P2373" style:parent-style-name="Standard" style:family="paragraph">
      <style:text-properties fo:font-size="14pt" style:font-size-asian="14pt" style:font-size-complex="14pt"/>
    </style:style>
    <style:style style:name="P2374" style:parent-style-name="Standard" style:family="paragraph">
      <style:text-properties fo:font-size="14pt" style:font-size-asian="14pt" style:font-size-complex="14pt"/>
    </style:style>
    <style:style style:name="P2375" style:parent-style-name="Standard" style:family="paragraph">
      <style:text-properties fo:font-size="14pt" style:font-size-asian="14pt" style:font-size-complex="14pt"/>
    </style:style>
    <style:style style:name="P2376" style:parent-style-name="Standard" style:family="paragraph">
      <style:text-properties fo:font-size="14pt" style:font-size-asian="14pt" style:font-size-complex="14pt"/>
    </style:style>
    <style:style style:name="P2377" style:parent-style-name="Standard" style:family="paragraph">
      <style:text-properties fo:font-size="14pt" style:font-size-asian="14pt" style:font-size-complex="14pt"/>
    </style:style>
    <style:style style:name="P2378" style:parent-style-name="Standard" style:family="paragraph">
      <style:text-properties fo:font-size="14pt" style:font-size-asian="14pt" style:font-size-complex="14pt"/>
    </style:style>
    <style:style style:name="P2379" style:parent-style-name="Standard" style:family="paragraph">
      <style:text-properties fo:font-size="14pt" style:font-size-asian="14pt" style:font-size-complex="14pt"/>
    </style:style>
    <style:style style:name="P2380" style:parent-style-name="Standard" style:family="paragraph">
      <style:text-properties fo:font-size="14pt" style:font-size-asian="14pt" style:font-size-complex="14pt"/>
    </style:style>
    <style:style style:name="P2381" style:parent-style-name="Standard" style:family="paragraph">
      <style:text-properties fo:font-size="14pt" style:font-size-asian="14pt" style:font-size-complex="14pt"/>
    </style:style>
    <style:style style:name="P2382" style:parent-style-name="Standard" style:family="paragraph">
      <style:text-properties fo:font-size="14pt" style:font-size-asian="14pt" style:font-size-complex="14pt"/>
    </style:style>
    <style:style style:name="P2383" style:parent-style-name="Standard" style:family="paragraph">
      <style:text-properties fo:font-size="14pt" style:font-size-asian="14pt" style:font-size-complex="14pt"/>
    </style:style>
    <style:style style:name="P2384" style:parent-style-name="Standard" style:family="paragraph">
      <style:text-properties fo:font-size="14pt" style:font-size-asian="14pt" style:font-size-complex="14pt"/>
    </style:style>
    <style:style style:name="P2385" style:parent-style-name="Standard" style:family="paragraph">
      <style:text-properties fo:font-size="14pt" style:font-size-asian="14pt" style:font-size-complex="14pt"/>
    </style:style>
    <style:style style:name="P2386" style:parent-style-name="Standard" style:family="paragraph">
      <style:text-properties fo:font-size="14pt" style:font-size-asian="14pt" style:font-size-complex="14pt"/>
    </style:style>
    <style:style style:name="P2387" style:parent-style-name="Standard" style:family="paragraph">
      <style:text-properties fo:font-size="14pt" style:font-size-asian="14pt" style:font-size-complex="14pt"/>
    </style:style>
    <style:style style:name="P2388" style:parent-style-name="Standard" style:family="paragraph">
      <style:text-properties fo:font-size="14pt" style:font-size-asian="14pt" style:font-size-complex="14pt"/>
    </style:style>
    <style:style style:name="P2389" style:parent-style-name="Standard" style:family="paragraph">
      <style:text-properties fo:font-size="14pt" style:font-size-asian="14pt" style:font-size-complex="14pt"/>
    </style:style>
    <style:style style:name="P2390" style:parent-style-name="Standard" style:family="paragraph">
      <style:text-properties fo:font-size="14pt" style:font-size-asian="14pt" style:font-size-complex="14pt"/>
    </style:style>
    <style:style style:name="P2391" style:parent-style-name="Standard" style:family="paragraph">
      <style:text-properties fo:font-size="14pt" style:font-size-asian="14pt" style:font-size-complex="14pt"/>
    </style:style>
    <style:style style:name="P2392" style:parent-style-name="Standard" style:family="paragraph">
      <style:text-properties fo:font-size="14pt" style:font-size-asian="14pt" style:font-size-complex="14pt"/>
    </style:style>
    <style:style style:name="P2393" style:parent-style-name="Standard" style:family="paragraph">
      <style:text-properties fo:font-size="14pt" style:font-size-asian="14pt" style:font-size-complex="14pt"/>
    </style:style>
    <style:style style:name="P2394" style:parent-style-name="Standard" style:family="paragraph">
      <style:text-properties fo:font-size="14pt" style:font-size-asian="14pt" style:font-size-complex="14pt"/>
    </style:style>
    <style:style style:name="P2395" style:parent-style-name="Standard" style:family="paragraph">
      <style:text-properties fo:font-size="14pt" style:font-size-asian="14pt" style:font-size-complex="14pt"/>
    </style:style>
    <style:style style:name="P2396" style:parent-style-name="Standard" style:family="paragraph">
      <style:text-properties fo:font-size="14pt" style:font-size-asian="14pt" style:font-size-complex="14pt"/>
    </style:style>
    <style:style style:name="P2397" style:parent-style-name="Standard" style:family="paragraph">
      <style:text-properties fo:font-size="14pt" style:font-size-asian="14pt" style:font-size-complex="14pt"/>
    </style:style>
    <style:style style:name="P2398" style:parent-style-name="Standard" style:family="paragraph">
      <style:text-properties fo:font-size="14pt" style:font-size-asian="14pt" style:font-size-complex="14pt"/>
    </style:style>
    <style:style style:name="P2399" style:parent-style-name="Standard" style:family="paragraph">
      <style:text-properties fo:font-size="14pt" style:font-size-asian="14pt" style:font-size-complex="14pt"/>
    </style:style>
    <style:style style:name="P2400" style:parent-style-name="Standard" style:family="paragraph">
      <style:text-properties fo:font-size="14pt" style:font-size-asian="14pt" style:font-size-complex="14pt"/>
    </style:style>
    <style:style style:name="P2401" style:parent-style-name="Standard" style:family="paragraph">
      <style:text-properties fo:font-size="14pt" style:font-size-asian="14pt" style:font-size-complex="14pt"/>
    </style:style>
    <style:style style:name="P2402" style:parent-style-name="Standard" style:family="paragraph">
      <style:text-properties fo:font-size="14pt" style:font-size-asian="14pt" style:font-size-complex="14pt"/>
    </style:style>
    <style:style style:name="P2403" style:parent-style-name="Standard" style:family="paragraph">
      <style:text-properties fo:font-size="14pt" style:font-size-asian="14pt" style:font-size-complex="14pt"/>
    </style:style>
    <style:style style:name="P2404" style:parent-style-name="Standard" style:family="paragraph">
      <style:text-properties fo:font-size="14pt" style:font-size-asian="14pt" style:font-size-complex="14pt"/>
    </style:style>
    <style:style style:name="P2405" style:parent-style-name="Standard" style:family="paragraph">
      <style:text-properties fo:font-size="14pt" style:font-size-asian="14pt" style:font-size-complex="14pt"/>
    </style:style>
    <style:style style:name="P2406" style:parent-style-name="Standard" style:family="paragraph">
      <style:text-properties fo:font-size="14pt" style:font-size-asian="14pt" style:font-size-complex="14pt"/>
    </style:style>
    <style:style style:name="P2407" style:parent-style-name="Standard" style:family="paragraph">
      <style:text-properties fo:font-size="14pt" style:font-size-asian="14pt" style:font-size-complex="14pt"/>
    </style:style>
    <style:style style:name="P2408" style:parent-style-name="Standard" style:family="paragraph">
      <style:text-properties fo:font-size="14pt" style:font-size-asian="14pt" style:font-size-complex="14pt"/>
    </style:style>
    <style:style style:name="P2409" style:parent-style-name="Standard" style:family="paragraph">
      <style:text-properties fo:font-size="14pt" style:font-size-asian="14pt" style:font-size-complex="14pt"/>
    </style:style>
    <style:style style:name="P2410" style:parent-style-name="Standard" style:family="paragraph">
      <style:text-properties fo:font-size="14pt" style:font-size-asian="14pt" style:font-size-complex="14pt"/>
    </style:style>
    <style:style style:name="P2411" style:parent-style-name="Standard" style:family="paragraph">
      <style:text-properties fo:font-size="14pt" style:font-size-asian="14pt" style:font-size-complex="14pt"/>
    </style:style>
    <style:style style:name="P2412" style:parent-style-name="Standard" style:family="paragraph">
      <style:text-properties fo:font-size="14pt" style:font-size-asian="14pt" style:font-size-complex="14pt"/>
    </style:style>
    <style:style style:name="P2413" style:parent-style-name="Standard" style:family="paragraph">
      <style:text-properties fo:font-size="14pt" style:font-size-asian="14pt" style:font-size-complex="14pt"/>
    </style:style>
    <style:style style:name="P2414" style:parent-style-name="Standard" style:family="paragraph">
      <style:text-properties fo:font-size="14pt" style:font-size-asian="14pt" style:font-size-complex="14pt"/>
    </style:style>
    <style:style style:name="P2415" style:parent-style-name="Standard" style:family="paragraph">
      <style:text-properties fo:font-size="14pt" style:font-size-asian="14pt" style:font-size-complex="14pt"/>
    </style:style>
    <style:style style:name="P2416" style:parent-style-name="Standard" style:family="paragraph">
      <style:text-properties fo:font-size="14pt" style:font-size-asian="14pt" style:font-size-complex="14pt"/>
    </style:style>
    <style:style style:name="P2417" style:parent-style-name="Standard" style:family="paragraph">
      <style:text-properties fo:font-size="14pt" style:font-size-asian="14pt" style:font-size-complex="14pt"/>
    </style:style>
    <style:style style:name="P2418" style:parent-style-name="Standard" style:family="paragraph">
      <style:text-properties fo:font-size="14pt" style:font-size-asian="14pt" style:font-size-complex="14pt"/>
    </style:style>
    <style:style style:name="P2419" style:parent-style-name="Standard" style:family="paragraph">
      <style:text-properties fo:font-size="14pt" style:font-size-asian="14pt" style:font-size-complex="14pt"/>
    </style:style>
    <style:style style:name="P2420" style:parent-style-name="Standard" style:family="paragraph">
      <style:text-properties fo:font-size="14pt" style:font-size-asian="14pt" style:font-size-complex="14pt"/>
    </style:style>
    <style:style style:name="P2421" style:parent-style-name="Standard" style:family="paragraph">
      <style:text-properties fo:font-size="14pt" style:font-size-asian="14pt" style:font-size-complex="14pt"/>
    </style:style>
    <style:style style:name="P2422" style:parent-style-name="Standard" style:family="paragraph">
      <style:text-properties fo:font-size="14pt" style:font-size-asian="14pt" style:font-size-complex="14pt"/>
    </style:style>
    <style:style style:name="P2423" style:parent-style-name="Standard" style:family="paragraph">
      <style:text-properties fo:font-size="14pt" style:font-size-asian="14pt" style:font-size-complex="14pt"/>
    </style:style>
    <style:style style:name="P2424" style:parent-style-name="Standard" style:family="paragraph">
      <style:text-properties fo:font-size="14pt" style:font-size-asian="14pt" style:font-size-complex="14pt"/>
    </style:style>
    <style:style style:name="P2425" style:parent-style-name="Standard" style:family="paragraph">
      <style:text-properties fo:font-size="14pt" style:font-size-asian="14pt" style:font-size-complex="14pt"/>
    </style:style>
    <style:style style:name="P2426" style:parent-style-name="Standard" style:family="paragraph">
      <style:text-properties fo:font-size="14pt" style:font-size-asian="14pt" style:font-size-complex="14pt"/>
    </style:style>
    <style:style style:name="P2427" style:parent-style-name="Standard" style:family="paragraph">
      <style:text-properties fo:font-size="14pt" style:font-size-asian="14pt" style:font-size-complex="14pt"/>
    </style:style>
    <style:style style:name="P2428" style:parent-style-name="Standard" style:family="paragraph">
      <style:text-properties fo:font-size="14pt" style:font-size-asian="14pt" style:font-size-complex="14pt"/>
    </style:style>
    <style:style style:name="P2429" style:parent-style-name="Standard" style:family="paragraph">
      <style:text-properties fo:font-size="14pt" style:font-size-asian="14pt" style:font-size-complex="14pt"/>
    </style:style>
    <style:style style:name="P2430" style:parent-style-name="Standard" style:family="paragraph">
      <style:text-properties fo:font-size="14pt" style:font-size-asian="14pt" style:font-size-complex="14pt"/>
    </style:style>
    <style:style style:name="P2431" style:parent-style-name="Standard" style:family="paragraph">
      <style:text-properties fo:font-size="14pt" style:font-size-asian="14pt" style:font-size-complex="14pt"/>
    </style:style>
    <style:style style:name="P2432" style:parent-style-name="Standard" style:family="paragraph">
      <style:text-properties fo:font-size="14pt" style:font-size-asian="14pt" style:font-size-complex="14pt"/>
    </style:style>
    <style:style style:name="P2433" style:parent-style-name="Standard" style:family="paragraph">
      <style:text-properties fo:font-size="14pt" style:font-size-asian="14pt" style:font-size-complex="14pt"/>
    </style:style>
    <style:style style:name="P2434" style:parent-style-name="Standard" style:family="paragraph">
      <style:text-properties fo:font-size="14pt" style:font-size-asian="14pt" style:font-size-complex="14pt"/>
    </style:style>
    <style:style style:name="P2435" style:parent-style-name="Standard" style:family="paragraph">
      <style:text-properties fo:font-size="14pt" style:font-size-asian="14pt" style:font-size-complex="14pt"/>
    </style:style>
    <style:style style:name="P2436" style:parent-style-name="Standard" style:family="paragraph">
      <style:text-properties fo:font-size="14pt" style:font-size-asian="14pt" style:font-size-complex="14pt"/>
    </style:style>
    <style:style style:name="P2437" style:parent-style-name="Standard" style:family="paragraph">
      <style:text-properties fo:font-size="14pt" style:font-size-asian="14pt" style:font-size-complex="14pt"/>
    </style:style>
    <style:style style:name="P2438" style:parent-style-name="Standard" style:family="paragraph">
      <style:text-properties fo:font-size="14pt" style:font-size-asian="14pt" style:font-size-complex="14pt"/>
    </style:style>
    <style:style style:name="P2439" style:parent-style-name="Standard" style:family="paragraph">
      <style:text-properties fo:font-size="14pt" style:font-size-asian="14pt" style:font-size-complex="14pt"/>
    </style:style>
    <style:style style:name="P2440" style:parent-style-name="Standard" style:family="paragraph">
      <style:text-properties fo:font-size="14pt" style:font-size-asian="14pt" style:font-size-complex="14pt"/>
    </style:style>
    <style:style style:name="P2441" style:parent-style-name="Standard" style:family="paragraph">
      <style:text-properties fo:font-size="14pt" style:font-size-asian="14pt" style:font-size-complex="14pt"/>
    </style:style>
    <style:style style:name="P2442" style:parent-style-name="Standard" style:family="paragraph">
      <style:text-properties fo:font-size="14pt" style:font-size-asian="14pt" style:font-size-complex="14pt"/>
    </style:style>
    <style:style style:name="T2443" style:parent-style-name="DefaultParagraphFont" style:family="text">
      <style:text-properties fo:font-size="14pt" style:font-size-asian="14pt" style:font-size-complex="14pt"/>
    </style:style>
    <style:style style:name="T24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55" style:parent-style-name="DefaultParagraphFont" style:family="text">
      <style:text-properties fo:font-size="16pt" style:font-size-asian="16pt" style:font-size-complex="16pt"/>
    </style:style>
    <style:style style:name="T2456" style:parent-style-name="DefaultParagraphFont" style:family="text">
      <style:text-properties fo:font-size="16pt" style:font-size-asian="16pt" style:font-size-complex="16pt"/>
    </style:style>
    <style:style style:name="T2457" style:parent-style-name="DefaultParagraphFont" style:family="text">
      <style:text-properties fo:font-size="16pt" style:font-size-asian="16pt" style:font-size-complex="16pt"/>
    </style:style>
    <style:style style:name="T2458" style:parent-style-name="DefaultParagraphFont" style:family="text">
      <style:text-properties fo:font-size="14pt" style:font-size-asian="14pt" style:font-size-complex="14pt"/>
    </style:style>
    <style:style style:name="P2459" style:parent-style-name="Standard" style:family="paragraph">
      <style:text-properties fo:font-size="14pt" style:font-size-asian="14pt" style:font-size-complex="14pt"/>
    </style:style>
    <style:style style:name="P2460" style:parent-style-name="Standard" style:family="paragraph">
      <style:text-properties fo:font-size="14pt" style:font-size-asian="14pt" style:font-size-complex="14pt"/>
    </style:style>
    <style:style style:name="P2461" style:parent-style-name="Standard" style:family="paragraph">
      <style:text-properties fo:font-size="14pt" style:font-size-asian="14pt" style:font-size-complex="14pt"/>
    </style:style>
    <style:style style:name="P2462" style:parent-style-name="Standard" style:family="paragraph">
      <style:text-properties fo:font-size="14pt" style:font-size-asian="14pt" style:font-size-complex="14pt"/>
    </style:style>
    <style:style style:name="P2463" style:parent-style-name="Standard" style:family="paragraph">
      <style:text-properties fo:font-size="14pt" style:font-size-asian="14pt" style:font-size-complex="14pt"/>
    </style:style>
    <style:style style:name="P2464" style:parent-style-name="Standard" style:family="paragraph">
      <style:text-properties fo:font-size="14pt" style:font-size-asian="14pt" style:font-size-complex="14pt"/>
    </style:style>
    <style:style style:name="P2465" style:parent-style-name="Standard" style:family="paragraph">
      <style:text-properties fo:font-size="14pt" style:font-size-asian="14pt" style:font-size-complex="14pt"/>
    </style:style>
    <style:style style:name="P2466" style:parent-style-name="Standard" style:family="paragraph">
      <style:text-properties fo:font-size="14pt" style:font-size-asian="14pt" style:font-size-complex="14pt"/>
    </style:style>
    <style:style style:name="P2467" style:parent-style-name="Standard" style:family="paragraph">
      <style:text-properties fo:font-size="14pt" style:font-size-asian="14pt" style:font-size-complex="14pt"/>
    </style:style>
    <style:style style:name="P2468" style:parent-style-name="Standard" style:family="paragraph">
      <style:text-properties fo:font-size="14pt" style:font-size-asian="14pt" style:font-size-complex="14pt"/>
    </style:style>
    <style:style style:name="P2469" style:parent-style-name="Standard" style:family="paragraph">
      <style:text-properties fo:font-size="14pt" style:font-size-asian="14pt" style:font-size-complex="14pt"/>
    </style:style>
    <style:style style:name="P2470" style:parent-style-name="Standard" style:family="paragraph">
      <style:text-properties fo:font-size="14pt" style:font-size-asian="14pt" style:font-size-complex="14pt"/>
    </style:style>
    <style:style style:name="P2471" style:parent-style-name="Standard" style:family="paragraph">
      <style:text-properties fo:font-size="14pt" style:font-size-asian="14pt" style:font-size-complex="14pt"/>
    </style:style>
    <style:style style:name="P2472" style:parent-style-name="Standard" style:family="paragraph">
      <style:text-properties fo:font-size="14pt" style:font-size-asian="14pt" style:font-size-complex="14pt"/>
    </style:style>
    <style:style style:name="P2473" style:parent-style-name="Standard" style:family="paragraph">
      <style:text-properties fo:font-size="14pt" style:font-size-asian="14pt" style:font-size-complex="14pt"/>
    </style:style>
    <style:style style:name="P2474" style:parent-style-name="Standard" style:family="paragraph">
      <style:text-properties fo:font-size="14pt" style:font-size-asian="14pt" style:font-size-complex="14pt"/>
    </style:style>
    <style:style style:name="P2475" style:parent-style-name="Standard" style:family="paragraph">
      <style:text-properties fo:font-size="14pt" style:font-size-asian="14pt" style:font-size-complex="14pt"/>
    </style:style>
    <style:style style:name="P2476" style:parent-style-name="Standard" style:family="paragraph">
      <style:text-properties fo:font-size="14pt" style:font-size-asian="14pt" style:font-size-complex="14pt"/>
    </style:style>
    <style:style style:name="P2477" style:parent-style-name="Standard" style:family="paragraph">
      <style:text-properties fo:font-size="14pt" style:font-size-asian="14pt" style:font-size-complex="14pt"/>
    </style:style>
    <style:style style:name="P2478" style:parent-style-name="Standard" style:family="paragraph">
      <style:text-properties fo:font-size="14pt" style:font-size-asian="14pt" style:font-size-complex="14pt"/>
    </style:style>
    <style:style style:name="P2479" style:parent-style-name="Standard" style:family="paragraph">
      <style:text-properties fo:font-size="14pt" style:font-size-asian="14pt" style:font-size-complex="14pt"/>
    </style:style>
    <style:style style:name="P2480" style:parent-style-name="Standard" style:family="paragraph">
      <style:text-properties fo:font-size="14pt" style:font-size-asian="14pt" style:font-size-complex="14pt"/>
    </style:style>
    <style:style style:name="P2481" style:parent-style-name="Standard" style:family="paragraph">
      <style:text-properties fo:font-size="14pt" style:font-size-asian="14pt" style:font-size-complex="14pt"/>
    </style:style>
    <style:style style:name="P2482" style:parent-style-name="Standard" style:family="paragraph">
      <style:text-properties fo:font-size="14pt" style:font-size-asian="14pt" style:font-size-complex="14pt"/>
    </style:style>
    <style:style style:name="P2483" style:parent-style-name="Standard" style:family="paragraph">
      <style:text-properties fo:font-size="14pt" style:font-size-asian="14pt" style:font-size-complex="14pt"/>
    </style:style>
    <style:style style:name="P2484" style:parent-style-name="Standard" style:family="paragraph">
      <style:text-properties fo:font-size="14pt" style:font-size-asian="14pt" style:font-size-complex="14pt"/>
    </style:style>
    <style:style style:name="P2485" style:parent-style-name="Standard" style:family="paragraph">
      <style:text-properties fo:font-size="14pt" style:font-size-asian="14pt" style:font-size-complex="14pt"/>
    </style:style>
    <style:style style:name="P2486" style:parent-style-name="Standard" style:family="paragraph">
      <style:text-properties fo:font-size="14pt" style:font-size-asian="14pt" style:font-size-complex="14pt"/>
    </style:style>
    <style:style style:name="P2487" style:parent-style-name="Standard" style:family="paragraph">
      <style:text-properties fo:font-size="14pt" style:font-size-asian="14pt" style:font-size-complex="14pt"/>
    </style:style>
    <style:style style:name="P2488" style:parent-style-name="Standard" style:family="paragraph">
      <style:text-properties fo:font-size="14pt" style:font-size-asian="14pt" style:font-size-complex="14pt"/>
    </style:style>
    <style:style style:name="P2489" style:parent-style-name="Standard" style:family="paragraph">
      <style:text-properties fo:font-size="14pt" style:font-size-asian="14pt" style:font-size-complex="14pt"/>
    </style:style>
    <style:style style:name="P2490" style:parent-style-name="Standard" style:family="paragraph">
      <style:text-properties fo:font-size="14pt" style:font-size-asian="14pt" style:font-size-complex="14pt"/>
    </style:style>
    <style:style style:name="P2491" style:parent-style-name="Standard" style:family="paragraph">
      <style:text-properties fo:font-size="14pt" style:font-size-asian="14pt" style:font-size-complex="14pt"/>
    </style:style>
    <style:style style:name="P2492" style:parent-style-name="Standard" style:family="paragraph">
      <style:text-properties fo:font-size="14pt" style:font-size-asian="14pt" style:font-size-complex="14pt"/>
    </style:style>
    <style:style style:name="P2493" style:parent-style-name="Standard" style:family="paragraph">
      <style:text-properties fo:font-size="14pt" style:font-size-asian="14pt" style:font-size-complex="14pt"/>
    </style:style>
    <style:style style:name="P2494" style:parent-style-name="Standard" style:family="paragraph">
      <style:text-properties fo:font-size="14pt" style:font-size-asian="14pt" style:font-size-complex="14pt"/>
    </style:style>
    <style:style style:name="P2495" style:parent-style-name="Standard" style:family="paragraph">
      <style:text-properties fo:font-size="14pt" style:font-size-asian="14pt" style:font-size-complex="14pt"/>
    </style:style>
    <style:style style:name="P2496" style:parent-style-name="Standard" style:family="paragraph">
      <style:text-properties fo:font-size="14pt" style:font-size-asian="14pt" style:font-size-complex="14pt"/>
    </style:style>
    <style:style style:name="P2497" style:parent-style-name="Standard" style:family="paragraph">
      <style:text-properties fo:font-size="14pt" style:font-size-asian="14pt" style:font-size-complex="14pt"/>
    </style:style>
    <style:style style:name="P2498" style:parent-style-name="Standard" style:family="paragraph">
      <style:text-properties fo:font-size="14pt" style:font-size-asian="14pt" style:font-size-complex="14pt"/>
    </style:style>
    <style:style style:name="P2499" style:parent-style-name="Standard" style:family="paragraph">
      <style:text-properties fo:font-size="14pt" style:font-size-asian="14pt" style:font-size-complex="14pt"/>
    </style:style>
    <style:style style:name="P2500" style:parent-style-name="Standard" style:family="paragraph">
      <style:text-properties fo:font-size="14pt" style:font-size-asian="14pt" style:font-size-complex="14pt"/>
    </style:style>
    <style:style style:name="P2501" style:parent-style-name="Standard" style:family="paragraph">
      <style:text-properties fo:font-size="14pt" style:font-size-asian="14pt" style:font-size-complex="14pt"/>
    </style:style>
    <style:style style:name="P2502" style:parent-style-name="Standard" style:family="paragraph">
      <style:text-properties fo:font-size="14pt" style:font-size-asian="14pt" style:font-size-complex="14pt"/>
    </style:style>
    <style:style style:name="P2503" style:parent-style-name="Standard" style:family="paragraph">
      <style:text-properties fo:font-size="14pt" style:font-size-asian="14pt" style:font-size-complex="14pt"/>
    </style:style>
    <style:style style:name="P2504" style:parent-style-name="Standard" style:family="paragraph">
      <style:text-properties fo:font-size="14pt" style:font-size-asian="14pt" style:font-size-complex="14pt"/>
    </style:style>
    <style:style style:name="P2505" style:parent-style-name="Standard" style:family="paragraph">
      <style:text-properties fo:font-size="14pt" style:font-size-asian="14pt" style:font-size-complex="14pt"/>
    </style:style>
    <style:style style:name="P2506" style:parent-style-name="Standard" style:family="paragraph">
      <style:text-properties fo:font-size="14pt" style:font-size-asian="14pt" style:font-size-complex="14pt"/>
    </style:style>
    <style:style style:name="P2507" style:parent-style-name="Standard" style:family="paragraph">
      <style:text-properties fo:font-size="14pt" style:font-size-asian="14pt" style:font-size-complex="14pt"/>
    </style:style>
    <style:style style:name="P2508" style:parent-style-name="Standard" style:family="paragraph">
      <style:text-properties fo:font-size="14pt" style:font-size-asian="14pt" style:font-size-complex="14pt"/>
    </style:style>
    <style:style style:name="P2509" style:parent-style-name="Standard" style:family="paragraph">
      <style:text-properties fo:font-size="14pt" style:font-size-asian="14pt" style:font-size-complex="14pt"/>
    </style:style>
    <style:style style:name="P2510" style:parent-style-name="Standard" style:family="paragraph">
      <style:text-properties fo:font-size="14pt" style:font-size-asian="14pt" style:font-size-complex="14pt"/>
    </style:style>
    <style:style style:name="P2511" style:parent-style-name="Standard" style:family="paragraph">
      <style:text-properties fo:font-size="14pt" style:font-size-asian="14pt" style:font-size-complex="14pt"/>
    </style:style>
    <style:style style:name="P2512" style:parent-style-name="Standard" style:family="paragraph">
      <style:text-properties fo:font-size="14pt" style:font-size-asian="14pt" style:font-size-complex="14pt"/>
    </style:style>
    <style:style style:name="P2513" style:parent-style-name="Standard" style:family="paragraph">
      <style:text-properties fo:font-size="14pt" style:font-size-asian="14pt" style:font-size-complex="14pt"/>
    </style:style>
    <style:style style:name="P2514" style:parent-style-name="Standard" style:family="paragraph">
      <style:text-properties fo:font-size="14pt" style:font-size-asian="14pt" style:font-size-complex="14pt"/>
    </style:style>
    <style:style style:name="P2515" style:parent-style-name="Standard" style:family="paragraph">
      <style:text-properties fo:font-size="14pt" style:font-size-asian="14pt" style:font-size-complex="14pt"/>
    </style:style>
    <style:style style:name="P2516" style:parent-style-name="Standard" style:family="paragraph">
      <style:text-properties fo:font-size="14pt" style:font-size-asian="14pt" style:font-size-complex="14pt"/>
    </style:style>
    <style:style style:name="P2517" style:parent-style-name="Standard" style:family="paragraph">
      <style:text-properties fo:font-size="14pt" style:font-size-asian="14pt" style:font-size-complex="14pt"/>
    </style:style>
    <style:style style:name="P2518" style:parent-style-name="Standard" style:family="paragraph">
      <style:text-properties fo:font-size="14pt" style:font-size-asian="14pt" style:font-size-complex="14pt"/>
    </style:style>
    <style:style style:name="P2519" style:parent-style-name="Standard" style:family="paragraph">
      <style:text-properties fo:font-size="14pt" style:font-size-asian="14pt" style:font-size-complex="14pt"/>
    </style:style>
    <style:style style:name="P2520" style:parent-style-name="Standard" style:family="paragraph">
      <style:text-properties fo:font-size="14pt" style:font-size-asian="14pt" style:font-size-complex="14pt"/>
    </style:style>
    <style:style style:name="P2521" style:parent-style-name="Standard" style:family="paragraph">
      <style:text-properties fo:font-size="14pt" style:font-size-asian="14pt" style:font-size-complex="14pt"/>
    </style:style>
    <style:style style:name="P2522" style:parent-style-name="Standard" style:family="paragraph">
      <style:text-properties fo:font-size="14pt" style:font-size-asian="14pt" style:font-size-complex="14pt"/>
    </style:style>
    <style:style style:name="P2523" style:parent-style-name="Standard" style:family="paragraph">
      <style:text-properties fo:font-size="14pt" style:font-size-asian="14pt" style:font-size-complex="14pt"/>
    </style:style>
    <style:style style:name="P2524" style:parent-style-name="Standard" style:family="paragraph">
      <style:text-properties fo:font-size="14pt" style:font-size-asian="14pt" style:font-size-complex="14pt"/>
    </style:style>
    <style:style style:name="P2525" style:parent-style-name="Standard" style:family="paragraph">
      <style:text-properties fo:font-size="14pt" style:font-size-asian="14pt" style:font-size-complex="14pt"/>
    </style:style>
    <style:style style:name="P2526" style:parent-style-name="Standard" style:family="paragraph">
      <style:text-properties fo:font-size="14pt" style:font-size-asian="14pt" style:font-size-complex="14pt"/>
    </style:style>
    <style:style style:name="P2527" style:parent-style-name="Standard" style:family="paragraph">
      <style:text-properties fo:font-size="14pt" style:font-size-asian="14pt" style:font-size-complex="14pt"/>
    </style:style>
    <style:style style:name="P2528" style:parent-style-name="Standard" style:family="paragraph">
      <style:text-properties fo:font-size="14pt" style:font-size-asian="14pt" style:font-size-complex="14pt"/>
    </style:style>
    <style:style style:name="P2529" style:parent-style-name="Standard" style:family="paragraph">
      <style:text-properties fo:font-size="14pt" style:font-size-asian="14pt" style:font-size-complex="14pt"/>
    </style:style>
    <style:style style:name="P2530" style:parent-style-name="Standard" style:family="paragraph">
      <style:text-properties fo:font-size="14pt" style:font-size-asian="14pt" style:font-size-complex="14pt"/>
    </style:style>
    <style:style style:name="P2531" style:parent-style-name="Standard" style:family="paragraph">
      <style:text-properties fo:font-size="14pt" style:font-size-asian="14pt" style:font-size-complex="14pt"/>
    </style:style>
    <style:style style:name="P2532" style:parent-style-name="Standard" style:family="paragraph">
      <style:text-properties fo:font-size="14pt" style:font-size-asian="14pt" style:font-size-complex="14pt"/>
    </style:style>
    <style:style style:name="P2533" style:parent-style-name="Standard" style:family="paragraph">
      <style:text-properties fo:font-size="14pt" style:font-size-asian="14pt" style:font-size-complex="14pt"/>
    </style:style>
    <style:style style:name="P2534" style:parent-style-name="Standard" style:family="paragraph">
      <style:text-properties fo:font-size="14pt" style:font-size-asian="14pt" style:font-size-complex="14pt"/>
    </style:style>
    <style:style style:name="P2535" style:parent-style-name="Standard" style:family="paragraph">
      <style:text-properties fo:font-size="14pt" style:font-size-asian="14pt" style:font-size-complex="14pt"/>
    </style:style>
    <style:style style:name="P2536" style:parent-style-name="Standard" style:family="paragraph">
      <style:text-properties fo:font-size="14pt" style:font-size-asian="14pt" style:font-size-complex="14pt"/>
    </style:style>
    <style:style style:name="P2537" style:parent-style-name="Standard" style:family="paragraph">
      <style:text-properties fo:font-size="14pt" style:font-size-asian="14pt" style:font-size-complex="14pt"/>
    </style:style>
    <style:style style:name="P2538" style:parent-style-name="Standard" style:family="paragraph">
      <style:text-properties fo:font-size="14pt" style:font-size-asian="14pt" style:font-size-complex="14pt"/>
    </style:style>
    <style:style style:name="P2539" style:parent-style-name="Standard" style:family="paragraph">
      <style:text-properties fo:font-size="14pt" style:font-size-asian="14pt" style:font-size-complex="14pt"/>
    </style:style>
    <style:style style:name="P2540" style:parent-style-name="Standard" style:family="paragraph">
      <style:text-properties fo:font-size="14pt" style:font-size-asian="14pt" style:font-size-complex="14pt"/>
    </style:style>
    <style:style style:name="P2541" style:parent-style-name="Standard" style:family="paragraph">
      <style:text-properties fo:font-size="14pt" style:font-size-asian="14pt" style:font-size-complex="14pt"/>
    </style:style>
    <style:style style:name="P2542" style:parent-style-name="Standard" style:family="paragraph">
      <style:text-properties fo:font-size="14pt" style:font-size-asian="14pt" style:font-size-complex="14pt"/>
    </style:style>
    <style:style style:name="P2543" style:parent-style-name="Standard" style:family="paragraph">
      <style:text-properties fo:font-size="14pt" style:font-size-asian="14pt" style:font-size-complex="14pt"/>
    </style:style>
    <style:style style:name="P2544" style:parent-style-name="Standard" style:family="paragraph">
      <style:text-properties fo:font-size="14pt" style:font-size-asian="14pt" style:font-size-complex="14pt"/>
    </style:style>
    <style:style style:name="P2545" style:parent-style-name="Standard" style:family="paragraph">
      <style:text-properties fo:font-size="14pt" style:font-size-asian="14pt" style:font-size-complex="14pt"/>
    </style:style>
    <style:style style:name="P2546" style:parent-style-name="Standard" style:family="paragraph">
      <style:text-properties fo:font-size="14pt" style:font-size-asian="14pt" style:font-size-complex="14pt"/>
    </style:style>
    <style:style style:name="P2547" style:parent-style-name="Standard" style:family="paragraph">
      <style:text-properties fo:font-size="14pt" style:font-size-asian="14pt" style:font-size-complex="14pt"/>
    </style:style>
    <style:style style:name="P2548" style:parent-style-name="Standard" style:family="paragraph">
      <style:text-properties fo:font-size="14pt" style:font-size-asian="14pt" style:font-size-complex="14pt"/>
    </style:style>
    <style:style style:name="P2549" style:parent-style-name="Standard" style:family="paragraph">
      <style:text-properties fo:font-size="14pt" style:font-size-asian="14pt" style:font-size-complex="14pt"/>
    </style:style>
    <style:style style:name="P2550" style:parent-style-name="Standard" style:family="paragraph">
      <style:text-properties fo:font-size="14pt" style:font-size-asian="14pt" style:font-size-complex="14pt"/>
    </style:style>
    <style:style style:name="P2551" style:parent-style-name="Standard" style:family="paragraph">
      <style:text-properties fo:font-size="14pt" style:font-size-asian="14pt" style:font-size-complex="14pt"/>
    </style:style>
    <style:style style:name="P2552" style:parent-style-name="Standard" style:family="paragraph">
      <style:text-properties fo:font-size="14pt" style:font-size-asian="14pt" style:font-size-complex="14pt"/>
    </style:style>
    <style:style style:name="P2553" style:parent-style-name="Standard" style:family="paragraph">
      <style:text-properties fo:font-size="14pt" style:font-size-asian="14pt" style:font-size-complex="14pt"/>
    </style:style>
    <style:style style:name="P2554" style:parent-style-name="Standard" style:family="paragraph">
      <style:text-properties fo:font-size="14pt" style:font-size-asian="14pt" style:font-size-complex="14pt"/>
    </style:style>
    <style:style style:name="P2555" style:parent-style-name="Standard" style:family="paragraph">
      <style:text-properties fo:font-size="14pt" style:font-size-asian="14pt" style:font-size-complex="14pt"/>
    </style:style>
    <style:style style:name="P2556" style:parent-style-name="Standard" style:family="paragraph">
      <style:text-properties fo:font-size="14pt" style:font-size-asian="14pt" style:font-size-complex="14pt"/>
    </style:style>
    <style:style style:name="P2557" style:parent-style-name="Standard" style:family="paragraph">
      <style:text-properties fo:font-size="14pt" style:font-size-asian="14pt" style:font-size-complex="14pt"/>
    </style:style>
    <style:style style:name="P2558" style:parent-style-name="Standard" style:family="paragraph">
      <style:text-properties fo:font-size="14pt" style:font-size-asian="14pt" style:font-size-complex="14pt"/>
    </style:style>
    <style:style style:name="P2559" style:parent-style-name="Standard" style:family="paragraph">
      <style:text-properties fo:font-size="14pt" style:font-size-asian="14pt" style:font-size-complex="14pt"/>
    </style:style>
    <style:style style:name="P2560" style:parent-style-name="Standard" style:family="paragraph">
      <style:text-properties fo:font-size="14pt" style:font-size-asian="14pt" style:font-size-complex="14pt"/>
    </style:style>
    <style:style style:name="P2561" style:parent-style-name="Standard" style:family="paragraph">
      <style:text-properties fo:font-size="14pt" style:font-size-asian="14pt" style:font-size-complex="14pt"/>
    </style:style>
    <style:style style:name="P2562" style:parent-style-name="Standard" style:family="paragraph">
      <style:text-properties fo:font-size="14pt" style:font-size-asian="14pt" style:font-size-complex="14pt"/>
    </style:style>
    <style:style style:name="P2563" style:parent-style-name="Standard" style:family="paragraph">
      <style:text-properties fo:font-size="14pt" style:font-size-asian="14pt" style:font-size-complex="14pt"/>
    </style:style>
    <style:style style:name="P2564" style:parent-style-name="Standard" style:family="paragraph">
      <style:text-properties fo:font-size="14pt" style:font-size-asian="14pt" style:font-size-complex="14pt"/>
    </style:style>
    <style:style style:name="P2565" style:parent-style-name="Standard" style:family="paragraph">
      <style:text-properties fo:font-size="14pt" style:font-size-asian="14pt" style:font-size-complex="14pt"/>
    </style:style>
    <style:style style:name="P2566" style:parent-style-name="Standard" style:family="paragraph">
      <style:text-properties fo:font-size="14pt" style:font-size-asian="14pt" style:font-size-complex="14pt"/>
    </style:style>
    <style:style style:name="P2567" style:parent-style-name="Standard" style:family="paragraph">
      <style:text-properties fo:font-size="14pt" style:font-size-asian="14pt" style:font-size-complex="14pt"/>
    </style:style>
    <style:style style:name="P2568" style:parent-style-name="Standard" style:family="paragraph">
      <style:text-properties fo:font-size="14pt" style:font-size-asian="14pt" style:font-size-complex="14pt"/>
    </style:style>
    <style:style style:name="P2569" style:parent-style-name="Standard" style:family="paragraph">
      <style:text-properties fo:font-size="14pt" style:font-size-asian="14pt" style:font-size-complex="14pt"/>
    </style:style>
    <style:style style:name="P2570" style:parent-style-name="Standard" style:family="paragraph">
      <style:text-properties fo:font-size="14pt" style:font-size-asian="14pt" style:font-size-complex="14pt"/>
    </style:style>
    <style:style style:name="P2571" style:parent-style-name="Standard" style:family="paragraph">
      <style:text-properties fo:font-size="14pt" style:font-size-asian="14pt" style:font-size-complex="14pt"/>
    </style:style>
    <style:style style:name="P2572" style:parent-style-name="Standard" style:family="paragraph">
      <style:text-properties fo:font-size="14pt" style:font-size-asian="14pt" style:font-size-complex="14pt"/>
    </style:style>
    <style:style style:name="P2573" style:parent-style-name="Standard" style:family="paragraph">
      <style:text-properties fo:font-size="14pt" style:font-size-asian="14pt" style:font-size-complex="14pt"/>
    </style:style>
    <style:style style:name="P2574" style:parent-style-name="Standard" style:family="paragraph">
      <style:text-properties fo:font-size="14pt" style:font-size-asian="14pt" style:font-size-complex="14pt"/>
    </style:style>
    <style:style style:name="P2575" style:parent-style-name="Standard" style:family="paragraph">
      <style:text-properties fo:font-size="14pt" style:font-size-asian="14pt" style:font-size-complex="14pt"/>
    </style:style>
    <style:style style:name="P2576" style:parent-style-name="Standard" style:family="paragraph">
      <style:text-properties fo:font-size="14pt" style:font-size-asian="14pt" style:font-size-complex="14pt"/>
    </style:style>
    <style:style style:name="P2577" style:parent-style-name="Standard" style:family="paragraph">
      <style:text-properties fo:font-size="14pt" style:font-size-asian="14pt" style:font-size-complex="14pt"/>
    </style:style>
    <style:style style:name="P2578" style:parent-style-name="Standard" style:family="paragraph">
      <style:text-properties fo:font-size="14pt" style:font-size-asian="14pt" style:font-size-complex="14pt"/>
    </style:style>
    <style:style style:name="P2579" style:parent-style-name="Standard" style:family="paragraph">
      <style:text-properties fo:font-size="14pt" style:font-size-asian="14pt" style:font-size-complex="14pt"/>
    </style:style>
    <style:style style:name="P2580" style:parent-style-name="Standard" style:family="paragraph">
      <style:text-properties fo:font-size="14pt" style:font-size-asian="14pt" style:font-size-complex="14pt"/>
    </style:style>
    <style:style style:name="P2581" style:parent-style-name="Standard" style:family="paragraph">
      <style:text-properties fo:font-size="14pt" style:font-size-asian="14pt" style:font-size-complex="14pt"/>
    </style:style>
    <style:style style:name="P2582" style:parent-style-name="Standard" style:family="paragraph">
      <style:text-properties fo:font-size="14pt" style:font-size-asian="14pt" style:font-size-complex="14pt"/>
    </style:style>
    <style:style style:name="P2583" style:parent-style-name="Standard" style:family="paragraph">
      <style:text-properties fo:font-size="14pt" style:font-size-asian="14pt" style:font-size-complex="14pt"/>
    </style:style>
    <style:style style:name="P2584" style:parent-style-name="Standard" style:family="paragraph">
      <style:text-properties fo:font-size="14pt" style:font-size-asian="14pt" style:font-size-complex="14pt"/>
    </style:style>
    <style:style style:name="P2585" style:parent-style-name="Standard" style:family="paragraph">
      <style:text-properties fo:font-size="14pt" style:font-size-asian="14pt" style:font-size-complex="14pt"/>
    </style:style>
    <style:style style:name="P2586" style:parent-style-name="Standard" style:family="paragraph">
      <style:text-properties fo:font-size="14pt" style:font-size-asian="14pt" style:font-size-complex="14pt"/>
    </style:style>
    <style:style style:name="P2587" style:parent-style-name="Standard" style:family="paragraph">
      <style:text-properties fo:font-size="14pt" style:font-size-asian="14pt" style:font-size-complex="14pt"/>
    </style:style>
    <style:style style:name="P2588" style:parent-style-name="Standard" style:family="paragraph">
      <style:text-properties fo:font-size="14pt" style:font-size-asian="14pt" style:font-size-complex="14pt"/>
    </style:style>
    <style:style style:name="P2589" style:parent-style-name="Standard" style:family="paragraph">
      <style:text-properties fo:font-size="14pt" style:font-size-asian="14pt" style:font-size-complex="14pt"/>
    </style:style>
    <style:style style:name="P2590" style:parent-style-name="Standard" style:family="paragraph">
      <style:text-properties fo:font-size="14pt" style:font-size-asian="14pt" style:font-size-complex="14pt"/>
    </style:style>
    <style:style style:name="P2591" style:parent-style-name="Standard" style:family="paragraph">
      <style:text-properties fo:font-size="14pt" style:font-size-asian="14pt" style:font-size-complex="14pt"/>
    </style:style>
    <style:style style:name="P2592" style:parent-style-name="Standard" style:family="paragraph">
      <style:text-properties fo:font-size="14pt" style:font-size-asian="14pt" style:font-size-complex="14pt"/>
    </style:style>
    <style:style style:name="P2593" style:parent-style-name="Standard" style:family="paragraph">
      <style:text-properties fo:font-size="14pt" style:font-size-asian="14pt" style:font-size-complex="14pt"/>
    </style:style>
    <style:style style:name="P2594" style:parent-style-name="Standard" style:family="paragraph">
      <style:text-properties fo:font-size="14pt" style:font-size-asian="14pt" style:font-size-complex="14pt"/>
    </style:style>
    <style:style style:name="P2595" style:parent-style-name="Standard" style:family="paragraph">
      <style:text-properties fo:font-size="14pt" style:font-size-asian="14pt" style:font-size-complex="14pt"/>
    </style:style>
    <style:style style:name="P2596" style:parent-style-name="Standard" style:family="paragraph">
      <style:text-properties fo:font-size="14pt" style:font-size-asian="14pt" style:font-size-complex="14pt"/>
    </style:style>
    <style:style style:name="P2597" style:parent-style-name="Standard" style:family="paragraph">
      <style:text-properties fo:font-size="14pt" style:font-size-asian="14pt" style:font-size-complex="14pt"/>
    </style:style>
    <style:style style:name="P2598" style:parent-style-name="Standard" style:family="paragraph">
      <style:text-properties fo:font-size="14pt" style:font-size-asian="14pt" style:font-size-complex="14pt"/>
    </style:style>
    <style:style style:name="P2599" style:parent-style-name="Standard" style:family="paragraph">
      <style:text-properties fo:font-size="14pt" style:font-size-asian="14pt" style:font-size-complex="14pt"/>
    </style:style>
    <style:style style:name="P2600" style:parent-style-name="Standard" style:family="paragraph">
      <style:text-properties fo:font-size="14pt" style:font-size-asian="14pt" style:font-size-complex="14pt"/>
    </style:style>
    <style:style style:name="P2601" style:parent-style-name="Standard" style:family="paragraph">
      <style:text-properties fo:font-size="14pt" style:font-size-asian="14pt" style:font-size-complex="14pt"/>
    </style:style>
    <style:style style:name="P2602" style:parent-style-name="Standard" style:family="paragraph">
      <style:text-properties fo:font-size="14pt" style:font-size-asian="14pt" style:font-size-complex="14pt"/>
    </style:style>
    <style:style style:name="P2603" style:parent-style-name="Standard" style:family="paragraph">
      <style:text-properties fo:font-size="14pt" style:font-size-asian="14pt" style:font-size-complex="14pt"/>
    </style:style>
    <style:style style:name="P2604" style:parent-style-name="Standard" style:family="paragraph">
      <style:text-properties fo:font-size="14pt" style:font-size-asian="14pt" style:font-size-complex="14pt"/>
    </style:style>
    <style:style style:name="P2605" style:parent-style-name="Standard" style:family="paragraph">
      <style:text-properties fo:font-size="14pt" style:font-size-asian="14pt" style:font-size-complex="14pt"/>
    </style:style>
    <style:style style:name="P2606" style:parent-style-name="Standard" style:family="paragraph">
      <style:text-properties fo:font-size="14pt" style:font-size-asian="14pt" style:font-size-complex="14pt"/>
    </style:style>
    <style:style style:name="P2607" style:parent-style-name="Standard" style:family="paragraph">
      <style:text-properties fo:font-size="14pt" style:font-size-asian="14pt" style:font-size-complex="14pt"/>
    </style:style>
    <style:style style:name="P2608" style:parent-style-name="Standard" style:family="paragraph">
      <style:text-properties fo:font-size="14pt" style:font-size-asian="14pt" style:font-size-complex="14pt"/>
    </style:style>
    <style:style style:name="P2609" style:parent-style-name="Standard" style:family="paragraph">
      <style:text-properties fo:font-size="14pt" style:font-size-asian="14pt" style:font-size-complex="14pt"/>
    </style:style>
    <style:style style:name="P2610" style:parent-style-name="Standard" style:family="paragraph">
      <style:text-properties fo:font-size="14pt" style:font-size-asian="14pt" style:font-size-complex="14pt"/>
    </style:style>
    <style:style style:name="P2611" style:parent-style-name="Standard" style:family="paragraph">
      <style:text-properties fo:font-size="14pt" style:font-size-asian="14pt" style:font-size-complex="14pt"/>
    </style:style>
    <style:style style:name="P2612" style:parent-style-name="Standard" style:family="paragraph">
      <style:text-properties fo:font-size="14pt" style:font-size-asian="14pt" style:font-size-complex="14pt"/>
    </style:style>
    <style:style style:name="P2613" style:parent-style-name="Standard" style:family="paragraph">
      <style:text-properties fo:font-size="14pt" style:font-size-asian="14pt" style:font-size-complex="14pt"/>
    </style:style>
    <style:style style:name="P2614" style:parent-style-name="Standard" style:family="paragraph">
      <style:text-properties fo:font-size="14pt" style:font-size-asian="14pt" style:font-size-complex="14pt"/>
    </style:style>
    <style:style style:name="P2615" style:parent-style-name="Standard" style:family="paragraph">
      <style:text-properties fo:font-size="14pt" style:font-size-asian="14pt" style:font-size-complex="14pt"/>
    </style:style>
    <style:style style:name="P2616" style:parent-style-name="Standard" style:family="paragraph">
      <style:text-properties fo:font-size="14pt" style:font-size-asian="14pt" style:font-size-complex="14pt"/>
    </style:style>
    <style:style style:name="P2617" style:parent-style-name="Standard" style:family="paragraph">
      <style:text-properties fo:font-size="14pt" style:font-size-asian="14pt" style:font-size-complex="14pt"/>
    </style:style>
    <style:style style:name="P2618" style:parent-style-name="Standard" style:family="paragraph">
      <style:text-properties fo:font-size="14pt" style:font-size-asian="14pt" style:font-size-complex="14pt"/>
    </style:style>
    <style:style style:name="P2619" style:parent-style-name="Standard" style:family="paragraph">
      <style:text-properties fo:font-size="14pt" style:font-size-asian="14pt" style:font-size-complex="14pt"/>
    </style:style>
    <style:style style:name="P2620" style:parent-style-name="Standard" style:family="paragraph">
      <style:text-properties fo:font-size="14pt" style:font-size-asian="14pt" style:font-size-complex="14pt"/>
    </style:style>
    <style:style style:name="P2621" style:parent-style-name="Standard" style:family="paragraph">
      <style:text-properties fo:font-size="14pt" style:font-size-asian="14pt" style:font-size-complex="14pt"/>
    </style:style>
    <style:style style:name="P2622" style:parent-style-name="Standard" style:family="paragraph">
      <style:text-properties fo:font-size="14pt" style:font-size-asian="14pt" style:font-size-complex="14pt"/>
    </style:style>
    <style:style style:name="P2623" style:parent-style-name="Standard" style:family="paragraph">
      <style:text-properties fo:font-size="14pt" style:font-size-asian="14pt" style:font-size-complex="14pt"/>
    </style:style>
    <style:style style:name="P2624" style:parent-style-name="Standard" style:family="paragraph">
      <style:text-properties fo:font-size="14pt" style:font-size-asian="14pt" style:font-size-complex="14pt"/>
    </style:style>
    <style:style style:name="P2625" style:parent-style-name="Standard" style:family="paragraph">
      <style:text-properties fo:font-size="14pt" style:font-size-asian="14pt" style:font-size-complex="14pt"/>
    </style:style>
    <style:style style:name="P2626" style:parent-style-name="Standard" style:family="paragraph">
      <style:text-properties fo:font-size="14pt" style:font-size-asian="14pt" style:font-size-complex="14pt"/>
    </style:style>
    <style:style style:name="P2627" style:parent-style-name="Standard" style:family="paragraph">
      <style:text-properties fo:font-size="14pt" style:font-size-asian="14pt" style:font-size-complex="14pt"/>
    </style:style>
    <style:style style:name="P2628" style:parent-style-name="Standard" style:family="paragraph">
      <style:text-properties fo:font-size="14pt" style:font-size-asian="14pt" style:font-size-complex="14pt"/>
    </style:style>
    <style:style style:name="P2629" style:parent-style-name="Standard" style:family="paragraph">
      <style:text-properties fo:font-size="14pt" style:font-size-asian="14pt" style:font-size-complex="14pt"/>
    </style:style>
    <style:style style:name="P2630" style:parent-style-name="Standard" style:family="paragraph">
      <style:text-properties fo:font-size="14pt" style:font-size-asian="14pt" style:font-size-complex="14pt"/>
    </style:style>
    <style:style style:name="P2631" style:parent-style-name="Standard" style:family="paragraph">
      <style:text-properties fo:font-size="14pt" style:font-size-asian="14pt" style:font-size-complex="14pt"/>
    </style:style>
    <style:style style:name="P2632" style:parent-style-name="Standard" style:family="paragraph">
      <style:text-properties fo:font-size="14pt" style:font-size-asian="14pt" style:font-size-complex="14pt"/>
    </style:style>
    <style:style style:name="P2633" style:parent-style-name="Standard" style:family="paragraph">
      <style:text-properties fo:font-size="14pt" style:font-size-asian="14pt" style:font-size-complex="14pt"/>
    </style:style>
    <style:style style:name="P26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35" style:parent-style-name="Standard" style:family="paragraph">
      <style:text-properties fo:font-size="14pt" style:font-size-asian="14pt" style:font-size-complex="14pt"/>
    </style:style>
    <style:style style:name="P2636" style:parent-style-name="Standard" style:family="paragraph">
      <style:text-properties fo:font-size="14pt" style:font-size-asian="14pt" style:font-size-complex="14pt"/>
    </style:style>
    <style:style style:name="P2637" style:parent-style-name="Standard" style:family="paragraph">
      <style:text-properties fo:font-size="14pt" style:font-size-asian="14pt" style:font-size-complex="14pt"/>
    </style:style>
    <style:style style:name="P2638" style:parent-style-name="Standard" style:family="paragraph">
      <style:text-properties fo:font-size="14pt" style:font-size-asian="14pt" style:font-size-complex="14pt"/>
    </style:style>
    <style:style style:name="P2639" style:parent-style-name="Standard" style:family="paragraph">
      <style:text-properties fo:font-size="14pt" style:font-size-asian="14pt" style:font-size-complex="14pt"/>
    </style:style>
    <style:style style:name="P2640" style:parent-style-name="Standard" style:family="paragraph">
      <style:text-properties fo:font-size="14pt" style:font-size-asian="14pt" style:font-size-complex="14pt"/>
    </style:style>
    <style:style style:name="P2641" style:parent-style-name="Standard" style:family="paragraph">
      <style:text-properties fo:font-size="14pt" style:font-size-asian="14pt" style:font-size-complex="14pt"/>
    </style:style>
    <style:style style:name="P2642" style:parent-style-name="Standard" style:family="paragraph">
      <style:text-properties fo:font-size="14pt" style:font-size-asian="14pt" style:font-size-complex="14pt"/>
    </style:style>
    <style:style style:name="P2643" style:parent-style-name="Standard" style:family="paragraph">
      <style:text-properties fo:font-size="14pt" style:font-size-asian="14pt" style:font-size-complex="14pt"/>
    </style:style>
    <style:style style:name="P2644" style:parent-style-name="Standard" style:family="paragraph">
      <style:text-properties fo:font-size="14pt" style:font-size-asian="14pt" style:font-size-complex="14pt"/>
    </style:style>
    <style:style style:name="P2645" style:parent-style-name="Standard" style:family="paragraph">
      <style:text-properties fo:font-size="14pt" style:font-size-asian="14pt" style:font-size-complex="14pt"/>
    </style:style>
    <style:style style:name="P2646" style:parent-style-name="Standard" style:family="paragraph">
      <style:text-properties fo:font-size="14pt" style:font-size-asian="14pt" style:font-size-complex="14pt"/>
    </style:style>
    <style:style style:name="P2647" style:parent-style-name="Standard" style:family="paragraph">
      <style:text-properties fo:font-size="14pt" style:font-size-asian="14pt" style:font-size-complex="14pt"/>
    </style:style>
    <style:style style:name="P2648" style:parent-style-name="Standard" style:family="paragraph">
      <style:text-properties fo:font-size="14pt" style:font-size-asian="14pt" style:font-size-complex="14pt"/>
    </style:style>
    <style:style style:name="P2649" style:parent-style-name="Standard" style:family="paragraph">
      <style:text-properties fo:font-size="14pt" style:font-size-asian="14pt" style:font-size-complex="14pt"/>
    </style:style>
    <style:style style:name="P2650" style:parent-style-name="Standard" style:family="paragraph">
      <style:text-properties fo:font-size="14pt" style:font-size-asian="14pt" style:font-size-complex="14pt"/>
    </style:style>
    <style:style style:name="P2651" style:parent-style-name="Standard" style:family="paragraph">
      <style:text-properties fo:font-size="14pt" style:font-size-asian="14pt" style:font-size-complex="14pt"/>
    </style:style>
    <style:style style:name="P2652" style:parent-style-name="Standard" style:family="paragraph">
      <style:text-properties fo:font-size="14pt" style:font-size-asian="14pt" style:font-size-complex="14pt"/>
    </style:style>
    <style:style style:name="P2653" style:parent-style-name="Standard" style:family="paragraph">
      <style:text-properties fo:font-size="14pt" style:font-size-asian="14pt" style:font-size-complex="14pt"/>
    </style:style>
    <style:style style:name="P2654" style:parent-style-name="Standard" style:family="paragraph">
      <style:text-properties fo:font-size="14pt" style:font-size-asian="14pt" style:font-size-complex="14pt"/>
    </style:style>
    <style:style style:name="P2655" style:parent-style-name="Standard" style:family="paragraph">
      <style:text-properties fo:font-size="14pt" style:font-size-asian="14pt" style:font-size-complex="14pt"/>
    </style:style>
    <style:style style:name="P2656" style:parent-style-name="Standard" style:family="paragraph">
      <style:text-properties fo:font-size="14pt" style:font-size-asian="14pt" style:font-size-complex="14pt"/>
    </style:style>
    <style:style style:name="P2657" style:parent-style-name="Standard" style:family="paragraph">
      <style:text-properties fo:font-size="14pt" style:font-size-asian="14pt" style:font-size-complex="14pt"/>
    </style:style>
    <style:style style:name="P26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3" style:parent-style-name="DefaultParagraphFont" style:family="text">
      <style:text-properties fo:font-size="16pt" style:font-size-asian="16pt" style:font-size-complex="16pt"/>
    </style:style>
    <style:style style:name="P2734" style:parent-style-name="Standard" style:family="paragraph">
      <style:text-properties fo:font-size="16pt" style:font-size-asian="16pt" style:font-size-complex="16pt"/>
    </style:style>
    <style:style style:name="P2735" style:parent-style-name="Standard" style:family="paragraph">
      <style:text-properties fo:font-size="14pt" style:font-size-asian="14pt" style:font-size-complex="14pt"/>
    </style:style>
    <style:style style:name="P2736" style:parent-style-name="Standard" style:family="paragraph">
      <style:text-properties fo:font-size="14pt" style:font-size-asian="14pt" style:font-size-complex="14pt"/>
    </style:style>
    <style:style style:name="P2737" style:parent-style-name="Standard" style:family="paragraph">
      <style:text-properties fo:font-size="14pt" style:font-size-asian="14pt" style:font-size-complex="14pt"/>
    </style:style>
    <style:style style:name="P2738" style:parent-style-name="Standard" style:family="paragraph">
      <style:text-properties fo:font-size="14pt" style:font-size-asian="14pt" style:font-size-complex="14pt"/>
    </style:style>
    <style:style style:name="P2739" style:parent-style-name="Standard" style:family="paragraph">
      <style:text-properties fo:font-size="14pt" style:font-size-asian="14pt" style:font-size-complex="14pt"/>
    </style:style>
    <style:style style:name="P2740" style:parent-style-name="Standard" style:family="paragraph">
      <style:text-properties fo:font-size="14pt" style:font-size-asian="14pt" style:font-size-complex="14pt"/>
    </style:style>
    <style:style style:name="P2741" style:parent-style-name="Standard" style:family="paragraph">
      <style:text-properties fo:font-size="14pt" style:font-size-asian="14pt" style:font-size-complex="14pt"/>
    </style:style>
    <style:style style:name="P2742" style:parent-style-name="Standard" style:family="paragraph">
      <style:text-properties fo:font-size="14pt" style:font-size-asian="14pt" style:font-size-complex="14pt"/>
    </style:style>
    <style:style style:name="P2743" style:parent-style-name="Standard" style:family="paragraph">
      <style:text-properties fo:font-size="14pt" style:font-size-asian="14pt" style:font-size-complex="14pt"/>
    </style:style>
    <style:style style:name="P2744" style:parent-style-name="Standard" style:family="paragraph">
      <style:text-properties fo:font-size="14pt" style:font-size-asian="14pt" style:font-size-complex="14pt"/>
    </style:style>
    <style:style style:name="P2745" style:parent-style-name="Standard" style:family="paragraph">
      <style:text-properties fo:font-size="14pt" style:font-size-asian="14pt" style:font-size-complex="14pt"/>
    </style:style>
    <style:style style:name="P2746" style:parent-style-name="Standard" style:family="paragraph">
      <style:text-properties fo:font-size="14pt" style:font-size-asian="14pt" style:font-size-complex="14pt"/>
    </style:style>
    <style:style style:name="P2747" style:parent-style-name="Standard" style:family="paragraph">
      <style:text-properties fo:font-size="14pt" style:font-size-asian="14pt" style:font-size-complex="14pt"/>
    </style:style>
    <style:style style:name="P2748" style:parent-style-name="Standard" style:family="paragraph">
      <style:text-properties fo:font-size="14pt" style:font-size-asian="14pt" style:font-size-complex="14pt"/>
    </style:style>
    <style:style style:name="P2749" style:parent-style-name="Standard" style:family="paragraph">
      <style:text-properties fo:font-size="14pt" style:font-size-asian="14pt" style:font-size-complex="14pt"/>
    </style:style>
    <style:style style:name="P2750" style:parent-style-name="Standard" style:family="paragraph">
      <style:text-properties fo:font-size="14pt" style:font-size-asian="14pt" style:font-size-complex="14pt"/>
    </style:style>
    <style:style style:name="P2751" style:parent-style-name="Standard" style:family="paragraph">
      <style:text-properties fo:font-size="14pt" style:font-size-asian="14pt" style:font-size-complex="14pt"/>
    </style:style>
    <style:style style:name="P2752" style:parent-style-name="Standard" style:family="paragraph">
      <style:text-properties fo:font-size="14pt" style:font-size-asian="14pt" style:font-size-complex="14pt"/>
    </style:style>
    <style:style style:name="P2753" style:parent-style-name="Standard" style:family="paragraph">
      <style:text-properties fo:font-size="14pt" style:font-size-asian="14pt" style:font-size-complex="14pt"/>
    </style:style>
    <style:style style:name="P2754" style:parent-style-name="Standard" style:family="paragraph">
      <style:text-properties fo:font-size="14pt" style:font-size-asian="14pt" style:font-size-complex="14pt"/>
    </style:style>
    <style:style style:name="P2755" style:parent-style-name="Standard" style:family="paragraph">
      <style:text-properties fo:font-size="14pt" style:font-size-asian="14pt" style:font-size-complex="14pt"/>
    </style:style>
    <style:style style:name="P2756" style:parent-style-name="Standard" style:family="paragraph">
      <style:text-properties fo:font-size="14pt" style:font-size-asian="14pt" style:font-size-complex="14pt"/>
    </style:style>
    <style:style style:name="P2757" style:parent-style-name="Standard" style:family="paragraph">
      <style:text-properties fo:font-size="14pt" style:font-size-asian="14pt" style:font-size-complex="14pt"/>
    </style:style>
    <style:style style:name="P2758" style:parent-style-name="Standard" style:family="paragraph">
      <style:text-properties fo:font-size="14pt" style:font-size-asian="14pt" style:font-size-complex="14pt"/>
    </style:style>
    <style:style style:name="P2759" style:parent-style-name="Standard" style:family="paragraph">
      <style:text-properties fo:font-size="14pt" style:font-size-asian="14pt" style:font-size-complex="14pt"/>
    </style:style>
    <style:style style:name="P2760" style:parent-style-name="Standard" style:family="paragraph">
      <style:text-properties fo:font-size="14pt" style:font-size-asian="14pt" style:font-size-complex="14pt"/>
    </style:style>
    <style:style style:name="P2761" style:parent-style-name="Standard" style:family="paragraph">
      <style:text-properties fo:font-size="14pt" style:font-size-asian="14pt" style:font-size-complex="14pt"/>
    </style:style>
    <style:style style:name="P2762" style:parent-style-name="Standard" style:family="paragraph">
      <style:text-properties fo:font-size="14pt" style:font-size-asian="14pt" style:font-size-complex="14pt"/>
    </style:style>
    <style:style style:name="P2763" style:parent-style-name="Standard" style:family="paragraph">
      <style:text-properties fo:font-size="14pt" style:font-size-asian="14pt" style:font-size-complex="14pt"/>
    </style:style>
    <style:style style:name="P2764" style:parent-style-name="Standard" style:family="paragraph">
      <style:text-properties fo:font-size="14pt" style:font-size-asian="14pt" style:font-size-complex="14pt"/>
    </style:style>
    <style:style style:name="P2765" style:parent-style-name="Standard" style:family="paragraph">
      <style:text-properties fo:font-size="14pt" style:font-size-asian="14pt" style:font-size-complex="14pt"/>
    </style:style>
    <style:style style:name="P2766" style:parent-style-name="Standard" style:family="paragraph">
      <style:text-properties fo:font-size="14pt" style:font-size-asian="14pt" style:font-size-complex="14pt"/>
    </style:style>
    <style:style style:name="P2767" style:parent-style-name="Standard" style:family="paragraph">
      <style:text-properties fo:font-size="14pt" style:font-size-asian="14pt" style:font-size-complex="14pt"/>
    </style:style>
    <style:style style:name="P2768" style:parent-style-name="Standard" style:family="paragraph">
      <style:text-properties fo:font-size="14pt" style:font-size-asian="14pt" style:font-size-complex="14pt"/>
    </style:style>
    <style:style style:name="P2769" style:parent-style-name="Standard" style:family="paragraph">
      <style:text-properties fo:font-size="14pt" style:font-size-asian="14pt" style:font-size-complex="14pt"/>
    </style:style>
    <style:style style:name="P2770" style:parent-style-name="Standard" style:family="paragraph">
      <style:text-properties fo:font-size="14pt" style:font-size-asian="14pt" style:font-size-complex="14pt"/>
    </style:style>
    <style:style style:name="P2771" style:parent-style-name="Standard" style:family="paragraph">
      <style:text-properties fo:font-size="14pt" style:font-size-asian="14pt" style:font-size-complex="14pt"/>
    </style:style>
    <style:style style:name="P2772" style:parent-style-name="Standard" style:family="paragraph">
      <style:text-properties fo:font-size="14pt" style:font-size-asian="14pt" style:font-size-complex="14pt"/>
    </style:style>
    <style:style style:name="P2773" style:parent-style-name="Standard" style:family="paragraph">
      <style:text-properties fo:font-size="14pt" style:font-size-asian="14pt" style:font-size-complex="14pt"/>
    </style:style>
    <style:style style:name="P2774" style:parent-style-name="Standard" style:family="paragraph">
      <style:text-properties fo:font-size="14pt" style:font-size-asian="14pt" style:font-size-complex="14pt"/>
    </style:style>
    <style:style style:name="P2775" style:parent-style-name="Standard" style:family="paragraph">
      <style:text-properties fo:font-size="14pt" style:font-size-asian="14pt" style:font-size-complex="14pt"/>
    </style:style>
    <style:style style:name="P2776" style:parent-style-name="Standard" style:family="paragraph">
      <style:text-properties fo:font-size="14pt" style:font-size-asian="14pt" style:font-size-complex="14pt"/>
    </style:style>
    <style:style style:name="P2777" style:parent-style-name="Standard" style:family="paragraph">
      <style:text-properties fo:font-size="14pt" style:font-size-asian="14pt" style:font-size-complex="14pt"/>
    </style:style>
    <style:style style:name="P2778" style:parent-style-name="Standard" style:family="paragraph">
      <style:text-properties fo:font-size="14pt" style:font-size-asian="14pt" style:font-size-complex="14pt"/>
    </style:style>
    <style:style style:name="P2779" style:parent-style-name="Standard" style:family="paragraph">
      <style:text-properties fo:font-size="14pt" style:font-size-asian="14pt" style:font-size-complex="14pt"/>
    </style:style>
    <style:style style:name="P2780" style:parent-style-name="Standard" style:family="paragraph">
      <style:text-properties fo:font-size="14pt" style:font-size-asian="14pt" style:font-size-complex="14pt"/>
    </style:style>
    <style:style style:name="P2781" style:parent-style-name="Standard" style:family="paragraph">
      <style:text-properties fo:font-size="14pt" style:font-size-asian="14pt" style:font-size-complex="14pt"/>
    </style:style>
    <style:style style:name="P2782" style:parent-style-name="Standard" style:family="paragraph">
      <style:text-properties fo:font-size="14pt" style:font-size-asian="14pt" style:font-size-complex="14pt"/>
    </style:style>
    <style:style style:name="P2783" style:parent-style-name="Standard" style:family="paragraph">
      <style:text-properties fo:font-size="14pt" style:font-size-asian="14pt" style:font-size-complex="14pt"/>
    </style:style>
    <style:style style:name="P2784" style:parent-style-name="Standard" style:family="paragraph">
      <style:text-properties fo:font-size="14pt" style:font-size-asian="14pt" style:font-size-complex="14pt"/>
    </style:style>
    <style:style style:name="P2785" style:parent-style-name="Standard" style:family="paragraph">
      <style:text-properties fo:font-size="14pt" style:font-size-asian="14pt" style:font-size-complex="14pt"/>
    </style:style>
    <style:style style:name="P2786" style:parent-style-name="Standard" style:family="paragraph">
      <style:text-properties fo:font-size="14pt" style:font-size-asian="14pt" style:font-size-complex="14pt"/>
    </style:style>
    <style:style style:name="P2787" style:parent-style-name="Standard" style:family="paragraph">
      <style:text-properties fo:font-size="14pt" style:font-size-asian="14pt" style:font-size-complex="14pt"/>
    </style:style>
    <style:style style:name="P2788" style:parent-style-name="Standard" style:family="paragraph">
      <style:text-properties fo:font-size="14pt" style:font-size-asian="14pt" style:font-size-complex="14pt"/>
    </style:style>
    <style:style style:name="P2789" style:parent-style-name="Standard" style:family="paragraph">
      <style:text-properties fo:font-size="14pt" style:font-size-asian="14pt" style:font-size-complex="14pt"/>
    </style:style>
    <style:style style:name="P2790" style:parent-style-name="Standard" style:family="paragraph">
      <style:text-properties fo:font-size="14pt" style:font-size-asian="14pt" style:font-size-complex="14pt"/>
    </style:style>
    <style:style style:name="P2791" style:parent-style-name="Standard" style:family="paragraph">
      <style:text-properties fo:font-size="14pt" style:font-size-asian="14pt" style:font-size-complex="14pt"/>
    </style:style>
    <style:style style:name="P2792" style:parent-style-name="Standard" style:family="paragraph">
      <style:text-properties fo:font-size="14pt" style:font-size-asian="14pt" style:font-size-complex="14pt"/>
    </style:style>
    <style:style style:name="P2793" style:parent-style-name="Standard" style:family="paragraph">
      <style:text-properties fo:font-size="14pt" style:font-size-asian="14pt" style:font-size-complex="14pt"/>
    </style:style>
    <style:style style:name="P2794" style:parent-style-name="Standard" style:family="paragraph">
      <style:text-properties fo:font-size="14pt" style:font-size-asian="14pt" style:font-size-complex="14pt"/>
    </style:style>
    <style:style style:name="P2795" style:parent-style-name="Standard" style:family="paragraph">
      <style:text-properties fo:font-size="14pt" style:font-size-asian="14pt" style:font-size-complex="14pt"/>
    </style:style>
    <style:style style:name="P2796" style:parent-style-name="Standard" style:family="paragraph">
      <style:text-properties fo:font-size="14pt" style:font-size-asian="14pt" style:font-size-complex="14pt"/>
    </style:style>
    <style:style style:name="P2797" style:parent-style-name="Standard" style:family="paragraph">
      <style:text-properties fo:font-size="14pt" style:font-size-asian="14pt" style:font-size-complex="14pt"/>
    </style:style>
    <style:style style:name="P2798" style:parent-style-name="Standard" style:family="paragraph">
      <style:text-properties fo:font-size="14pt" style:font-size-asian="14pt" style:font-size-complex="14pt"/>
    </style:style>
    <style:style style:name="P2799" style:parent-style-name="Standard" style:family="paragraph">
      <style:text-properties fo:font-size="14pt" style:font-size-asian="14pt" style:font-size-complex="14pt"/>
    </style:style>
    <style:style style:name="P2800" style:parent-style-name="Standard" style:family="paragraph">
      <style:text-properties fo:font-size="14pt" style:font-size-asian="14pt" style:font-size-complex="14pt"/>
    </style:style>
    <style:style style:name="P2801" style:parent-style-name="Standard" style:family="paragraph">
      <style:text-properties fo:font-size="14pt" style:font-size-asian="14pt" style:font-size-complex="14pt"/>
    </style:style>
    <style:style style:name="P2802" style:parent-style-name="Standard" style:family="paragraph">
      <style:text-properties fo:font-size="14pt" style:font-size-asian="14pt" style:font-size-complex="14pt"/>
    </style:style>
    <style:style style:name="P2803" style:parent-style-name="Standard" style:family="paragraph">
      <style:text-properties fo:font-size="14pt" style:font-size-asian="14pt" style:font-size-complex="14pt"/>
    </style:style>
    <style:style style:name="P2804" style:parent-style-name="Standard" style:family="paragraph">
      <style:text-properties fo:font-size="14pt" style:font-size-asian="14pt" style:font-size-complex="14pt"/>
    </style:style>
    <style:style style:name="P2805" style:parent-style-name="Standard" style:family="paragraph">
      <style:text-properties fo:font-size="14pt" style:font-size-asian="14pt" style:font-size-complex="14pt"/>
    </style:style>
    <style:style style:name="P2806" style:parent-style-name="Standard" style:family="paragraph">
      <style:text-properties fo:font-size="14pt" style:font-size-asian="14pt" style:font-size-complex="14pt"/>
    </style:style>
    <style:style style:name="P2807" style:parent-style-name="Standard" style:family="paragraph">
      <style:text-properties fo:font-size="14pt" style:font-size-asian="14pt" style:font-size-complex="14pt"/>
    </style:style>
    <style:style style:name="P2808" style:parent-style-name="Standard" style:family="paragraph">
      <style:text-properties fo:font-size="14pt" style:font-size-asian="14pt" style:font-size-complex="14pt"/>
    </style:style>
    <style:style style:name="P2809" style:parent-style-name="Standard" style:family="paragraph">
      <style:text-properties fo:font-size="14pt" style:font-size-asian="14pt" style:font-size-complex="14pt"/>
    </style:style>
    <style:style style:name="P2810" style:parent-style-name="Standard" style:family="paragraph">
      <style:text-properties fo:font-size="14pt" style:font-size-asian="14pt" style:font-size-complex="14pt"/>
    </style:style>
    <style:style style:name="P2811" style:parent-style-name="Standard" style:family="paragraph">
      <style:text-properties fo:font-size="14pt" style:font-size-asian="14pt" style:font-size-complex="14pt"/>
    </style:style>
    <style:style style:name="P2812" style:parent-style-name="Standard" style:family="paragraph">
      <style:text-properties fo:font-size="14pt" style:font-size-asian="14pt" style:font-size-complex="14pt"/>
    </style:style>
    <style:style style:name="P2813" style:parent-style-name="Standard" style:family="paragraph">
      <style:text-properties fo:font-size="14pt" style:font-size-asian="14pt" style:font-size-complex="14pt"/>
    </style:style>
    <style:style style:name="P2814" style:parent-style-name="Standard" style:family="paragraph">
      <style:text-properties fo:font-size="14pt" style:font-size-asian="14pt" style:font-size-complex="14pt"/>
    </style:style>
    <style:style style:name="P2815" style:parent-style-name="Standard" style:family="paragraph">
      <style:text-properties fo:font-size="14pt" style:font-size-asian="14pt" style:font-size-complex="14pt"/>
    </style:style>
    <style:style style:name="P2816" style:parent-style-name="Standard" style:family="paragraph">
      <style:text-properties fo:font-size="14pt" style:font-size-asian="14pt" style:font-size-complex="14pt"/>
    </style:style>
    <style:style style:name="P2817" style:parent-style-name="Standard" style:family="paragraph">
      <style:text-properties fo:font-size="14pt" style:font-size-asian="14pt" style:font-size-complex="14pt"/>
    </style:style>
    <style:style style:name="P2818" style:parent-style-name="Standard" style:family="paragraph">
      <style:text-properties fo:font-size="14pt" style:font-size-asian="14pt" style:font-size-complex="14pt"/>
    </style:style>
    <style:style style:name="P2819" style:parent-style-name="Standard" style:family="paragraph">
      <style:text-properties fo:font-size="14pt" style:font-size-asian="14pt" style:font-size-complex="14pt"/>
    </style:style>
    <style:style style:name="P2820" style:parent-style-name="Standard" style:family="paragraph">
      <style:text-properties fo:font-size="14pt" style:font-size-asian="14pt" style:font-size-complex="14pt"/>
    </style:style>
    <style:style style:name="P2821" style:parent-style-name="Standard" style:family="paragraph">
      <style:text-properties fo:font-size="14pt" style:font-size-asian="14pt" style:font-size-complex="14pt"/>
    </style:style>
    <style:style style:name="P2822" style:parent-style-name="Standard" style:family="paragraph">
      <style:text-properties fo:font-size="14pt" style:font-size-asian="14pt" style:font-size-complex="14pt"/>
    </style:style>
    <style:style style:name="P2823" style:parent-style-name="Standard" style:family="paragraph">
      <style:text-properties fo:font-size="14pt" style:font-size-asian="14pt" style:font-size-complex="14pt"/>
    </style:style>
    <style:style style:name="P2824" style:parent-style-name="Standard" style:family="paragraph">
      <style:text-properties fo:font-size="14pt" style:font-size-asian="14pt" style:font-size-complex="14pt"/>
    </style:style>
    <style:style style:name="P2825" style:parent-style-name="Standard" style:family="paragraph">
      <style:text-properties fo:font-size="14pt" style:font-size-asian="14pt" style:font-size-complex="14pt"/>
    </style:style>
    <style:style style:name="P2826" style:parent-style-name="Standard" style:family="paragraph">
      <style:text-properties fo:font-size="14pt" style:font-size-asian="14pt" style:font-size-complex="14pt"/>
    </style:style>
    <style:style style:name="P2827" style:parent-style-name="Standard" style:family="paragraph">
      <style:text-properties fo:font-size="14pt" style:font-size-asian="14pt" style:font-size-complex="14pt"/>
    </style:style>
    <style:style style:name="P2828" style:parent-style-name="Standard" style:family="paragraph">
      <style:text-properties fo:font-size="14pt" style:font-size-asian="14pt" style:font-size-complex="14pt"/>
    </style:style>
    <style:style style:name="P28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0" style:parent-style-name="Standard" style:family="paragraph">
      <style:text-properties fo:font-size="14pt" style:font-size-asian="14pt" style:font-size-complex="14pt"/>
    </style:style>
    <style:style style:name="P2831" style:parent-style-name="Standard" style:family="paragraph">
      <style:text-properties fo:font-size="14pt" style:font-size-asian="14pt" style:font-size-complex="14pt"/>
    </style:style>
    <style:style style:name="P2832" style:parent-style-name="Standard" style:family="paragraph">
      <style:text-properties fo:font-size="14pt" style:font-size-asian="14pt" style:font-size-complex="14pt"/>
    </style:style>
    <style:style style:name="P2833" style:parent-style-name="Standard" style:family="paragraph">
      <style:text-properties fo:font-size="14pt" style:font-size-asian="14pt" style:font-size-complex="14pt"/>
    </style:style>
    <style:style style:name="P2834" style:parent-style-name="Standard" style:family="paragraph">
      <style:text-properties fo:font-size="14pt" style:font-size-asian="14pt" style:font-size-complex="14pt"/>
    </style:style>
    <style:style style:name="P2835" style:parent-style-name="Standard" style:family="paragraph">
      <style:text-properties fo:font-size="14pt" style:font-size-asian="14pt" style:font-size-complex="14pt"/>
    </style:style>
    <style:style style:name="P2836" style:parent-style-name="Standard" style:family="paragraph">
      <style:text-properties fo:font-size="14pt" style:font-size-asian="14pt" style:font-size-complex="14pt"/>
    </style:style>
    <style:style style:name="P2837" style:parent-style-name="Standard" style:family="paragraph">
      <style:text-properties fo:font-size="14pt" style:font-size-asian="14pt" style:font-size-complex="14pt"/>
    </style:style>
    <style:style style:name="P2838" style:parent-style-name="Standard" style:family="paragraph">
      <style:text-properties fo:font-size="14pt" style:font-size-asian="14pt" style:font-size-complex="14pt"/>
    </style:style>
    <style:style style:name="P2839" style:parent-style-name="Standard" style:family="paragraph">
      <style:text-properties fo:font-size="14pt" style:font-size-asian="14pt" style:font-size-complex="14pt"/>
    </style:style>
    <style:style style:name="P2840" style:parent-style-name="Standard" style:family="paragraph">
      <style:text-properties fo:font-size="14pt" style:font-size-asian="14pt" style:font-size-complex="14pt"/>
    </style:style>
    <style:style style:name="P2841" style:parent-style-name="Standard" style:family="paragraph">
      <style:text-properties fo:font-size="14pt" style:font-size-asian="14pt" style:font-size-complex="14pt"/>
    </style:style>
    <style:style style:name="P2842" style:parent-style-name="Standard" style:family="paragraph">
      <style:text-properties fo:font-size="14pt" style:font-size-asian="14pt" style:font-size-complex="14pt"/>
    </style:style>
    <style:style style:name="P2843" style:parent-style-name="Standard" style:family="paragraph">
      <style:text-properties fo:font-size="14pt" style:font-size-asian="14pt" style:font-size-complex="14pt"/>
    </style:style>
    <style:style style:name="P2844" style:parent-style-name="Standard" style:family="paragraph">
      <style:text-properties fo:font-size="14pt" style:font-size-asian="14pt" style:font-size-complex="14pt"/>
    </style:style>
    <style:style style:name="P2845" style:parent-style-name="Standard" style:family="paragraph">
      <style:text-properties fo:font-size="14pt" style:font-size-asian="14pt" style:font-size-complex="14pt"/>
    </style:style>
    <style:style style:name="P2846" style:parent-style-name="Standard" style:family="paragraph">
      <style:text-properties fo:font-size="14pt" style:font-size-asian="14pt" style:font-size-complex="14pt"/>
    </style:style>
    <style:style style:name="P2847" style:parent-style-name="Standard" style:family="paragraph">
      <style:text-properties fo:font-size="14pt" style:font-size-asian="14pt" style:font-size-complex="14pt"/>
    </style:style>
    <style:style style:name="P2848" style:parent-style-name="Standard" style:family="paragraph">
      <style:text-properties fo:font-size="14pt" style:font-size-asian="14pt" style:font-size-complex="14pt"/>
    </style:style>
    <style:style style:name="P2849" style:parent-style-name="Standard" style:family="paragraph">
      <style:text-properties fo:font-size="14pt" style:font-size-asian="14pt" style:font-size-complex="14pt"/>
    </style:style>
    <style:style style:name="P2850" style:parent-style-name="Standard" style:family="paragraph">
      <style:text-properties fo:font-size="14pt" style:font-size-asian="14pt" style:font-size-complex="14pt"/>
    </style:style>
    <style:style style:name="P2851" style:parent-style-name="Standard" style:family="paragraph">
      <style:text-properties fo:font-size="14pt" style:font-size-asian="14pt" style:font-size-complex="14pt"/>
    </style:style>
    <style:style style:name="P2852" style:parent-style-name="Standard" style:family="paragraph">
      <style:text-properties fo:font-size="14pt" style:font-size-asian="14pt" style:font-size-complex="14pt"/>
    </style:style>
    <style:style style:name="P2853" style:parent-style-name="Standard" style:family="paragraph">
      <style:text-properties fo:font-size="14pt" style:font-size-asian="14pt" style:font-size-complex="14pt"/>
    </style:style>
    <style:style style:name="P2854" style:parent-style-name="Standard" style:family="paragraph">
      <style:text-properties fo:font-size="14pt" style:font-size-asian="14pt" style:font-size-complex="14pt"/>
    </style:style>
    <style:style style:name="P2855" style:parent-style-name="Standard" style:family="paragraph">
      <style:text-properties fo:font-size="14pt" style:font-size-asian="14pt" style:font-size-complex="14pt"/>
    </style:style>
    <style:style style:name="P2856" style:parent-style-name="Standard" style:family="paragraph">
      <style:text-properties fo:font-size="14pt" style:font-size-asian="14pt" style:font-size-complex="14pt"/>
    </style:style>
    <style:style style:name="P2857" style:parent-style-name="Standard" style:family="paragraph">
      <style:text-properties fo:font-size="14pt" style:font-size-asian="14pt" style:font-size-complex="14pt"/>
    </style:style>
    <style:style style:name="P2858" style:parent-style-name="Standard" style:family="paragraph">
      <style:text-properties fo:font-size="14pt" style:font-size-asian="14pt" style:font-size-complex="14pt"/>
    </style:style>
    <style:style style:name="P2859" style:parent-style-name="Standard" style:family="paragraph">
      <style:text-properties fo:font-size="14pt" style:font-size-asian="14pt" style:font-size-complex="14pt"/>
    </style:style>
    <style:style style:name="P2860" style:parent-style-name="Standard" style:family="paragraph">
      <style:text-properties fo:font-size="14pt" style:font-size-asian="14pt" style:font-size-complex="14pt"/>
    </style:style>
    <style:style style:name="P2861" style:parent-style-name="Standard" style:family="paragraph">
      <style:text-properties fo:font-size="14pt" style:font-size-asian="14pt" style:font-size-complex="14pt"/>
    </style:style>
    <style:style style:name="P2862" style:parent-style-name="Standard" style:family="paragraph">
      <style:text-properties fo:font-size="14pt" style:font-size-asian="14pt" style:font-size-complex="14pt"/>
    </style:style>
    <style:style style:name="P2863" style:parent-style-name="Standard" style:family="paragraph">
      <style:text-properties fo:font-size="14pt" style:font-size-asian="14pt" style:font-size-complex="14pt"/>
    </style:style>
    <style:style style:name="P2864" style:parent-style-name="Standard" style:family="paragraph">
      <style:text-properties fo:font-size="14pt" style:font-size-asian="14pt" style:font-size-complex="14pt"/>
    </style:style>
    <style:style style:name="P2865" style:parent-style-name="Standard" style:family="paragraph">
      <style:text-properties fo:font-size="14pt" style:font-size-asian="14pt" style:font-size-complex="14pt"/>
    </style:style>
    <style:style style:name="P2866" style:parent-style-name="Standard" style:family="paragraph">
      <style:text-properties fo:font-size="14pt" style:font-size-asian="14pt" style:font-size-complex="14pt"/>
    </style:style>
    <style:style style:name="P2867" style:parent-style-name="Standard" style:family="paragraph">
      <style:text-properties fo:font-size="14pt" style:font-size-asian="14pt" style:font-size-complex="14pt"/>
    </style:style>
    <style:style style:name="P2868" style:parent-style-name="Standard" style:family="paragraph">
      <style:text-properties fo:font-size="14pt" style:font-size-asian="14pt" style:font-size-complex="14pt"/>
    </style:style>
    <style:style style:name="P2869" style:parent-style-name="Standard" style:family="paragraph">
      <style:text-properties fo:font-size="14pt" style:font-size-asian="14pt" style:font-size-complex="14pt"/>
    </style:style>
    <style:style style:name="P2870" style:parent-style-name="Standard" style:family="paragraph">
      <style:text-properties fo:font-size="14pt" style:font-size-asian="14pt" style:font-size-complex="14pt"/>
    </style:style>
    <style:style style:name="P2871" style:parent-style-name="Standard" style:family="paragraph">
      <style:text-properties fo:font-size="14pt" style:font-size-asian="14pt" style:font-size-complex="14pt"/>
    </style:style>
    <style:style style:name="P2872" style:parent-style-name="Standard" style:family="paragraph">
      <style:text-properties fo:font-size="14pt" style:font-size-asian="14pt" style:font-size-complex="14pt"/>
    </style:style>
    <style:style style:name="P2873" style:parent-style-name="Standard" style:family="paragraph">
      <style:text-properties fo:font-size="14pt" style:font-size-asian="14pt" style:font-size-complex="14pt"/>
    </style:style>
    <style:style style:name="P2874" style:parent-style-name="Standard" style:family="paragraph">
      <style:text-properties fo:font-size="14pt" style:font-size-asian="14pt" style:font-size-complex="14pt"/>
    </style:style>
    <style:style style:name="P2875" style:parent-style-name="Standard" style:family="paragraph">
      <style:text-properties fo:font-size="14pt" style:font-size-asian="14pt" style:font-size-complex="14pt"/>
    </style:style>
    <style:style style:name="P2876" style:parent-style-name="Standard" style:family="paragraph">
      <style:text-properties fo:font-size="14pt" style:font-size-asian="14pt" style:font-size-complex="14pt"/>
    </style:style>
    <style:style style:name="P2877" style:parent-style-name="Standard" style:family="paragraph">
      <style:text-properties fo:font-size="14pt" style:font-size-asian="14pt" style:font-size-complex="14pt"/>
    </style:style>
    <style:style style:name="P2878" style:parent-style-name="Standard" style:family="paragraph">
      <style:text-properties fo:font-size="14pt" style:font-size-asian="14pt" style:font-size-complex="14pt"/>
    </style:style>
    <style:style style:name="P2879" style:parent-style-name="Standard" style:family="paragraph">
      <style:text-properties fo:font-size="14pt" style:font-size-asian="14pt" style:font-size-complex="14pt"/>
    </style:style>
    <style:style style:name="P2880" style:parent-style-name="Standard" style:family="paragraph">
      <style:text-properties fo:font-size="14pt" style:font-size-asian="14pt" style:font-size-complex="14pt"/>
    </style:style>
    <style:style style:name="P2881" style:parent-style-name="Standard" style:family="paragraph">
      <style:text-properties fo:font-size="14pt" style:font-size-asian="14pt" style:font-size-complex="14pt"/>
    </style:style>
    <style:style style:name="P2882" style:parent-style-name="Standard" style:family="paragraph">
      <style:text-properties fo:font-size="14pt" style:font-size-asian="14pt" style:font-size-complex="14pt"/>
    </style:style>
    <style:style style:name="P2883" style:parent-style-name="Standard" style:family="paragraph">
      <style:text-properties fo:font-size="14pt" style:font-size-asian="14pt" style:font-size-complex="14pt"/>
    </style:style>
    <style:style style:name="P2884" style:parent-style-name="Standard" style:family="paragraph">
      <style:text-properties fo:font-size="14pt" style:font-size-asian="14pt" style:font-size-complex="14pt"/>
    </style:style>
    <style:style style:name="P2885" style:parent-style-name="Standard" style:family="paragraph">
      <style:text-properties fo:font-size="14pt" style:font-size-asian="14pt" style:font-size-complex="14pt"/>
    </style:style>
    <style:style style:name="P2886" style:parent-style-name="Standard" style:family="paragraph">
      <style:text-properties fo:font-size="14pt" style:font-size-asian="14pt" style:font-size-complex="14pt"/>
    </style:style>
    <style:style style:name="P2887" style:parent-style-name="Standard" style:family="paragraph">
      <style:text-properties fo:font-size="14pt" style:font-size-asian="14pt" style:font-size-complex="14pt"/>
    </style:style>
    <style:style style:name="P2888" style:parent-style-name="Standard" style:family="paragraph">
      <style:text-properties fo:font-size="14pt" style:font-size-asian="14pt" style:font-size-complex="14pt"/>
    </style:style>
    <style:style style:name="P2889" style:parent-style-name="Standard" style:family="paragraph">
      <style:text-properties fo:font-size="14pt" style:font-size-asian="14pt" style:font-size-complex="14pt"/>
    </style:style>
    <style:style style:name="P2890" style:parent-style-name="Standard" style:family="paragraph">
      <style:text-properties fo:font-size="14pt" style:font-size-asian="14pt" style:font-size-complex="14pt"/>
    </style:style>
    <style:style style:name="P2891" style:parent-style-name="Standard" style:family="paragraph">
      <style:text-properties fo:font-size="14pt" style:font-size-asian="14pt" style:font-size-complex="14pt"/>
    </style:style>
    <style:style style:name="P2892" style:parent-style-name="Standard" style:family="paragraph">
      <style:text-properties fo:font-size="14pt" style:font-size-asian="14pt" style:font-size-complex="14pt"/>
    </style:style>
    <style:style style:name="P2893" style:parent-style-name="Standard" style:family="paragraph">
      <style:text-properties fo:font-size="14pt" style:font-size-asian="14pt" style:font-size-complex="14pt"/>
    </style:style>
    <style:style style:name="P2894" style:parent-style-name="Standard" style:family="paragraph">
      <style:text-properties fo:font-size="14pt" style:font-size-asian="14pt" style:font-size-complex="14pt"/>
    </style:style>
    <style:style style:name="P28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6" style:parent-style-name="Standard" style:family="paragraph">
      <style:text-properties fo:font-size="14pt" style:font-size-asian="14pt" style:font-size-complex="14pt"/>
    </style:style>
    <style:style style:name="P2897" style:parent-style-name="Standard" style:family="paragraph">
      <style:text-properties fo:font-size="14pt" style:font-size-asian="14pt" style:font-size-complex="14pt"/>
    </style:style>
    <style:style style:name="P2898" style:parent-style-name="Standard" style:family="paragraph">
      <style:text-properties fo:font-size="14pt" style:font-size-asian="14pt" style:font-size-complex="14pt"/>
    </style:style>
    <style:style style:name="P2899" style:parent-style-name="Standard" style:family="paragraph">
      <style:text-properties fo:font-size="14pt" style:font-size-asian="14pt" style:font-size-complex="14pt"/>
    </style:style>
    <style:style style:name="P2900" style:parent-style-name="Standard" style:family="paragraph">
      <style:text-properties fo:font-size="14pt" style:font-size-asian="14pt" style:font-size-complex="14pt"/>
    </style:style>
    <style:style style:name="P2901" style:parent-style-name="Standard" style:family="paragraph">
      <style:text-properties fo:font-size="14pt" style:font-size-asian="14pt" style:font-size-complex="14pt"/>
    </style:style>
    <style:style style:name="P2902" style:parent-style-name="Standard" style:family="paragraph">
      <style:text-properties fo:font-size="14pt" style:font-size-asian="14pt" style:font-size-complex="14pt"/>
    </style:style>
    <style:style style:name="P2903" style:parent-style-name="Standard" style:family="paragraph">
      <style:text-properties fo:font-size="14pt" style:font-size-asian="14pt" style:font-size-complex="14pt"/>
    </style:style>
    <style:style style:name="P2904" style:parent-style-name="Standard" style:family="paragraph">
      <style:text-properties fo:font-size="14pt" style:font-size-asian="14pt" style:font-size-complex="14pt"/>
    </style:style>
    <style:style style:name="P2905" style:parent-style-name="Standard" style:family="paragraph">
      <style:text-properties fo:font-size="14pt" style:font-size-asian="14pt" style:font-size-complex="14pt"/>
    </style:style>
    <style:style style:name="P2906" style:parent-style-name="Standard" style:family="paragraph">
      <style:text-properties fo:font-size="14pt" style:font-size-asian="14pt" style:font-size-complex="14pt"/>
    </style:style>
    <style:style style:name="P2907" style:parent-style-name="Standard" style:family="paragraph">
      <style:text-properties fo:font-size="14pt" style:font-size-asian="14pt" style:font-size-complex="14pt"/>
    </style:style>
    <style:style style:name="P2908" style:parent-style-name="Standard" style:family="paragraph">
      <style:text-properties fo:font-size="14pt" style:font-size-asian="14pt" style:font-size-complex="14pt"/>
    </style:style>
    <style:style style:name="P2909" style:parent-style-name="Standard" style:family="paragraph">
      <style:text-properties fo:font-size="14pt" style:font-size-asian="14pt" style:font-size-complex="14pt"/>
    </style:style>
    <style:style style:name="P29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21" style:parent-style-name="DefaultParagraphFont" style:family="text">
      <style:text-properties fo:font-size="16pt" style:font-size-asian="16pt" style:font-size-complex="16pt"/>
    </style:style>
    <style:style style:name="T2922" style:parent-style-name="DefaultParagraphFont" style:family="text">
      <style:text-properties fo:font-size="16pt" style:font-size-asian="16pt" style:font-size-complex="16pt"/>
    </style:style>
    <style:style style:name="T2923" style:parent-style-name="DefaultParagraphFont" style:family="text">
      <style:text-properties fo:font-size="14pt" style:font-size-asian="14pt" style:font-size-complex="14pt"/>
    </style:style>
    <style:style style:name="T2924" style:parent-style-name="DefaultParagraphFont" style:family="text">
      <style:text-properties fo:font-size="14pt" style:font-size-asian="14pt" style:font-size-complex="14pt"/>
    </style:style>
    <style:style style:name="T2925" style:parent-style-name="DefaultParagraphFont" style:family="text">
      <style:text-properties fo:font-size="14pt" style:font-size-asian="14pt" style:font-size-complex="14pt"/>
    </style:style>
    <style:style style:name="T2926" style:parent-style-name="DefaultParagraphFont" style:family="text">
      <style:text-properties fo:font-size="14pt" style:font-size-asian="14pt" style:font-size-complex="14pt"/>
    </style:style>
    <style:style style:name="T2927" style:parent-style-name="DefaultParagraphFont" style:family="text">
      <style:text-properties fo:font-size="14pt" style:font-size-asian="14pt" style:font-size-complex="14pt"/>
    </style:style>
    <style:style style:name="T2928" style:parent-style-name="DefaultParagraphFont" style:family="text">
      <style:text-properties fo:font-size="14pt" style:font-size-asian="14pt" style:font-size-complex="14pt"/>
    </style:style>
    <style:style style:name="T2929" style:parent-style-name="DefaultParagraphFont" style:family="text">
      <style:text-properties fo:font-size="14pt" style:font-size-asian="14pt" style:font-size-complex="14pt"/>
    </style:style>
    <style:style style:name="T2930" style:parent-style-name="DefaultParagraphFont" style:family="text">
      <style:text-properties fo:font-size="14pt" style:font-size-asian="14pt" style:font-size-complex="14pt"/>
    </style:style>
    <style:style style:name="T2931" style:parent-style-name="DefaultParagraphFont" style:family="text">
      <style:text-properties fo:font-size="14pt" style:font-size-asian="14pt" style:font-size-complex="14pt"/>
    </style:style>
    <style:style style:name="T2932" style:parent-style-name="DefaultParagraphFont" style:family="text">
      <style:text-properties fo:font-size="14pt" style:font-size-asian="14pt" style:font-size-complex="14pt"/>
    </style:style>
    <style:style style:name="T2933" style:parent-style-name="DefaultParagraphFont" style:family="text">
      <style:text-properties fo:font-size="14pt" style:font-size-asian="14pt" style:font-size-complex="14pt"/>
    </style:style>
    <style:style style:name="T2934" style:parent-style-name="DefaultParagraphFont" style:family="text">
      <style:text-properties fo:font-size="14pt" style:font-size-asian="14pt" style:font-size-complex="14pt"/>
    </style:style>
    <style:style style:name="T2935" style:parent-style-name="DefaultParagraphFont" style:family="text">
      <style:text-properties fo:font-size="14pt" style:font-size-asian="14pt" style:font-size-complex="14pt"/>
    </style:style>
    <style:style style:name="T2936" style:parent-style-name="DefaultParagraphFont" style:family="text">
      <style:text-properties fo:font-size="14pt" style:font-size-asian="14pt" style:font-size-complex="14pt"/>
    </style:style>
    <style:style style:name="T2937" style:parent-style-name="DefaultParagraphFont" style:family="text">
      <style:text-properties fo:font-size="14pt" style:font-size-asian="14pt" style:font-size-complex="14pt"/>
    </style:style>
    <style:style style:name="T2938" style:parent-style-name="DefaultParagraphFont" style:family="text">
      <style:text-properties fo:font-size="14pt" style:font-size-asian="14pt" style:font-size-complex="14pt"/>
    </style:style>
    <style:style style:name="T2939" style:parent-style-name="DefaultParagraphFont" style:family="text">
      <style:text-properties fo:font-size="14pt" style:font-size-asian="14pt" style:font-size-complex="14pt"/>
    </style:style>
    <style:style style:name="T2940" style:parent-style-name="DefaultParagraphFont" style:family="text">
      <style:text-properties fo:font-size="14pt" style:font-size-asian="14pt" style:font-size-complex="14pt"/>
    </style:style>
    <style:style style:name="T2941" style:parent-style-name="DefaultParagraphFont" style:family="text">
      <style:text-properties fo:font-size="14pt" style:font-size-asian="14pt" style:font-size-complex="14pt"/>
    </style:style>
    <style:style style:name="T2942" style:parent-style-name="DefaultParagraphFont" style:family="text">
      <style:text-properties fo:font-size="14pt" style:font-size-asian="14pt" style:font-size-complex="14pt"/>
    </style:style>
    <style:style style:name="T2943" style:parent-style-name="DefaultParagraphFont" style:family="text">
      <style:text-properties fo:font-size="14pt" style:font-size-asian="14pt" style:font-size-complex="14pt"/>
    </style:style>
    <style:style style:name="T2944" style:parent-style-name="DefaultParagraphFont" style:family="text">
      <style:text-properties fo:font-size="14pt" style:font-size-asian="14pt" style:font-size-complex="14pt"/>
    </style:style>
    <style:style style:name="T2945" style:parent-style-name="DefaultParagraphFont" style:family="text">
      <style:text-properties fo:font-size="14pt" style:font-size-asian="14pt" style:font-size-complex="14pt"/>
    </style:style>
    <style:style style:name="T2946" style:parent-style-name="DefaultParagraphFont" style:family="text">
      <style:text-properties fo:font-size="14pt" style:font-size-asian="14pt" style:font-size-complex="14pt"/>
    </style:style>
    <style:style style:name="T2947" style:parent-style-name="DefaultParagraphFont" style:family="text">
      <style:text-properties fo:font-size="14pt" style:font-size-asian="14pt" style:font-size-complex="14pt"/>
    </style:style>
    <style:style style:name="T2948" style:parent-style-name="DefaultParagraphFont" style:family="text">
      <style:text-properties fo:font-size="14pt" style:font-size-asian="14pt" style:font-size-complex="14pt"/>
    </style:style>
    <style:style style:name="T2949" style:parent-style-name="DefaultParagraphFont" style:family="text">
      <style:text-properties fo:font-size="14pt" style:font-size-asian="14pt" style:font-size-complex="14pt"/>
    </style:style>
    <style:style style:name="T2950" style:parent-style-name="DefaultParagraphFont" style:family="text">
      <style:text-properties fo:font-size="14pt" style:font-size-asian="14pt" style:font-size-complex="14pt"/>
    </style:style>
    <style:style style:name="T2951" style:parent-style-name="DefaultParagraphFont" style:family="text">
      <style:text-properties fo:font-size="14pt" style:font-size-asian="14pt" style:font-size-complex="14pt"/>
    </style:style>
    <style:style style:name="T2952" style:parent-style-name="DefaultParagraphFont" style:family="text">
      <style:text-properties fo:font-size="14pt" style:font-size-asian="14pt" style:font-size-complex="14pt"/>
    </style:style>
    <style:style style:name="T2953" style:parent-style-name="DefaultParagraphFont" style:family="text">
      <style:text-properties fo:font-size="14pt" style:font-size-asian="14pt" style:font-size-complex="14pt"/>
    </style:style>
    <style:style style:name="T2954" style:parent-style-name="DefaultParagraphFont" style:family="text">
      <style:text-properties fo:font-size="14pt" style:font-size-asian="14pt" style:font-size-complex="14pt"/>
    </style:style>
    <style:style style:name="T2955" style:parent-style-name="DefaultParagraphFont" style:family="text">
      <style:text-properties fo:font-size="14pt" style:font-size-asian="14pt" style:font-size-complex="14pt"/>
    </style:style>
    <style:style style:name="T2956" style:parent-style-name="DefaultParagraphFont" style:family="text">
      <style:text-properties fo:font-size="14pt" style:font-size-asian="14pt" style:font-size-complex="14pt"/>
    </style:style>
    <style:style style:name="T2957" style:parent-style-name="DefaultParagraphFont" style:family="text">
      <style:text-properties fo:font-size="14pt" style:font-size-asian="14pt" style:font-size-complex="14pt"/>
    </style:style>
    <style:style style:name="T2958" style:parent-style-name="DefaultParagraphFont" style:family="text">
      <style:text-properties fo:font-size="14pt" style:font-size-asian="14pt" style:font-size-complex="14pt"/>
    </style:style>
    <style:style style:name="T2959" style:parent-style-name="DefaultParagraphFont" style:family="text">
      <style:text-properties fo:font-size="14pt" style:font-size-asian="14pt" style:font-size-complex="14pt"/>
    </style:style>
    <style:style style:name="T2960" style:parent-style-name="DefaultParagraphFont" style:family="text">
      <style:text-properties fo:font-size="14pt" style:font-size-asian="14pt" style:font-size-complex="14pt"/>
    </style:style>
    <style:style style:name="T2961" style:parent-style-name="DefaultParagraphFont" style:family="text">
      <style:text-properties fo:font-size="14pt" style:font-size-asian="14pt" style:font-size-complex="14pt"/>
    </style:style>
    <style:style style:name="T2962" style:parent-style-name="DefaultParagraphFont" style:family="text">
      <style:text-properties fo:font-size="14pt" style:font-size-asian="14pt" style:font-size-complex="14pt"/>
    </style:style>
    <style:style style:name="T2963" style:parent-style-name="DefaultParagraphFont" style:family="text">
      <style:text-properties fo:font-size="14pt" style:font-size-asian="14pt" style:font-size-complex="14pt"/>
    </style:style>
    <style:style style:name="T2964" style:parent-style-name="DefaultParagraphFont" style:family="text">
      <style:text-properties fo:font-size="14pt" style:font-size-asian="14pt" style:font-size-complex="14pt"/>
    </style:style>
    <style:style style:name="T2965" style:parent-style-name="DefaultParagraphFont" style:family="text">
      <style:text-properties fo:font-size="14pt" style:font-size-asian="14pt" style:font-size-complex="14pt"/>
    </style:style>
    <style:style style:name="T2966" style:parent-style-name="DefaultParagraphFont" style:family="text">
      <style:text-properties fo:font-size="14pt" style:font-size-asian="14pt" style:font-size-complex="14pt"/>
    </style:style>
    <style:style style:name="T2967" style:parent-style-name="DefaultParagraphFont" style:family="text">
      <style:text-properties fo:font-size="14pt" style:font-size-asian="14pt" style:font-size-complex="14pt"/>
    </style:style>
    <style:style style:name="T2968" style:parent-style-name="DefaultParagraphFont" style:family="text">
      <style:text-properties fo:font-size="14pt" style:font-size-asian="14pt" style:font-size-complex="14pt"/>
    </style:style>
    <style:style style:name="T2969" style:parent-style-name="DefaultParagraphFont" style:family="text">
      <style:text-properties fo:font-size="14pt" style:font-size-asian="14pt" style:font-size-complex="14pt"/>
    </style:style>
    <style:style style:name="T2970" style:parent-style-name="DefaultParagraphFont" style:family="text">
      <style:text-properties fo:font-size="14pt" style:font-size-asian="14pt" style:font-size-complex="14pt"/>
    </style:style>
    <style:style style:name="T2971" style:parent-style-name="DefaultParagraphFont" style:family="text">
      <style:text-properties fo:font-size="14pt" style:font-size-asian="14pt" style:font-size-complex="14pt"/>
    </style:style>
    <style:style style:name="T2972" style:parent-style-name="DefaultParagraphFont" style:family="text">
      <style:text-properties fo:font-size="14pt" style:font-size-asian="14pt" style:font-size-complex="14pt"/>
    </style:style>
    <style:style style:name="T2973" style:parent-style-name="DefaultParagraphFont" style:family="text">
      <style:text-properties fo:font-size="14pt" style:font-size-asian="14pt" style:font-size-complex="14pt"/>
    </style:style>
    <style:style style:name="T2974" style:parent-style-name="DefaultParagraphFont" style:family="text">
      <style:text-properties fo:font-size="14pt" style:font-size-asian="14pt" style:font-size-complex="14pt"/>
    </style:style>
    <style:style style:name="T2975" style:parent-style-name="DefaultParagraphFont" style:family="text">
      <style:text-properties fo:font-size="14pt" style:font-size-asian="14pt" style:font-size-complex="14pt"/>
    </style:style>
    <style:style style:name="T2976" style:parent-style-name="DefaultParagraphFont" style:family="text">
      <style:text-properties fo:font-size="14pt" style:font-size-asian="14pt" style:font-size-complex="14pt"/>
    </style:style>
    <style:style style:name="T2977" style:parent-style-name="DefaultParagraphFont" style:family="text">
      <style:text-properties fo:font-size="14pt" style:font-size-asian="14pt" style:font-size-complex="14pt"/>
    </style:style>
    <style:style style:name="T2978" style:parent-style-name="DefaultParagraphFont" style:family="text">
      <style:text-properties fo:font-size="14pt" style:font-size-asian="14pt" style:font-size-complex="14pt"/>
    </style:style>
    <style:style style:name="T2979" style:parent-style-name="DefaultParagraphFont" style:family="text">
      <style:text-properties fo:font-size="14pt" style:font-size-asian="14pt" style:font-size-complex="14pt"/>
    </style:style>
    <style:style style:name="T2980" style:parent-style-name="DefaultParagraphFont" style:family="text">
      <style:text-properties fo:font-size="14pt" style:font-size-asian="14pt" style:font-size-complex="14pt"/>
    </style:style>
    <style:style style:name="T2981" style:parent-style-name="DefaultParagraphFont" style:family="text">
      <style:text-properties fo:font-size="14pt" style:font-size-asian="14pt" style:font-size-complex="14pt"/>
    </style:style>
    <style:style style:name="T2982" style:parent-style-name="DefaultParagraphFont" style:family="text">
      <style:text-properties fo:font-size="14pt" style:font-size-asian="14pt" style:font-size-complex="14pt"/>
    </style:style>
    <style:style style:name="T2983" style:parent-style-name="DefaultParagraphFont" style:family="text">
      <style:text-properties fo:font-size="14pt" style:font-size-asian="14pt" style:font-size-complex="14pt"/>
    </style:style>
    <style:style style:name="T2984" style:parent-style-name="DefaultParagraphFont" style:family="text">
      <style:text-properties fo:font-size="14pt" style:font-size-asian="14pt" style:font-size-complex="14pt"/>
    </style:style>
    <style:style style:name="T2985" style:parent-style-name="DefaultParagraphFont" style:family="text">
      <style:text-properties fo:font-size="14pt" style:font-size-asian="14pt" style:font-size-complex="14pt"/>
    </style:style>
    <style:style style:name="T2986" style:parent-style-name="DefaultParagraphFont" style:family="text">
      <style:text-properties fo:font-size="14pt" style:font-size-asian="14pt" style:font-size-complex="14pt"/>
    </style:style>
    <style:style style:name="T2987" style:parent-style-name="DefaultParagraphFont" style:family="text">
      <style:text-properties fo:font-size="14pt" style:font-size-asian="14pt" style:font-size-complex="14pt"/>
    </style:style>
    <style:style style:name="T2988" style:parent-style-name="DefaultParagraphFont" style:family="text">
      <style:text-properties fo:font-size="14pt" style:font-size-asian="14pt" style:font-size-complex="14pt"/>
    </style:style>
    <style:style style:name="T2989" style:parent-style-name="DefaultParagraphFont" style:family="text">
      <style:text-properties fo:font-size="14pt" style:font-size-asian="14pt" style:font-size-complex="14pt"/>
    </style:style>
    <style:style style:name="T2990" style:parent-style-name="DefaultParagraphFont" style:family="text">
      <style:text-properties fo:font-size="14pt" style:font-size-asian="14pt" style:font-size-complex="14pt"/>
    </style:style>
    <style:style style:name="T2991" style:parent-style-name="DefaultParagraphFont" style:family="text">
      <style:text-properties fo:font-size="14pt" style:font-size-asian="14pt" style:font-size-complex="14pt"/>
    </style:style>
    <style:style style:name="T2992" style:parent-style-name="DefaultParagraphFont" style:family="text">
      <style:text-properties fo:font-size="14pt" style:font-size-asian="14pt" style:font-size-complex="14pt"/>
    </style:style>
    <style:style style:name="T2993" style:parent-style-name="DefaultParagraphFont" style:family="text">
      <style:text-properties fo:font-size="14pt" style:font-size-asian="14pt" style:font-size-complex="14pt"/>
    </style:style>
    <style:style style:name="T2994" style:parent-style-name="DefaultParagraphFont" style:family="text">
      <style:text-properties fo:font-size="14pt" style:font-size-asian="14pt" style:font-size-complex="14pt"/>
    </style:style>
    <style:style style:name="P2995" style:parent-style-name="Standard" style:family="paragraph">
      <style:text-properties fo:font-size="14pt" style:font-size-asian="14pt" style:font-size-complex="14pt"/>
    </style:style>
    <style:style style:name="P29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09" style:parent-style-name="Standard" style:family="paragraph">
      <style:text-properties fo:font-size="14pt" style:font-size-asian="14pt" style:font-size-complex="14pt"/>
    </style:style>
    <style:style style:name="P3010" style:parent-style-name="Standard" style:family="paragraph">
      <style:text-properties fo:font-size="14pt" style:font-size-asian="14pt" style:font-size-complex="14pt"/>
    </style:style>
    <style:style style:name="P3011" style:parent-style-name="Standard" style:family="paragraph">
      <style:text-properties fo:font-size="14pt" style:font-size-asian="14pt" style:font-size-complex="14pt"/>
    </style:style>
    <style:style style:name="P3012" style:parent-style-name="Standard" style:family="paragraph">
      <style:text-properties fo:font-size="14pt" style:font-size-asian="14pt" style:font-size-complex="14pt"/>
    </style:style>
    <style:style style:name="P3013" style:parent-style-name="Standard" style:family="paragraph">
      <style:text-properties fo:font-size="14pt" style:font-size-asian="14pt" style:font-size-complex="14pt"/>
    </style:style>
    <style:style style:name="P3014" style:parent-style-name="Standard" style:family="paragraph">
      <style:text-properties fo:font-size="14pt" style:font-size-asian="14pt" style:font-size-complex="14pt"/>
    </style:style>
    <style:style style:name="P3015" style:parent-style-name="Standard" style:family="paragraph">
      <style:text-properties fo:font-size="14pt" style:font-size-asian="14pt" style:font-size-complex="14pt"/>
    </style:style>
    <style:style style:name="P3016" style:parent-style-name="Standard" style:family="paragraph">
      <style:text-properties fo:font-size="14pt" style:font-size-asian="14pt" style:font-size-complex="14pt"/>
    </style:style>
    <style:style style:name="P3017" style:parent-style-name="Standard" style:family="paragraph">
      <style:text-properties fo:font-size="14pt" style:font-size-asian="14pt" style:font-size-complex="14pt"/>
    </style:style>
    <style:style style:name="P3018" style:parent-style-name="Standard" style:family="paragraph">
      <style:text-properties fo:font-size="14pt" style:font-size-asian="14pt" style:font-size-complex="14pt"/>
    </style:style>
    <style:style style:name="P3019" style:parent-style-name="Standard" style:family="paragraph">
      <style:text-properties fo:font-size="14pt" style:font-size-asian="14pt" style:font-size-complex="14pt"/>
    </style:style>
    <style:style style:name="P3020" style:parent-style-name="Standard" style:family="paragraph">
      <style:text-properties fo:font-size="14pt" style:font-size-asian="14pt" style:font-size-complex="14pt"/>
    </style:style>
    <style:style style:name="P3021" style:parent-style-name="Standard" style:family="paragraph">
      <style:text-properties fo:font-size="14pt" style:font-size-asian="14pt" style:font-size-complex="14pt"/>
    </style:style>
    <style:style style:name="P3022" style:parent-style-name="Standard" style:family="paragraph">
      <style:text-properties fo:font-size="14pt" style:font-size-asian="14pt" style:font-size-complex="14pt"/>
    </style:style>
    <style:style style:name="P3023" style:parent-style-name="Standard" style:family="paragraph">
      <style:text-properties fo:font-size="14pt" style:font-size-asian="14pt" style:font-size-complex="14pt"/>
    </style:style>
    <style:style style:name="P3024" style:parent-style-name="Standard" style:family="paragraph">
      <style:text-properties fo:font-size="14pt" style:font-size-asian="14pt" style:font-size-complex="14pt"/>
    </style:style>
    <style:style style:name="P3025" style:parent-style-name="Standard" style:family="paragraph">
      <style:text-properties fo:font-size="14pt" style:font-size-asian="14pt" style:font-size-complex="14pt"/>
    </style:style>
    <style:style style:name="P3026" style:parent-style-name="Standard" style:family="paragraph">
      <style:text-properties fo:font-size="14pt" style:font-size-asian="14pt" style:font-size-complex="14pt"/>
    </style:style>
    <style:style style:name="P3027" style:parent-style-name="Standard" style:family="paragraph">
      <style:text-properties fo:font-size="14pt" style:font-size-asian="14pt" style:font-size-complex="14pt"/>
    </style:style>
    <style:style style:name="P3028" style:parent-style-name="Standard" style:family="paragraph">
      <style:text-properties fo:font-size="14pt" style:font-size-asian="14pt" style:font-size-complex="14pt"/>
    </style:style>
    <style:style style:name="P3029" style:parent-style-name="Standard" style:family="paragraph">
      <style:text-properties fo:font-size="14pt" style:font-size-asian="14pt" style:font-size-complex="14pt"/>
    </style:style>
    <style:style style:name="P3030" style:parent-style-name="Standard" style:family="paragraph">
      <style:text-properties fo:font-size="14pt" style:font-size-asian="14pt" style:font-size-complex="14pt"/>
    </style:style>
    <style:style style:name="P3031" style:parent-style-name="Standard" style:family="paragraph">
      <style:text-properties fo:font-size="14pt" style:font-size-asian="14pt" style:font-size-complex="14pt"/>
    </style:style>
    <style:style style:name="P3032" style:parent-style-name="Standard" style:family="paragraph">
      <style:text-properties fo:font-size="14pt" style:font-size-asian="14pt" style:font-size-complex="14pt"/>
    </style:style>
    <style:style style:name="P3033" style:parent-style-name="Standard" style:family="paragraph">
      <style:text-properties fo:font-size="14pt" style:font-size-asian="14pt" style:font-size-complex="14pt"/>
    </style:style>
    <style:style style:name="P3034" style:parent-style-name="Standard" style:family="paragraph">
      <style:text-properties fo:font-size="14pt" style:font-size-asian="14pt" style:font-size-complex="14pt"/>
    </style:style>
    <style:style style:name="P3035" style:parent-style-name="Standard" style:family="paragraph">
      <style:text-properties fo:font-size="14pt" style:font-size-asian="14pt" style:font-size-complex="14pt"/>
    </style:style>
    <style:style style:name="P3036" style:parent-style-name="Standard" style:family="paragraph">
      <style:text-properties fo:font-size="14pt" style:font-size-asian="14pt" style:font-size-complex="14pt"/>
    </style:style>
    <style:style style:name="P3037" style:parent-style-name="Standard" style:family="paragraph">
      <style:text-properties fo:font-size="14pt" style:font-size-asian="14pt" style:font-size-complex="14pt"/>
    </style:style>
    <style:style style:name="P3038" style:parent-style-name="Standard" style:family="paragraph">
      <style:text-properties fo:font-size="14pt" style:font-size-asian="14pt" style:font-size-complex="14pt"/>
    </style:style>
    <style:style style:name="P3039" style:parent-style-name="Standard" style:family="paragraph">
      <style:text-properties fo:font-size="14pt" style:font-size-asian="14pt" style:font-size-complex="14pt"/>
    </style:style>
    <style:style style:name="P3040" style:parent-style-name="Standard" style:family="paragraph">
      <style:text-properties fo:font-size="14pt" style:font-size-asian="14pt" style:font-size-complex="14pt"/>
    </style:style>
    <style:style style:name="P3041" style:parent-style-name="Standard" style:family="paragraph">
      <style:text-properties fo:font-size="14pt" style:font-size-asian="14pt" style:font-size-complex="14pt"/>
    </style:style>
    <style:style style:name="P3042" style:parent-style-name="Standard" style:family="paragraph">
      <style:text-properties fo:font-size="14pt" style:font-size-asian="14pt" style:font-size-complex="14pt"/>
    </style:style>
    <style:style style:name="P3043" style:parent-style-name="Standard" style:family="paragraph">
      <style:text-properties fo:font-size="14pt" style:font-size-asian="14pt" style:font-size-complex="14pt"/>
    </style:style>
    <style:style style:name="P3044" style:parent-style-name="Standard" style:family="paragraph">
      <style:text-properties fo:font-size="14pt" style:font-size-asian="14pt" style:font-size-complex="14pt"/>
    </style:style>
    <style:style style:name="P3045" style:parent-style-name="Standard" style:family="paragraph">
      <style:text-properties fo:font-size="14pt" style:font-size-asian="14pt" style:font-size-complex="14pt"/>
    </style:style>
    <style:style style:name="P3046" style:parent-style-name="Standard" style:family="paragraph">
      <style:text-properties fo:font-size="14pt" style:font-size-asian="14pt" style:font-size-complex="14pt"/>
    </style:style>
    <style:style style:name="P3047" style:parent-style-name="Standard" style:family="paragraph">
      <style:text-properties fo:font-size="14pt" style:font-size-asian="14pt" style:font-size-complex="14pt"/>
    </style:style>
    <style:style style:name="P3048" style:parent-style-name="Standard" style:family="paragraph">
      <style:text-properties fo:font-size="14pt" style:font-size-asian="14pt" style:font-size-complex="14pt"/>
    </style:style>
    <style:style style:name="P3049" style:parent-style-name="Standard" style:family="paragraph">
      <style:text-properties fo:font-size="14pt" style:font-size-asian="14pt" style:font-size-complex="14pt"/>
    </style:style>
    <style:style style:name="P3050" style:parent-style-name="Standard" style:family="paragraph">
      <style:text-properties fo:font-size="14pt" style:font-size-asian="14pt" style:font-size-complex="14pt"/>
    </style:style>
    <style:style style:name="P3051" style:parent-style-name="Standard" style:family="paragraph">
      <style:text-properties fo:font-size="14pt" style:font-size-asian="14pt" style:font-size-complex="14pt"/>
    </style:style>
    <style:style style:name="P3052" style:parent-style-name="Standard" style:family="paragraph">
      <style:text-properties fo:font-size="14pt" style:font-size-asian="14pt" style:font-size-complex="14pt"/>
    </style:style>
    <style:style style:name="P3053" style:parent-style-name="Standard" style:family="paragraph">
      <style:text-properties fo:font-size="14pt" style:font-size-asian="14pt" style:font-size-complex="14pt"/>
    </style:style>
    <style:style style:name="P3054" style:parent-style-name="Standard" style:family="paragraph">
      <style:text-properties fo:font-size="14pt" style:font-size-asian="14pt" style:font-size-complex="14pt"/>
    </style:style>
    <style:style style:name="P3055" style:parent-style-name="Standard" style:family="paragraph">
      <style:text-properties fo:font-size="14pt" style:font-size-asian="14pt" style:font-size-complex="14pt"/>
    </style:style>
    <style:style style:name="P3056" style:parent-style-name="Standard" style:family="paragraph">
      <style:text-properties fo:font-size="14pt" style:font-size-asian="14pt" style:font-size-complex="14pt"/>
    </style:style>
    <style:style style:name="P3057" style:parent-style-name="Standard" style:family="paragraph">
      <style:text-properties fo:font-size="14pt" style:font-size-asian="14pt" style:font-size-complex="14pt"/>
    </style:style>
    <style:style style:name="P3058" style:parent-style-name="Standard" style:family="paragraph">
      <style:text-properties fo:font-size="14pt" style:font-size-asian="14pt" style:font-size-complex="14pt"/>
    </style:style>
    <style:style style:name="P3059" style:parent-style-name="Standard" style:family="paragraph">
      <style:text-properties fo:font-size="14pt" style:font-size-asian="14pt" style:font-size-complex="14pt"/>
    </style:style>
    <style:style style:name="P3060" style:parent-style-name="Standard" style:family="paragraph">
      <style:text-properties fo:font-size="14pt" style:font-size-asian="14pt" style:font-size-complex="14pt"/>
    </style:style>
    <style:style style:name="P3061" style:parent-style-name="Standard" style:family="paragraph">
      <style:text-properties fo:font-size="14pt" style:font-size-asian="14pt" style:font-size-complex="14pt"/>
    </style:style>
    <style:style style:name="P3062" style:parent-style-name="Standard" style:family="paragraph">
      <style:text-properties fo:font-size="14pt" style:font-size-asian="14pt" style:font-size-complex="14pt"/>
    </style:style>
    <style:style style:name="P3063" style:parent-style-name="Standard" style:family="paragraph">
      <style:text-properties fo:font-size="14pt" style:font-size-asian="14pt" style:font-size-complex="14pt"/>
    </style:style>
    <style:style style:name="P3064" style:parent-style-name="Standard" style:family="paragraph">
      <style:text-properties fo:font-size="14pt" style:font-size-asian="14pt" style:font-size-complex="14pt"/>
    </style:style>
    <style:style style:name="P3065" style:parent-style-name="Standard" style:family="paragraph">
      <style:text-properties fo:font-size="14pt" style:font-size-asian="14pt" style:font-size-complex="14pt"/>
    </style:style>
    <style:style style:name="P3066" style:parent-style-name="Standard" style:family="paragraph">
      <style:text-properties fo:font-size="14pt" style:font-size-asian="14pt" style:font-size-complex="14pt"/>
    </style:style>
    <style:style style:name="P3067" style:parent-style-name="Standard" style:family="paragraph">
      <style:text-properties fo:font-size="14pt" style:font-size-asian="14pt" style:font-size-complex="14pt"/>
    </style:style>
    <style:style style:name="P3068" style:parent-style-name="Standard" style:family="paragraph">
      <style:text-properties fo:font-size="14pt" style:font-size-asian="14pt" style:font-size-complex="14pt"/>
    </style:style>
    <style:style style:name="P3069" style:parent-style-name="Standard" style:family="paragraph">
      <style:text-properties fo:font-size="14pt" style:font-size-asian="14pt" style:font-size-complex="14pt"/>
    </style:style>
    <style:style style:name="P3070" style:parent-style-name="Standard" style:family="paragraph">
      <style:text-properties fo:font-size="14pt" style:font-size-asian="14pt" style:font-size-complex="14pt"/>
    </style:style>
    <style:style style:name="P3071" style:parent-style-name="Standard" style:family="paragraph">
      <style:text-properties fo:font-size="14pt" style:font-size-asian="14pt" style:font-size-complex="14pt"/>
    </style:style>
    <style:style style:name="P3072" style:parent-style-name="Standard" style:family="paragraph">
      <style:text-properties fo:font-size="14pt" style:font-size-asian="14pt" style:font-size-complex="14pt"/>
    </style:style>
    <style:style style:name="P3073" style:parent-style-name="Standard" style:family="paragraph">
      <style:text-properties fo:font-size="14pt" style:font-size-asian="14pt" style:font-size-complex="14pt"/>
    </style:style>
    <style:style style:name="P3074" style:parent-style-name="Standard" style:family="paragraph">
      <style:text-properties fo:font-size="14pt" style:font-size-asian="14pt" style:font-size-complex="14pt"/>
    </style:style>
    <style:style style:name="P3075" style:parent-style-name="Standard" style:family="paragraph">
      <style:text-properties fo:font-size="14pt" style:font-size-asian="14pt" style:font-size-complex="14pt"/>
    </style:style>
    <style:style style:name="P3076" style:parent-style-name="Standard" style:family="paragraph">
      <style:text-properties fo:font-size="14pt" style:font-size-asian="14pt" style:font-size-complex="14pt"/>
    </style:style>
    <style:style style:name="P3077" style:parent-style-name="Standard" style:family="paragraph">
      <style:text-properties fo:font-size="14pt" style:font-size-asian="14pt" style:font-size-complex="14pt"/>
    </style:style>
    <style:style style:name="P3078" style:parent-style-name="Standard" style:family="paragraph">
      <style:text-properties fo:font-size="14pt" style:font-size-asian="14pt" style:font-size-complex="14pt"/>
    </style:style>
    <style:style style:name="P3079" style:parent-style-name="Standard" style:family="paragraph">
      <style:text-properties fo:font-size="14pt" style:font-size-asian="14pt" style:font-size-complex="14pt"/>
    </style:style>
    <style:style style:name="P3080" style:parent-style-name="Standard" style:family="paragraph">
      <style:text-properties fo:font-size="14pt" style:font-size-asian="14pt" style:font-size-complex="14pt"/>
    </style:style>
    <style:style style:name="P3081" style:parent-style-name="Standard" style:family="paragraph">
      <style:text-properties fo:font-size="14pt" style:font-size-asian="14pt" style:font-size-complex="14pt"/>
    </style:style>
    <style:style style:name="P3082" style:parent-style-name="Standard" style:family="paragraph">
      <style:text-properties fo:font-size="14pt" style:font-size-asian="14pt" style:font-size-complex="14pt"/>
    </style:style>
    <style:style style:name="P3083" style:parent-style-name="Standard" style:family="paragraph">
      <style:text-properties fo:font-size="14pt" style:font-size-asian="14pt" style:font-size-complex="14pt"/>
    </style:style>
    <style:style style:name="P3084" style:parent-style-name="Standard" style:family="paragraph">
      <style:text-properties fo:font-size="14pt" style:font-size-asian="14pt" style:font-size-complex="14pt"/>
    </style:style>
    <style:style style:name="P3085" style:parent-style-name="Standard" style:family="paragraph">
      <style:text-properties fo:font-size="14pt" style:font-size-asian="14pt" style:font-size-complex="14pt"/>
    </style:style>
    <style:style style:name="P3086" style:parent-style-name="Standard" style:family="paragraph">
      <style:text-properties fo:font-size="14pt" style:font-size-asian="14pt" style:font-size-complex="14pt"/>
    </style:style>
    <style:style style:name="P3087" style:parent-style-name="Standard" style:family="paragraph">
      <style:text-properties fo:font-size="14pt" style:font-size-asian="14pt" style:font-size-complex="14pt"/>
    </style:style>
    <style:style style:name="P3088" style:parent-style-name="Standard" style:family="paragraph">
      <style:text-properties fo:font-size="14pt" style:font-size-asian="14pt" style:font-size-complex="14pt"/>
    </style:style>
    <style:style style:name="P3089" style:parent-style-name="Standard" style:family="paragraph">
      <style:text-properties fo:font-size="14pt" style:font-size-asian="14pt" style:font-size-complex="14pt"/>
    </style:style>
    <style:style style:name="P3090" style:parent-style-name="Standard" style:family="paragraph">
      <style:text-properties fo:font-size="14pt" style:font-size-asian="14pt" style:font-size-complex="14pt"/>
    </style:style>
    <style:style style:name="P3091" style:parent-style-name="Standard" style:family="paragraph">
      <style:text-properties fo:font-size="14pt" style:font-size-asian="14pt" style:font-size-complex="14pt"/>
    </style:style>
    <style:style style:name="P3092" style:parent-style-name="Standard" style:family="paragraph">
      <style:text-properties fo:font-size="14pt" style:font-size-asian="14pt" style:font-size-complex="14pt"/>
    </style:style>
    <style:style style:name="P3093" style:parent-style-name="Standard" style:family="paragraph">
      <style:text-properties fo:font-size="14pt" style:font-size-asian="14pt" style:font-size-complex="14pt"/>
    </style:style>
    <style:style style:name="P3094" style:parent-style-name="Standard" style:family="paragraph">
      <style:text-properties fo:font-size="14pt" style:font-size-asian="14pt" style:font-size-complex="14pt"/>
    </style:style>
    <style:style style:name="P3095" style:parent-style-name="Standard" style:family="paragraph">
      <style:text-properties fo:font-size="14pt" style:font-size-asian="14pt" style:font-size-complex="14pt"/>
    </style:style>
    <style:style style:name="P3096" style:parent-style-name="Standard" style:family="paragraph">
      <style:text-properties fo:font-size="14pt" style:font-size-asian="14pt" style:font-size-complex="14pt"/>
    </style:style>
    <style:style style:name="P3097" style:parent-style-name="Standard" style:family="paragraph">
      <style:text-properties fo:font-size="14pt" style:font-size-asian="14pt" style:font-size-complex="14pt"/>
    </style:style>
    <style:style style:name="P3098" style:parent-style-name="Standard" style:family="paragraph">
      <style:text-properties fo:font-weight="bold" style:font-weight-asian="bold" fo:font-size="16pt" style:font-size-asian="16pt" style:font-size-complex="16pt"/>
    </style:style>
    <style:style style:name="P3099" style:parent-style-name="Standard" style:family="paragraph">
      <style:text-properties fo:font-weight="bold" style:font-weight-asian="bold" fo:font-size="16pt" style:font-size-asian="16pt" style:font-size-complex="16pt"/>
    </style:style>
    <style:style style:name="T310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6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8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0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110" style:parent-style-name="DefaultParagraphFont" style:family="text">
      <style:text-properties fo:font-size="16pt" style:font-size-asian="16pt" style:font-size-complex="16pt"/>
    </style:style>
    <style:style style:name="P3111" style:parent-style-name="Standard" style:family="paragraph">
      <style:text-properties fo:font-size="16pt" style:font-size-asian="16pt" style:font-size-complex="16pt"/>
    </style:style>
    <style:style style:name="P3112" style:parent-style-name="Standard" style:family="paragraph">
      <style:text-properties fo:font-size="16pt" style:font-size-asian="16pt" style:font-size-complex="16pt"/>
    </style:style>
    <style:style style:name="P311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1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1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1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1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1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1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7" style:parent-style-name="Normal" style:family="paragraph">
      <style:paragraph-properties style:vertical-align="auto" fo:margin-bottom="0.1666in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2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3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4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5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6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7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8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19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0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1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2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3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4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5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6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7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8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0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0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0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0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0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0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fo:color="#000000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306" style:parent-style-name="Standard" style:family="paragraph">
      <style:text-properties fo:font-size="16pt" style:font-size-asian="16pt" style:font-size-complex="16pt"/>
    </style:style>
    <style:style style:name="P3307" style:parent-style-name="Standard" style:family="paragraph">
      <style:text-properties fo:font-size="16pt" style:font-size-asian="16pt" style:font-size-complex="16pt"/>
    </style:style>
    <style:style style:name="P3308" style:parent-style-name="Standard" style:family="paragraph">
      <style:text-properties fo:font-size="14pt" style:font-size-asian="14pt" style:font-size-complex="14pt"/>
    </style:style>
    <style:style style:name="P3309" style:parent-style-name="Standard" style:family="paragraph">
      <style:text-properties fo:font-size="14pt" style:font-size-asian="14pt" style:font-size-complex="14pt"/>
    </style:style>
    <style:style style:name="P3310" style:parent-style-name="Standard" style:family="paragraph">
      <style:text-properties fo:font-size="14pt" style:font-size-asian="14pt" style:font-size-complex="14pt"/>
    </style:style>
    <style:style style:name="P3311" style:parent-style-name="Standard" style:family="paragraph">
      <style:text-properties fo:font-size="14pt" style:font-size-asian="14pt" style:font-size-complex="14pt"/>
    </style:style>
    <style:style style:name="P3312" style:parent-style-name="Standard" style:family="paragraph">
      <style:text-properties fo:font-size="14pt" style:font-size-asian="14pt" style:font-size-complex="14pt"/>
    </style:style>
    <style:style style:name="P3313" style:parent-style-name="Standard" style:family="paragraph">
      <style:text-properties fo:font-size="14pt" style:font-size-asian="14pt" style:font-size-complex="14pt"/>
    </style:style>
    <style:style style:name="P3314" style:parent-style-name="Standard" style:family="paragraph">
      <style:text-properties fo:font-size="14pt" style:font-size-asian="14pt" style:font-size-complex="14pt"/>
    </style:style>
    <style:style style:name="P3315" style:parent-style-name="Standard" style:family="paragraph">
      <style:text-properties fo:font-size="14pt" style:font-size-asian="14pt" style:font-size-complex="14pt"/>
    </style:style>
    <style:style style:name="P3316" style:parent-style-name="Standard" style:family="paragraph">
      <style:text-properties fo:font-size="14pt" style:font-size-asian="14pt" style:font-size-complex="14pt"/>
    </style:style>
    <style:style style:name="P3317" style:parent-style-name="Standard" style:family="paragraph">
      <style:text-properties fo:font-size="14pt" style:font-size-asian="14pt" style:font-size-complex="14pt"/>
    </style:style>
    <style:style style:name="P3318" style:parent-style-name="Standard" style:family="paragraph">
      <style:text-properties fo:font-size="14pt" style:font-size-asian="14pt" style:font-size-complex="14pt"/>
    </style:style>
    <style:style style:name="P3319" style:parent-style-name="Standard" style:family="paragraph">
      <style:text-properties fo:font-size="14pt" style:font-size-asian="14pt" style:font-size-complex="14pt"/>
    </style:style>
    <style:style style:name="P3320" style:parent-style-name="Standard" style:family="paragraph">
      <style:text-properties fo:font-size="14pt" style:font-size-asian="14pt" style:font-size-complex="14pt"/>
    </style:style>
    <style:style style:name="P3321" style:parent-style-name="Standard" style:family="paragraph">
      <style:text-properties fo:font-size="14pt" style:font-size-asian="14pt" style:font-size-complex="14pt"/>
    </style:style>
    <style:style style:name="P3322" style:parent-style-name="Standard" style:family="paragraph">
      <style:text-properties fo:font-size="14pt" style:font-size-asian="14pt" style:font-size-complex="14pt"/>
    </style:style>
    <style:style style:name="P3323" style:parent-style-name="Standard" style:family="paragraph">
      <style:text-properties fo:font-size="14pt" style:font-size-asian="14pt" style:font-size-complex="14pt"/>
    </style:style>
    <style:style style:name="P3324" style:parent-style-name="Standard" style:family="paragraph">
      <style:text-properties fo:font-size="14pt" style:font-size-asian="14pt" style:font-size-complex="14pt"/>
    </style:style>
    <style:style style:name="P3325" style:parent-style-name="Standard" style:family="paragraph">
      <style:text-properties fo:font-size="14pt" style:font-size-asian="14pt" style:font-size-complex="14pt"/>
    </style:style>
    <style:style style:name="P3326" style:parent-style-name="Standard" style:family="paragraph">
      <style:text-properties fo:font-size="14pt" style:font-size-asian="14pt" style:font-size-complex="14pt"/>
    </style:style>
    <style:style style:name="P3327" style:parent-style-name="Standard" style:family="paragraph">
      <style:text-properties fo:font-size="14pt" style:font-size-asian="14pt" style:font-size-complex="14pt"/>
    </style:style>
    <style:style style:name="P3328" style:parent-style-name="Standard" style:family="paragraph">
      <style:text-properties fo:font-size="14pt" style:font-size-asian="14pt" style:font-size-complex="14pt"/>
    </style:style>
    <style:style style:name="P3329" style:parent-style-name="Standard" style:family="paragraph">
      <style:text-properties fo:font-size="14pt" style:font-size-asian="14pt" style:font-size-complex="14pt"/>
    </style:style>
    <style:style style:name="P3330" style:parent-style-name="Standard" style:family="paragraph">
      <style:text-properties fo:font-size="14pt" style:font-size-asian="14pt" style:font-size-complex="14pt"/>
    </style:style>
    <style:style style:name="P3331" style:parent-style-name="Standard" style:family="paragraph">
      <style:text-properties fo:font-size="14pt" style:font-size-asian="14pt" style:font-size-complex="14pt"/>
    </style:style>
    <style:style style:name="P3332" style:parent-style-name="Standard" style:family="paragraph">
      <style:text-properties fo:font-size="14pt" style:font-size-asian="14pt" style:font-size-complex="14pt"/>
    </style:style>
    <style:style style:name="P3333" style:parent-style-name="Standard" style:family="paragraph">
      <style:text-properties fo:font-size="14pt" style:font-size-asian="14pt" style:font-size-complex="14pt"/>
    </style:style>
    <style:style style:name="P3334" style:parent-style-name="Standard" style:family="paragraph">
      <style:text-properties fo:font-size="14pt" style:font-size-asian="14pt" style:font-size-complex="14pt"/>
    </style:style>
    <style:style style:name="P3335" style:parent-style-name="Standard" style:family="paragraph">
      <style:text-properties fo:font-size="14pt" style:font-size-asian="14pt" style:font-size-complex="14pt"/>
    </style:style>
    <style:style style:name="P3336" style:parent-style-name="Standard" style:family="paragraph">
      <style:text-properties fo:font-size="14pt" style:font-size-asian="14pt" style:font-size-complex="14pt"/>
    </style:style>
    <style:style style:name="P3337" style:parent-style-name="Standard" style:family="paragraph">
      <style:text-properties fo:font-size="14pt" style:font-size-asian="14pt" style:font-size-complex="14pt"/>
    </style:style>
    <style:style style:name="P3338" style:parent-style-name="Standard" style:family="paragraph">
      <style:text-properties fo:font-size="14pt" style:font-size-asian="14pt" style:font-size-complex="14pt"/>
    </style:style>
    <style:style style:name="P3339" style:parent-style-name="Standard" style:family="paragraph">
      <style:text-properties fo:font-size="14pt" style:font-size-asian="14pt" style:font-size-complex="14pt"/>
    </style:style>
    <style:style style:name="P3340" style:parent-style-name="Standard" style:family="paragraph">
      <style:text-properties fo:font-size="14pt" style:font-size-asian="14pt" style:font-size-complex="14pt"/>
    </style:style>
    <style:style style:name="P3341" style:parent-style-name="Standard" style:family="paragraph">
      <style:text-properties fo:font-size="16pt" style:font-size-asian="16pt" style:font-size-complex="16pt"/>
    </style:style>
    <style:style style:name="P3342" style:parent-style-name="Standard" style:family="paragraph">
      <style:text-properties fo:font-size="14pt" style:font-size-asian="14pt" style:font-size-complex="14pt"/>
    </style:style>
    <style:style style:name="P3343" style:parent-style-name="Standard" style:family="paragraph">
      <style:text-properties fo:font-size="14pt" style:font-size-asian="14pt" style:font-size-complex="14pt"/>
    </style:style>
    <style:style style:name="P3344" style:parent-style-name="Standard" style:family="paragraph">
      <style:text-properties fo:font-size="14pt" style:font-size-asian="14pt" style:font-size-complex="14pt"/>
    </style:style>
    <style:style style:name="P3345" style:parent-style-name="Standard" style:family="paragraph">
      <style:text-properties fo:font-size="14pt" style:font-size-asian="14pt" style:font-size-complex="14pt"/>
    </style:style>
    <style:style style:name="P3346" style:parent-style-name="Standard" style:family="paragraph">
      <style:text-properties fo:font-size="14pt" style:font-size-asian="14pt" style:font-size-complex="14pt"/>
    </style:style>
    <style:style style:name="P3347" style:parent-style-name="Standard" style:family="paragraph">
      <style:text-properties fo:font-size="14pt" style:font-size-asian="14pt" style:font-size-complex="14pt"/>
    </style:style>
    <style:style style:name="P3348" style:parent-style-name="Standard" style:family="paragraph">
      <style:text-properties fo:font-size="14pt" style:font-size-asian="14pt" style:font-size-complex="14pt"/>
    </style:style>
    <style:style style:name="P3349" style:parent-style-name="Standard" style:family="paragraph">
      <style:text-properties fo:font-size="14pt" style:font-size-asian="14pt" style:font-size-complex="14pt"/>
    </style:style>
    <style:style style:name="P3350" style:parent-style-name="Standard" style:family="paragraph">
      <style:text-properties fo:font-size="14pt" style:font-size-asian="14pt" style:font-size-complex="14pt"/>
    </style:style>
    <style:style style:name="P3351" style:parent-style-name="Standard" style:family="paragraph">
      <style:text-properties fo:font-size="14pt" style:font-size-asian="14pt" style:font-size-complex="14pt"/>
    </style:style>
    <style:style style:name="P3352" style:parent-style-name="Standard" style:family="paragraph">
      <style:text-properties fo:font-size="14pt" style:font-size-asian="14pt" style:font-size-complex="14pt"/>
    </style:style>
    <style:style style:name="P3353" style:parent-style-name="Standard" style:family="paragraph">
      <style:text-properties fo:font-size="14pt" style:font-size-asian="14pt" style:font-size-complex="14pt"/>
    </style:style>
    <style:style style:name="P3354" style:parent-style-name="Standard" style:family="paragraph">
      <style:text-properties fo:font-size="14pt" style:font-size-asian="14pt" style:font-size-complex="14pt"/>
    </style:style>
    <style:style style:name="P3355" style:parent-style-name="Standard" style:family="paragraph">
      <style:text-properties fo:font-size="14pt" style:font-size-asian="14pt" style:font-size-complex="14pt"/>
    </style:style>
    <style:style style:name="P3356" style:parent-style-name="Standard" style:family="paragraph">
      <style:text-properties fo:font-size="14pt" style:font-size-asian="14pt" style:font-size-complex="14pt"/>
    </style:style>
    <style:style style:name="P3357" style:parent-style-name="Standard" style:family="paragraph">
      <style:text-properties fo:font-size="14pt" style:font-size-asian="14pt" style:font-size-complex="14pt"/>
    </style:style>
    <style:style style:name="P3358" style:parent-style-name="Standard" style:family="paragraph">
      <style:text-properties fo:font-size="14pt" style:font-size-asian="14pt" style:font-size-complex="14pt"/>
    </style:style>
    <style:style style:name="P3359" style:parent-style-name="Standard" style:family="paragraph">
      <style:text-properties fo:font-size="14pt" style:font-size-asian="14pt" style:font-size-complex="14pt"/>
    </style:style>
    <style:style style:name="P3360" style:parent-style-name="Standard" style:family="paragraph">
      <style:text-properties fo:font-size="14pt" style:font-size-asian="14pt" style:font-size-complex="14pt"/>
    </style:style>
    <style:style style:name="P3361" style:parent-style-name="Standard" style:family="paragraph">
      <style:text-properties fo:font-size="14pt" style:font-size-asian="14pt" style:font-size-complex="14pt"/>
    </style:style>
    <style:style style:name="P3362" style:parent-style-name="Standard" style:family="paragraph">
      <style:text-properties fo:font-size="14pt" style:font-size-asian="14pt" style:font-size-complex="14pt"/>
    </style:style>
    <style:style style:name="P3363" style:parent-style-name="Standard" style:family="paragraph">
      <style:text-properties fo:font-size="14pt" style:font-size-asian="14pt" style:font-size-complex="14pt"/>
    </style:style>
    <style:style style:name="P3364" style:parent-style-name="Standard" style:family="paragraph">
      <style:text-properties fo:font-size="14pt" style:font-size-asian="14pt" style:font-size-complex="14pt"/>
    </style:style>
    <style:style style:name="P3365" style:parent-style-name="Standard" style:family="paragraph">
      <style:text-properties fo:font-size="14pt" style:font-size-asian="14pt" style:font-size-complex="14pt"/>
    </style:style>
    <style:style style:name="P3366" style:parent-style-name="Standard" style:family="paragraph">
      <style:text-properties fo:font-size="14pt" style:font-size-asian="14pt" style:font-size-complex="14pt"/>
    </style:style>
    <style:style style:name="P3367" style:parent-style-name="Standard" style:family="paragraph">
      <style:text-properties fo:font-size="14pt" style:font-size-asian="14pt" style:font-size-complex="14pt"/>
    </style:style>
    <style:style style:name="P3368" style:parent-style-name="Standard" style:family="paragraph">
      <style:text-properties fo:font-size="14pt" style:font-size-asian="14pt" style:font-size-complex="14pt"/>
    </style:style>
    <style:style style:name="P3369" style:parent-style-name="Standard" style:family="paragraph">
      <style:text-properties fo:font-size="14pt" style:font-size-asian="14pt" style:font-size-complex="14pt"/>
    </style:style>
    <style:style style:name="P3370" style:parent-style-name="Standard" style:family="paragraph">
      <style:text-properties fo:font-size="14pt" style:font-size-asian="14pt" style:font-size-complex="14pt"/>
    </style:style>
    <style:style style:name="P3371" style:parent-style-name="Standard" style:family="paragraph">
      <style:text-properties fo:font-size="14pt" style:font-size-asian="14pt" style:font-size-complex="14pt"/>
    </style:style>
    <style:style style:name="P3372" style:parent-style-name="Standard" style:family="paragraph">
      <style:text-properties fo:font-size="14pt" style:font-size-asian="14pt" style:font-size-complex="14pt"/>
    </style:style>
    <style:style style:name="P3373" style:parent-style-name="Standard" style:family="paragraph">
      <style:text-properties fo:font-size="14pt" style:font-size-asian="14pt" style:font-size-complex="14pt"/>
    </style:style>
    <style:style style:name="P3374" style:parent-style-name="Standard" style:family="paragraph">
      <style:text-properties fo:font-size="14pt" style:font-size-asian="14pt" style:font-size-complex="14pt"/>
    </style:style>
    <style:style style:name="T3375" style:parent-style-name="DefaultParagraphFont" style:family="text">
      <style:text-properties fo:font-size="16pt" style:font-size-asian="16pt" style:font-size-complex="16pt"/>
    </style:style>
    <style:style style:name="T3376" style:parent-style-name="DefaultParagraphFont" style:family="text">
      <style:text-properties fo:font-size="16pt" style:font-size-asian="16pt" style:font-size-complex="16pt"/>
    </style:style>
    <style:style style:name="T3377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P3378" style:parent-style-name="Standard" style:family="paragraph">
      <style:text-properties style:font-name-complex="Times New Roman" fo:font-weight="bold" style:font-weight-asian="bold" fo:font-size="16pt" style:font-size-asian="16pt" style:font-size-complex="16pt"/>
    </style:style>
    <style:style style:name="T3379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0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1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2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3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4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5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6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7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8" style:parent-style-name="DefaultParagraphFont" style:family="text">
      <style:text-properties style:font-name-complex="Times New Roman" fo:font-weight="bold" style:font-weight-asian="bold" fo:font-size="16pt" style:font-size-asian="16pt" style:font-size-complex="16pt"/>
    </style:style>
    <style:style style:name="T3389" style:parent-style-name="DefaultParagraphFont" style:family="text">
      <style:text-properties style:font-name-complex="Times New Roman" fo:font-size="16pt" style:font-size-asian="16pt" style:font-size-complex="16pt"/>
    </style:style>
    <style:style style:name="P3390" style:parent-style-name="Standard" style:family="paragraph">
      <style:text-properties style:font-name-complex="Times New Roman" fo:font-size="16pt" style:font-size-asian="16pt" style:font-size-complex="16pt"/>
    </style:style>
    <style:style style:name="P3391" style:parent-style-name="Standard" style:family="paragraph">
      <style:text-properties style:font-name-complex="Times New Roman" fo:font-size="16pt" style:font-size-asian="16pt" style:font-size-complex="16pt"/>
    </style:style>
    <style:style style:name="P339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9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9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9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9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9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9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39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0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1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2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3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4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5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6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7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8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49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0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1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2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3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7" style:parent-style-name="Normal" style:family="paragraph">
      <style:paragraph-properties style:vertical-align="auto" fo:margin-bottom="0.1666in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4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5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6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7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8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59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0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617" style:parent-style-name="Standard" style:family="paragraph">
      <style:text-properties style:font-name-complex="Times New Roman" fo:font-size="14pt" style:font-size-asian="14pt" style:font-size-complex="14pt"/>
    </style:style>
    <style:style style:name="P3618" style:parent-style-name="Standard" style:family="paragraph">
      <style:text-properties style:font-name-complex="Times New Roman" fo:font-size="16pt" style:font-size-asian="16pt" style:font-size-complex="16pt"/>
    </style:style>
    <style:style style:name="P3619" style:parent-style-name="Standard" style:family="paragraph">
      <style:text-properties style:font-name-complex="Times New Roman" fo:font-size="14pt" style:font-size-asian="14pt" style:font-size-complex="14pt"/>
    </style:style>
    <style:style style:name="P3620" style:parent-style-name="Standard" style:family="paragraph">
      <style:text-properties fo:font-size="14pt" style:font-size-asian="14pt" style:font-size-complex="14pt"/>
    </style:style>
    <style:style style:name="P3621" style:parent-style-name="Standard" style:family="paragraph">
      <style:text-properties fo:font-size="14pt" style:font-size-asian="14pt" style:font-size-complex="14pt"/>
    </style:style>
    <style:style style:name="P3622" style:parent-style-name="Standard" style:family="paragraph">
      <style:text-properties fo:font-size="14pt" style:font-size-asian="14pt" style:font-size-complex="14pt"/>
    </style:style>
    <style:style style:name="P3623" style:parent-style-name="Standard" style:family="paragraph">
      <style:text-properties fo:font-size="14pt" style:font-size-asian="14pt" style:font-size-complex="14pt"/>
    </style:style>
    <style:style style:name="P3624" style:parent-style-name="Standard" style:family="paragraph">
      <style:text-properties fo:font-size="14pt" style:font-size-asian="14pt" style:font-size-complex="14pt"/>
    </style:style>
    <style:style style:name="P3625" style:parent-style-name="Standard" style:family="paragraph">
      <style:text-properties fo:font-size="14pt" style:font-size-asian="14pt" style:font-size-complex="14pt"/>
    </style:style>
    <style:style style:name="P3626" style:parent-style-name="Standard" style:family="paragraph">
      <style:text-properties fo:font-size="14pt" style:font-size-asian="14pt" style:font-size-complex="14pt"/>
    </style:style>
    <style:style style:name="P3627" style:parent-style-name="Standard" style:family="paragraph">
      <style:text-properties fo:font-size="14pt" style:font-size-asian="14pt" style:font-size-complex="14pt"/>
    </style:style>
    <style:style style:name="P3628" style:parent-style-name="Standard" style:family="paragraph">
      <style:text-properties fo:font-size="14pt" style:font-size-asian="14pt" style:font-size-complex="14pt"/>
    </style:style>
    <style:style style:name="P3629" style:parent-style-name="Standard" style:family="paragraph">
      <style:text-properties fo:font-size="14pt" style:font-size-asian="14pt" style:font-size-complex="14pt"/>
    </style:style>
    <style:style style:name="P3630" style:parent-style-name="Standard" style:family="paragraph">
      <style:text-properties fo:font-size="14pt" style:font-size-asian="14pt" style:font-size-complex="14pt"/>
    </style:style>
    <style:style style:name="P3631" style:parent-style-name="Standard" style:family="paragraph">
      <style:text-properties fo:font-size="14pt" style:font-size-asian="14pt" style:font-size-complex="14pt"/>
    </style:style>
    <style:style style:name="P3632" style:parent-style-name="Standard" style:family="paragraph">
      <style:text-properties fo:font-size="14pt" style:font-size-asian="14pt" style:font-size-complex="14pt"/>
    </style:style>
    <style:style style:name="P3633" style:parent-style-name="Standard" style:family="paragraph">
      <style:text-properties fo:font-size="14pt" style:font-size-asian="14pt" style:font-size-complex="14pt"/>
    </style:style>
    <style:style style:name="P3634" style:parent-style-name="Standard" style:family="paragraph">
      <style:text-properties fo:font-size="14pt" style:font-size-asian="14pt" style:font-size-complex="14pt"/>
    </style:style>
    <style:style style:name="P3635" style:parent-style-name="Standard" style:family="paragraph">
      <style:text-properties fo:font-size="14pt" style:font-size-asian="14pt" style:font-size-complex="14pt"/>
    </style:style>
    <style:style style:name="P3636" style:parent-style-name="Standard" style:family="paragraph">
      <style:text-properties fo:font-size="14pt" style:font-size-asian="14pt" style:font-size-complex="14pt"/>
    </style:style>
    <style:style style:name="P3637" style:parent-style-name="Standard" style:family="paragraph">
      <style:text-properties fo:font-size="14pt" style:font-size-asian="14pt" style:font-size-complex="14pt"/>
    </style:style>
    <style:style style:name="P3638" style:parent-style-name="Standard" style:family="paragraph">
      <style:text-properties fo:font-size="14pt" style:font-size-asian="14pt" style:font-size-complex="14pt"/>
    </style:style>
    <style:style style:name="P3639" style:parent-style-name="Standard" style:family="paragraph">
      <style:text-properties fo:font-size="14pt" style:font-size-asian="14pt" style:font-size-complex="14pt"/>
    </style:style>
    <style:style style:name="P3640" style:parent-style-name="Standard" style:family="paragraph">
      <style:text-properties fo:font-size="14pt" style:font-size-asian="14pt" style:font-size-complex="14pt"/>
    </style:style>
    <style:style style:name="P3641" style:parent-style-name="Standard" style:family="paragraph">
      <style:text-properties fo:font-size="14pt" style:font-size-asian="14pt" style:font-size-complex="14pt"/>
    </style:style>
    <style:style style:name="P3642" style:parent-style-name="Standard" style:family="paragraph">
      <style:text-properties fo:font-size="14pt" style:font-size-asian="14pt" style:font-size-complex="14pt"/>
    </style:style>
    <style:style style:name="P3643" style:parent-style-name="Standard" style:family="paragraph">
      <style:text-properties fo:font-size="14pt" style:font-size-asian="14pt" style:font-size-complex="14pt"/>
    </style:style>
    <style:style style:name="P3644" style:parent-style-name="Standard" style:family="paragraph">
      <style:text-properties fo:font-size="14pt" style:font-size-asian="14pt" style:font-size-complex="14pt"/>
    </style:style>
    <style:style style:name="P3645" style:parent-style-name="Standard" style:family="paragraph">
      <style:text-properties fo:font-size="14pt" style:font-size-asian="14pt" style:font-size-complex="14pt"/>
    </style:style>
    <style:style style:name="P3646" style:parent-style-name="Standard" style:family="paragraph">
      <style:text-properties fo:font-size="14pt" style:font-size-asian="14pt" style:font-size-complex="14pt"/>
    </style:style>
    <style:style style:name="P3647" style:parent-style-name="Standard" style:family="paragraph">
      <style:text-properties fo:font-size="14pt" style:font-size-asian="14pt" style:font-size-complex="14pt"/>
    </style:style>
    <style:style style:name="P3648" style:parent-style-name="Standard" style:family="paragraph">
      <style:text-properties fo:font-size="14pt" style:font-size-asian="14pt" style:font-size-complex="14pt"/>
    </style:style>
    <style:style style:name="P3649" style:parent-style-name="Standard" style:family="paragraph">
      <style:text-properties fo:font-size="14pt" style:font-size-asian="14pt" style:font-size-complex="14pt"/>
    </style:style>
    <style:style style:name="P3650" style:parent-style-name="Standard" style:family="paragraph">
      <style:text-properties fo:font-size="14pt" style:font-size-asian="14pt" style:font-size-complex="14pt"/>
    </style:style>
    <style:style style:name="P3651" style:parent-style-name="Standard" style:family="paragraph">
      <style:text-properties fo:font-size="14pt" style:font-size-asian="14pt" style:font-size-complex="14pt"/>
    </style:style>
    <style:style style:name="P3652" style:parent-style-name="Standard" style:family="paragraph">
      <style:text-properties fo:font-size="14pt" style:font-size-asian="14pt" style:font-size-complex="14pt"/>
    </style:style>
    <style:style style:name="P3653" style:parent-style-name="Standard" style:family="paragraph">
      <style:text-properties fo:font-size="14pt" style:font-size-asian="14pt" style:font-size-complex="14pt"/>
    </style:style>
    <style:style style:name="P3654" style:parent-style-name="Standard" style:family="paragraph">
      <style:text-properties fo:font-size="14pt" style:font-size-asian="14pt" style:font-size-complex="14pt"/>
    </style:style>
    <style:style style:name="P3655" style:parent-style-name="Standard" style:family="paragraph">
      <style:text-properties fo:font-size="14pt" style:font-size-asian="14pt" style:font-size-complex="14pt"/>
    </style:style>
    <style:style style:name="P3656" style:parent-style-name="Standard" style:family="paragraph">
      <style:text-properties fo:font-size="14pt" style:font-size-asian="14pt" style:font-size-complex="14pt"/>
    </style:style>
    <style:style style:name="P3657" style:parent-style-name="Standard" style:family="paragraph">
      <style:text-properties fo:font-size="14pt" style:font-size-asian="14pt" style:font-size-complex="14pt"/>
    </style:style>
    <style:style style:name="P3658" style:parent-style-name="Standard" style:family="paragraph">
      <style:text-properties fo:font-size="14pt" style:font-size-asian="14pt" style:font-size-complex="14pt"/>
    </style:style>
    <style:style style:name="P3659" style:parent-style-name="Standard" style:family="paragraph">
      <style:text-properties fo:font-size="14pt" style:font-size-asian="14pt" style:font-size-complex="14pt"/>
    </style:style>
    <style:style style:name="P3660" style:parent-style-name="Standard" style:family="paragraph">
      <style:text-properties fo:font-size="14pt" style:font-size-asian="14pt" style:font-size-complex="14pt"/>
    </style:style>
    <style:style style:name="P3661" style:parent-style-name="Standard" style:family="paragraph">
      <style:text-properties fo:font-size="14pt" style:font-size-asian="14pt" style:font-size-complex="14pt"/>
    </style:style>
    <style:style style:name="P3662" style:parent-style-name="Standard" style:family="paragraph">
      <style:text-properties fo:font-size="14pt" style:font-size-asian="14pt" style:font-size-complex="14pt"/>
    </style:style>
    <style:style style:name="P3663" style:parent-style-name="Standard" style:family="paragraph">
      <style:text-properties fo:font-size="14pt" style:font-size-asian="14pt" style:font-size-complex="14pt"/>
    </style:style>
    <style:style style:name="P3664" style:parent-style-name="Standard" style:family="paragraph">
      <style:text-properties fo:font-size="14pt" style:font-size-asian="14pt" style:font-size-complex="14pt"/>
    </style:style>
    <style:style style:name="P3665" style:parent-style-name="Standard" style:family="paragraph">
      <style:text-properties fo:font-size="14pt" style:font-size-asian="14pt" style:font-size-complex="14pt"/>
    </style:style>
    <style:style style:name="P3666" style:parent-style-name="Standard" style:family="paragraph">
      <style:text-properties fo:font-size="14pt" style:font-size-asian="14pt" style:font-size-complex="14pt"/>
    </style:style>
    <style:style style:name="P3667" style:parent-style-name="Standard" style:family="paragraph">
      <style:text-properties fo:font-size="14pt" style:font-size-asian="14pt" style:font-size-complex="14pt"/>
    </style:style>
    <style:style style:name="P3668" style:parent-style-name="Standard" style:family="paragraph">
      <style:text-properties fo:font-size="14pt" style:font-size-asian="14pt" style:font-size-complex="14pt"/>
    </style:style>
    <style:style style:name="P3669" style:parent-style-name="Standard" style:family="paragraph">
      <style:text-properties fo:font-size="14pt" style:font-size-asian="14pt" style:font-size-complex="14pt"/>
    </style:style>
    <style:style style:name="P3670" style:parent-style-name="Standard" style:family="paragraph">
      <style:text-properties fo:font-size="14pt" style:font-size-asian="14pt" style:font-size-complex="14pt"/>
    </style:style>
    <style:style style:name="P3671" style:parent-style-name="Standard" style:family="paragraph">
      <style:text-properties fo:font-size="14pt" style:font-size-asian="14pt" style:font-size-complex="14pt"/>
    </style:style>
    <style:style style:name="P3672" style:parent-style-name="Standard" style:family="paragraph">
      <style:text-properties fo:font-size="14pt" style:font-size-asian="14pt" style:font-size-complex="14pt"/>
    </style:style>
    <style:style style:name="P3673" style:parent-style-name="Standard" style:family="paragraph">
      <style:text-properties fo:font-size="14pt" style:font-size-asian="14pt" style:font-size-complex="14pt"/>
    </style:style>
    <style:style style:name="P3674" style:parent-style-name="Standard" style:family="paragraph">
      <style:text-properties fo:font-size="14pt" style:font-size-asian="14pt" style:font-size-complex="14pt"/>
    </style:style>
    <style:style style:name="P3675" style:parent-style-name="Standard" style:family="paragraph">
      <style:text-properties fo:font-size="14pt" style:font-size-asian="14pt" style:font-size-complex="14pt"/>
    </style:style>
    <style:style style:name="P3676" style:parent-style-name="Standard" style:family="paragraph">
      <style:text-properties fo:font-size="14pt" style:font-size-asian="14pt" style:font-size-complex="14pt"/>
    </style:style>
    <style:style style:name="P3677" style:parent-style-name="Standard" style:family="paragraph">
      <style:text-properties fo:font-size="14pt" style:font-size-asian="14pt" style:font-size-complex="14pt"/>
    </style:style>
    <style:style style:name="P3678" style:parent-style-name="Standard" style:family="paragraph">
      <style:text-properties fo:font-size="14pt" style:font-size-asian="14pt" style:font-size-complex="14pt"/>
    </style:style>
    <style:style style:name="P3679" style:parent-style-name="Standard" style:family="paragraph">
      <style:text-properties fo:font-size="14pt" style:font-size-asian="14pt" style:font-size-complex="14pt"/>
    </style:style>
    <style:style style:name="P3680" style:parent-style-name="Standard" style:family="paragraph">
      <style:text-properties fo:font-size="14pt" style:font-size-asian="14pt" style:font-size-complex="14pt"/>
    </style:style>
    <style:style style:name="P3681" style:parent-style-name="Standard" style:family="paragraph">
      <style:text-properties fo:font-size="14pt" style:font-size-asian="14pt" style:font-size-complex="14pt"/>
    </style:style>
    <style:style style:name="P3682" style:parent-style-name="Standard" style:family="paragraph">
      <style:text-properties fo:font-size="14pt" style:font-size-asian="14pt" style:font-size-complex="14pt"/>
    </style:style>
    <style:style style:name="P3683" style:parent-style-name="Standard" style:family="paragraph">
      <style:text-properties fo:font-size="14pt" style:font-size-asian="14pt" style:font-size-complex="14pt"/>
    </style:style>
    <style:style style:name="P3684" style:parent-style-name="Standard" style:family="paragraph">
      <style:text-properties fo:font-size="14pt" style:font-size-asian="14pt" style:font-size-complex="14pt"/>
    </style:style>
    <style:style style:name="P3685" style:parent-style-name="Standard" style:family="paragraph">
      <style:text-properties fo:font-size="14pt" style:font-size-asian="14pt" style:font-size-complex="14pt"/>
    </style:style>
    <style:style style:name="P3686" style:parent-style-name="Standard" style:family="paragraph">
      <style:text-properties fo:font-size="14pt" style:font-size-asian="14pt" style:font-size-complex="14pt"/>
    </style:style>
    <style:style style:name="P3687" style:parent-style-name="Standard" style:family="paragraph">
      <style:text-properties fo:font-size="14pt" style:font-size-asian="14pt" style:font-size-complex="14pt"/>
    </style:style>
    <style:style style:name="P3688" style:parent-style-name="Standard" style:family="paragraph">
      <style:text-properties fo:font-size="14pt" style:font-size-asian="14pt" style:font-size-complex="14pt"/>
    </style:style>
    <style:style style:name="P3689" style:parent-style-name="Standard" style:family="paragraph">
      <style:text-properties fo:font-size="14pt" style:font-size-asian="14pt" style:font-size-complex="14pt"/>
    </style:style>
    <style:style style:name="P3690" style:parent-style-name="Standard" style:family="paragraph">
      <style:text-properties fo:font-size="14pt" style:font-size-asian="14pt" style:font-size-complex="14pt"/>
    </style:style>
    <style:style style:name="P3691" style:parent-style-name="Standard" style:family="paragraph">
      <style:text-properties fo:font-size="14pt" style:font-size-asian="14pt" style:font-size-complex="14pt"/>
    </style:style>
    <style:style style:name="P3692" style:parent-style-name="Standard" style:family="paragraph">
      <style:text-properties fo:font-size="14pt" style:font-size-asian="14pt" style:font-size-complex="14pt"/>
    </style:style>
    <style:style style:name="P3693" style:parent-style-name="Standard" style:family="paragraph">
      <style:text-properties fo:font-size="14pt" style:font-size-asian="14pt" style:font-size-complex="14pt"/>
    </style:style>
    <style:style style:name="P3694" style:parent-style-name="Standard" style:family="paragraph">
      <style:text-properties fo:font-size="14pt" style:font-size-asian="14pt" style:font-size-complex="14pt"/>
    </style:style>
    <style:style style:name="P3695" style:parent-style-name="Standard" style:family="paragraph">
      <style:text-properties fo:font-size="14pt" style:font-size-asian="14pt" style:font-size-complex="14pt"/>
    </style:style>
    <style:style style:name="P3696" style:parent-style-name="Standard" style:family="paragraph">
      <style:text-properties fo:font-size="14pt" style:font-size-asian="14pt" style:font-size-complex="14pt"/>
    </style:style>
    <style:style style:name="P3697" style:parent-style-name="Standard" style:family="paragraph">
      <style:text-properties fo:font-size="14pt" style:font-size-asian="14pt" style:font-size-complex="14pt"/>
    </style:style>
    <style:style style:name="P3698" style:parent-style-name="Standard" style:family="paragraph">
      <style:text-properties fo:font-size="14pt" style:font-size-asian="14pt" style:font-size-complex="14pt"/>
    </style:style>
    <style:style style:name="P3699" style:parent-style-name="Standard" style:family="paragraph">
      <style:text-properties fo:font-size="14pt" style:font-size-asian="14pt" style:font-size-complex="14pt"/>
    </style:style>
    <style:style style:name="P3700" style:parent-style-name="Standard" style:family="paragraph">
      <style:text-properties fo:font-size="14pt" style:font-size-asian="14pt" style:font-size-complex="14pt"/>
    </style:style>
    <style:style style:name="P3701" style:parent-style-name="Standard" style:family="paragraph">
      <style:text-properties fo:font-size="14pt" style:font-size-asian="14pt" style:font-size-complex="14pt"/>
    </style:style>
    <style:style style:name="P3702" style:parent-style-name="Standard" style:family="paragraph">
      <style:text-properties fo:font-size="14pt" style:font-size-asian="14pt" style:font-size-complex="14pt"/>
    </style:style>
    <style:style style:name="P3703" style:parent-style-name="Standard" style:family="paragraph">
      <style:text-properties fo:font-size="14pt" style:font-size-asian="14pt" style:font-size-complex="14pt"/>
    </style:style>
    <style:style style:name="P3704" style:parent-style-name="Standard" style:family="paragraph">
      <style:text-properties fo:font-size="14pt" style:font-size-asian="14pt" style:font-size-complex="14pt"/>
    </style:style>
    <style:style style:name="P3705" style:parent-style-name="Standard" style:family="paragraph">
      <style:text-properties fo:font-size="14pt" style:font-size-asian="14pt" style:font-size-complex="14pt"/>
    </style:style>
    <style:style style:name="P3706" style:parent-style-name="Standard" style:family="paragraph">
      <style:text-properties fo:font-size="14pt" style:font-size-asian="14pt" style:font-size-complex="14pt"/>
    </style:style>
    <style:style style:name="P3707" style:parent-style-name="Standard" style:family="paragraph">
      <style:text-properties fo:font-size="14pt" style:font-size-asian="14pt" style:font-size-complex="14pt"/>
    </style:style>
    <style:style style:name="P3708" style:parent-style-name="Standard" style:family="paragraph">
      <style:text-properties fo:font-size="14pt" style:font-size-asian="14pt" style:font-size-complex="14pt"/>
    </style:style>
    <style:style style:name="P3709" style:parent-style-name="Standard" style:family="paragraph">
      <style:text-properties fo:font-size="14pt" style:font-size-asian="14pt" style:font-size-complex="14pt"/>
    </style:style>
    <style:style style:name="P3710" style:parent-style-name="Standard" style:family="paragraph">
      <style:text-properties fo:font-size="14pt" style:font-size-asian="14pt" style:font-size-complex="14pt"/>
    </style:style>
    <style:style style:name="P3711" style:parent-style-name="Standard" style:family="paragraph">
      <style:text-properties fo:font-size="14pt" style:font-size-asian="14pt" style:font-size-complex="14pt"/>
    </style:style>
    <style:style style:name="P3712" style:parent-style-name="Standard" style:family="paragraph">
      <style:text-properties fo:font-size="14pt" style:font-size-asian="14pt" style:font-size-complex="14pt"/>
    </style:style>
    <style:style style:name="P3713" style:parent-style-name="Standard" style:family="paragraph">
      <style:text-properties fo:font-size="14pt" style:font-size-asian="14pt" style:font-size-complex="14pt"/>
    </style:style>
    <style:style style:name="P3714" style:parent-style-name="Standard" style:family="paragraph">
      <style:text-properties fo:font-size="14pt" style:font-size-asian="14pt" style:font-size-complex="14pt"/>
    </style:style>
    <style:style style:name="P3715" style:parent-style-name="Standard" style:family="paragraph">
      <style:text-properties fo:font-size="14pt" style:font-size-asian="14pt" style:font-size-complex="14pt"/>
    </style:style>
    <style:style style:name="P3716" style:parent-style-name="Standard" style:family="paragraph">
      <style:text-properties fo:font-size="14pt" style:font-size-asian="14pt" style:font-size-complex="14pt"/>
    </style:style>
    <style:style style:name="P3717" style:parent-style-name="Standard" style:family="paragraph">
      <style:text-properties fo:font-size="14pt" style:font-size-asian="14pt" style:font-size-complex="14pt"/>
    </style:style>
    <style:style style:name="P3718" style:parent-style-name="Standard" style:family="paragraph">
      <style:text-properties fo:font-size="14pt" style:font-size-asian="14pt" style:font-size-complex="14pt"/>
    </style:style>
    <style:style style:name="P3719" style:parent-style-name="Standard" style:family="paragraph">
      <style:text-properties fo:font-size="14pt" style:font-size-asian="14pt" style:font-size-complex="14pt"/>
    </style:style>
    <style:style style:name="P3720" style:parent-style-name="Standard" style:family="paragraph">
      <style:text-properties fo:font-size="14pt" style:font-size-asian="14pt" style:font-size-complex="14pt"/>
    </style:style>
    <style:style style:name="P3721" style:parent-style-name="Standard" style:family="paragraph">
      <style:text-properties fo:font-size="14pt" style:font-size-asian="14pt" style:font-size-complex="14pt"/>
    </style:style>
    <style:style style:name="P3722" style:parent-style-name="Standard" style:family="paragraph">
      <style:text-properties fo:font-size="14pt" style:font-size-asian="14pt" style:font-size-complex="14pt"/>
    </style:style>
    <style:style style:name="P3723" style:parent-style-name="Standard" style:family="paragraph">
      <style:text-properties fo:font-size="14pt" style:font-size-asian="14pt" style:font-size-complex="14pt"/>
    </style:style>
    <style:style style:name="P3724" style:parent-style-name="Standard" style:family="paragraph">
      <style:text-properties fo:font-size="14pt" style:font-size-asian="14pt" style:font-size-complex="14pt"/>
    </style:style>
    <style:style style:name="P3725" style:parent-style-name="Standard" style:family="paragraph">
      <style:text-properties fo:font-size="14pt" style:font-size-asian="14pt" style:font-size-complex="14pt"/>
    </style:style>
    <style:style style:name="P3726" style:parent-style-name="Standard" style:family="paragraph">
      <style:text-properties fo:font-size="14pt" style:font-size-asian="14pt" style:font-size-complex="14pt"/>
    </style:style>
    <style:style style:name="P3727" style:parent-style-name="Standard" style:family="paragraph">
      <style:text-properties fo:font-size="14pt" style:font-size-asian="14pt" style:font-size-complex="14pt"/>
    </style:style>
    <style:style style:name="P3728" style:parent-style-name="Standard" style:family="paragraph">
      <style:text-properties fo:font-size="14pt" style:font-size-asian="14pt" style:font-size-complex="14pt"/>
    </style:style>
    <style:style style:name="P3729" style:parent-style-name="Standard" style:family="paragraph">
      <style:text-properties fo:font-size="14pt" style:font-size-asian="14pt" style:font-size-complex="14pt"/>
    </style:style>
    <style:style style:name="P3730" style:parent-style-name="Standard" style:family="paragraph">
      <style:text-properties fo:font-size="14pt" style:font-size-asian="14pt" style:font-size-complex="14pt"/>
    </style:style>
    <style:style style:name="P3731" style:parent-style-name="Standard" style:family="paragraph">
      <style:text-properties fo:font-size="14pt" style:font-size-asian="14pt" style:font-size-complex="14pt"/>
    </style:style>
    <style:style style:name="P3732" style:parent-style-name="Standard" style:family="paragraph">
      <style:text-properties fo:font-size="14pt" style:font-size-asian="14pt" style:font-size-complex="14pt"/>
    </style:style>
    <style:style style:name="P3733" style:parent-style-name="Standard" style:family="paragraph">
      <style:text-properties fo:font-size="14pt" style:font-size-asian="14pt" style:font-size-complex="14pt"/>
    </style:style>
    <style:style style:name="P3734" style:parent-style-name="Standard" style:family="paragraph">
      <style:text-properties fo:font-size="14pt" style:font-size-asian="14pt" style:font-size-complex="14pt"/>
    </style:style>
    <style:style style:name="P3735" style:parent-style-name="Standard" style:family="paragraph">
      <style:text-properties fo:font-size="14pt" style:font-size-asian="14pt" style:font-size-complex="14pt"/>
    </style:style>
    <style:style style:name="P3736" style:parent-style-name="Standard" style:family="paragraph">
      <style:text-properties fo:font-size="14pt" style:font-size-asian="14pt" style:font-size-complex="14pt"/>
    </style:style>
    <style:style style:name="P3737" style:parent-style-name="Standard" style:family="paragraph">
      <style:text-properties fo:font-size="14pt" style:font-size-asian="14pt" style:font-size-complex="14pt"/>
    </style:style>
    <style:style style:name="P3738" style:parent-style-name="Standard" style:family="paragraph">
      <style:text-properties fo:font-size="14pt" style:font-size-asian="14pt" style:font-size-complex="14pt"/>
    </style:style>
    <style:style style:name="P3739" style:parent-style-name="Standard" style:family="paragraph">
      <style:text-properties fo:font-size="14pt" style:font-size-asian="14pt" style:font-size-complex="14pt"/>
    </style:style>
    <style:style style:name="P3740" style:parent-style-name="Standard" style:family="paragraph">
      <style:text-properties fo:font-size="14pt" style:font-size-asian="14pt" style:font-size-complex="14pt"/>
    </style:style>
    <style:style style:name="P3741" style:parent-style-name="Standard" style:family="paragraph">
      <style:text-properties fo:font-size="14pt" style:font-size-asian="14pt" style:font-size-complex="14pt"/>
    </style:style>
    <style:style style:name="P3742" style:parent-style-name="Standard" style:family="paragraph">
      <style:text-properties fo:font-size="14pt" style:font-size-asian="14pt" style:font-size-complex="14pt"/>
    </style:style>
    <style:style style:name="P3743" style:parent-style-name="Standard" style:family="paragraph">
      <style:text-properties fo:font-size="14pt" style:font-size-asian="14pt" style:font-size-complex="14pt"/>
    </style:style>
    <style:style style:name="P3744" style:parent-style-name="Standard" style:family="paragraph">
      <style:text-properties fo:font-size="14pt" style:font-size-asian="14pt" style:font-size-complex="14pt"/>
    </style:style>
    <style:style style:name="P3745" style:parent-style-name="Standard" style:family="paragraph">
      <style:text-properties fo:font-size="14pt" style:font-size-asian="14pt" style:font-size-complex="14pt"/>
    </style:style>
    <style:style style:name="P3746" style:parent-style-name="Standard" style:family="paragraph">
      <style:text-properties fo:font-size="14pt" style:font-size-asian="14pt" style:font-size-complex="14pt"/>
    </style:style>
    <style:style style:name="P3747" style:parent-style-name="Standard" style:family="paragraph">
      <style:text-properties fo:font-size="14pt" style:font-size-asian="14pt" style:font-size-complex="14pt"/>
    </style:style>
    <style:style style:name="P3748" style:parent-style-name="Standard" style:family="paragraph">
      <style:text-properties fo:font-size="14pt" style:font-size-asian="14pt" style:font-size-complex="14pt"/>
    </style:style>
    <style:style style:name="P3749" style:parent-style-name="Standard" style:family="paragraph">
      <style:text-properties fo:font-size="14pt" style:font-size-asian="14pt" style:font-size-complex="14pt"/>
    </style:style>
    <style:style style:name="P3750" style:parent-style-name="Standard" style:family="paragraph">
      <style:text-properties fo:font-size="14pt" style:font-size-asian="14pt" style:font-size-complex="14pt"/>
    </style:style>
    <style:style style:name="P3751" style:parent-style-name="Standard" style:family="paragraph">
      <style:text-properties fo:font-size="14pt" style:font-size-asian="14pt" style:font-size-complex="14pt"/>
    </style:style>
    <style:style style:name="P3752" style:parent-style-name="Standard" style:family="paragraph">
      <style:text-properties fo:font-weight="bold" style:font-weight-asian="bold" fo:font-size="16pt" style:font-size-asian="16pt" style:font-size-complex="16pt"/>
    </style:style>
    <style:style style:name="P3753" style:parent-style-name="Standard" style:family="paragraph">
      <style:text-properties fo:font-weight="bold" style:font-weight-asian="bold" fo:font-size="16pt" style:font-size-asian="16pt" style:font-size-complex="16pt"/>
    </style:style>
    <style:style style:name="T375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5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56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5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58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5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6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6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762" style:parent-style-name="DefaultParagraphFont" style:family="text">
      <style:text-properties fo:font-size="16pt" style:font-size-asian="16pt" style:font-size-complex="16pt"/>
    </style:style>
    <style:style style:name="P3763" style:parent-style-name="Standard" style:family="paragraph">
      <style:text-properties fo:font-size="16pt" style:font-size-asian="16pt" style:font-size-complex="16pt"/>
    </style:style>
    <style:style style:name="P3764" style:parent-style-name="Standard" style:family="paragraph">
      <style:text-properties fo:font-size="16pt" style:font-size-asian="16pt" style:font-size-complex="16pt"/>
    </style:style>
    <style:style style:name="P376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6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6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6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6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7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8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79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0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1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2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3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6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7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8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49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50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51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52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53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54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55" style:parent-style-name="Normal" style:family="paragraph">
      <style:paragraph-properties style:vertical-align="auto" style:line-height-at-least="0.1979in" fo:background-color="#FFFFFF"/>
      <style:text-properties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856" style:parent-style-name="Standard" style:family="paragraph">
      <style:text-properties fo:font-size="16pt" style:font-size-asian="16pt" style:font-size-complex="16pt"/>
    </style:style>
    <style:style style:name="P3857" style:parent-style-name="Standard" style:family="paragraph">
      <style:text-properties fo:font-size="16pt" style:font-size-asian="16pt" style:font-size-complex="16pt"/>
    </style:style>
    <style:style style:name="P3858" style:parent-style-name="Standard" style:family="paragraph">
      <style:text-properties fo:font-size="16pt" style:font-size-asian="16pt" style:font-size-complex="16pt"/>
    </style:style>
    <style:style style:name="P3859" style:parent-style-name="Standard" style:family="paragraph">
      <style:text-properties fo:font-size="14pt" style:font-size-asian="14pt" style:font-size-complex="14pt"/>
    </style:style>
    <style:style style:name="P3860" style:parent-style-name="Standard" style:family="paragraph">
      <style:text-properties fo:font-size="14pt" style:font-size-asian="14pt" style:font-size-complex="14pt"/>
    </style:style>
    <style:style style:name="P3861" style:parent-style-name="Standard" style:family="paragraph">
      <style:text-properties fo:font-size="14pt" style:font-size-asian="14pt" style:font-size-complex="14pt"/>
    </style:style>
    <style:style style:name="P3862" style:parent-style-name="Standard" style:family="paragraph">
      <style:text-properties fo:font-size="14pt" style:font-size-asian="14pt" style:font-size-complex="14pt"/>
    </style:style>
    <style:style style:name="P3863" style:parent-style-name="Standard" style:family="paragraph">
      <style:text-properties fo:font-size="14pt" style:font-size-asian="14pt" style:font-size-complex="14pt"/>
    </style:style>
    <style:style style:name="P3864" style:parent-style-name="Standard" style:family="paragraph">
      <style:text-properties fo:font-size="14pt" style:font-size-asian="14pt" style:font-size-complex="14pt"/>
    </style:style>
    <style:style style:name="P3865" style:parent-style-name="Standard" style:family="paragraph">
      <style:text-properties fo:font-size="14pt" style:font-size-asian="14pt" style:font-size-complex="14pt"/>
    </style:style>
    <style:style style:name="P3866" style:parent-style-name="Standard" style:family="paragraph">
      <style:text-properties fo:font-size="16pt" style:font-size-asian="16pt" style:font-size-complex="16pt"/>
    </style:style>
    <style:style style:name="P3867" style:parent-style-name="Standard" style:family="paragraph">
      <style:text-properties style:font-name-complex="Times New Roman" fo:font-size="14pt" style:font-size-asian="14pt" style:font-size-complex="14pt"/>
    </style:style>
    <style:style style:name="P3868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<text:s text:c="51"/><text:span text:style-name="T2">BUBBLE SORT</text:span>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text:s text:c="8"/>//APARNA SUNIL</text:span></text:p>
      <text:p text:style-name="Standard"><text:span text:style-name="T12"><text:s text:c="91"/>/</text:span><text:span text:style-name="T13">/B21CSB14</text:span></text:p>
      <text:p text:style-name="P14">PROGRAM CODE:</text:p>
      <text:p text:style-name="P15"/>
      <text:p text:style-name="P16">#include&lt;stdio.h&gt;</text:p>
      <text:p text:style-name="P17">void main()</text:p>
      <text:p text:style-name="P18">{</text:p>
      <text:p text:style-name="P19"><text:tab/>int a[50];</text:p>
      <text:p text:style-name="P20"><text:tab/>int i,j,n,temp=0,counte,countc;</text:p>
      <text:p text:style-name="P21"><text:tab/>printf("Enter limit: ");</text:p>
      <text:p text:style-name="P22"><text:tab/>scanf("%d",&amp;n);</text:p>
      <text:p text:style-name="P23"><text:tab/>printf("Enter elements:\n");</text:p>
      <text:p text:style-name="P24"><text:tab/></text:p>
      <text:p text:style-name="P25"><text:tab/>for(i=0;i&lt;n;i++)</text:p>
      <text:p text:style-name="P26"><text:tab/><text:s/>scanf("%d",&amp;a[i]);</text:p>
      <text:p text:style-name="P27"><text:tab/></text:p>
      <text:p text:style-name="P28"><text:tab/>for(i=0;i&lt;n-1;i++)</text:p>
      <text:p text:style-name="P29"><text:tab/>{</text:p>
      <text:p text:style-name="P30"><text:tab/><text:s text:c="2"/>for(j=0;j&lt;n-i-1;j++)</text:p>
      <text:p text:style-name="P31"><text:tab/><text:s text:c="2"/>{</text:p>
      <text:p text:style-name="P32"><text:tab/><text:s text:c="4"/>if(a[j]&gt;a[j+1])</text:p>
      <text:p text:style-name="P33"><text:tab/><text:s text:c="5"/>{</text:p>
      <text:p text:style-name="P34"><text:tab/><text:s text:c="7"/>temp=a[j];</text:p>
      <text:p text:style-name="P35"><text:tab/><text:s text:c="7"/>a[j]=a[j+1];</text:p>
      <text:p text:style-name="P36"><text:tab/><text:s text:c="7"/>a[j+1]=temp;</text:p>
      <text:p text:style-name="P37"><text:tab/><text:s text:c="7"/>counte++;</text:p>
      <text:p text:style-name="P38"><text:tab/><text:s text:c="6"/>}</text:p>
      <text:p text:style-name="P39"><text:tab/><text:s text:c="6"/>countc++;</text:p>
      <text:p text:style-name="P40"><text:tab/><text:s text:c="4"/>}</text:p>
      <text:p text:style-name="P41"><text:tab/><text:s text:c="2"/>}</text:p>
      <text:p text:style-name="P42"><text:tab/><text:s text:c="2"/>printf("sorted list:\n");</text:p>
      <text:p text:style-name="P43"><text:tab/><text:s text:c="3"/>for(i=0;i&lt;n;i++)</text:p>
      <text:p text:style-name="P44"><text:tab/><text:s text:c="2"/></text:p>
      <text:p text:style-name="P45"><text:tab/><text:s text:c="4"/>printf("%d\n",a[i]);</text:p>
      <text:p text:style-name="P46"><text:tab/><text:s text:c="4"/>printf("no.of exchanges:%d\n",counte);</text:p>
      <text:p text:style-name="P47"><text:tab/><text:s text:c="4"/>printf("no.of comparisons:%d\n",countc);</text:p>
      <text:p text:style-name="P48"/>
      <text:p text:style-name="P49">}</text:p>
      <text:p text:style-name="P50"/>
      <text:p text:style-name="P51"/>
      <text:p text:style-name="P52"/>
      <text:p text:style-name="P53"/>
      <text:p text:style-name="P54"/>
      <text:p text:style-name="P55"/>
      <text:p text:style-name="P56">OUTPUT:</text:p>
      <text:p text:style-name="P57"/>
      <text:p text:style-name="P58">Enter limit: 5</text:p>
      <text:p text:style-name="P59">Enter elements:</text:p>
      <text:p text:style-name="P60">22</text:p>
      <text:p text:style-name="P61">1</text:p>
      <text:p text:style-name="P62">521</text:p>
      <text:p text:style-name="P63">4</text:p>
      <text:p text:style-name="P64">75</text:p>
      <text:p text:style-name="P65">sorted list:</text:p>
      <text:p text:style-name="P66">1</text:p>
      <text:p text:style-name="P67">4</text:p>
      <text:p text:style-name="P68">22</text:p>
      <text:p text:style-name="P69">75</text:p>
      <text:p text:style-name="P70">521</text:p>
      <text:p text:style-name="P71">no.of exchanges:4</text:p>
      <text:p text:style-name="P72">no.of comparisons:10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s text:c="34"/>SELECTION SORT</text:p>
      <text:p text:style-name="P101"><text:tab/><text:tab/><text:tab/><text:tab/><text:tab/><text:tab/><text:tab/><text:tab/><text:s text:c="17"/>//APARNA SUNIL</text:p>
      <text:p text:style-name="Standard"><text:span text:style-name="T102"><text:s text:c="88"/>//</text:span><text:span text:style-name="T103">B21CSB14</text:span></text:p>
      <text:p text:style-name="P104">PROGRAM CODE:</text:p>
      <text:p text:style-name="P105">#include&lt;stdio.h&gt;</text:p>
      <text:p text:style-name="P106">void main()</text:p>
      <text:p text:style-name="P107">{</text:p>
      <text:p text:style-name="P108"><text:tab/>int arr[60];</text:p>
      <text:p text:style-name="P109"><text:tab/>int n,i,j,swap,pos,min,countc,counte;</text:p>
      <text:p text:style-name="P110"><text:tab/>printf("Enter limit: ");</text:p>
      <text:p text:style-name="P111"><text:tab/>scanf("%d",&amp;n);</text:p>
      <text:p text:style-name="P112"><text:tab/>printf("Enter elements:\t\n");</text:p>
      <text:p text:style-name="P113"><text:tab/>for(i=0;i&lt;n;i++)</text:p>
      <text:p text:style-name="P114"><text:tab/>{</text:p>
      <text:p text:style-name="P115"><text:tab/><text:s/>scanf("%d",&amp;arr[i]);</text:p>
      <text:p text:style-name="P116"><text:tab/>}</text:p>
      <text:p text:style-name="P117"><text:tab/><text:s/>for(i=0;i&lt;n-1;i++)</text:p>
      <text:p text:style-name="P118"><text:tab/><text:s text:c="2"/>{</text:p>
      <text:p text:style-name="P119"><text:tab/><text:s text:c="4"/>pos=i;</text:p>
      <text:p text:style-name="P120"><text:tab/><text:s text:c="4"/>min=arr[i];</text:p>
      <text:p text:style-name="P121"><text:tab/><text:s text:c="4"/>for(j=i+1;j&lt;n;j++)</text:p>
      <text:p text:style-name="P122"><text:tab/><text:s text:c="5"/>{</text:p>
      <text:p text:style-name="P123"><text:tab/><text:s text:c="7"/>if(arr[pos]&gt;arr[j])</text:p>
      <text:p text:style-name="P124"><text:tab/><text:s text:c="7"/>{</text:p>
      <text:p text:style-name="P125"><text:tab/><text:s text:c="8"/>pos=j;</text:p>
      <text:p text:style-name="P126"><text:tab/><text:s text:c="8"/>swap=arr[i];</text:p>
      <text:p text:style-name="P127"><text:tab/><text:s text:c="8"/>arr[i]=arr[pos];</text:p>
      <text:p text:style-name="P128"><text:tab/><text:s text:c="8"/>arr[pos]=swap;</text:p>
      <text:p text:style-name="P129"><text:tab/><text:s text:c="8"/>counte++;</text:p>
      <text:p text:style-name="P130"><text:tab/><text:s text:c="7"/>}</text:p>
      <text:p text:style-name="P131"><text:tab/><text:s text:c="6"/>}</text:p>
      <text:p text:style-name="P132"><text:tab/><text:s text:c="6"/>countc++;</text:p>
      <text:p text:style-name="P133"><text:tab/><text:s text:c="4"/>}</text:p>
      <text:p text:style-name="P134"><text:tab/><text:s text:c="2"/>printf("Sorted list:\n");</text:p>
      <text:p text:style-name="P135"><text:tab/><text:s/>for(i=0;i&lt;n;i++)</text:p>
      <text:p text:style-name="P136"><text:tab/><text:s text:c="2"/>printf("%d\t",arr[i]);</text:p>
      <text:p text:style-name="P137"><text:tab/><text:s text:c="2"/>printf("\nno of comparisoons:%d\n",countc);</text:p>
      <text:p text:style-name="P138"><text:tab/><text:s text:c="2"/>printf("no of exchanges:%d\n",counte);</text:p>
      <text:p text:style-name="P139">}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OUTPUT:</text:p>
      <text:p text:style-name="P148"/>
      <text:p text:style-name="P149">Enter limit: 4</text:p>
      <text:p text:style-name="P150">Enter elements:<text:tab/></text:p>
      <text:p text:style-name="P151">12</text:p>
      <text:p text:style-name="P152">4</text:p>
      <text:p text:style-name="P153">22</text:p>
      <text:p text:style-name="P154">98</text:p>
      <text:p text:style-name="P155">Sorted list:</text:p>
      <text:p text:style-name="P156">4<text:tab/>12<text:tab/>22<text:tab/>98<text:tab/></text:p>
      <text:p text:style-name="P157">no of comparisoons:3</text:p>
      <text:p text:style-name="P158">no of exchanges:1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<text:s text:c="36"/></text:p>
      <text:p text:style-name="P184"/>
      <text:soft-page-break/>
      <text:p text:style-name="P185"><text:tab/><text:tab/><text:tab/><text:tab/><text:tab/><text:s/>INSERTION SORT</text:p>
      <text:p text:style-name="P186"><text:s text:c="88"/>//APARNA SUNIL <text:s/></text:p>
      <text:p text:style-name="Standard"><text:span text:style-name="T187"><text:s text:c="88"/></text:span><text:span text:style-name="T188">//B21CSB14</text:span></text:p>
      <text:p text:style-name="P189">PROGRAM CODE:</text:p>
      <text:p text:style-name="P190"/>
      <text:p text:style-name="P191">#include&lt;stdio.h&gt;</text:p>
      <text:p text:style-name="P192">void main()</text:p>
      <text:p text:style-name="P193">{</text:p>
      <text:p text:style-name="P194"><text:tab/>int arr[50];</text:p>
      <text:p text:style-name="P195"><text:tab/>int n,i,j,temp,countc,counte;</text:p>
      <text:p text:style-name="P196"><text:tab/>printf("Enter limit: ");</text:p>
      <text:p text:style-name="P197"><text:tab/>scanf("%d",&amp;n);</text:p>
      <text:p text:style-name="P198"><text:tab/>printf("Enter elements:\n");</text:p>
      <text:p text:style-name="P199"><text:tab/>for(i=0;i&lt;n;i++)</text:p>
      <text:p text:style-name="P200"><text:tab/><text:s/>scanf("%d",&amp;arr[i]);</text:p>
      <text:p text:style-name="P201"><text:tab/>for(i=1;i&lt;n;i++)</text:p>
      <text:p text:style-name="P202"><text:tab/><text:s text:c="2"/>{</text:p>
      <text:p text:style-name="P203"><text:tab/><text:s text:c="4"/>j=i;</text:p>
      <text:p text:style-name="P204"><text:tab/><text:s text:c="4"/>while(j&gt;0&amp;&amp;arr[j-1]&gt;arr[j])</text:p>
      <text:p text:style-name="P205"><text:tab/><text:s text:c="4"/>{<text:tab/><text:s text:c="4"/></text:p>
      <text:p text:style-name="P206"><text:tab/><text:s text:c="8"/>temp=arr[j];</text:p>
      <text:p text:style-name="P207"><text:tab/><text:s text:c="8"/>arr[j]=arr[j-1];</text:p>
      <text:p text:style-name="P208"><text:tab/><text:s text:c="8"/>arr[j-1]=temp;</text:p>
      <text:p text:style-name="P209"><text:tab/><text:s text:c="8"/>j--;</text:p>
      <text:p text:style-name="P210"><text:tab/><text:s text:c="8"/>counte++;</text:p>
      <text:p text:style-name="P211"><text:tab/><text:s text:c="6"/>}</text:p>
      <text:p text:style-name="P212"><text:tab/><text:s text:c="6"/>countc++;<text:tab/><text:s text:c="5"/></text:p>
      <text:p text:style-name="P213"><text:tab/><text:s text:c="3"/>}</text:p>
      <text:p text:style-name="P214"><text:tab/><text:s/>printf("Sorted list:\n");</text:p>
      <text:p text:style-name="P215"><text:tab/>for(i=0;i&lt;n;i++)</text:p>
      <text:p text:style-name="P216"><text:tab/><text:s/>printf("%d\n",arr[i]);</text:p>
      <text:p text:style-name="P217"><text:tab/><text:s/>printf("no of comparisons:%d\n",countc);</text:p>
      <text:p text:style-name="P218"><text:tab/><text:s/>printf("no of exchanges:%d\n",counte);</text:p>
      <text:p text:style-name="P219">}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>OUTPUT:</text:p>
      <text:p text:style-name="P232"/>
      <text:p text:style-name="P233">Enter limit: 5</text:p>
      <text:p text:style-name="P234">Enter elements:</text:p>
      <text:p text:style-name="P235">32</text:p>
      <text:p text:style-name="P236">987</text:p>
      <text:p text:style-name="P237">0</text:p>
      <text:p text:style-name="P238">55</text:p>
      <text:p text:style-name="P239">3</text:p>
      <text:p text:style-name="P240">Sorted list:</text:p>
      <text:p text:style-name="P241">0</text:p>
      <text:p text:style-name="P242">3</text:p>
      <text:p text:style-name="P243">32</text:p>
      <text:p text:style-name="P244">55</text:p>
      <text:p text:style-name="P245">987</text:p>
      <text:p text:style-name="P246">no of comparisons:4</text:p>
      <text:p text:style-name="P247">no of exchanges:6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soft-page-break/>
      <text:p text:style-name="P275"><text:s text:c="43"/>LINEAR SEARCH</text:p>
      <text:p text:style-name="P276"><text:tab/><text:tab/><text:tab/><text:tab/><text:tab/><text:tab/><text:tab/><text:tab/><text:tab/><text:s text:c="8"/>//APARNA SUNIL</text:p>
      <text:p text:style-name="Standard"><text:span text:style-name="T277"><text:s text:c="88"/></text:span><text:span text:style-name="T278">//B21CSB14</text:span></text:p>
      <text:p text:style-name="P279">PROGRAM CODE:</text:p>
      <text:p text:style-name="P280"/>
      <text:p text:style-name="P281">#include&lt;stdio.h&gt;</text:p>
      <text:p text:style-name="P282">void main()</text:p>
      <text:p text:style-name="P283">{</text:p>
      <text:p text:style-name="P284"><text:tab/>int a[50];</text:p>
      <text:p text:style-name="P285"><text:tab/>int i,j,count=0,n,search;</text:p>
      <text:p text:style-name="P286"><text:tab/>printf("Enter limit: ");</text:p>
      <text:p text:style-name="P287"><text:tab/>scanf("%d",&amp;n);</text:p>
      <text:p text:style-name="P288"><text:tab/>printf("Enter elements:\n");</text:p>
      <text:p text:style-name="P289"><text:tab/>for(i=0;i&lt;n;i++)</text:p>
      <text:p text:style-name="P290"><text:tab/>scanf("%d",&amp;a[i]);</text:p>
      <text:p text:style-name="P291"><text:tab/></text:p>
      <text:p text:style-name="P292"><text:tab/>printf("Enter element to search: ");</text:p>
      <text:p text:style-name="P293"><text:tab/>scanf("%d",&amp;search);</text:p>
      <text:p text:style-name="P294"><text:tab/>for(i=0;i&lt;n;i++)</text:p>
      <text:p text:style-name="P295"><text:tab/>{</text:p>
      <text:p text:style-name="P296"><text:tab/><text:s text:c="2"/>if(a[i]==search)</text:p>
      <text:p text:style-name="P297"><text:tab/><text:s text:c="3"/>{</text:p>
      <text:p text:style-name="P298"><text:tab/><text:s text:c="5"/>printf("Element %d found at %d\n",search,i+1);</text:p>
      <text:p text:style-name="P299"><text:tab/><text:s text:c="5"/>count++;</text:p>
      <text:p text:style-name="P300"><text:tab/><text:s text:c="3"/>}</text:p>
      <text:p text:style-name="P301"><text:tab/><text:s/>}</text:p>
      <text:p text:style-name="P302"><text:tab/>if(count==0)</text:p>
      <text:p text:style-name="P303"><text:tab/><text:s/>printf("Element not present in array");</text:p>
      <text:p text:style-name="P304"><text:tab/>else</text:p>
      <text:p text:style-name="P305"><text:tab/><text:s/>printf("\nNo. of comparisons is %d\n",count);</text:p>
      <text:p text:style-name="P306">}</text:p>
      <text:p text:style-name="P307"><text:tab/><text:s text:c="4"/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>OUTPUT:</text:p>
      <text:p text:style-name="P323"/>
      <text:p text:style-name="P324">Enter limit: 5</text:p>
      <text:p text:style-name="P325">Enter elements:</text:p>
      <text:p text:style-name="P326">21</text:p>
      <text:p text:style-name="P327">3</text:p>
      <text:p text:style-name="P328">56</text:p>
      <text:p text:style-name="P329">2</text:p>
      <text:p text:style-name="P330">56</text:p>
      <text:p text:style-name="P331">Enter element to search: 56</text:p>
      <text:p text:style-name="P332">Element 56 found at 3</text:p>
      <text:p text:style-name="P333">Element 56 found at 5</text:p>
      <text:p text:style-name="P334"/>
      <text:p text:style-name="P335">No. of comparisons is 2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><text:tab/><text:tab/><text:tab/><text:tab/><text:tab/></text:p>
      <text:p text:style-name="P360"/>
      <text:soft-page-break/>
      <text:p text:style-name="P361"><text:tab/><text:tab/><text:tab/><text:tab/><text:tab/>BINARY SEARCH</text:p>
      <text:p text:style-name="P362"><text:s text:c="45"/><text:tab/><text:tab/><text:tab/><text:tab/><text:s text:c="7"/>//APARNA SUNIL</text:p>
      <text:p text:style-name="Standard"><text:span text:style-name="T363"><text:s text:c="87"/></text:span><text:span text:style-name="T364">//B21CSB14</text:span></text:p>
      <text:p text:style-name="P365">PROGRAM CODE:</text:p>
      <text:p text:style-name="P366"/>
      <text:p text:style-name="P367">#include&lt;stdio.h&gt;</text:p>
      <text:p text:style-name="P368">int main()</text:p>
      <text:p text:style-name="P369">{</text:p>
      <text:p text:style-name="P370"><text:tab/><text:s/>int a[50];</text:p>
      <text:p text:style-name="P371"><text:tab/><text:s/>int low,high,n,c,search,mid;<text:tab/></text:p>
      <text:p text:style-name="P372"><text:tab/><text:s/>printf("Enter limit: ");</text:p>
      <text:p text:style-name="P373"><text:tab/><text:s/>scanf("%d",&amp;n);<text:tab/></text:p>
      <text:p text:style-name="P374"><text:tab/><text:s/>printf("Enter elements:\n");</text:p>
      <text:p text:style-name="P375"><text:tab/><text:s/>for(c=0;c&lt;n;c++)</text:p>
      <text:p text:style-name="P376"><text:tab/><text:s/>scanf("%d",&amp;a[c]);</text:p>
      <text:p text:style-name="P377"><text:tab/><text:s/>printf("Enter element to be searched: ");</text:p>
      <text:p text:style-name="P378"><text:tab/><text:s/>scanf("%d",&amp;search);</text:p>
      <text:p text:style-name="P379"><text:tab/><text:s/>low=0;</text:p>
      <text:p text:style-name="P380"><text:tab/><text:s/>high=n-1;</text:p>
      <text:p text:style-name="P381"><text:tab/><text:s/>mid=(low+high)/2;</text:p>
      <text:p text:style-name="P382"><text:tab/><text:s text:c="2"/></text:p>
      <text:p text:style-name="P383"><text:tab/><text:s text:c="2"/>while(low&lt;=high)</text:p>
      <text:p text:style-name="P384"><text:tab/><text:s text:c="3"/>{</text:p>
      <text:p text:style-name="P385"><text:tab/><text:s text:c="4"/>if(a[mid]&lt;search)</text:p>
      <text:p text:style-name="P386"><text:tab/><text:s text:c="5"/>low=mid+1;</text:p>
      <text:p text:style-name="P387"><text:tab/><text:s text:c="4"/>else if(a[mid]==search)</text:p>
      <text:p text:style-name="P388"><text:tab/><text:s text:c="5"/>{</text:p>
      <text:p text:style-name="P389"><text:tab/><text:s text:c="7"/>printf("%d found at location %d",search,mid+1);</text:p>
      <text:p text:style-name="P390"><text:tab/><text:s text:c="7"/>break;</text:p>
      <text:p text:style-name="P391"><text:tab/><text:s text:c="5"/>}</text:p>
      <text:p text:style-name="P392"><text:tab/><text:s text:c="4"/>else</text:p>
      <text:p text:style-name="P393"><text:tab/><text:s text:c="5"/>{</text:p>
      <text:p text:style-name="P394"><text:tab/><text:s text:c="6"/>high=mid-1;</text:p>
      <text:p text:style-name="P395"><text:tab/><text:s text:c="6"/>mid=(low+high)/2;</text:p>
      <text:p text:style-name="P396"><text:tab/><text:s text:c="5"/>}</text:p>
      <text:p text:style-name="P397"><text:tab/><text:s text:c="3"/>}</text:p>
      <text:p text:style-name="P398"><text:tab/><text:s text:c="4"/>if(low&gt;high)</text:p>
      <text:p text:style-name="P399"><text:tab/><text:s text:c="5"/>{</text:p>
      <text:p text:style-name="P400"><text:tab/><text:s text:c="6"/>printf("%d not in list.",search);</text:p>
      <text:p text:style-name="P401"><text:tab/><text:s text:c="5"/>}<text:tab/><text:s text:c="4"/></text:p>
      <text:p text:style-name="P402">}</text:p>
      <text:p text:style-name="Standard"><text:span text:style-name="T403"><text:tab/></text:span><text:span text:style-name="T404"><text:s text:c="3"/></text:span></text:p>
      <text:p text:style-name="P405"><text:tab/><text:s text:c="9"/></text:p>
      <text:p text:style-name="P406"><text:tab/><text:s text:c="7"/></text:p>
      <text:p text:style-name="P407"/>
      <text:p text:style-name="P408"/>
      <text:p text:style-name="P409">OUTPUT:</text:p>
      <text:p text:style-name="P410"/>
      <text:p text:style-name="P411">Enter limit: 5</text:p>
      <text:p text:style-name="P412">Enter elements:</text:p>
      <text:p text:style-name="P413">2</text:p>
      <text:p text:style-name="P414">3</text:p>
      <text:p text:style-name="P415">4</text:p>
      <text:p text:style-name="P416">5</text:p>
      <text:p text:style-name="P417">6</text:p>
      <text:p text:style-name="P418">Enter element to be searched: 2</text:p>
      <text:p text:style-name="P419">2 found at location 1</text:p>
      <text:p text:style-name="P420"><text:tab/><text:s text:c="7"/></text:p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><text:s text:c="2"/><text:tab/><text:tab/><text:tab/><text:tab/><text:tab/><text:tab/></text:p>
      <text:soft-page-break/>
      <text:p text:style-name="P447"><text:tab/><text:tab/><text:tab/><text:tab/><text:tab/><text:tab/>STACK</text:p>
      <text:p text:style-name="P448"><text:s text:c="44"/><text:tab/><text:tab/><text:tab/><text:tab/><text:tab/><text:s text:c="8"/>//APARNA SUNIL</text:p>
      <text:p text:style-name="Standard"><text:span text:style-name="T449"><text:s text:c="88"/></text:span><text:span text:style-name="T450">//B21CSB14</text:span></text:p>
      <text:p text:style-name="P451">PROGRAM CODE:</text:p>
      <text:p text:style-name="P452"/>
      <text:p text:style-name="P453">#include&lt;stdio.h&gt;</text:p>
      <text:p text:style-name="P454">#include&lt;stdlib.h&gt;</text:p>
      <text:p text:style-name="P455">#define N 20</text:p>
      <text:p text:style-name="P456"/>
      <text:p text:style-name="P457">int top=-1;</text:p>
      <text:p text:style-name="P458">int stack[N];</text:p>
      <text:p text:style-name="P459">void push();</text:p>
      <text:p text:style-name="P460">void pop();</text:p>
      <text:p text:style-name="P461">void display();</text:p>
      <text:p text:style-name="P462"/>
      <text:p text:style-name="P463">int main()</text:p>
      <text:p text:style-name="P464">{</text:p>
      <text:p text:style-name="P465"><text:tab/>int choice;</text:p>
      <text:p text:style-name="P466"><text:tab/>do</text:p>
      <text:p text:style-name="P467"><text:tab/>{</text:p>
      <text:p text:style-name="P468"><text:tab/><text:s/>printf("\nChoose the following stack operations:\n");</text:p>
      <text:p text:style-name="P469"><text:tab/><text:s/>printf("\n1.push\n2.pop\n3.display\n4.exit\n");</text:p>
      <text:p text:style-name="P470"><text:tab/><text:s/>scanf("%d",&amp;choice);</text:p>
      <text:p text:style-name="P471"><text:tab/></text:p>
      <text:p text:style-name="P472"><text:tab/><text:s/>switch(choice)</text:p>
      <text:p text:style-name="P473"><text:tab/><text:s/>{</text:p>
      <text:p text:style-name="P474"><text:tab/><text:s/><text:tab/>case 1:push();</text:p>
      <text:p text:style-name="P475"><text:tab/><text:s/><text:tab/>break;</text:p>
      <text:p text:style-name="P476"><text:tab/><text:s/><text:tab/></text:p>
      <text:p text:style-name="P477"><text:tab/><text:s/><text:tab/>case 2:pop();</text:p>
      <text:p text:style-name="P478"><text:tab/><text:s/><text:tab/>break;</text:p>
      <text:p text:style-name="P479"><text:tab/><text:s/><text:tab/></text:p>
      <text:p text:style-name="P480"><text:tab/><text:s/><text:tab/>case 3:display();</text:p>
      <text:p text:style-name="P481"><text:tab/><text:s/><text:tab/>break;</text:p>
      <text:p text:style-name="P482"><text:tab/><text:s/><text:tab/></text:p>
      <text:p text:style-name="P483"><text:tab/><text:s/><text:tab/>case 4:exit(0);</text:p>
      <text:p text:style-name="P484"><text:tab/><text:s/><text:tab/>break;</text:p>
      <text:p text:style-name="P485"><text:tab/><text:s/><text:tab/>default:printf("invalid choice");</text:p>
      <text:p text:style-name="P486"><text:tab/><text:s/><text:tab/></text:p>
      <text:p text:style-name="P487"><text:tab/><text:s/>}</text:p>
      <text:p text:style-name="P488"><text:tab/>}</text:p>
      <text:p text:style-name="P489"><text:tab/>while(choice!=4);</text:p>
      <text:p text:style-name="P490"><text:tab/></text:p>
      <text:p text:style-name="P491"><text:s text:c="7"/>}</text:p>
      <text:soft-page-break/>
      <text:p text:style-name="P492"><text:tab/>void push()</text:p>
      <text:p text:style-name="P493"><text:tab/>{</text:p>
      <text:p text:style-name="P494"><text:tab/><text:s/>int x;</text:p>
      <text:p text:style-name="P495"><text:tab/><text:s/>if(top==N-1)</text:p>
      <text:p text:style-name="P496"><text:tab/></text:p>
      <text:p text:style-name="P497"><text:tab/><text:s text:c="2"/>printf("stack overflow\n");</text:p>
      <text:p text:style-name="P498"><text:tab/></text:p>
      <text:p text:style-name="P499"><text:tab/><text:s/>else</text:p>
      <text:p text:style-name="P500"><text:tab/><text:s/>{</text:p>
      <text:p text:style-name="P501"><text:tab/><text:s text:c="2"/>printf("\nEnter element to push:\n");</text:p>
      <text:p text:style-name="P502"><text:tab/><text:s text:c="2"/>scanf("%d",&amp;x);</text:p>
      <text:p text:style-name="P503"><text:tab/><text:s text:c="2"/>top++;</text:p>
      <text:p text:style-name="P504"><text:tab/><text:s text:c="2"/>stack[top]=x;</text:p>
      <text:p text:style-name="P505"><text:tab/><text:s text:c="2"/>}</text:p>
      <text:p text:style-name="P506"><text:tab/><text:s/>}</text:p>
      <text:p text:style-name="P507"><text:tab/></text:p>
      <text:p text:style-name="P508"><text:tab/>void pop()</text:p>
      <text:p text:style-name="P509"><text:tab/><text:s/>{</text:p>
      <text:p text:style-name="P510"><text:tab/><text:s text:c="2"/>int item;</text:p>
      <text:p text:style-name="P511"><text:tab/><text:s text:c="2"/>if(top==-1)</text:p>
      <text:p text:style-name="P512"><text:tab/><text:s text:c="2"/>{</text:p>
      <text:p text:style-name="P513"><text:tab/><text:s text:c="3"/>printf("stack underflow\n");</text:p>
      <text:p text:style-name="P514"><text:tab/><text:s text:c="2"/>}</text:p>
      <text:p text:style-name="P515"><text:tab/><text:s text:c="2"/>else</text:p>
      <text:p text:style-name="P516"><text:tab/><text:s text:c="2"/>{</text:p>
      <text:p text:style-name="P517"><text:tab/><text:s text:c="3"/>item=stack[top];</text:p>
      <text:p text:style-name="P518"><text:tab/><text:s text:c="3"/>printf("\npopped element is %d\n",item);</text:p>
      <text:p text:style-name="P519"><text:tab/><text:s text:c="3"/>top--;</text:p>
      <text:p text:style-name="P520"><text:tab/><text:s text:c="2"/>}</text:p>
      <text:p text:style-name="P521"><text:tab/><text:s/>}</text:p>
      <text:p text:style-name="P522"><text:tab/><text:s/>void display()</text:p>
      <text:p text:style-name="P523"><text:tab/><text:s/>{</text:p>
      <text:p text:style-name="P524"><text:tab/><text:s text:c="2"/>int i;</text:p>
      <text:p text:style-name="P525"><text:tab/><text:s text:c="2"/>if(top==-1)</text:p>
      <text:p text:style-name="P526"><text:tab/><text:s text:c="2"/>printf("\nstack underflow\n");</text:p>
      <text:p text:style-name="P527"><text:tab/><text:s text:c="2"/></text:p>
      <text:p text:style-name="P528"><text:tab/><text:s text:c="4"/>printf("\nElements present in stack:\n");</text:p>
      <text:p text:style-name="P529"><text:tab/><text:s text:c="4"/>for(i=top;i&gt;=0;i--)</text:p>
      <text:p text:style-name="P530"><text:tab/><text:s text:c="5"/>printf("%d ",stack[i]);</text:p>
      <text:p text:style-name="P531"><text:tab/><text:s text:c="3"/></text:p>
      <text:p text:style-name="P532"><text:tab/><text:s text:c="2"/>}</text:p>
      <text:p text:style-name="P533"/>
      <text:p text:style-name="P534"/>
      <text:p text:style-name="P535"/>
      <text:p text:style-name="P536"/>
      <text:p text:style-name="P537"/>
      <text:p text:style-name="P538">OUTPUT:</text:p>
      <text:p text:style-name="P539"/>
      <text:p text:style-name="Standard"><text:span text:style-name="T540"><text:s text:c="2"/></text:span><text:span text:style-name="T541">Choose the following stack operations:</text:span></text:p>
      <text:p text:style-name="P542"/>
      <text:p text:style-name="P543">1.push</text:p>
      <text:p text:style-name="P544">2.pop</text:p>
      <text:p text:style-name="P545">3.display</text:p>
      <text:p text:style-name="P546">4.exit</text:p>
      <text:p text:style-name="P547">1</text:p>
      <text:p text:style-name="P548"/>
      <text:p text:style-name="P549">Enter element to push:</text:p>
      <text:p text:style-name="P550">3</text:p>
      <text:p text:style-name="P551"/>
      <text:p text:style-name="P552">Choose the following stack operations:</text:p>
      <text:p text:style-name="P553"/>
      <text:p text:style-name="P554">1.push</text:p>
      <text:p text:style-name="P555">2.pop</text:p>
      <text:p text:style-name="P556">3.display</text:p>
      <text:p text:style-name="P557">4.exit</text:p>
      <text:p text:style-name="P558">1</text:p>
      <text:p text:style-name="P559"/>
      <text:p text:style-name="P560">Enter element to push:</text:p>
      <text:p text:style-name="P561">4</text:p>
      <text:p text:style-name="P562"/>
      <text:p text:style-name="P563">Choose the following stack operations:</text:p>
      <text:p text:style-name="P564"/>
      <text:p text:style-name="P565">1.push</text:p>
      <text:p text:style-name="P566">2.pop</text:p>
      <text:p text:style-name="P567">3.display</text:p>
      <text:p text:style-name="P568">4.exit</text:p>
      <text:p text:style-name="P569">3</text:p>
      <text:p text:style-name="P570"/>
      <text:p text:style-name="P571">Elements present in stack:</text:p>
      <text:p text:style-name="P572">4 3</text:p>
      <text:p text:style-name="P573">Choose the following stack operations:</text:p>
      <text:p text:style-name="P574"/>
      <text:p text:style-name="P575">1.push</text:p>
      <text:p text:style-name="P576">2.pop</text:p>
      <text:p text:style-name="P577">3.display</text:p>
      <text:p text:style-name="P578">4.exit</text:p>
      <text:p text:style-name="P579">2</text:p>
      <text:p text:style-name="P580"/>
      <text:p text:style-name="P581">popped element is 4</text:p>
      <text:p text:style-name="P582"/>
      <text:p text:style-name="Standard"/>
      <text:p text:style-name="Standard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><text:tab/><text:tab/><text:tab/><text:tab/><text:tab/><text:tab/>POSTFIX</text:p>
      <text:p text:style-name="P622"><text:s text:c="49"/><text:tab/><text:tab/><text:tab/><text:s text:c="16"/>//APARNA SUNIL</text:p>
      <text:p text:style-name="Standard"><text:span text:style-name="T623"><text:s text:c="87"/>//</text:span><text:span text:style-name="T624">B21CSB14</text:span></text:p>
      <text:p text:style-name="P625">PROGRAM CODE:</text:p>
      <text:p text:style-name="P626"/>
      <text:p text:style-name="P627">#include&lt;stdio.h&gt;</text:p>
      <text:p text:style-name="P628">#include&lt;string.h&gt;</text:p>
      <text:p text:style-name="P629">#include&lt;math.h&gt;</text:p>
      <text:p text:style-name="P630">#include&lt;ctype.h&gt;</text:p>
      <text:p text:style-name="P631"/>
      <text:p text:style-name="P632">int priority(char ch)</text:p>
      <text:p text:style-name="P633">{</text:p>
      <text:p text:style-name="P634"><text:s text:c="2"/>switch(ch)</text:p>
      <text:p text:style-name="P635"><text:s text:c="3"/>{</text:p>
      <text:p text:style-name="P636"><text:s text:c="5"/>case '+':return 1;break;</text:p>
      <text:p text:style-name="P637"><text:s text:c="5"/>case '-':return 1;break;</text:p>
      <text:p text:style-name="P638"><text:s text:c="5"/>case '*':return 2;break;</text:p>
      <text:p text:style-name="P639"><text:s text:c="5"/>case '/':return 2;break;</text:p>
      <text:p text:style-name="P640"><text:s text:c="5"/>case '^':return 3;break;</text:p>
      <text:p text:style-name="P641"><text:s text:c="5"/>case '(':return 0;break;</text:p>
      <text:p text:style-name="P642"><text:s text:c="4"/>}</text:p>
      <text:p text:style-name="P643"><text:s text:c="4"/>return 0;</text:p>
      <text:p text:style-name="P644">}</text:p>
      <text:p text:style-name="P645"><text:s/></text:p>
      <text:p text:style-name="P646"><text:s/>void main()</text:p>
      <text:p text:style-name="P647"><text:s/>{</text:p>
      <text:p text:style-name="P648"><text:s/><text:tab/>int len,i=0,o=0,top=-1,j,item1,item2,p1,p2,k=1,a[20];</text:p>
      <text:p text:style-name="P649"><text:s/><text:tab/>char stack[100],output[100],ch[100];</text:p>
      <text:p text:style-name="P650"><text:s/><text:tab/>printf("Give input expression: ");</text:p>
      <text:p text:style-name="P651"><text:s/><text:tab/>scanf("%s",ch);</text:p>
      <text:p text:style-name="P652"><text:s/><text:tab/>while(ch[i]!='\0')</text:p>
      <text:p text:style-name="P653"><text:s/><text:tab/>{</text:p>
      <text:p text:style-name="P654"><text:s/><text:tab/><text:s text:c="2"/>if(isalpha(ch[i]))</text:p>
      <text:p text:style-name="P655"><text:s/><text:tab/><text:s text:c="2"/>{</text:p>
      <text:p text:style-name="P656"><text:s/><text:tab/><text:s text:c="4"/>output[o]=ch[i];</text:p>
      <text:p text:style-name="P657"><text:s/><text:tab/><text:s text:c="4"/>i++;</text:p>
      <text:p text:style-name="P658"><text:s/><text:tab/><text:s text:c="4"/>o++;</text:p>
      <text:p text:style-name="P659"><text:s/><text:tab/><text:s text:c="2"/>}</text:p>
      <text:p text:style-name="P660"><text:s/><text:tab/><text:s text:c="2"/>else if(ch[i]=='(')</text:p>
      <text:p text:style-name="P661"><text:s/><text:tab/><text:s text:c="2"/>{</text:p>
      <text:p text:style-name="P662"><text:s/><text:tab/><text:s text:c="4"/>top++;</text:p>
      <text:p text:style-name="P663"><text:s/><text:tab/><text:s text:c="4"/>stack[top]=ch[i];</text:p>
      <text:p text:style-name="P664"><text:s/><text:tab/><text:s text:c="4"/>i++;</text:p>
      <text:soft-page-break/>
      <text:p text:style-name="P665"><text:s/><text:tab/><text:s text:c="3"/>}</text:p>
      <text:p text:style-name="P666"><text:s/><text:tab/><text:s text:c="3"/>else if(ch[i]==')')</text:p>
      <text:p text:style-name="P667"><text:s/><text:tab/><text:s text:c="3"/>{</text:p>
      <text:p text:style-name="P668"><text:s/><text:tab/><text:s text:c="4"/>while(top!=-1)</text:p>
      <text:p text:style-name="P669"><text:s/><text:tab/><text:s text:c="5"/>{</text:p>
      <text:p text:style-name="P670"><text:s/><text:tab/><text:s text:c="7"/>if(stack[top]=='(')</text:p>
      <text:p text:style-name="P671"><text:s/><text:tab/><text:s text:c="9"/>break;</text:p>
      <text:p text:style-name="P672"><text:s/><text:tab/><text:s text:c="8"/>output[o]=stack[top];</text:p>
      <text:p text:style-name="P673"><text:s/><text:tab/><text:s text:c="8"/>o++;</text:p>
      <text:p text:style-name="P674"><text:s/><text:tab/><text:s text:c="8"/>top--;</text:p>
      <text:p text:style-name="P675"><text:s/><text:tab/><text:s text:c="6"/>}</text:p>
      <text:p text:style-name="P676"><text:s/><text:tab/><text:s text:c="4"/>if(stack[top]=='(')</text:p>
      <text:p text:style-name="P677"><text:s/><text:tab/><text:s text:c="5"/>top--;</text:p>
      <text:p text:style-name="P678"><text:s/><text:tab/><text:s text:c="5"/>i++;</text:p>
      <text:p text:style-name="P679"><text:s/><text:tab/><text:s text:c="3"/>}</text:p>
      <text:p text:style-name="P680"><text:s/><text:tab/><text:s text:c="2"/>else</text:p>
      <text:p text:style-name="P681"><text:s/><text:tab/><text:s text:c="2"/>{</text:p>
      <text:p text:style-name="P682"><text:s/><text:tab/><text:s text:c="3"/>if(top==-1||stack[top]=='(')</text:p>
      <text:p text:style-name="P683"><text:s/><text:tab/><text:s text:c="3"/>{</text:p>
      <text:p text:style-name="P684"><text:s/><text:tab/><text:s text:c="5"/>top++;</text:p>
      <text:p text:style-name="P685"><text:s/><text:tab/><text:s text:c="5"/>stack[top]=ch[i];</text:p>
      <text:p text:style-name="P686"><text:s/><text:tab/><text:s text:c="5"/>i++;</text:p>
      <text:p text:style-name="P687"><text:s/><text:tab/><text:s text:c="4"/>}</text:p>
      <text:p text:style-name="P688"><text:s/><text:tab/><text:s text:c="4"/>else</text:p>
      <text:p text:style-name="P689"><text:s/><text:tab/><text:s text:c="4"/>{</text:p>
      <text:p text:style-name="P690"><text:s/><text:tab/><text:s text:c="6"/>p1=priority(stack[top]);</text:p>
      <text:p text:style-name="P691"><text:s/><text:tab/><text:s text:c="6"/>p2=priority(ch[i]);</text:p>
      <text:p text:style-name="P692"><text:s/><text:tab/><text:s text:c="6"/>if(p1&lt;p2)</text:p>
      <text:p text:style-name="P693"><text:s/><text:tab/><text:s text:c="6"/>{</text:p>
      <text:p text:style-name="P694"><text:tab/><text:tab/>top++;</text:p>
      <text:p text:style-name="P695"><text:tab/><text:tab/>stack[top]=ch[i];</text:p>
      <text:p text:style-name="P696"><text:tab/><text:tab/>i++;</text:p>
      <text:p text:style-name="P697"><text:tab/><text:s text:c="6"/>}</text:p>
      <text:p text:style-name="P698"><text:tab/><text:s text:c="6"/>else if(p1==p2)</text:p>
      <text:p text:style-name="P699"><text:tab/><text:s text:c="6"/>{</text:p>
      <text:p text:style-name="P700"><text:tab/><text:s text:c="7"/>if(ch[i]=='^')</text:p>
      <text:p text:style-name="P701"><text:tab/><text:s text:c="8"/>{</text:p>
      <text:p text:style-name="P702"><text:tab/><text:s text:c="9"/>top++;</text:p>
      <text:p text:style-name="P703"><text:tab/><text:s text:c="9"/>stack[top]=ch[i];</text:p>
      <text:p text:style-name="P704"><text:tab/><text:s text:c="9"/>i++;</text:p>
      <text:p text:style-name="P705"><text:tab/><text:s text:c="8"/>}</text:p>
      <text:p text:style-name="P706"><text:tab/><text:s text:c="8"/>else</text:p>
      <text:p text:style-name="P707"><text:tab/><text:s text:c="8"/>{</text:p>
      <text:p text:style-name="P708"><text:tab/><text:s text:c="10"/>output[o]=stack[top];</text:p>
      <text:p text:style-name="P709"><text:tab/><text:s text:c="10"/>stack[top]=ch[i];</text:p>
      <text:soft-page-break/>
      <text:p text:style-name="P710"><text:tab/><text:s text:c="10"/>i++;</text:p>
      <text:p text:style-name="P711"><text:tab/><text:s text:c="10"/>o++;</text:p>
      <text:p text:style-name="P712"><text:tab/><text:s text:c="9"/>}</text:p>
      <text:p text:style-name="P713"><text:tab/><text:s text:c="8"/>}</text:p>
      <text:p text:style-name="P714"><text:tab/><text:s text:c="8"/>else</text:p>
      <text:p text:style-name="P715"><text:tab/><text:s text:c="8"/>{</text:p>
      <text:p text:style-name="P716"><text:tab/><text:s text:c="10"/>while(p1&gt;=p2)</text:p>
      <text:p text:style-name="P717"><text:tab/><text:s text:c="10"/>{</text:p>
      <text:p text:style-name="P718"><text:tab/><text:s text:c="12"/>output[o]=stack[top];</text:p>
      <text:p text:style-name="P719"><text:tab/><text:s text:c="12"/>top--;</text:p>
      <text:p text:style-name="P720"><text:tab/><text:s text:c="12"/>o++;</text:p>
      <text:p text:style-name="P721"><text:tab/><text:s text:c="12"/>if(top==-1)</text:p>
      <text:p text:style-name="P722"><text:tab/><text:s text:c="13"/>break;</text:p>
      <text:p text:style-name="P723"><text:tab/><text:s text:c="12"/>p1=priority(stack[top]);</text:p>
      <text:p text:style-name="P724"><text:tab/><text:s text:c="11"/>}</text:p>
      <text:p text:style-name="P725"><text:tab/><text:s text:c="10"/>top++;</text:p>
      <text:p text:style-name="P726"><text:tab/><text:s text:c="10"/>stack[top]=ch[i];</text:p>
      <text:p text:style-name="P727"><text:tab/><text:s text:c="10"/>i++;</text:p>
      <text:p text:style-name="P728"><text:tab/><text:s text:c="9"/>}</text:p>
      <text:p text:style-name="P729"><text:tab/><text:s text:c="8"/>}</text:p>
      <text:p text:style-name="P730"><text:tab/><text:s text:c="7"/>}</text:p>
      <text:p text:style-name="P731"><text:tab/><text:s text:c="6"/>}</text:p>
      <text:p text:style-name="P732"><text:tab/><text:s text:c="4"/></text:p>
      <text:p text:style-name="P733"><text:tab/><text:s text:c="4"/>while(top!=-1)</text:p>
      <text:p text:style-name="P734"><text:tab/><text:s text:c="4"/>{</text:p>
      <text:p text:style-name="P735"><text:tab/><text:s text:c="5"/>if(stack[top]=='('||stack[top]==')')</text:p>
      <text:p text:style-name="P736"><text:tab/><text:s text:c="7"/>continue;</text:p>
      <text:p text:style-name="P737"><text:tab/><text:s text:c="5"/>else</text:p>
      <text:p text:style-name="P738"><text:tab/><text:s text:c="5"/>{</text:p>
      <text:p text:style-name="P739"><text:tab/><text:s text:c="6"/>output[o]=stack[top];</text:p>
      <text:p text:style-name="P740"><text:tab/><text:s text:c="6"/>top--;</text:p>
      <text:p text:style-name="P741"><text:tab/><text:s text:c="6"/>o++;</text:p>
      <text:p text:style-name="P742"><text:tab/><text:s text:c="5"/>}</text:p>
      <text:p text:style-name="P743"><text:tab/><text:s text:c="4"/>}</text:p>
      <text:p text:style-name="P744"><text:tab/><text:s text:c="4"/></text:p>
      <text:p text:style-name="P745"><text:tab/><text:s text:c="4"/>for(j=0;j&lt;o;j++)</text:p>
      <text:p text:style-name="P746"><text:tab/><text:s text:c="4"/>{</text:p>
      <text:p text:style-name="P747"><text:tab/><text:s text:c="6"/>printf("%c",output[j]);</text:p>
      <text:p text:style-name="P748"><text:tab/><text:s text:c="5"/>}</text:p>
      <text:p text:style-name="P749"><text:tab/><text:s text:c="4"/>top=-1;</text:p>
      <text:p text:style-name="P750"><text:tab/><text:s text:c="4"/>for(i=0;i&lt;strlen(output);i++)</text:p>
      <text:p text:style-name="P751"><text:tab/><text:s text:c="4"/>{</text:p>
      <text:p text:style-name="P752"><text:tab/><text:s text:c="6"/>if(isalpha(output[i]))</text:p>
      <text:p text:style-name="P753"><text:tab/><text:s text:c="6"/>{</text:p>
      <text:p text:style-name="P754"><text:tab/><text:s text:c="8"/>top++;</text:p>
      <text:soft-page-break/>
      <text:p text:style-name="P755"><text:tab/><text:s text:c="8"/>printf("\nEnter value of %c:\n",output[i]);</text:p>
      <text:p text:style-name="P756"><text:tab/><text:s text:c="8"/>scanf("%d",&amp;a[top]);</text:p>
      <text:p text:style-name="P757"><text:tab/><text:s text:c="7"/>}</text:p>
      <text:p text:style-name="P758"><text:tab/><text:s text:c="7"/></text:p>
      <text:p text:style-name="P759"><text:tab/><text:s text:c="7"/>else if(output[i]=='+'||output[i]=='-'||output[i]=='*'||output[i]=='/'||output[i]=='^')</text:p>
      <text:p text:style-name="P760"><text:tab/><text:s text:c="8"/>{</text:p>
      <text:p text:style-name="P761"><text:tab/><text:s text:c="10"/>item1=a[top];</text:p>
      <text:p text:style-name="P762"><text:tab/><text:s text:c="10"/>top--;</text:p>
      <text:p text:style-name="P763"><text:tab/><text:s text:c="10"/>item2=a[top];</text:p>
      <text:p text:style-name="P764"><text:tab/><text:s text:c="10"/>switch(output[i])</text:p>
      <text:p text:style-name="P765"><text:tab/><text:s text:c="10"/>{</text:p>
      <text:p text:style-name="P766"><text:tab/><text:s text:c="11"/>case '+':a[top]=item2+item1;break;</text:p>
      <text:p text:style-name="P767"><text:tab/><text:s text:c="11"/>case '-':a[top]=item2-item1;break;</text:p>
      <text:p text:style-name="P768"><text:tab/><text:s text:c="11"/>case '*':a[top]=item2*item1;break;</text:p>
      <text:p text:style-name="P769"><text:tab/><text:s text:c="11"/>case '/':a[top]=item2/item1;break;</text:p>
      <text:p text:style-name="P770"><text:tab/><text:s text:c="11"/>case '^':</text:p>
      <text:p text:style-name="P771"><text:tab/><text:s text:c="14"/>for(j=0;j&lt;item1;j++)</text:p>
      <text:p text:style-name="P772"><text:tab/><text:s text:c="15"/>{</text:p>
      <text:p text:style-name="P773"><text:tab/><text:s text:c="17"/>k*=item2;</text:p>
      <text:p text:style-name="P774"><text:tab/><text:s text:c="15"/>}</text:p>
      <text:p text:style-name="P775"><text:tab/><text:s text:c="15"/>a[top]=k;</text:p>
      <text:p text:style-name="P776"><text:tab/><text:s text:c="15"/>break;</text:p>
      <text:p text:style-name="P777"><text:tab/><text:s text:c="14"/>}</text:p>
      <text:p text:style-name="P778"><text:tab/><text:s text:c="13"/>}</text:p>
      <text:p text:style-name="P779"><text:tab/><text:s text:c="12"/>}</text:p>
      <text:p text:style-name="P780"><text:tab/><text:s text:c="9"/>printf("\nPostfix evaluation result is: %d\n",a[0]);</text:p>
      <text:p text:style-name="P781">}</text:p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>OUTPUT:</text:p>
      <text:p text:style-name="P803"/>
      <text:p text:style-name="P804">Give input expression: H*((((A+((B+C)*D))*F)*G)*G))+J</text:p>
      <text:p text:style-name="P805">HABC+D*+F*G*G**J+</text:p>
      <text:p text:style-name="P806">Enter value of H:</text:p>
      <text:p text:style-name="P807">1</text:p>
      <text:p text:style-name="P808"/>
      <text:p text:style-name="P809">Enter value of A:</text:p>
      <text:p text:style-name="P810">1</text:p>
      <text:p text:style-name="P811"/>
      <text:p text:style-name="P812">Enter value of B:</text:p>
      <text:p text:style-name="P813">1</text:p>
      <text:p text:style-name="P814"/>
      <text:p text:style-name="P815">Enter value of C:</text:p>
      <text:p text:style-name="P816">1</text:p>
      <text:p text:style-name="P817"/>
      <text:p text:style-name="P818">Enter value of D:</text:p>
      <text:p text:style-name="P819">1</text:p>
      <text:p text:style-name="P820"/>
      <text:p text:style-name="P821">Enter value of F:</text:p>
      <text:p text:style-name="P822">1</text:p>
      <text:p text:style-name="P823"/>
      <text:p text:style-name="P824">Enter value of G:</text:p>
      <text:p text:style-name="P825">1</text:p>
      <text:p text:style-name="P826"/>
      <text:p text:style-name="P827">Enter value of G:</text:p>
      <text:p text:style-name="P828">1</text:p>
      <text:p text:style-name="P829"/>
      <text:p text:style-name="P830">Enter value of J:</text:p>
      <text:p text:style-name="P831">1</text:p>
      <text:p text:style-name="P832"/>
      <text:p text:style-name="P833">Postfix evaluation result is: 4</text:p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><text:s text:c="46"/></text:p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><text:tab/><text:tab/><text:tab/><text:tab/><text:tab/><text:tab/></text:p>
      <text:soft-page-break/>
      <text:p text:style-name="P881"><text:s text:c="36"/>QUEUE</text:p>
      <text:p text:style-name="P882"><text:tab/><text:tab/><text:tab/><text:tab/><text:tab/><text:tab/><text:tab/><text:tab/><text:tab/><text:s text:c="6"/>//APARNA SUNIL</text:p>
      <text:p text:style-name="Standard"><text:span text:style-name="T883"><text:tab/></text:span><text:span text:style-name="T884"><text:tab/></text:span><text:span text:style-name="T885"><text:tab/></text:span><text:span text:style-name="T886"><text:tab/></text:span><text:span text:style-name="T887"><text:tab/></text:span><text:span text:style-name="T888"><text:tab/></text:span><text:span text:style-name="T889"><text:tab/></text:span><text:span text:style-name="T890"><text:tab/></text:span><text:span text:style-name="T891"><text:tab/><text:s text:c="6"/>//</text:span><text:span text:style-name="T892">B21CSB14</text:span></text:p>
      <text:p text:style-name="P893">PROGRAM CODE:</text:p>
      <text:p text:style-name="P894"/>
      <text:p text:style-name="P895">#include&lt;stdio.h&gt;</text:p>
      <text:p text:style-name="P896">#include&lt;stdlib.h&gt;</text:p>
      <text:p text:style-name="P897">#define N 20</text:p>
      <text:p text:style-name="P898">int queue[N];</text:p>
      <text:p text:style-name="P899">int front=-1;</text:p>
      <text:p text:style-name="P900">int rear=-1;</text:p>
      <text:p text:style-name="P901">void enqueue()</text:p>
      <text:p text:style-name="P902">{</text:p>
      <text:p text:style-name="P903"><text:s/>int n;</text:p>
      <text:p text:style-name="P904"><text:s/>if(rear==N-1)</text:p>
      <text:p text:style-name="P905"><text:s text:c="2"/>printf("The Q is full");</text:p>
      <text:p text:style-name="P906"><text:s/>else if(front==-1&amp;&amp;rear==-1)</text:p>
      <text:p text:style-name="P907"><text:s text:c="2"/>{</text:p>
      <text:p text:style-name="P908"><text:s text:c="3"/>front=0;</text:p>
      <text:p text:style-name="P909"><text:s text:c="2"/>}</text:p>
      <text:p text:style-name="P910"><text:s text:c="2"/>printf("\nEnter element to insert:\n");</text:p>
      <text:p text:style-name="P911"><text:s text:c="2"/>scanf("%d",&amp;n);</text:p>
      <text:p text:style-name="P912"><text:s text:c="2"/>rear++;</text:p>
      <text:p text:style-name="P913"><text:s text:c="2"/>queue[rear]=n;</text:p>
      <text:p text:style-name="P914"><text:s/></text:p>
      <text:p text:style-name="P915">}</text:p>
      <text:p text:style-name="P916">int dequeue()</text:p>
      <text:p text:style-name="P917">{</text:p>
      <text:p text:style-name="P918"><text:s/>if(front==-1)</text:p>
      <text:p text:style-name="P919"><text:s/>{</text:p>
      <text:p text:style-name="P920"><text:s text:c="2"/>printf("The Q is empty");</text:p>
      <text:p text:style-name="P921"><text:s text:c="2"/>return 0;</text:p>
      <text:p text:style-name="P922"><text:s/>}</text:p>
      <text:p text:style-name="P923"><text:s/>else if(front==rear)</text:p>
      <text:p text:style-name="P924"><text:s/>{</text:p>
      <text:p text:style-name="P925"><text:s text:c="2"/>printf("\nThe element removed %d\n",queue[front]);</text:p>
      <text:p text:style-name="P926"><text:s text:c="2"/>front=-1;</text:p>
      <text:p text:style-name="P927"><text:s text:c="2"/>rear=-1;</text:p>
      <text:p text:style-name="P928"><text:s/>}</text:p>
      <text:p text:style-name="P929"><text:s/>else</text:p>
      <text:p text:style-name="P930"><text:s/>{</text:p>
      <text:p text:style-name="P931"><text:s text:c="2"/>printf("The element removed %d\n",queue[front]);</text:p>
      <text:p text:style-name="P932"><text:s text:c="2"/>front++;</text:p>
      <text:p text:style-name="P933"><text:s/>}</text:p>
      <text:soft-page-break/>
      <text:p text:style-name="P934">}</text:p>
      <text:p text:style-name="P935">void display()</text:p>
      <text:p text:style-name="P936">{</text:p>
      <text:p text:style-name="P937"><text:s/><text:tab/>int i;</text:p>
      <text:p text:style-name="P938"><text:s/><text:tab/>for(i=front;i&lt;=rear;i++)</text:p>
      <text:p text:style-name="P939"><text:s/><text:tab/>printf("%d ",queue[i]);</text:p>
      <text:p text:style-name="P940"><text:s/><text:tab/>}</text:p>
      <text:p text:style-name="P941">void main()</text:p>
      <text:p text:style-name="P942"><text:s/>{</text:p>
      <text:p text:style-name="P943"><text:s text:c="2"/>int choice;</text:p>
      <text:p text:style-name="P944"><text:s text:c="2"/></text:p>
      <text:p text:style-name="P945"><text:s/>do</text:p>
      <text:p text:style-name="P946"><text:s text:c="2"/>{</text:p>
      <text:p text:style-name="P947"><text:s text:c="3"/>printf("\nSelect any of the following Queue Operations: ");</text:p>
      <text:p text:style-name="P948"><text:s text:c="3"/>printf("\n1.Insertion\n2.Deletion\n3.Display\n4.Exit\n");</text:p>
      <text:p text:style-name="P949"><text:s text:c="3"/>scanf("%d",&amp;choice);</text:p>
      <text:p text:style-name="P950"><text:s text:c="2"/></text:p>
      <text:p text:style-name="P951"><text:s text:c="2"/>switch(choice)</text:p>
      <text:p text:style-name="P952"><text:s text:c="2"/>{</text:p>
      <text:p text:style-name="P953"><text:s text:c="3"/>case 1:enqueue();</text:p>
      <text:p text:style-name="P954"><text:s text:c="3"/></text:p>
      <text:p text:style-name="P955"><text:s text:c="11"/>break;</text:p>
      <text:p text:style-name="P956"><text:s text:c="3"/></text:p>
      <text:p text:style-name="P957"><text:s text:c="4"/>case 2:dequeue();</text:p>
      <text:p text:style-name="P958"><text:s text:c="3"/></text:p>
      <text:p text:style-name="P959"><text:s text:c="11"/>break;</text:p>
      <text:p text:style-name="P960"><text:s text:c="4"/></text:p>
      <text:p text:style-name="P961"><text:s text:c="4"/>case 3:display();</text:p>
      <text:p text:style-name="P962"><text:s text:c="3"/></text:p>
      <text:p text:style-name="P963"><text:s text:c="11"/>break;</text:p>
      <text:p text:style-name="P964"><text:s text:c="3"/></text:p>
      <text:p text:style-name="P965"><text:s text:c="4"/>case 4:exit(0);</text:p>
      <text:p text:style-name="P966"><text:s text:c="4"/></text:p>
      <text:p text:style-name="P967"><text:s text:c="11"/>break;</text:p>
      <text:p text:style-name="P968"><text:s text:c="4"/></text:p>
      <text:p text:style-name="P969"><text:s text:c="4"/>default:printf("\nInvalid option\n");</text:p>
      <text:p text:style-name="P970"><text:s text:c="4"/></text:p>
      <text:p text:style-name="P971"><text:s text:c="4"/>}</text:p>
      <text:p text:style-name="P972"><text:s text:c="3"/>}</text:p>
      <text:p text:style-name="P973"><text:s text:c="3"/>while(choice!=4);</text:p>
      <text:p text:style-name="P974"><text:s text:c="2"/>}</text:p>
      <text:p text:style-name="P975"/>
      <text:p text:style-name="P976"/>
      <text:p text:style-name="P977"/>
      <text:p text:style-name="P978"/>
      <text:p text:style-name="P979"/>
      <text:p text:style-name="P980"/>
      <text:p text:style-name="P981">OUTPUT:</text:p>
      <text:p text:style-name="P982">Select any of the following Queue Operations:</text:p>
      <text:p text:style-name="P983">1.Insertion</text:p>
      <text:p text:style-name="P984">2.Deletion</text:p>
      <text:p text:style-name="P985">3.Display</text:p>
      <text:p text:style-name="P986">4.Exit</text:p>
      <text:p text:style-name="P987">1</text:p>
      <text:p text:style-name="P988">Enter element to insert:</text:p>
      <text:p text:style-name="P989">22</text:p>
      <text:p text:style-name="P990"/>
      <text:p text:style-name="P991">Select any of the following Queue Operations:</text:p>
      <text:p text:style-name="P992">1.Insertion</text:p>
      <text:p text:style-name="P993">2.Deletion</text:p>
      <text:p text:style-name="P994">3.Display</text:p>
      <text:p text:style-name="P995">4.Exit</text:p>
      <text:p text:style-name="P996">1</text:p>
      <text:p text:style-name="P997">Enter element to insert:</text:p>
      <text:p text:style-name="P998">4</text:p>
      <text:p text:style-name="P999"/>
      <text:p text:style-name="P1000">Select any of the following Queue Operations:</text:p>
      <text:p text:style-name="P1001">1.Insertion</text:p>
      <text:p text:style-name="P1002">2.Deletion</text:p>
      <text:p text:style-name="P1003">3.Display</text:p>
      <text:p text:style-name="P1004">4.Exit</text:p>
      <text:p text:style-name="P1005">1</text:p>
      <text:p text:style-name="P1006">Enter element to insert:</text:p>
      <text:p text:style-name="P1007">67</text:p>
      <text:p text:style-name="P1008"/>
      <text:p text:style-name="P1009">Select any of the following Queue Operations:</text:p>
      <text:p text:style-name="P1010">1.Insertion</text:p>
      <text:p text:style-name="P1011">2.Deletion</text:p>
      <text:p text:style-name="P1012">3.Display</text:p>
      <text:p text:style-name="P1013">4.Exit</text:p>
      <text:p text:style-name="P1014">3</text:p>
      <text:p text:style-name="P1015">22 4 67</text:p>
      <text:p text:style-name="P1016">Select any of the following Queue Operations:</text:p>
      <text:p text:style-name="P1017">1.Insertion</text:p>
      <text:p text:style-name="P1018">2.Deletion</text:p>
      <text:p text:style-name="P1019">3.Display</text:p>
      <text:p text:style-name="P1020">4.Exit</text:p>
      <text:p text:style-name="P1021">2</text:p>
      <text:p text:style-name="P1022">The element removed 22</text:p>
      <text:p text:style-name="P1023"/>
      <text:p text:style-name="P1024"/>
      <text:p text:style-name="P1025"/>
      <text:p text:style-name="P1026"/>
      <text:p text:style-name="P1027"/>
      <text:p text:style-name="P1028"/>
      <text:p text:style-name="P1029"/>
      <text:p text:style-name="P1030"/>
      <text:p text:style-name="P1031"/>
      <text:p text:style-name="P1032"/>
      <text:p text:style-name="P1033"/>
      <text:p text:style-name="P1034"/>
      <text:p text:style-name="P1035"/>
      <text:p text:style-name="P1036"/>
      <text:p text:style-name="P1037"/>
      <text:p text:style-name="P1038"/>
      <text:p text:style-name="P1039"/>
      <text:p text:style-name="P1040"/>
      <text:p text:style-name="P1041"/>
      <text:p text:style-name="P1042"/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><text:tab/><text:tab/><text:tab/><text:tab/><text:tab/></text:p>
      <text:p text:style-name="P1059"/>
      <text:p text:style-name="P1060"/>
      <text:p text:style-name="P1061"/>
      <text:p text:style-name="P1062"/>
      <text:soft-page-break/>
      <text:p text:style-name="P1063">CIRCULAR QUEUE</text:p>
      <text:p text:style-name="P1064"><text:tab/><text:tab/><text:tab/><text:tab/><text:tab/><text:tab/><text:tab/><text:tab/><text:tab/>//APARNA SUNIL</text:p>
      <text:p text:style-name="Standard"><text:span text:style-name="T1065"><text:tab/></text:span><text:span text:style-name="T1066"><text:tab/></text:span><text:span text:style-name="T1067"><text:tab/></text:span><text:span text:style-name="T1068"><text:tab/></text:span><text:span text:style-name="T1069"><text:tab/></text:span><text:span text:style-name="T1070"><text:tab/></text:span><text:span text:style-name="T1071"><text:tab/></text:span><text:span text:style-name="T1072"><text:tab/></text:span><text:span text:style-name="T1073"><text:tab/>//</text:span><text:span text:style-name="T1074">B21CSB14</text:span></text:p>
      <text:p text:style-name="P1075">PROGRAM CODE:</text:p>
      <text:p text:style-name="P1076"/>
      <text:p text:style-name="P1077">#include&lt;stdio.h&gt;</text:p>
      <text:p text:style-name="P1078">#include&lt;stdlib.h&gt;</text:p>
      <text:p text:style-name="P1079">#define N 20</text:p>
      <text:p text:style-name="P1080">int queue[N];</text:p>
      <text:p text:style-name="P1081">int front=-1;</text:p>
      <text:p text:style-name="P1082">int rear=-1;</text:p>
      <text:p text:style-name="P1083">void enqueue()</text:p>
      <text:p text:style-name="P1084">{</text:p>
      <text:p text:style-name="P1085"><text:s/>int n;</text:p>
      <text:p text:style-name="P1086"><text:s/>if(front==(rear+1)%N)</text:p>
      <text:p text:style-name="P1087"><text:s text:c="2"/>printf("The Q is full");</text:p>
      <text:p text:style-name="P1088"><text:s/>else if(front==-1)</text:p>
      <text:p text:style-name="P1089"><text:s text:c="2"/>{</text:p>
      <text:p text:style-name="P1090"><text:s text:c="3"/>front=rear=0;</text:p>
      <text:p text:style-name="P1091"><text:s text:c="2"/>}</text:p>
      <text:p text:style-name="P1092"><text:s text:c="2"/>else</text:p>
      <text:p text:style-name="P1093"><text:s text:c="3"/>rear=(rear+1)%N;</text:p>
      <text:p text:style-name="P1094"><text:s text:c="2"/>printf("\nEnter element to Insert:\n");</text:p>
      <text:p text:style-name="P1095"><text:s text:c="2"/>scanf("%d",&amp;n);</text:p>
      <text:p text:style-name="P1096"><text:s text:c="2"/>queue[rear]=n;</text:p>
      <text:p text:style-name="P1097"><text:s/></text:p>
      <text:p text:style-name="P1098">}</text:p>
      <text:p text:style-name="P1099">int dequeue()</text:p>
      <text:p text:style-name="P1100">{</text:p>
      <text:p text:style-name="P1101"><text:s/>if(front==-1)</text:p>
      <text:p text:style-name="P1102"><text:s/>{</text:p>
      <text:p text:style-name="P1103"><text:s text:c="2"/>printf("The Q is empty");</text:p>
      <text:p text:style-name="P1104"><text:s text:c="2"/>return 0;</text:p>
      <text:p text:style-name="P1105"><text:s/>}</text:p>
      <text:p text:style-name="P1106"><text:s/>else if(front==rear)</text:p>
      <text:p text:style-name="P1107"><text:s/>{</text:p>
      <text:p text:style-name="P1108"><text:s text:c="2"/>printf("\nThe element deleted is %d\n",queue[front]);</text:p>
      <text:p text:style-name="P1109"><text:s text:c="2"/>front=rear=-1;</text:p>
      <text:p text:style-name="P1110"><text:s/>}</text:p>
      <text:p text:style-name="P1111"><text:s/>else</text:p>
      <text:p text:style-name="P1112"><text:s/>{</text:p>
      <text:p text:style-name="P1113"><text:s text:c="2"/>printf("The element removed %d\n",queue[front]);</text:p>
      <text:p text:style-name="P1114"><text:s text:c="2"/>front=(front+1)%N;</text:p>
      <text:p text:style-name="P1115"><text:s/>}</text:p>
      <text:soft-page-break/>
      <text:p text:style-name="P1116">}</text:p>
      <text:p text:style-name="P1117">void display()</text:p>
      <text:p text:style-name="P1118">{</text:p>
      <text:p text:style-name="P1119"><text:s/><text:tab/>int i;</text:p>
      <text:p text:style-name="P1120"><text:s/><text:tab/>for(i=front;i&lt;=rear;i++)</text:p>
      <text:p text:style-name="P1121"><text:s/><text:tab/>printf("%d ",queue[i]);</text:p>
      <text:p text:style-name="P1122"><text:s/><text:tab/>}</text:p>
      <text:p text:style-name="P1123">void main()</text:p>
      <text:p text:style-name="P1124"><text:s/>{</text:p>
      <text:p text:style-name="P1125"><text:s text:c="2"/>int choice;</text:p>
      <text:p text:style-name="P1126"><text:s text:c="2"/></text:p>
      <text:p text:style-name="P1127"><text:s/>do</text:p>
      <text:p text:style-name="P1128"><text:s text:c="2"/>{</text:p>
      <text:p text:style-name="P1129"><text:s text:c="3"/>printf("\nSelect any of the following Circularqueue Operations: ");</text:p>
      <text:p text:style-name="P1130"><text:s text:c="3"/>printf("\n1.Insertion\n2.Deletion\n3.Display\n4.Exit\n");</text:p>
      <text:p text:style-name="P1131"><text:s text:c="3"/>scanf("%d",&amp;choice);</text:p>
      <text:p text:style-name="P1132"><text:s text:c="2"/></text:p>
      <text:p text:style-name="P1133"><text:s text:c="2"/>switch(choice)</text:p>
      <text:p text:style-name="P1134"><text:s text:c="2"/>{</text:p>
      <text:p text:style-name="P1135"><text:s text:c="3"/>case 1:enqueue();</text:p>
      <text:p text:style-name="P1136"><text:s text:c="3"/></text:p>
      <text:p text:style-name="P1137"><text:s text:c="11"/>break;</text:p>
      <text:p text:style-name="P1138"><text:s text:c="3"/></text:p>
      <text:p text:style-name="P1139"><text:s text:c="4"/>case 2:dequeue();</text:p>
      <text:p text:style-name="P1140"><text:s text:c="3"/></text:p>
      <text:p text:style-name="P1141"><text:s text:c="11"/>break;</text:p>
      <text:p text:style-name="P1142"><text:s text:c="4"/></text:p>
      <text:p text:style-name="P1143"><text:s text:c="4"/>case 3:display();</text:p>
      <text:p text:style-name="P1144"><text:s text:c="3"/></text:p>
      <text:p text:style-name="P1145"><text:s text:c="11"/>break;</text:p>
      <text:p text:style-name="P1146"><text:s text:c="3"/></text:p>
      <text:p text:style-name="P1147"><text:s text:c="4"/>case 4:exit(0);</text:p>
      <text:p text:style-name="P1148"><text:s text:c="4"/></text:p>
      <text:p text:style-name="P1149"><text:s text:c="11"/>break;</text:p>
      <text:p text:style-name="P1150"><text:s text:c="4"/></text:p>
      <text:p text:style-name="P1151"><text:s text:c="4"/>default:printf("\nInvalid option\n");</text:p>
      <text:p text:style-name="P1152"><text:s text:c="4"/></text:p>
      <text:p text:style-name="P1153"><text:s text:c="4"/>}</text:p>
      <text:p text:style-name="P1154"><text:s text:c="3"/>}</text:p>
      <text:p text:style-name="P1155"><text:s text:c="3"/>while(choice!=4);</text:p>
      <text:p text:style-name="P1156"><text:s text:c="2"/>}</text:p>
      <text:p text:style-name="P1157"><text:s text:c="4"/></text:p>
      <text:p text:style-name="P1158"/>
      <text:p text:style-name="P1159"/>
      <text:p text:style-name="P1160"/>
      <text:p text:style-name="P1161"/>
      <text:p text:style-name="P1162"/>
      <text:p text:style-name="P1163">OUTPUT:</text:p>
      <text:p text:style-name="P1164">Select any of the following Circularqueue Operations:</text:p>
      <text:p text:style-name="P1165">1.Insertion</text:p>
      <text:p text:style-name="P1166">2.Deletion</text:p>
      <text:p text:style-name="P1167">3.Display</text:p>
      <text:p text:style-name="P1168">4.Exit</text:p>
      <text:p text:style-name="P1169">1</text:p>
      <text:p text:style-name="P1170"/>
      <text:p text:style-name="P1171">Enter element to Insert:</text:p>
      <text:p text:style-name="P1172">22</text:p>
      <text:p text:style-name="P1173"/>
      <text:p text:style-name="P1174">Select any of the following Circularqueue Operations:</text:p>
      <text:p text:style-name="P1175">1.Insertion</text:p>
      <text:p text:style-name="P1176">2.Deletion</text:p>
      <text:p text:style-name="P1177">3.Display</text:p>
      <text:p text:style-name="P1178">4.Exit</text:p>
      <text:p text:style-name="P1179">1</text:p>
      <text:p text:style-name="P1180"/>
      <text:p text:style-name="P1181">Enter element to Insert:</text:p>
      <text:p text:style-name="P1182">43</text:p>
      <text:p text:style-name="P1183"/>
      <text:p text:style-name="P1184">Select any of the following Circularqueue Operations:</text:p>
      <text:p text:style-name="P1185">1.Insertion</text:p>
      <text:p text:style-name="P1186">2.Deletion</text:p>
      <text:p text:style-name="P1187">3.Display</text:p>
      <text:p text:style-name="P1188">4.Exit</text:p>
      <text:p text:style-name="P1189">1</text:p>
      <text:p text:style-name="P1190"/>
      <text:p text:style-name="P1191">Enter element to Insert:</text:p>
      <text:p text:style-name="P1192">54</text:p>
      <text:p text:style-name="P1193"/>
      <text:p text:style-name="P1194">Select any of the following Circularqueue Operations:</text:p>
      <text:p text:style-name="P1195">1.Insertion</text:p>
      <text:p text:style-name="P1196">2.Deletion</text:p>
      <text:p text:style-name="P1197">3.Display</text:p>
      <text:p text:style-name="P1198">4.Exit</text:p>
      <text:p text:style-name="P1199">3</text:p>
      <text:p text:style-name="P1200">22 43 54</text:p>
      <text:p text:style-name="P1201">Select any of the following Circularqueue Operations:</text:p>
      <text:p text:style-name="P1202">1.Insertion</text:p>
      <text:p text:style-name="P1203">2.Deletion</text:p>
      <text:p text:style-name="P1204">3.Display</text:p>
      <text:p text:style-name="P1205">4.Exit</text:p>
      <text:p text:style-name="P1206"/>
      <text:p text:style-name="P1207">2</text:p>
      <text:p text:style-name="P1208">The element removed 22</text:p>
      <text:p text:style-name="P1209"/>
      <text:p text:style-name="P1210">Select any of the following Circularqueue Operations:</text:p>
      <text:p text:style-name="P1211">1.Insertion</text:p>
      <text:p text:style-name="P1212">2.Deletion</text:p>
      <text:p text:style-name="P1213">3.Display</text:p>
      <text:p text:style-name="P1214">4.Exit</text:p>
      <text:p text:style-name="P1215">4</text:p>
      <text:p text:style-name="P1216"/>
      <text:p text:style-name="P1217"/>
      <text:p text:style-name="P1218"/>
      <text:p text:style-name="P1219"><text:s text:c="2"/></text:p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  <text:p text:style-name="P1231"/>
      <text:p text:style-name="P1232"/>
      <text:p text:style-name="P1233"/>
      <text:p text:style-name="P1234"/>
      <text:p text:style-name="P1235"/>
      <text:p text:style-name="P1236"/>
      <text:p text:style-name="P1237"/>
      <text:p text:style-name="P1238"/>
      <text:p text:style-name="P1239"/>
      <text:p text:style-name="P1240"/>
      <text:p text:style-name="P1241"/>
      <text:p text:style-name="P1242"/>
      <text:p text:style-name="P1243"/>
      <text:p text:style-name="P1244"/>
      <text:p text:style-name="P1245"/>
      <text:soft-page-break/>
      <text:p text:style-name="P1246"><text:tab/><text:tab/><text:tab/><text:tab/>DOUBLE ENDED QUEUE</text:p>
      <text:p text:style-name="P1247"><text:tab/><text:tab/><text:tab/><text:tab/><text:tab/><text:tab/><text:tab/><text:tab/><text:tab/>//APARNA SUNIL</text:p>
      <text:p text:style-name="Standard"><text:span text:style-name="T1248"><text:s text:c="80"/>//</text:span><text:span text:style-name="T1249">B21CSB14</text:span></text:p>
      <text:p text:style-name="P1250">PROGRAM CODE:</text:p>
      <text:p text:style-name="P1251"/>
      <text:p text:style-name="P1252">#include&lt;stdio.h&gt;</text:p>
      <text:p text:style-name="P1253">#include&lt;stdlib.h&gt;</text:p>
      <text:p text:style-name="P1254">#define max 5</text:p>
      <text:p text:style-name="P1255">int arr[max];</text:p>
      <text:p text:style-name="P1256">int front=-1;</text:p>
      <text:p text:style-name="P1257">int rear=-1;</text:p>
      <text:p text:style-name="P1258"/>
      <text:p text:style-name="P1259">void Insertion_front()</text:p>
      <text:p text:style-name="P1260">{</text:p>
      <text:p text:style-name="P1261"><text:tab/>int n;</text:p>
      <text:p text:style-name="P1262"><text:tab/>if(front=0)</text:p>
      <text:p text:style-name="P1263"><text:tab/><text:s text:c="2"/>printf("Insertion not possible at front\n");</text:p>
      <text:p text:style-name="P1264"><text:tab/>else</text:p>
      <text:p text:style-name="P1265"><text:tab/>{</text:p>
      <text:p text:style-name="P1266"><text:tab/><text:s text:c="2"/>printf("Enter element to read: ");</text:p>
      <text:p text:style-name="P1267"><text:tab/><text:s text:c="2"/>scanf("%d",&amp;n);</text:p>
      <text:p text:style-name="P1268"><text:tab/><text:s text:c="2"/>front=front-1;</text:p>
      <text:p text:style-name="P1269"><text:tab/><text:s text:c="2"/>arr[front]=n;</text:p>
      <text:p text:style-name="P1270"><text:tab/><text:s/>}</text:p>
      <text:p text:style-name="P1271">}</text:p>
      <text:p text:style-name="P1272"/>
      <text:p text:style-name="P1273">void Insertion_rear()</text:p>
      <text:p text:style-name="P1274">{</text:p>
      <text:p text:style-name="P1275"><text:tab/>int add_item;</text:p>
      <text:p text:style-name="P1276"><text:tab/>if(rear=max-1)</text:p>
      <text:p text:style-name="P1277"><text:tab/>printf("\nQueue is full\n");</text:p>
      <text:p text:style-name="P1278"><text:tab/>else</text:p>
      <text:p text:style-name="P1279"><text:tab/>{</text:p>
      <text:p text:style-name="P1280"><text:tab/><text:s/>front=-1;</text:p>
      <text:p text:style-name="P1281"><text:tab/><text:s/>front=0;</text:p>
      <text:p text:style-name="P1282"><text:tab/><text:s/>printf("Read item to be Inserted:\n");</text:p>
      <text:p text:style-name="P1283"><text:tab/><text:s/>scanf("%d",&amp;add_item);</text:p>
      <text:p text:style-name="P1284"><text:tab/><text:s/>rear++;</text:p>
      <text:p text:style-name="P1285"><text:tab/><text:s/>arr[rear]=add_item;</text:p>
      <text:p text:style-name="P1286"><text:tab/><text:s/>}</text:p>
      <text:p text:style-name="P1287">}</text:p>
      <text:p text:style-name="P1288">void Deletion_front()</text:p>
      <text:p text:style-name="P1289">{</text:p>
      <text:p text:style-name="P1290"><text:tab/>int del_item;</text:p>
      <text:soft-page-break/>
      <text:p text:style-name="P1291"><text:tab/>printf("Enter element to delete from front: ");</text:p>
      <text:p text:style-name="P1292"><text:tab/>scanf("%d",&amp;del_item);</text:p>
      <text:p text:style-name="P1293"><text:tab/>if(front=-1)</text:p>
      <text:p text:style-name="P1294"><text:tab/>printf("\nQueue is empty\n");</text:p>
      <text:p text:style-name="P1295"><text:tab/>else</text:p>
      <text:p text:style-name="P1296"><text:tab/>{</text:p>
      <text:p text:style-name="P1297"><text:s/><text:tab/><text:s/>del_item=arr[front];</text:p>
      <text:p text:style-name="P1298"><text:s/><text:tab/>}</text:p>
      <text:p text:style-name="P1299"><text:s/><text:tab/>if(front==rear)</text:p>
      <text:p text:style-name="P1300"><text:s/><text:tab/><text:s text:c="2"/>front=rear=-1;</text:p>
      <text:p text:style-name="P1301"><text:s/><text:tab/>else</text:p>
      <text:p text:style-name="P1302"><text:s/><text:tab/><text:s text:c="2"/>front=front+1;</text:p>
      <text:p text:style-name="P1303">}</text:p>
      <text:p text:style-name="P1304">void Deletion_rear()</text:p>
      <text:p text:style-name="P1305">{</text:p>
      <text:p text:style-name="P1306"><text:tab/>int item;</text:p>
      <text:p text:style-name="P1307"><text:tab/>if(rear=-1)</text:p>
      <text:p text:style-name="P1308"><text:tab/><text:s/>printf("\nDeletion not possible\n");</text:p>
      <text:p text:style-name="P1309"><text:tab/>else</text:p>
      <text:p text:style-name="P1310"><text:tab/><text:s/>item=arr[rear];</text:p>
      <text:p text:style-name="P1311"><text:tab/>if(front=rear)</text:p>
      <text:p text:style-name="P1312"><text:tab/>front=rear=-1;</text:p>
      <text:p text:style-name="P1313"><text:tab/>else</text:p>
      <text:p text:style-name="P1314"><text:tab/>{</text:p>
      <text:p text:style-name="P1315"><text:tab/><text:s/>rear=rear-1;</text:p>
      <text:p text:style-name="P1316"><text:tab/><text:s/>printf("\nDelete item\n");</text:p>
      <text:p text:style-name="P1317"><text:tab/><text:s/>scanf("%d",&amp;item);</text:p>
      <text:p text:style-name="P1318"><text:s text:c="4"/></text:p>
      <text:p text:style-name="P1319"><text:tab/>}</text:p>
      <text:p text:style-name="P1320">}</text:p>
      <text:p text:style-name="P1321">void display()</text:p>
      <text:p text:style-name="P1322">{</text:p>
      <text:p text:style-name="P1323"><text:s/>int i;</text:p>
      <text:p text:style-name="P1324"><text:s/>for(i=front;i&lt;=rear;i++)</text:p>
      <text:p text:style-name="P1325"><text:s text:c="2"/>printf("%d",arr[i]);</text:p>
      <text:p text:style-name="P1326">}</text:p>
      <text:p text:style-name="P1327"><text:s/></text:p>
      <text:p text:style-name="P1328"><text:s/>void main()</text:p>
      <text:p text:style-name="P1329">{</text:p>
      <text:p text:style-name="P1330"><text:tab/>int choice;</text:p>
      <text:p text:style-name="P1331"><text:tab/>do</text:p>
      <text:p text:style-name="P1332"><text:tab/>{</text:p>
      <text:p text:style-name="P1333"><text:tab/>printf("\nSelect any of the following choices: ");</text:p>
      <text:p text:style-name="P1334"><text:tab/>printf("\n1.Insertion at front\n2.Insertion at rear\n3.Deletion at front</text:p>
      <text:p text:style-name="P1335"><text:s text:c="10"/>\n4.Deletion at rear\n5.Display\n");</text:p>
      <text:soft-page-break/>
      <text:p text:style-name="P1336"><text:tab/>scanf("%d",&amp;choice);</text:p>
      <text:p text:style-name="P1337"><text:tab/></text:p>
      <text:p text:style-name="P1338"><text:tab/>switch(choice)</text:p>
      <text:p text:style-name="P1339"><text:tab/>{</text:p>
      <text:p text:style-name="P1340"><text:tab/><text:tab/>case 1:Insertion_front();</text:p>
      <text:p text:style-name="P1341"><text:tab/><text:tab/><text:tab/>break;</text:p>
      <text:p text:style-name="P1342"><text:tab/><text:tab/>case 2:Insertion_rear();</text:p>
      <text:p text:style-name="P1343"><text:tab/><text:tab/><text:tab/>break;</text:p>
      <text:p text:style-name="P1344"><text:tab/><text:tab/>case 3:Deletion_front();</text:p>
      <text:p text:style-name="P1345"><text:tab/><text:tab/><text:tab/>break;</text:p>
      <text:p text:style-name="P1346"><text:tab/><text:tab/>case 4:Deletion_rear();</text:p>
      <text:p text:style-name="P1347"><text:tab/><text:tab/><text:tab/>break;</text:p>
      <text:p text:style-name="P1348"><text:tab/><text:tab/>case 5:display();</text:p>
      <text:p text:style-name="P1349"><text:tab/><text:tab/><text:tab/>break;</text:p>
      <text:p text:style-name="P1350"><text:tab/><text:tab/>default:printf("Invalid choice");</text:p>
      <text:p text:style-name="P1351"><text:tab/>}</text:p>
      <text:p text:style-name="P1352"><text:tab/>}</text:p>
      <text:p text:style-name="P1353"><text:tab/>while(choice!=6);</text:p>
      <text:p text:style-name="P1354">}</text:p>
      <text:p text:style-name="P1355"/>
      <text:p text:style-name="P1356"><text:s/></text:p>
      <text:p text:style-name="P1357">OUTPUT:</text:p>
      <text:p text:style-name="P1358"/>
      <text:p text:style-name="P1359"/>
      <text:p text:style-name="P1360"/>
      <text:p text:style-name="P1361"/>
      <text:p text:style-name="P1362"/>
      <text:p text:style-name="P1363"/>
      <text:p text:style-name="P1364"/>
      <text:p text:style-name="P1365"/>
      <text:p text:style-name="P1366"/>
      <text:p text:style-name="P1367"/>
      <text:p text:style-name="P1368"/>
      <text:p text:style-name="P1369"/>
      <text:p text:style-name="P1370"/>
      <text:p text:style-name="P1371"/>
      <text:p text:style-name="P1372"/>
      <text:p text:style-name="P1373"/>
      <text:p text:style-name="P1374"/>
      <text:p text:style-name="P1375"/>
      <text:p text:style-name="P1376"/>
      <text:p text:style-name="P1377"/>
      <text:p text:style-name="P1378"/>
      <text:p text:style-name="P1379"/>
      <text:p text:style-name="P1380"/>
      <text:p text:style-name="P1381"/>
      <text:p text:style-name="P1382"/>
      <text:p text:style-name="P1383"/>
      <text:p text:style-name="P1384"/>
      <text:p text:style-name="P1385"/>
      <text:p text:style-name="P1386"/>
      <text:p text:style-name="P1387"/>
      <text:p text:style-name="P1388"/>
      <text:p text:style-name="P1389"/>
      <text:p text:style-name="P1390"/>
      <text:p text:style-name="P1391"/>
      <text:p text:style-name="P1392"/>
      <text:p text:style-name="P1393"/>
      <text:p text:style-name="P1394"/>
      <text:p text:style-name="P1395"/>
      <text:p text:style-name="P1396"/>
      <text:p text:style-name="P1397"/>
      <text:p text:style-name="P1398"/>
      <text:p text:style-name="P1399"/>
      <text:p text:style-name="P1400"/>
      <text:p text:style-name="P1401"/>
      <text:p text:style-name="P1402"/>
      <text:p text:style-name="P1403"/>
      <text:p text:style-name="P1404"/>
      <text:p text:style-name="P1405"/>
      <text:p text:style-name="P1406"/>
      <text:p text:style-name="P1407"/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p text:style-name="P1417"/>
      <text:p text:style-name="P1418"/>
      <text:p text:style-name="P1419"/>
      <text:p text:style-name="P1420"/>
      <text:p text:style-name="P1421"/>
      <text:p text:style-name="P1422"/>
      <text:p text:style-name="P1423"/>
      <text:p text:style-name="P1424"/>
      <text:p text:style-name="P1425"/>
      <text:soft-page-break/>
      <text:p text:style-name="Standard"><text:span text:style-name="T1426"><text:tab/></text:span><text:span text:style-name="T1427"><text:tab/></text:span><text:span text:style-name="T1428"><text:tab/></text:span><text:span text:style-name="T1429"><text:tab/></text:span><text:span text:style-name="T1430"><text:tab/></text:span><text:span text:style-name="T1431">POLYNOMIAL</text:span></text:p>
      <text:p text:style-name="P1432"><text:tab/><text:tab/><text:tab/><text:tab/><text:tab/><text:tab/><text:tab/><text:tab/><text:tab/>//APARNA SUNIL</text:p>
      <text:p text:style-name="Standard"><text:span text:style-name="T1433"><text:tab/></text:span><text:span text:style-name="T1434"><text:tab/></text:span><text:span text:style-name="T1435"><text:tab/></text:span><text:span text:style-name="T1436"><text:tab/></text:span><text:span text:style-name="T1437"><text:tab/></text:span><text:span text:style-name="T1438"><text:tab/></text:span><text:span text:style-name="T1439"><text:tab/></text:span><text:span text:style-name="T1440"><text:tab/></text:span><text:span text:style-name="T1441"><text:tab/>//</text:span><text:span text:style-name="T1442">B21CSB14</text:span></text:p>
      <text:p text:style-name="P1443">PROGRAM CODE:</text:p>
      <text:p text:style-name="P1444">#include&lt;stdio.h&gt;</text:p>
      <text:p text:style-name="P1445">void main()</text:p>
      <text:p text:style-name="P1446">{</text:p>
      <text:p text:style-name="P1447"><text:s text:c="4"/>int n1,n2,p1[10][2],p2[10][2],i,j;</text:p>
      <text:p text:style-name="P1448"><text:s text:c="4"/>printf("Enter the number of terms in the first polynomial\n");</text:p>
      <text:p text:style-name="P1449"><text:s text:c="4"/>scanf("%d",&amp;n1);</text:p>
      <text:p text:style-name="P1450"><text:s text:c="4"/>for(i=0;i&lt;n1;i++)</text:p>
      <text:p text:style-name="P1451"><text:s text:c="4"/>{</text:p>
      <text:p text:style-name="P1452"><text:s text:c="8"/>printf("Enter the coefficient and exponential of the term\n");</text:p>
      <text:p text:style-name="P1453"><text:s text:c="8"/>for(j=0;j&lt;2;j++)</text:p>
      <text:p text:style-name="P1454"><text:s text:c="8"/>{</text:p>
      <text:p text:style-name="P1455"><text:s text:c="8"/>scanf("%d",&amp;p1[i][j]);</text:p>
      <text:p text:style-name="P1456"><text:s text:c="8"/>}</text:p>
      <text:p text:style-name="P1457"/>
      <text:p text:style-name="P1458"><text:s text:c="4"/>}</text:p>
      <text:p text:style-name="P1459"><text:s text:c="4"/>printf("Enter the number of terms in the second polynomial\n");</text:p>
      <text:p text:style-name="P1460"><text:s text:c="4"/>scanf("%d",&amp;n2);</text:p>
      <text:p text:style-name="P1461"><text:s text:c="4"/>for(i=0;i&lt;n2;i++)</text:p>
      <text:p text:style-name="P1462"><text:s text:c="4"/>{</text:p>
      <text:p text:style-name="P1463"><text:s text:c="8"/>printf("Enter the coefficient and exponential of the term\n");</text:p>
      <text:p text:style-name="P1464"><text:s text:c="8"/>for(j=0;j&lt;2;j++)</text:p>
      <text:p text:style-name="P1465"><text:s text:c="8"/>{</text:p>
      <text:p text:style-name="P1466"><text:s text:c="8"/>scanf("%d",&amp;p2[i][j]);</text:p>
      <text:p text:style-name="P1467"><text:s text:c="8"/>}</text:p>
      <text:p text:style-name="P1468"><text:s text:c="4"/>}</text:p>
      <text:p text:style-name="P1469"><text:s text:c="4"/>int p3[10][2];</text:p>
      <text:p text:style-name="P1470"><text:s text:c="4"/>int k=0;</text:p>
      <text:p text:style-name="P1471"><text:s text:c="4"/>i=0,j=0;</text:p>
      <text:p text:style-name="P1472"><text:s text:c="4"/>while(i&lt;n1||j&lt;n2)</text:p>
      <text:p text:style-name="P1473"><text:s text:c="4"/>{</text:p>
      <text:p text:style-name="P1474"><text:s text:c="8"/>if(p1[i][1]&gt;p2[j][1])</text:p>
      <text:p text:style-name="P1475"><text:s text:c="8"/>{</text:p>
      <text:p text:style-name="P1476"><text:s text:c="12"/>p3[k][0]=p1[i][0];</text:p>
      <text:p text:style-name="P1477"><text:s text:c="12"/>p3[k][1]=p1[i][1];</text:p>
      <text:p text:style-name="P1478"><text:s text:c="12"/>i++;</text:p>
      <text:p text:style-name="P1479"><text:s text:c="8"/>}</text:p>
      <text:p text:style-name="P1480"><text:s text:c="8"/>else if(p1[i][1]&lt;p2[j][1])</text:p>
      <text:p text:style-name="P1481"><text:s text:c="8"/>{</text:p>
      <text:p text:style-name="P1482"><text:s text:c="13"/>p3[k][0]=p2[j][0];</text:p>
      <text:p text:style-name="P1483"><text:s text:c="13"/>p3[k][1]=p2[j][1];</text:p>
      <text:soft-page-break/>
      <text:p text:style-name="P1484"><text:s text:c="13"/>j++;</text:p>
      <text:p text:style-name="P1485"><text:s text:c="8"/>}</text:p>
      <text:p text:style-name="P1486"><text:s text:c="8"/>else</text:p>
      <text:p text:style-name="P1487"><text:s text:c="8"/>{</text:p>
      <text:p text:style-name="P1488"><text:s text:c="12"/>p3[k][0]=p1[i][0]+p2[j][0];</text:p>
      <text:p text:style-name="P1489"><text:s text:c="12"/>p3[k][1]=p1[k][1];</text:p>
      <text:p text:style-name="P1490"><text:s text:c="12"/>i++;</text:p>
      <text:p text:style-name="P1491"><text:s text:c="12"/>j++;</text:p>
      <text:p text:style-name="P1492"><text:s text:c="8"/>}</text:p>
      <text:p text:style-name="P1493"><text:s text:c="8"/>k++;</text:p>
      <text:p text:style-name="P1494"><text:s text:c="4"/>}</text:p>
      <text:p text:style-name="P1495"><text:s text:c="5"/>printf("The first polynomial is\n");</text:p>
      <text:p text:style-name="P1496"><text:s text:c="4"/>for(i=0;i&lt;n1;i++)</text:p>
      <text:p text:style-name="P1497"><text:s text:c="4"/>{</text:p>
      <text:p text:style-name="P1498"><text:s text:c="8"/>printf("%d x^%d <text:s text:c="2"/>",p1[i][0],p1[i][1]);</text:p>
      <text:p text:style-name="P1499"><text:s text:c="4"/>}</text:p>
      <text:p text:style-name="P1500"><text:s text:c="4"/>printf("\n");</text:p>
      <text:p text:style-name="P1501"><text:s text:c="4"/>printf("The second polynomial is\n");</text:p>
      <text:p text:style-name="P1502"><text:s text:c="4"/>for(i=0;i&lt;n2;i++)</text:p>
      <text:p text:style-name="P1503"><text:s text:c="4"/>{</text:p>
      <text:p text:style-name="P1504"><text:s text:c="8"/>printf("%d x^%d <text:s text:c="2"/>",p2[i][0],p2[i][1]);</text:p>
      <text:p text:style-name="P1505"><text:s text:c="4"/>}</text:p>
      <text:p text:style-name="P1506"><text:s text:c="4"/>printf("\n");</text:p>
      <text:p text:style-name="P1507"><text:s text:c="4"/>printf("The resultant polynomial is\n");</text:p>
      <text:p text:style-name="P1508"><text:s text:c="4"/>for(i=0;i&lt;k;i++)</text:p>
      <text:p text:style-name="P1509"><text:s text:c="4"/>{</text:p>
      <text:p text:style-name="P1510"><text:s text:c="8"/>printf("%d x^%d <text:s text:c="2"/>",p3[i][0],p3[i][1]);</text:p>
      <text:p text:style-name="P1511"><text:s text:c="4"/>}</text:p>
      <text:p text:style-name="P1512"/>
      <text:p text:style-name="P1513">}</text:p>
      <text:p text:style-name="P1514"/>
      <text:p text:style-name="P1515"/>
      <text:p text:style-name="P1516"/>
      <text:p text:style-name="P1517"/>
      <text:p text:style-name="P1518"/>
      <text:p text:style-name="P1519"/>
      <text:p text:style-name="P1520"/>
      <text:p text:style-name="P1521"/>
      <text:p text:style-name="P1522"/>
      <text:p text:style-name="P1523"/>
      <text:p text:style-name="P1524"/>
      <text:p text:style-name="P1525"/>
      <text:p text:style-name="P1526"/>
      <text:p text:style-name="P1527"/>
      <text:p text:style-name="P1528">OUTPUT:</text:p>
      <text:p text:style-name="P1529">Enter the number of terms in the first polynomial</text:p>
      <text:p text:style-name="P1530">3</text:p>
      <text:p text:style-name="P1531">Enter the coefficient and exponential of the term</text:p>
      <text:p text:style-name="P1532">1</text:p>
      <text:p text:style-name="P1533">1</text:p>
      <text:p text:style-name="P1534">Enter the coefficient and exponential of the term</text:p>
      <text:p text:style-name="P1535">2</text:p>
      <text:p text:style-name="P1536">2</text:p>
      <text:p text:style-name="P1537">Enter the coefficient and exponential of the term</text:p>
      <text:p text:style-name="P1538">3</text:p>
      <text:p text:style-name="P1539">3</text:p>
      <text:p text:style-name="P1540">Enter the number of terms in the second polynomial</text:p>
      <text:p text:style-name="P1541">4</text:p>
      <text:p text:style-name="P1542">Enter the coefficient and exponential of the term</text:p>
      <text:p text:style-name="P1543">1</text:p>
      <text:p text:style-name="P1544">1</text:p>
      <text:p text:style-name="P1545">Enter the coefficient and exponential of the term</text:p>
      <text:p text:style-name="P1546">2</text:p>
      <text:p text:style-name="P1547">2</text:p>
      <text:p text:style-name="P1548">Enter the coefficient and exponential of the term</text:p>
      <text:p text:style-name="P1549">3</text:p>
      <text:p text:style-name="P1550">3</text:p>
      <text:p text:style-name="P1551">Enter the coefficient and exponential of the term</text:p>
      <text:p text:style-name="P1552">4</text:p>
      <text:p text:style-name="P1553">4</text:p>
      <text:p text:style-name="P1554">The first polynomial is</text:p>
      <text:p text:style-name="P1555">1 x^1 <text:s text:c="2"/>2 x^2 <text:s text:c="2"/>3 x^3 <text:s text:c="2"/></text:p>
      <text:p text:style-name="P1556">The second polynomial is</text:p>
      <text:p text:style-name="P1557">1 x^1 <text:s text:c="2"/>2 x^2 <text:s text:c="2"/>3 x^3 <text:s text:c="2"/>4 x^4 <text:s text:c="2"/></text:p>
      <text:p text:style-name="P1558">The resultant polynomial is</text:p>
      <text:p text:style-name="P1559">2 x^1 <text:s text:c="2"/>4 x^2 <text:s text:c="2"/>6 x^3 <text:s text:c="2"/>4 x^4</text:p>
      <text:p text:style-name="P1560"/>
      <text:p text:style-name="P1561"/>
      <text:p text:style-name="P1562"/>
      <text:p text:style-name="P1563"/>
      <text:p text:style-name="P1564"/>
      <text:p text:style-name="P1565"/>
      <text:p text:style-name="P1566"/>
      <text:p text:style-name="P1567"/>
      <text:p text:style-name="P1568"/>
      <text:p text:style-name="P1569"/>
      <text:p text:style-name="P1570"/>
      <text:p text:style-name="P1571"/>
      <text:p text:style-name="P1572"/>
      <text:p text:style-name="P1573"/>
      <text:p text:style-name="P1574"/>
      <text:p text:style-name="P1575"/>
      <text:p text:style-name="P1576"/>
      <text:p text:style-name="P1577"/>
      <text:p text:style-name="P1578"/>
      <text:p text:style-name="P1579"/>
      <text:p text:style-name="P1580"/>
      <text:p text:style-name="P1581"/>
      <text:p text:style-name="P1582"/>
      <text:p text:style-name="P1583"/>
      <text:p text:style-name="P1584"/>
      <text:p text:style-name="P1585"/>
      <text:p text:style-name="P1586"/>
      <text:p text:style-name="P1587"/>
      <text:p text:style-name="P1588"/>
      <text:p text:style-name="P1589"/>
      <text:p text:style-name="P1590"/>
      <text:p text:style-name="P1591"/>
      <text:p text:style-name="P1592"/>
      <text:p text:style-name="P1593"/>
      <text:p text:style-name="P1594"/>
      <text:p text:style-name="P1595"/>
      <text:p text:style-name="P1596"/>
      <text:p text:style-name="P1597"/>
      <text:p text:style-name="P1598"/>
      <text:p text:style-name="P1599"/>
      <text:p text:style-name="P1600"/>
      <text:p text:style-name="P1601"/>
      <text:p text:style-name="P1602"/>
      <text:p text:style-name="P1603"/>
      <text:p text:style-name="P1604"/>
      <text:p text:style-name="P1605"/>
      <text:p text:style-name="P1606"/>
      <text:p text:style-name="P1607"/>
      <text:p text:style-name="P1608"/>
      <text:soft-page-break/>
      <text:p text:style-name="P1609"><text:tab/><text:tab/><text:tab/><text:tab/><text:tab/></text:p>
      <text:p text:style-name="P1610"/>
      <text:p text:style-name="P1611"><text:tab/><text:tab/><text:tab/><text:tab/><text:tab/>SPARSE</text:p>
      <text:p text:style-name="P1612"><text:tab/><text:tab/><text:tab/><text:tab/><text:tab/><text:tab/><text:tab/><text:tab/>//APARNA SUNIL</text:p>
      <text:p text:style-name="Standard"><text:span text:style-name="T1613"><text:tab/></text:span><text:span text:style-name="T1614"><text:tab/></text:span><text:span text:style-name="T1615"><text:tab/></text:span><text:span text:style-name="T1616"><text:tab/></text:span><text:span text:style-name="T1617"><text:tab/></text:span><text:span text:style-name="T1618"><text:tab/></text:span><text:span text:style-name="T1619"><text:tab/></text:span><text:span text:style-name="T1620"><text:tab/>//</text:span><text:span text:style-name="T1621">B21CSB14</text:span></text:p>
      <text:p text:style-name="P1622">PROGRAM CODE:</text:p>
      <text:p text:style-name="P1623"/>
      <text:p text:style-name="P1624">#include &lt;stdio.h&gt;</text:p>
      <text:p text:style-name="P1625"/>
      <text:p text:style-name="P1626"><text:s/></text:p>
      <text:p text:style-name="P1627"/>
      <text:p text:style-name="P1628">struct sparse</text:p>
      <text:p text:style-name="P1629"/>
      <text:p text:style-name="P1630">{ <text:s text:c="2"/>int row,col;</text:p>
      <text:p text:style-name="P1631"/>
      <text:p text:style-name="P1632"><text:s text:c="4"/>int a[10][10];</text:p>
      <text:p text:style-name="P1633"/>
      <text:p text:style-name="P1634"><text:s text:c="4"/>int tuple[100][3];</text:p>
      <text:p text:style-name="P1635"/>
      <text:p text:style-name="P1636">};</text:p>
      <text:p text:style-name="P1637"/>
      <text:p text:style-name="P1638"><text:s/></text:p>
      <text:p text:style-name="P1639"/>
      <text:p text:style-name="P1640">void readarray(struct sparse *sp,int i)</text:p>
      <text:p text:style-name="P1641"/>
      <text:p text:style-name="P1642">{printf("Enter no of rows and columns of matrix %d\n",i);</text:p>
      <text:p text:style-name="P1643"/>
      <text:p text:style-name="P1644">scanf("%d%d",&amp;sp-&gt;row,&amp;sp-&gt;col);</text:p>
      <text:p text:style-name="P1645"/>
      <text:p text:style-name="P1646">printf("Enter the elements\n");</text:p>
      <text:p text:style-name="P1647"/>
      <text:p text:style-name="P1648">for (int i=0;i&lt;sp-&gt;row;i++)</text:p>
      <text:p text:style-name="P1649"/>
      <text:p text:style-name="P1650">for (int j=0;j&lt;sp-&gt;col;j++)</text:p>
      <text:p text:style-name="P1651"/>
      <text:p text:style-name="P1652">scanf("%d",&amp;sp-&gt;a[i][j]);</text:p>
      <text:p text:style-name="P1653"/>
      <text:p text:style-name="P1654">}</text:p>
      <text:p text:style-name="P1655"/>
      <text:p text:style-name="P1656"><text:s/></text:p>
      <text:p text:style-name="P1657"/>
      <text:p text:style-name="P1658">void disparray(struct sparse *sp,int i)</text:p>
      <text:p text:style-name="P1659"/>
      <text:p text:style-name="P1660">{printf("The matrix %d\n",i);</text:p>
      <text:p text:style-name="P1661"/>
      <text:p text:style-name="P1662"><text:s text:c="2"/>for (int i=0;i&lt;sp-&gt;row;i++)</text:p>
      <text:p text:style-name="P1663"/>
      <text:p text:style-name="P1664"><text:s/>{ for (int j=0;j&lt;sp-&gt;col;j++)</text:p>
      <text:p text:style-name="P1665"/>
      <text:p text:style-name="P1666"><text:s text:c="4"/>{printf("%d <text:s/>",sp-&gt;a[i][j]);}</text:p>
      <text:p text:style-name="P1667"/>
      <text:p text:style-name="P1668"><text:s text:c="2"/>printf("\n");</text:p>
      <text:p text:style-name="P1669"/>
      <text:p text:style-name="P1670"><text:s text:c="2"/>}</text:p>
      <text:p text:style-name="P1671"/>
      <text:p text:style-name="P1672">}</text:p>
      <text:p text:style-name="P1673"/>
      <text:p text:style-name="P1674"><text:s/></text:p>
      <text:p text:style-name="P1675"/>
      <text:p text:style-name="P1676">void disptuple(struct sparse *sp,int i)</text:p>
      <text:p text:style-name="P1677"/>
      <text:p text:style-name="P1678">{printf("The tuple representation of sparse matrix %d\n",i);</text:p>
      <text:p text:style-name="P1679"/>
      <text:p text:style-name="P1680"><text:s text:c="2"/>for (int i=0;i&lt;=sp-&gt;tuple[0][2];i++)</text:p>
      <text:p text:style-name="P1681"/>
      <text:p text:style-name="P1682"><text:s text:c="2"/>{ for (int j=0;j&lt;3;j++)</text:p>
      <text:p text:style-name="P1683"/>
      <text:p text:style-name="P1684"><text:s text:c="4"/>{printf("%d <text:s/>",sp-&gt;tuple[i][j]);}</text:p>
      <text:p text:style-name="P1685"/>
      <text:p text:style-name="P1686"><text:s text:c="2"/>printf("\n");</text:p>
      <text:p text:style-name="P1687"/>
      <text:p text:style-name="P1688"><text:s text:c="2"/>}</text:p>
      <text:p text:style-name="P1689"/>
      <text:p text:style-name="P1690">}</text:p>
      <text:p text:style-name="P1691"/>
      <text:p text:style-name="P1692"><text:s/></text:p>
      <text:p text:style-name="P1693"/>
      <text:p text:style-name="P1694">void maketuple(struct sparse *sp)</text:p>
      <text:p text:style-name="P1695"/>
      <text:p text:style-name="P1696">{int k=0;</text:p>
      <text:p text:style-name="P1697"/>
      <text:p text:style-name="P1698">sp-&gt;tuple[0][0]=sp-&gt;row;</text:p>
      <text:p text:style-name="P1699"/>
      <text:p text:style-name="P1700">sp-&gt;tuple[0][1]=sp-&gt;col;</text:p>
      <text:p text:style-name="P1701"/>
      <text:p text:style-name="P1702">for (int i=0;i&lt;sp-&gt;row;i++)</text:p>
      <text:p text:style-name="P1703"/>
      <text:p text:style-name="P1704">for (int j=0;j&lt;sp-&gt;col;j++)</text:p>
      <text:p text:style-name="P1705"/>
      <text:soft-page-break/>
      <text:p text:style-name="P1706">{if(sp-&gt;a[i][j]!=0)</text:p>
      <text:p text:style-name="P1707"/>
      <text:p text:style-name="P1708"><text:s text:c="2"/>{k++;</text:p>
      <text:p text:style-name="P1709"/>
      <text:p text:style-name="P1710"><text:s text:c="3"/>sp-&gt;tuple[k][0]=i;</text:p>
      <text:p text:style-name="P1711"/>
      <text:p text:style-name="P1712"><text:s text:c="3"/>sp-&gt;tuple[k][1]=j;</text:p>
      <text:p text:style-name="P1713"/>
      <text:p text:style-name="P1714"><text:s text:c="3"/>sp-&gt;tuple[k][2]=sp-&gt;a[i][j];</text:p>
      <text:p text:style-name="P1715"/>
      <text:p text:style-name="P1716"><text:s text:c="2"/>}</text:p>
      <text:p text:style-name="P1717"/>
      <text:p text:style-name="P1718"><text:s text:c="2"/>sp-&gt;tuple[0][2]=k;</text:p>
      <text:p text:style-name="P1719"/>
      <text:p text:style-name="P1720">}</text:p>
      <text:p text:style-name="P1721"/>
      <text:p text:style-name="P1722">}</text:p>
      <text:p text:style-name="P1723"/>
      <text:p text:style-name="P1724"><text:s/></text:p>
      <text:p text:style-name="P1725"/>
      <text:p text:style-name="P1726">void transtuple(struct sparse *sp1,struct sparse *sp2,int a)</text:p>
      <text:p text:style-name="P1727"/>
      <text:p text:style-name="P1728">{</text:p>
      <text:p text:style-name="P1729"/>
      <text:p text:style-name="P1730">if (sp1-&gt;tuple[0][2]==0)</text:p>
      <text:p text:style-name="P1731"/>
      <text:p text:style-name="P1732">printf("Matrix %d cannot be transposed",a);</text:p>
      <text:p text:style-name="P1733"/>
      <text:p text:style-name="P1734">else</text:p>
      <text:p text:style-name="P1735"/>
      <text:p text:style-name="P1736">{</text:p>
      <text:p text:style-name="P1737"/>
      <text:p text:style-name="P1738">sp2-&gt;tuple[0][1]=sp1-&gt;tuple[0][0];</text:p>
      <text:p text:style-name="P1739"/>
      <text:p text:style-name="P1740">sp2-&gt;tuple[0][0]=sp1-&gt;tuple[0][1];</text:p>
      <text:p text:style-name="P1741"/>
      <text:p text:style-name="P1742">sp2-&gt;tuple[0][2]=sp1-&gt;tuple[0][2];</text:p>
      <text:p text:style-name="P1743"/>
      <text:p text:style-name="P1744">int k=1;</text:p>
      <text:p text:style-name="P1745"/>
      <text:p text:style-name="P1746">for(int i=0;i&lt;sp1-&gt;tuple[0][1];i++)</text:p>
      <text:p text:style-name="P1747"/>
      <text:p text:style-name="P1748">for(int j=1;j&lt;=sp1-&gt;tuple[0][2];j++)</text:p>
      <text:p text:style-name="P1749"/>
      <text:p text:style-name="P1750">if(i==sp1-&gt;tuple[j][1])</text:p>
      <text:p text:style-name="P1751"/>
      <text:p text:style-name="P1752">{</text:p>
      <text:p text:style-name="P1753"/>
      <text:p text:style-name="P1754">sp2-&gt;tuple[k][0]=sp1-&gt;tuple[j][1];</text:p>
      <text:p text:style-name="P1755"/>
      <text:p text:style-name="P1756">sp2-&gt;tuple[k][1]=sp1-&gt;tuple[j][0];</text:p>
      <text:p text:style-name="P1757"/>
      <text:p text:style-name="P1758">sp2-&gt;tuple[k][2]=sp1-&gt;tuple[j][2];</text:p>
      <text:p text:style-name="P1759"/>
      <text:p text:style-name="P1760">k++;</text:p>
      <text:p text:style-name="P1761"/>
      <text:p text:style-name="P1762">}</text:p>
      <text:p text:style-name="P1763"/>
      <text:p text:style-name="P1764">printf("Transpose is\n");</text:p>
      <text:p text:style-name="P1765"/>
      <text:p text:style-name="P1766">disptuple(sp2,a);</text:p>
      <text:p text:style-name="P1767"/>
      <text:p text:style-name="P1768">}}</text:p>
      <text:p text:style-name="P1769"/>
      <text:p text:style-name="P1770"><text:s/></text:p>
      <text:p text:style-name="P1771"/>
      <text:p text:style-name="P1772">void addtuple(struct sparse *sp1,struct sparse *sp2,struct sparse *sp3,int a,int b)</text:p>
      <text:p text:style-name="P1773"/>
      <text:p text:style-name="P1774">{</text:p>
      <text:p text:style-name="P1775"/>
      <text:p text:style-name="P1776">int i=1,j=1,k=1;</text:p>
      <text:p text:style-name="P1777"/>
      <text:p text:style-name="P1778">if(sp1-&gt;tuple[0][0]!=sp2-&gt;tuple[0][0]||sp1-&gt;tuple[0][1]!=sp2-&gt;tuple[0][1])</text:p>
      <text:p text:style-name="P1779"/>
      <text:p text:style-name="P1780">printf("Matrix %d and Matrix %d cannot be added\n",a,b);</text:p>
      <text:p text:style-name="P1781"/>
      <text:p text:style-name="P1782">else</text:p>
      <text:p text:style-name="P1783"/>
      <text:p text:style-name="P1784">{</text:p>
      <text:p text:style-name="P1785"/>
      <text:p text:style-name="P1786">while (i&lt;=sp1-&gt;tuple[0][2]||j&lt;=sp2-&gt;tuple[0][2])</text:p>
      <text:p text:style-name="P1787"/>
      <text:p text:style-name="P1788">{</text:p>
      <text:p text:style-name="P1789"/>
      <text:p text:style-name="P1790">if(i&gt;sp1-&gt;tuple[0][2])</text:p>
      <text:p text:style-name="P1791"/>
      <text:p text:style-name="P1792">{</text:p>
      <text:p text:style-name="P1793"/>
      <text:p text:style-name="P1794">sp3-&gt;tuple[k][0]=sp2-&gt;tuple[j][0];</text:p>
      <text:p text:style-name="P1795"/>
      <text:soft-page-break/>
      <text:p text:style-name="P1796">sp3-&gt;tuple[k][1]=sp2-&gt;tuple[j][1];</text:p>
      <text:p text:style-name="P1797"/>
      <text:p text:style-name="P1798">sp3-&gt;tuple[k][2]=sp2-&gt;tuple[j][2];</text:p>
      <text:p text:style-name="P1799"/>
      <text:p text:style-name="P1800">k++;j++;</text:p>
      <text:p text:style-name="P1801"/>
      <text:p text:style-name="P1802">}</text:p>
      <text:p text:style-name="P1803"/>
      <text:p text:style-name="P1804">else if(j&gt;sp2-&gt;tuple[0][2])</text:p>
      <text:p text:style-name="P1805"/>
      <text:p text:style-name="P1806">{</text:p>
      <text:p text:style-name="P1807"/>
      <text:p text:style-name="P1808">sp3-&gt;tuple[k][0]=sp1-&gt;tuple[i][0];</text:p>
      <text:p text:style-name="P1809"/>
      <text:p text:style-name="P1810">sp3-&gt;tuple[k][1]=sp1-&gt;tuple[i][1];</text:p>
      <text:p text:style-name="P1811"/>
      <text:p text:style-name="P1812">sp3-&gt;tuple[k][2]=sp1-&gt;tuple[i][2];</text:p>
      <text:p text:style-name="P1813"/>
      <text:p text:style-name="P1814">k++;i++;</text:p>
      <text:p text:style-name="P1815"/>
      <text:p text:style-name="P1816">}</text:p>
      <text:p text:style-name="P1817"/>
      <text:p text:style-name="P1818"><text:s/></text:p>
      <text:p text:style-name="P1819"/>
      <text:p text:style-name="P1820">else if(sp1-&gt;tuple[i][0]==sp2-&gt;tuple[j][0])</text:p>
      <text:p text:style-name="P1821"/>
      <text:p text:style-name="P1822">{</text:p>
      <text:p text:style-name="P1823"/>
      <text:p text:style-name="P1824">if(sp1-&gt;tuple[i][1]==sp2-&gt;tuple[j][1])</text:p>
      <text:p text:style-name="P1825"/>
      <text:p text:style-name="P1826">{</text:p>
      <text:p text:style-name="P1827"/>
      <text:p text:style-name="P1828">sp3-&gt;tuple[k][0]=sp2-&gt;tuple[j][0];</text:p>
      <text:p text:style-name="P1829"/>
      <text:p text:style-name="P1830">sp3-&gt;tuple[k][1]=sp2-&gt;tuple[j][1];</text:p>
      <text:p text:style-name="P1831"/>
      <text:p text:style-name="P1832">sp3-&gt;tuple[k][2]=sp2-&gt;tuple[j][2]+sp1-&gt;tuple[i][2];</text:p>
      <text:p text:style-name="P1833"/>
      <text:p text:style-name="P1834">k++;i++;j++;</text:p>
      <text:p text:style-name="P1835"/>
      <text:p text:style-name="P1836">}</text:p>
      <text:p text:style-name="P1837"/>
      <text:p text:style-name="P1838">else if(sp1-&gt;tuple[i][1]&lt;sp2-&gt;tuple[j][1])</text:p>
      <text:p text:style-name="P1839"/>
      <text:p text:style-name="P1840">{</text:p>
      <text:p text:style-name="P1841"/>
      <text:p text:style-name="P1842">sp3-&gt;tuple[k][0]=sp1-&gt;tuple[i][0];</text:p>
      <text:p text:style-name="P1843"/>
      <text:p text:style-name="P1844">sp3-&gt;tuple[k][1]=sp1-&gt;tuple[i][1];</text:p>
      <text:p text:style-name="P1845"/>
      <text:p text:style-name="P1846">sp3-&gt;tuple[k][2]=sp1-&gt;tuple[i][2];</text:p>
      <text:p text:style-name="P1847"/>
      <text:p text:style-name="P1848">k++;i++;</text:p>
      <text:p text:style-name="P1849"/>
      <text:p text:style-name="P1850">}</text:p>
      <text:p text:style-name="P1851"/>
      <text:p text:style-name="P1852">else</text:p>
      <text:p text:style-name="P1853"/>
      <text:p text:style-name="P1854">{</text:p>
      <text:p text:style-name="P1855"/>
      <text:p text:style-name="P1856">sp3-&gt;tuple[k][0]=sp2-&gt;tuple[j][0];</text:p>
      <text:p text:style-name="P1857"/>
      <text:p text:style-name="P1858">sp3-&gt;tuple[k][1]=sp2-&gt;tuple[j][1];</text:p>
      <text:p text:style-name="P1859"/>
      <text:p text:style-name="P1860">sp3-&gt;tuple[k][2]=sp2-&gt;tuple[j][2];</text:p>
      <text:p text:style-name="P1861"/>
      <text:p text:style-name="P1862">k++;j++;</text:p>
      <text:p text:style-name="P1863"/>
      <text:p text:style-name="P1864">}</text:p>
      <text:p text:style-name="P1865"/>
      <text:p text:style-name="P1866">}</text:p>
      <text:p text:style-name="P1867"/>
      <text:p text:style-name="P1868">else if(sp1-&gt;tuple[i][0]&lt;sp2-&gt;tuple[j][0])</text:p>
      <text:p text:style-name="P1869"/>
      <text:p text:style-name="P1870">{</text:p>
      <text:p text:style-name="P1871"/>
      <text:p text:style-name="P1872">sp3-&gt;tuple[k][0]=sp1-&gt;tuple[i][0];</text:p>
      <text:p text:style-name="P1873"/>
      <text:p text:style-name="P1874">sp3-&gt;tuple[k][1]=sp1-&gt;tuple[i][1];</text:p>
      <text:p text:style-name="P1875"/>
      <text:p text:style-name="P1876">sp3-&gt;tuple[k][2]=sp1-&gt;tuple[i][2];</text:p>
      <text:p text:style-name="P1877"/>
      <text:p text:style-name="P1878">k++;i++;</text:p>
      <text:p text:style-name="P1879"/>
      <text:p text:style-name="P1880">}</text:p>
      <text:p text:style-name="P1881"/>
      <text:p text:style-name="P1882">else</text:p>
      <text:p text:style-name="P1883"/>
      <text:p text:style-name="P1884">{</text:p>
      <text:p text:style-name="P1885"/>
      <text:soft-page-break/>
      <text:p text:style-name="P1886">sp3-&gt;tuple[k][0]=sp2-&gt;tuple[j][0];</text:p>
      <text:p text:style-name="P1887"/>
      <text:p text:style-name="P1888">sp3-&gt;tuple[k][1]=sp2-&gt;tuple[j][1];</text:p>
      <text:p text:style-name="P1889"/>
      <text:p text:style-name="P1890">sp3-&gt;tuple[k][2]=sp2-&gt;tuple[j][2];</text:p>
      <text:p text:style-name="P1891"/>
      <text:p text:style-name="P1892">k++;j++;</text:p>
      <text:p text:style-name="P1893"/>
      <text:p text:style-name="P1894">}</text:p>
      <text:p text:style-name="P1895"/>
      <text:p text:style-name="P1896">}</text:p>
      <text:p text:style-name="P1897"/>
      <text:p text:style-name="P1898">sp3-&gt;tuple[0][0]=sp1-&gt;tuple[0][0];</text:p>
      <text:p text:style-name="P1899"/>
      <text:p text:style-name="P1900">sp3-&gt;tuple[0][1]=sp1-&gt;tuple[0][1];</text:p>
      <text:p text:style-name="P1901"/>
      <text:p text:style-name="P1902">sp3-&gt;tuple[0][2]=k-1;</text:p>
      <text:p text:style-name="P1903"/>
      <text:p text:style-name="P1904">printf("Sum of Matrices %d and %d\n",a,b);</text:p>
      <text:p text:style-name="P1905"/>
      <text:p text:style-name="P1906">disptuple(sp3,3);</text:p>
      <text:p text:style-name="P1907"/>
      <text:p text:style-name="P1908">}</text:p>
      <text:p text:style-name="P1909"/>
      <text:p text:style-name="P1910">}</text:p>
      <text:p text:style-name="P1911"/>
      <text:p text:style-name="P1912"><text:s/></text:p>
      <text:p text:style-name="P1913"/>
      <text:p text:style-name="P1914">void main()</text:p>
      <text:p text:style-name="P1915"/>
      <text:p text:style-name="P1916">{</text:p>
      <text:p text:style-name="P1917"/>
      <text:p text:style-name="P1918">struct sparse sp1,sp2,trans1,trans2,sumsp3;</text:p>
      <text:p text:style-name="P1919"/>
      <text:p text:style-name="P1920">readarray(&amp;sp1,1);</text:p>
      <text:p text:style-name="P1921"/>
      <text:p text:style-name="P1922">readarray(&amp;sp2,2);</text:p>
      <text:p text:style-name="P1923"/>
      <text:p text:style-name="P1924">maketuple(&amp;sp1);</text:p>
      <text:p text:style-name="P1925"/>
      <text:p text:style-name="P1926">maketuple(&amp;sp2);</text:p>
      <text:p text:style-name="P1927"/>
      <text:p text:style-name="P1928">disptuple(&amp;sp1,1);</text:p>
      <text:p text:style-name="P1929"/>
      <text:p text:style-name="P1930">disptuple(&amp;sp2,2);</text:p>
      <text:p text:style-name="P1931"/>
      <text:p text:style-name="P1932">transtuple(&amp;sp1,&amp;trans1,1);</text:p>
      <text:p text:style-name="P1933"/>
      <text:p text:style-name="P1934">transtuple(&amp;sp2,&amp;trans2,2);</text:p>
      <text:p text:style-name="P1935"/>
      <text:p text:style-name="P1936">addtuple(&amp;sp1,&amp;sp2,&amp;sumsp3,1,2);</text:p>
      <text:p text:style-name="P1937"/>
      <text:p text:style-name="P1938">}</text:p>
      <text:p text:style-name="P1939"/>
      <text:p text:style-name="P1940"/>
      <text:p text:style-name="P1941"/>
      <text:p text:style-name="P1942"/>
      <text:p text:style-name="P1943">OUTPUT:</text:p>
      <text:p text:style-name="P1944">Enter no of rows and columns of matrix 1</text:p>
      <text:p text:style-name="P1945">1</text:p>
      <text:p text:style-name="P1946">2</text:p>
      <text:p text:style-name="P1947">Enter the elements</text:p>
      <text:p text:style-name="P1948">2</text:p>
      <text:p text:style-name="P1949">3</text:p>
      <text:p text:style-name="P1950">Enter no of rows and columns of matrix 2</text:p>
      <text:p text:style-name="P1951">2</text:p>
      <text:p text:style-name="P1952">3</text:p>
      <text:p text:style-name="P1953">Enter the elements</text:p>
      <text:p text:style-name="P1954">2</text:p>
      <text:p text:style-name="P1955">3</text:p>
      <text:p text:style-name="P1956">4</text:p>
      <text:p text:style-name="P1957">5</text:p>
      <text:p text:style-name="P1958">6</text:p>
      <text:p text:style-name="P1959">7</text:p>
      <text:p text:style-name="P1960">The tuple representation of sparse matrix 1</text:p>
      <text:p text:style-name="P1961">1 <text:s/>2 <text:s/>2 <text:s/></text:p>
      <text:p text:style-name="P1962">0 <text:s/>0 <text:s/>2 <text:s/></text:p>
      <text:p text:style-name="P1963">0 <text:s/>1 <text:s/>3 <text:s/></text:p>
      <text:p text:style-name="P1964">The tuple representation of sparse matrix 2</text:p>
      <text:p text:style-name="P1965">2 <text:s/>3 <text:s/>6 <text:s/></text:p>
      <text:p text:style-name="P1966">0 <text:s/>0 <text:s/>2 <text:s/></text:p>
      <text:p text:style-name="P1967">0 <text:s/>1 <text:s/>3 <text:s/></text:p>
      <text:p text:style-name="P1968">0 <text:s/>2 <text:s/>4 <text:s/></text:p>
      <text:p text:style-name="P1969">1 <text:s/>0 <text:s/>5 <text:s/></text:p>
      <text:p text:style-name="P1970">1 <text:s/>1 <text:s/>6 <text:s/></text:p>
      <text:p text:style-name="P1971">1 <text:s/>2 <text:s/>7 <text:s/></text:p>
      <text:p text:style-name="P1972">Transpose is</text:p>
      <text:p text:style-name="P1973">The tuple representation of sparse matrix 1</text:p>
      <text:p text:style-name="P1974">2 <text:s/>1 <text:s/>2 <text:s/></text:p>
      <text:p text:style-name="P1975">0 <text:s/>0 <text:s/>2 <text:s/></text:p>
      <text:soft-page-break/>
      <text:p text:style-name="P1976">1 <text:s/>0 <text:s/>3 <text:s/></text:p>
      <text:p text:style-name="P1977"/>
      <text:p text:style-name="P1978"/>
      <text:p text:style-name="P1979">Transpose is</text:p>
      <text:p text:style-name="P1980">The tuple representation of sparse matrix 2</text:p>
      <text:p text:style-name="P1981">3 <text:s/>2 <text:s/>6 <text:s/></text:p>
      <text:p text:style-name="P1982">0 <text:s/>0 <text:s/>2 <text:s/></text:p>
      <text:p text:style-name="P1983">0 <text:s/>1 <text:s/>5 <text:s/></text:p>
      <text:p text:style-name="P1984">1 <text:s/>0 <text:s/>3 <text:s/></text:p>
      <text:p text:style-name="P1985">1 <text:s/>1 <text:s/>6 <text:s/></text:p>
      <text:p text:style-name="P1986">2 <text:s/>0 <text:s/>4 <text:s/></text:p>
      <text:p text:style-name="P1987">2 <text:s/>1 <text:s/>7 <text:s/></text:p>
      <text:p text:style-name="P1988">Matrix 1 and Matrix 2 cannot be added</text:p>
      <text:p text:style-name="P1989"/>
      <text:p text:style-name="P1990"/>
      <text:p text:style-name="P1991"/>
      <text:p text:style-name="P1992"/>
      <text:p text:style-name="P1993"/>
      <text:p text:style-name="P1994"/>
      <text:p text:style-name="P1995"/>
      <text:p text:style-name="P1996"/>
      <text:p text:style-name="P1997"/>
      <text:p text:style-name="P1998"/>
      <text:p text:style-name="P1999"/>
      <text:p text:style-name="P2000"/>
      <text:p text:style-name="P2001"/>
      <text:p text:style-name="P2002"/>
      <text:p text:style-name="P2003"/>
      <text:p text:style-name="P2004"/>
      <text:p text:style-name="P2005"/>
      <text:p text:style-name="P2006"/>
      <text:p text:style-name="P2007"/>
      <text:p text:style-name="P2008"/>
      <text:p text:style-name="P2009"/>
      <text:p text:style-name="P2010"/>
      <text:p text:style-name="P2011"/>
      <text:p text:style-name="P2012"/>
      <text:p text:style-name="P2013"/>
      <text:p text:style-name="P2014"/>
      <text:p text:style-name="P2015"/>
      <text:p text:style-name="P2016"/>
      <text:p text:style-name="P2017"/>
      <text:p text:style-name="P2018"/>
      <text:p text:style-name="P2019"/>
      <text:p text:style-name="P2020"/>
      <text:p text:style-name="P2021"/>
      <text:p text:style-name="P2022"/>
      <text:p text:style-name="P2023"/>
      <text:p text:style-name="P2024"/>
      <text:p text:style-name="P2025"/>
      <text:p text:style-name="P2026"/>
      <text:p text:style-name="P2027"/>
      <text:p text:style-name="P2028"/>
      <text:p text:style-name="P2029"/>
      <text:p text:style-name="P2030"/>
      <text:p text:style-name="P2031"/>
      <text:p text:style-name="P2032"/>
      <text:p text:style-name="P2033"/>
      <text:p text:style-name="P2034"/>
      <text:p text:style-name="P2035"/>
      <text:p text:style-name="P2036"/>
      <text:p text:style-name="P2037"/>
      <text:p text:style-name="P2038"/>
      <text:p text:style-name="P2039"/>
      <text:p text:style-name="P2040"/>
      <text:p text:style-name="P2041"/>
      <text:p text:style-name="P2042"/>
      <text:p text:style-name="P2043"/>
      <text:p text:style-name="P2044"/>
      <text:p text:style-name="P2045"/>
      <text:p text:style-name="P2046"/>
      <text:p text:style-name="P2047"/>
      <text:p text:style-name="P2048"/>
      <text:p text:style-name="P2049"/>
      <text:p text:style-name="P2050"/>
      <text:p text:style-name="P2051"/>
      <text:p text:style-name="P2052"/>
      <text:p text:style-name="P2053"/>
      <text:p text:style-name="P2054"/>
      <text:p text:style-name="P2055"/>
      <text:p text:style-name="P2056"/>
      <text:p text:style-name="P2057"/>
      <text:p text:style-name="P2058"/>
      <text:p text:style-name="P2059"/>
      <text:p text:style-name="P2060"/>
      <text:p text:style-name="P2061"/>
      <text:p text:style-name="P2062"/>
      <text:p text:style-name="P2063"/>
      <text:p text:style-name="P2064"/>
      <text:p text:style-name="P2065"/>
      <text:soft-page-break/>
      <text:p text:style-name="Standard"><text:span text:style-name="T2066"><text:s text:c="36"/></text:span><text:span text:style-name="T2067">STACK USING LINKED LIST</text:span></text:p>
      <text:p text:style-name="P2068"><text:tab/><text:tab/><text:tab/><text:tab/><text:tab/><text:tab/><text:tab/><text:tab/><text:tab/><text:s text:c="4"/>//APARNA SUNIL</text:p>
      <text:p text:style-name="Standard"><text:span text:style-name="T2069"><text:tab/></text:span><text:span text:style-name="T2070"><text:tab/></text:span><text:span text:style-name="T2071"><text:tab/></text:span><text:span text:style-name="T2072"><text:tab/></text:span><text:span text:style-name="T2073"><text:tab/></text:span><text:span text:style-name="T2074"><text:tab/></text:span><text:span text:style-name="T2075"><text:tab/></text:span><text:span text:style-name="T2076"><text:tab/></text:span><text:span text:style-name="T2077"><text:tab/><text:s text:c="3"/></text:span><text:span text:style-name="T2078">//B21CSB14</text:span></text:p>
      <text:p text:style-name="P2079">PROGRAM CODE:</text:p>
      <text:p text:style-name="P2080"/>
      <text:p text:style-name="P2081">#include &lt;stdio.h&gt;</text:p>
      <text:p text:style-name="P2082">#include &lt;stdlib.h&gt;</text:p>
      <text:p text:style-name="P2083"/>
      <text:p text:style-name="P2084">struct Node {</text:p>
      <text:p text:style-name="P2085"><text:s text:c="4"/>int data;</text:p>
      <text:p text:style-name="P2086"><text:s text:c="4"/>struct Node *next;</text:p>
      <text:p text:style-name="P2087">};</text:p>
      <text:p text:style-name="P2088">struct Node* top = NULL;</text:p>
      <text:p text:style-name="P2089"/>
      <text:p text:style-name="P2090"/>
      <text:p text:style-name="P2091">void push(int value)</text:p>
      <text:p text:style-name="P2092"><text:s/>{</text:p>
      <text:p text:style-name="P2093"><text:s text:c="4"/>struct Node *newNode;</text:p>
      <text:p text:style-name="P2094"><text:s text:c="4"/>newNode = (struct Node *)malloc(sizeof(struct Node));</text:p>
      <text:p text:style-name="P2095"><text:s text:c="4"/>newNode-&gt;data = value;</text:p>
      <text:p text:style-name="P2096"><text:s text:c="4"/>if (top == NULL)</text:p>
      <text:p text:style-name="P2097"><text:s text:c="5"/>{</text:p>
      <text:p text:style-name="P2098"><text:s text:c="8"/>newNode-&gt;next = NULL;</text:p>
      <text:p text:style-name="P2099"><text:s text:c="4"/>}</text:p>
      <text:p text:style-name="P2100"><text:s text:c="4"/>else</text:p>
      <text:p text:style-name="P2101"><text:s text:c="5"/>{</text:p>
      <text:p text:style-name="P2102"><text:s text:c="8"/>newNode-&gt;next = top;</text:p>
      <text:p text:style-name="P2103"><text:s text:c="4"/>}</text:p>
      <text:p text:style-name="P2104"><text:s text:c="4"/>top = newNode;</text:p>
      <text:p text:style-name="P2105"><text:s text:c="4"/>printf("\nNode is Inserted\n");</text:p>
      <text:p text:style-name="P2106">}</text:p>
      <text:p text:style-name="P2107"/>
      <text:p text:style-name="P2108">int pop() {</text:p>
      <text:p text:style-name="P2109"><text:s text:c="4"/>if (top == NULL)</text:p>
      <text:p text:style-name="P2110"><text:s text:c="4"/>{</text:p>
      <text:p text:style-name="P2111"><text:s text:c="8"/>printf("\nStack Underflow\n");</text:p>
      <text:p text:style-name="P2112"><text:s text:c="4"/>}</text:p>
      <text:p text:style-name="P2113"><text:s text:c="4"/>else</text:p>
      <text:p text:style-name="P2114"><text:s text:c="5"/>{</text:p>
      <text:p text:style-name="P2115"><text:s text:c="8"/>struct Node *temp = top;</text:p>
      <text:p text:style-name="P2116"><text:s text:c="8"/>int temp_data = top-&gt;data;</text:p>
      <text:p text:style-name="P2117"><text:s text:c="8"/>top = top-&gt;next;</text:p>
      <text:p text:style-name="P2118"><text:s text:c="8"/>free(temp);</text:p>
      <text:p text:style-name="P2119"><text:s text:c="8"/>return temp_data;</text:p>
      <text:soft-page-break/>
      <text:p text:style-name="P2120"><text:s text:c="4"/>}</text:p>
      <text:p text:style-name="P2121">}</text:p>
      <text:p text:style-name="P2122"/>
      <text:p text:style-name="P2123">void display()</text:p>
      <text:p text:style-name="P2124"><text:s/>{</text:p>
      <text:p text:style-name="P2125"><text:s text:c="4"/></text:p>
      <text:p text:style-name="P2126"><text:s text:c="4"/>if (top == NULL)</text:p>
      <text:p text:style-name="P2127"><text:s text:c="4"/>{</text:p>
      <text:p text:style-name="P2128"><text:s text:c="8"/>printf("\nStack Underflow\n");</text:p>
      <text:p text:style-name="P2129"><text:s text:c="4"/>}</text:p>
      <text:p text:style-name="P2130"><text:s text:c="5"/>else</text:p>
      <text:p text:style-name="P2131"><text:s text:c="5"/>{</text:p>
      <text:p text:style-name="P2132"><text:s text:c="8"/>printf("The stack is \n");</text:p>
      <text:p text:style-name="P2133"><text:s text:c="8"/>struct Node *temp = top;</text:p>
      <text:p text:style-name="P2134"><text:s text:c="8"/>while (temp-&gt;next != NULL)</text:p>
      <text:p text:style-name="P2135"><text:s text:c="9"/>{</text:p>
      <text:p text:style-name="P2136"><text:s text:c="12"/>printf("%d---&gt;", temp-&gt;data);</text:p>
      <text:p text:style-name="P2137"><text:s text:c="12"/>temp = temp-&gt;next;</text:p>
      <text:p text:style-name="P2138"><text:s text:c="8"/>}</text:p>
      <text:p text:style-name="P2139"><text:s text:c="8"/>printf("%d---&gt;NULL\n\n", temp-&gt;data);</text:p>
      <text:p text:style-name="P2140"><text:s text:c="4"/>}</text:p>
      <text:p text:style-name="P2141">}</text:p>
      <text:p text:style-name="P2142"/>
      <text:p text:style-name="P2143">int main()</text:p>
      <text:p text:style-name="P2144"><text:s/>{</text:p>
      <text:p text:style-name="P2145"><text:s text:c="4"/>int choice, value;</text:p>
      <text:p text:style-name="P2146"><text:s text:c="4"/>printf("\nImplementation of Stack using Linked List\n");</text:p>
      <text:p text:style-name="P2147"><text:s text:c="4"/>while (1) {</text:p>
      <text:p text:style-name="P2148"><text:s text:c="8"/>printf("1. Push\n2. Pop\n3. Display\n4. Exit\n");</text:p>
      <text:p text:style-name="P2149"><text:s text:c="8"/>printf("\nEnter your choice : ");</text:p>
      <text:p text:style-name="P2150"><text:s text:c="8"/>scanf("%d", &amp;choice);</text:p>
      <text:p text:style-name="P2151"><text:s text:c="8"/>switch (choice) {</text:p>
      <text:p text:style-name="P2152"><text:s text:c="8"/>case 1:</text:p>
      <text:p text:style-name="P2153"><text:s text:c="12"/>printf("\nEnter the value to insert: ");</text:p>
      <text:p text:style-name="P2154"><text:s text:c="12"/>scanf("%d", &amp;value);</text:p>
      <text:p text:style-name="P2155"><text:s text:c="12"/>push(value);</text:p>
      <text:p text:style-name="P2156"><text:s text:c="12"/>break;</text:p>
      <text:p text:style-name="P2157"><text:s text:c="8"/>case 2:</text:p>
      <text:p text:style-name="P2158"><text:s text:c="12"/>printf("Popped element is :%d\n", pop());</text:p>
      <text:p text:style-name="P2159"><text:s text:c="12"/>break;</text:p>
      <text:p text:style-name="P2160"><text:s text:c="8"/>case 3:</text:p>
      <text:p text:style-name="P2161"><text:s text:c="12"/>display();</text:p>
      <text:p text:style-name="P2162"><text:s text:c="12"/>break;</text:p>
      <text:p text:style-name="P2163"><text:s text:c="8"/>case 4:</text:p>
      <text:p text:style-name="P2164"><text:s text:c="12"/>exit(0);</text:p>
      <text:soft-page-break/>
      <text:p text:style-name="P2165"><text:s text:c="12"/>break;</text:p>
      <text:p text:style-name="P2166"><text:s text:c="8"/>default:</text:p>
      <text:p text:style-name="P2167"><text:s text:c="12"/>printf("\nWrong Choice\n");</text:p>
      <text:p text:style-name="P2168"><text:s text:c="8"/>}</text:p>
      <text:p text:style-name="P2169"><text:s text:c="4"/>}</text:p>
      <text:p text:style-name="P2170">}</text:p>
      <text:p text:style-name="P2171"/>
      <text:p text:style-name="P2172">OUTPUT:</text:p>
      <text:p text:style-name="P2173"/>
      <text:p text:style-name="P2174">Implementation of Stack using Linked List</text:p>
      <text:p text:style-name="P2175">1. Push</text:p>
      <text:p text:style-name="P2176">2. Pop</text:p>
      <text:p text:style-name="P2177">3. Display</text:p>
      <text:p text:style-name="P2178">4. Exit</text:p>
      <text:p text:style-name="P2179"/>
      <text:p text:style-name="P2180">Enter your choice : 1</text:p>
      <text:p text:style-name="P2181"/>
      <text:p text:style-name="P2182">Enter the value to insert: 22</text:p>
      <text:p text:style-name="P2183"/>
      <text:p text:style-name="P2184">Node is Inserted</text:p>
      <text:p text:style-name="P2185">1. Push</text:p>
      <text:p text:style-name="P2186">2. Pop</text:p>
      <text:p text:style-name="P2187">3. Display</text:p>
      <text:p text:style-name="P2188">4. Exit</text:p>
      <text:p text:style-name="P2189"/>
      <text:p text:style-name="P2190">Enter your choice : 1</text:p>
      <text:p text:style-name="P2191"/>
      <text:p text:style-name="P2192">Enter the value to insert: 44</text:p>
      <text:p text:style-name="P2193"/>
      <text:p text:style-name="P2194">Node is Inserted</text:p>
      <text:p text:style-name="P2195">1. Push</text:p>
      <text:p text:style-name="P2196">2. Pop</text:p>
      <text:p text:style-name="P2197">3. Display</text:p>
      <text:p text:style-name="P2198">4. Exit</text:p>
      <text:p text:style-name="P2199"/>
      <text:p text:style-name="P2200">Enter your choice : 3</text:p>
      <text:p text:style-name="P2201">The stack is</text:p>
      <text:p text:style-name="P2202">44---&gt;22---&gt;NULL</text:p>
      <text:p text:style-name="P2203"/>
      <text:p text:style-name="P2204">1. Push</text:p>
      <text:p text:style-name="P2205">2. Pop</text:p>
      <text:p text:style-name="P2206">3. Display</text:p>
      <text:p text:style-name="P2207">4. Exit</text:p>
      <text:p text:style-name="P2208"/>
      <text:p text:style-name="P2209">Enter your choice : 2</text:p>
      <text:soft-page-break/>
      <text:p text:style-name="P2210">Popped element is :44</text:p>
      <text:p text:style-name="P2211">1. Push</text:p>
      <text:p text:style-name="P2212">2. Pop</text:p>
      <text:p text:style-name="P2213">3. Display</text:p>
      <text:p text:style-name="P2214">4. Exit</text:p>
      <text:p text:style-name="P2215"/>
      <text:p text:style-name="P2216">Enter your choice : 4</text:p>
      <text:p text:style-name="P2217"/>
      <text:p text:style-name="P2218"/>
      <text:p text:style-name="P2219"/>
      <text:p text:style-name="P2220"/>
      <text:p text:style-name="P2221"/>
      <text:p text:style-name="P2222"/>
      <text:p text:style-name="P2223"/>
      <text:p text:style-name="P2224"/>
      <text:p text:style-name="P2225"/>
      <text:p text:style-name="P2226"/>
      <text:p text:style-name="P2227"/>
      <text:p text:style-name="P2228"/>
      <text:p text:style-name="P2229"/>
      <text:p text:style-name="P2230"/>
      <text:p text:style-name="P2231"/>
      <text:p text:style-name="P2232"/>
      <text:p text:style-name="P2233"/>
      <text:p text:style-name="P2234"/>
      <text:p text:style-name="P2235"/>
      <text:p text:style-name="P2236"/>
      <text:p text:style-name="P2237"/>
      <text:p text:style-name="P2238"/>
      <text:p text:style-name="P2239"/>
      <text:p text:style-name="P2240"/>
      <text:p text:style-name="P2241"/>
      <text:p text:style-name="P2242"/>
      <text:p text:style-name="P2243"/>
      <text:p text:style-name="P2244"/>
      <text:p text:style-name="P2245"/>
      <text:p text:style-name="P2246"/>
      <text:p text:style-name="P2247"/>
      <text:p text:style-name="P2248"/>
      <text:p text:style-name="P2249"/>
      <text:p text:style-name="P2250"/>
      <text:p text:style-name="P2251"/>
      <text:p text:style-name="P2252"/>
      <text:p text:style-name="P2253"/>
      <text:p text:style-name="P2254"/>
      <text:soft-page-break/>
      <text:p text:style-name="Standard"><text:span text:style-name="T2255"><text:s text:c="27"/></text:span><text:span text:style-name="T2256">QUEUE USING LINKED LIST</text:span></text:p>
      <text:p text:style-name="P2257"><text:s text:c="79"/>//APARNA SUNIL</text:p>
      <text:p text:style-name="Standard"><text:span text:style-name="T2258"><text:tab/></text:span><text:span text:style-name="T2259"><text:tab/></text:span><text:span text:style-name="T2260"><text:tab/></text:span><text:span text:style-name="T2261"><text:tab/></text:span><text:span text:style-name="T2262"><text:tab/></text:span><text:span text:style-name="T2263"><text:tab/></text:span><text:span text:style-name="T2264"><text:tab/></text:span><text:span text:style-name="T2265"><text:tab/><text:s text:c="8"/></text:span><text:span text:style-name="T2266">//B21CSB14</text:span></text:p>
      <text:p text:style-name="P2267">PROGRAM CODE:</text:p>
      <text:p text:style-name="P2268"/>
      <text:p text:style-name="P2269">#include&lt;stdio.h&gt;</text:p>
      <text:p text:style-name="P2270">#include&lt;stdlib.h&gt;</text:p>
      <text:p text:style-name="P2271"/>
      <text:p text:style-name="P2272"/>
      <text:p text:style-name="P2273">struct node {</text:p>
      <text:p text:style-name="P2274"><text:s text:c="4"/>int data;</text:p>
      <text:p text:style-name="P2275"><text:s text:c="4"/>struct node *next;</text:p>
      <text:p text:style-name="P2276">};</text:p>
      <text:p text:style-name="P2277"/>
      <text:p text:style-name="P2278">struct node *front = NULL;</text:p>
      <text:p text:style-name="P2279">struct node *rear = NULL;</text:p>
      <text:p text:style-name="P2280"/>
      <text:p text:style-name="P2281"/>
      <text:p text:style-name="P2282">void enqueue(int value) {</text:p>
      <text:p text:style-name="P2283"><text:s text:c="4"/>struct node *ptr;</text:p>
      <text:p text:style-name="P2284"><text:s text:c="4"/>ptr = (struct node *)malloc(sizeof(struct node));</text:p>
      <text:p text:style-name="P2285"><text:s text:c="4"/>ptr-&gt;data = value;</text:p>
      <text:p text:style-name="P2286"><text:s text:c="4"/>ptr-&gt;next = NULL;</text:p>
      <text:p text:style-name="P2287"><text:s text:c="4"/>if ((front == NULL) &amp;&amp; (rear == NULL))</text:p>
      <text:p text:style-name="P2288"><text:s text:c="5"/>{</text:p>
      <text:p text:style-name="P2289"><text:s text:c="8"/>front = rear = ptr;</text:p>
      <text:p text:style-name="P2290"><text:s text:c="4"/>}</text:p>
      <text:p text:style-name="P2291"><text:s text:c="4"/>else</text:p>
      <text:p text:style-name="P2292"><text:s text:c="4"/>{</text:p>
      <text:p text:style-name="P2293"><text:s text:c="8"/>rear-&gt;next = ptr;</text:p>
      <text:p text:style-name="P2294"><text:s text:c="8"/>rear=ptr;</text:p>
      <text:p text:style-name="P2295"><text:s text:c="4"/>}</text:p>
      <text:p text:style-name="P2296"><text:s text:c="4"/>printf("\nNode is Inserted\n");</text:p>
      <text:p text:style-name="P2297">}</text:p>
      <text:p text:style-name="P2298"/>
      <text:p text:style-name="P2299"/>
      <text:p text:style-name="P2300">int dequeue() {</text:p>
      <text:p text:style-name="P2301"><text:s text:c="4"/>if (front == NULL)</text:p>
      <text:p text:style-name="P2302"><text:s text:c="5"/>{</text:p>
      <text:p text:style-name="P2303"><text:s text:c="8"/>printf("\nUnderflow\n");</text:p>
      <text:p text:style-name="P2304"><text:s text:c="8"/>return -1;</text:p>
      <text:p text:style-name="P2305"><text:s text:c="4"/>}</text:p>
      <text:p text:style-name="P2306"><text:s text:c="4"/>else</text:p>
      <text:p text:style-name="P2307"><text:s text:c="5"/>{</text:p>
      <text:soft-page-break/>
      <text:p text:style-name="P2308"><text:s text:c="8"/>struct node *temp = front;</text:p>
      <text:p text:style-name="P2309"><text:s text:c="8"/>int temp_data = front-&gt;data;</text:p>
      <text:p text:style-name="P2310"><text:s text:c="8"/>front = front-&gt;next;</text:p>
      <text:p text:style-name="P2311"><text:s text:c="8"/>free(temp);</text:p>
      <text:p text:style-name="P2312"><text:s text:c="8"/>return temp_data;</text:p>
      <text:p text:style-name="P2313"><text:s text:c="4"/>}</text:p>
      <text:p text:style-name="P2314">}</text:p>
      <text:p text:style-name="P2315"/>
      <text:p text:style-name="P2316"/>
      <text:p text:style-name="P2317">void display()</text:p>
      <text:p text:style-name="P2318"><text:s/>{</text:p>
      <text:p text:style-name="P2319"><text:s text:c="4"/>struct node *temp;</text:p>
      <text:p text:style-name="P2320"><text:s text:c="4"/>if ((front == NULL) &amp;&amp; (rear == NULL))</text:p>
      <text:p text:style-name="P2321"><text:s text:c="4"/>{</text:p>
      <text:p text:style-name="P2322"><text:s text:c="8"/>printf("\nQueue is Empty\n");</text:p>
      <text:p text:style-name="P2323"><text:s text:c="4"/>}</text:p>
      <text:p text:style-name="P2324"><text:s text:c="4"/>else</text:p>
      <text:p text:style-name="P2325"><text:s text:c="4"/>{</text:p>
      <text:p text:style-name="P2326"><text:s text:c="8"/>printf("The queue is \n");</text:p>
      <text:p text:style-name="P2327"><text:s text:c="8"/>temp = front;</text:p>
      <text:p text:style-name="P2328"><text:s text:c="8"/>while(temp)</text:p>
      <text:p text:style-name="P2329"><text:s text:c="9"/>{</text:p>
      <text:p text:style-name="P2330"><text:s text:c="12"/>printf("%d---&gt;", temp-&gt;data);</text:p>
      <text:p text:style-name="P2331"><text:s text:c="12"/>temp = temp-&gt;next;</text:p>
      <text:p text:style-name="P2332"><text:s text:c="8"/>}</text:p>
      <text:p text:style-name="P2333"><text:s text:c="8"/>printf("NULL\n\n");</text:p>
      <text:p text:style-name="P2334"><text:s text:c="4"/>}</text:p>
      <text:p text:style-name="P2335">}</text:p>
      <text:p text:style-name="P2336"/>
      <text:p text:style-name="P2337">int main()</text:p>
      <text:p text:style-name="P2338">{</text:p>
      <text:p text:style-name="P2339"><text:s text:c="4"/>int choice, value;</text:p>
      <text:p text:style-name="P2340"><text:s text:c="4"/>printf("\nImplementation of Queue using Linked List\n");</text:p>
      <text:p text:style-name="P2341"><text:s text:c="4"/>while (choice != 4) {</text:p>
      <text:p text:style-name="P2342"><text:s text:c="8"/>printf("1.Enqueue\n2.Dequeue\n3.Display\n4.Exit\n");</text:p>
      <text:p text:style-name="P2343"><text:s text:c="8"/>printf("\nEnter your choice : ");</text:p>
      <text:p text:style-name="P2344"><text:s text:c="8"/>scanf("%d", &amp; choice);</text:p>
      <text:p text:style-name="P2345"><text:s text:c="8"/>switch (choice) {</text:p>
      <text:p text:style-name="P2346"><text:s text:c="12"/>case 1:</text:p>
      <text:p text:style-name="P2347"><text:s text:c="16"/>printf("\nEnter the value to insert: ");</text:p>
      <text:p text:style-name="P2348"><text:s text:c="16"/>scanf("%d", &amp; value);</text:p>
      <text:p text:style-name="P2349"><text:s text:c="16"/>enqueue(value);</text:p>
      <text:p text:style-name="P2350"><text:s text:c="16"/>break;</text:p>
      <text:p text:style-name="P2351"><text:s text:c="12"/>case 2:</text:p>
      <text:p text:style-name="P2352"><text:s text:c="16"/>printf("Popped element is :%d\n", dequeue());</text:p>
      <text:soft-page-break/>
      <text:p text:style-name="P2353"><text:s text:c="16"/>break;</text:p>
      <text:p text:style-name="P2354"><text:s text:c="12"/>case 3:</text:p>
      <text:p text:style-name="P2355"><text:s text:c="16"/>display();</text:p>
      <text:p text:style-name="P2356"><text:s text:c="16"/>break;</text:p>
      <text:p text:style-name="P2357"><text:s text:c="12"/>case 4:</text:p>
      <text:p text:style-name="P2358"><text:s text:c="16"/>exit(0);</text:p>
      <text:p text:style-name="P2359"><text:s text:c="16"/>break;</text:p>
      <text:p text:style-name="P2360"><text:s text:c="12"/>default:</text:p>
      <text:p text:style-name="P2361"><text:s text:c="16"/>printf("\nWrong Choice\n");</text:p>
      <text:p text:style-name="P2362"><text:s text:c="8"/>}</text:p>
      <text:p text:style-name="P2363"><text:s text:c="4"/>}</text:p>
      <text:p text:style-name="P2364"><text:s text:c="4"/>return 0;</text:p>
      <text:p text:style-name="P2365">}</text:p>
      <text:p text:style-name="P2366"/>
      <text:p text:style-name="P2367">OUTPUT:</text:p>
      <text:p text:style-name="P2368">Implementation of Queue using Linked List</text:p>
      <text:p text:style-name="P2369">1.Enqueue</text:p>
      <text:p text:style-name="P2370">2.Dequeue</text:p>
      <text:p text:style-name="P2371">3.Display</text:p>
      <text:p text:style-name="P2372">4.Exit</text:p>
      <text:p text:style-name="P2373"/>
      <text:p text:style-name="P2374">Enter your choice : 1</text:p>
      <text:p text:style-name="P2375"/>
      <text:p text:style-name="P2376">Enter the value to insert: 22</text:p>
      <text:p text:style-name="P2377"/>
      <text:p text:style-name="P2378">Node is Inserted</text:p>
      <text:p text:style-name="P2379">1.Enqueue</text:p>
      <text:p text:style-name="P2380">2.Dequeue</text:p>
      <text:p text:style-name="P2381">3.Display</text:p>
      <text:p text:style-name="P2382">4.Exit</text:p>
      <text:p text:style-name="P2383"/>
      <text:p text:style-name="P2384">Enter your choice : 1</text:p>
      <text:p text:style-name="P2385"/>
      <text:p text:style-name="P2386">Enter the value to insert: 44</text:p>
      <text:p text:style-name="P2387"/>
      <text:p text:style-name="P2388">Node is Inserted</text:p>
      <text:p text:style-name="P2389">1.Enqueue</text:p>
      <text:p text:style-name="P2390">2.Dequeue</text:p>
      <text:p text:style-name="P2391">3.Display</text:p>
      <text:p text:style-name="P2392">4.Exit</text:p>
      <text:p text:style-name="P2393"/>
      <text:p text:style-name="P2394">Enter your choice : 1</text:p>
      <text:p text:style-name="P2395"/>
      <text:p text:style-name="P2396">Enter the value to insert: 55</text:p>
      <text:p text:style-name="P2397"/>
      <text:soft-page-break/>
      <text:p text:style-name="P2398">Node is Inserted</text:p>
      <text:p text:style-name="P2399">1.Enqueue</text:p>
      <text:p text:style-name="P2400">2.Dequeue</text:p>
      <text:p text:style-name="P2401">3.Display</text:p>
      <text:p text:style-name="P2402">4.Exit</text:p>
      <text:p text:style-name="P2403"/>
      <text:p text:style-name="P2404">Enter your choice : 3</text:p>
      <text:p text:style-name="P2405">The queue is</text:p>
      <text:p text:style-name="P2406">22---&gt;44---&gt;55---&gt;NULL</text:p>
      <text:p text:style-name="P2407"/>
      <text:p text:style-name="P2408">1.Enqueue</text:p>
      <text:p text:style-name="P2409">2.Dequeue</text:p>
      <text:p text:style-name="P2410">3.Display</text:p>
      <text:p text:style-name="P2411">4.Exit</text:p>
      <text:p text:style-name="P2412"/>
      <text:p text:style-name="P2413">Enter your choice : 2</text:p>
      <text:p text:style-name="P2414">Popped element is :22</text:p>
      <text:p text:style-name="P2415">1.Enqueue</text:p>
      <text:p text:style-name="P2416">2.Dequeue</text:p>
      <text:p text:style-name="P2417">3.Display</text:p>
      <text:p text:style-name="P2418">4.Exit</text:p>
      <text:p text:style-name="P2419"/>
      <text:p text:style-name="P2420">Enter your choice : 4</text:p>
      <text:p text:style-name="P2421"/>
      <text:p text:style-name="P2422"/>
      <text:p text:style-name="P2423"/>
      <text:p text:style-name="P2424"/>
      <text:p text:style-name="P2425"/>
      <text:p text:style-name="P2426"/>
      <text:p text:style-name="P2427"/>
      <text:p text:style-name="P2428"/>
      <text:p text:style-name="P2429"/>
      <text:p text:style-name="P2430"/>
      <text:p text:style-name="P2431"/>
      <text:p text:style-name="P2432"/>
      <text:p text:style-name="P2433"/>
      <text:p text:style-name="P2434"/>
      <text:p text:style-name="P2435"/>
      <text:p text:style-name="P2436"/>
      <text:p text:style-name="P2437"/>
      <text:p text:style-name="P2438"/>
      <text:p text:style-name="P2439"/>
      <text:p text:style-name="P2440"/>
      <text:p text:style-name="P2441"/>
      <text:p text:style-name="P2442"/>
      <text:soft-page-break/>
      <text:p text:style-name="Standard"><text:span text:style-name="T2443"><text:s text:c="19"/></text:span><text:span text:style-name="T2444">POLYNOMIAL ADDITION USING LINKED LIST</text:span></text:p>
      <text:p text:style-name="P2445"><text:s text:c="88"/>//APARNA SUNIL</text:p>
      <text:p text:style-name="Standard"><text:span text:style-name="T2446"><text:tab/></text:span><text:span text:style-name="T2447"><text:tab/></text:span><text:span text:style-name="T2448"><text:tab/></text:span><text:span text:style-name="T2449"><text:tab/></text:span><text:span text:style-name="T2450"><text:tab/></text:span><text:span text:style-name="T2451"><text:tab/></text:span><text:span text:style-name="T2452"><text:tab/></text:span><text:span text:style-name="T2453"><text:tab/></text:span><text:span text:style-name="T2454"><text:tab/><text:s text:c="8"/></text:span><text:span text:style-name="T2455">//B21CSB14</text:span></text:p>
      <text:p text:style-name="Standard"><text:span text:style-name="T2456">PROGRAM CODE:</text:span><text:span text:style-name="T2457"><text:line-break/></text:span><text:span text:style-name="T2458">#include&lt;stdio.h&gt;</text:span></text:p>
      <text:p text:style-name="P2459">#include&lt;stdlib.h&gt;</text:p>
      <text:p text:style-name="P2460">struct poly</text:p>
      <text:p text:style-name="P2461">{</text:p>
      <text:p text:style-name="P2462"><text:s text:c="4"/>float coeff;</text:p>
      <text:p text:style-name="P2463"><text:s text:c="4"/>int expo1;</text:p>
      <text:p text:style-name="P2464"><text:s text:c="4"/>int expo2;</text:p>
      <text:p text:style-name="P2465"><text:s text:c="4"/>struct poly *next;</text:p>
      <text:p text:style-name="P2466">}*newnode,*phead,*qhead,*rhead,*pptr,*qptr,*rptr,*ptr;</text:p>
      <text:p text:style-name="P2467">void display(struct poly *head)</text:p>
      <text:p text:style-name="P2468">{</text:p>
      <text:p text:style-name="P2469"><text:s text:c="4"/>ptr=head-&gt;next;</text:p>
      <text:p text:style-name="P2470"><text:s text:c="4"/>while(ptr-&gt;next!=NULL)</text:p>
      <text:p text:style-name="P2471"><text:s text:c="4"/>{</text:p>
      <text:p text:style-name="P2472"><text:s text:c="4"/><text:tab/>if(ptr-&gt;expo2==0)</text:p>
      <text:p text:style-name="P2473"><text:s text:c="4"/><text:tab/>{</text:p>
      <text:p text:style-name="P2474"><text:s text:c="4"/><text:tab/><text:tab/>printf("%.2fx^%d+",ptr-&gt;coeff,ptr-&gt;expo1);</text:p>
      <text:p text:style-name="P2475"><text:s text:c="4"/><text:tab/>}</text:p>
      <text:p text:style-name="P2476"><text:s text:c="4"/><text:tab/>else if(ptr-&gt;expo1==0)</text:p>
      <text:p text:style-name="P2477"><text:s text:c="4"/><text:tab/>{</text:p>
      <text:p text:style-name="P2478"><text:tab/><text:tab/>printf("%.2fy^%d+",ptr-&gt;coeff,ptr-&gt;expo2);</text:p>
      <text:p text:style-name="P2479"><text:tab/>}</text:p>
      <text:p text:style-name="P2480"><text:tab/>else</text:p>
      <text:p text:style-name="P2481"><text:tab/>{<text:tab/><text:tab/></text:p>
      <text:p text:style-name="P2482"><text:s text:c="8"/><text:tab/>printf("%.2fx^%dy^%d+",ptr-&gt;coeff,ptr-&gt;expo1,ptr-&gt;expo2);</text:p>
      <text:p text:style-name="P2483"><text:s text:c="8"/>}<text:tab/></text:p>
      <text:p text:style-name="P2484"><text:s text:c="8"/>ptr=ptr-&gt;next;</text:p>
      <text:p text:style-name="P2485"><text:s text:c="4"/>}</text:p>
      <text:p text:style-name="P2486"><text:s text:c="4"/>if(ptr-&gt;expo1+ptr-&gt;expo2&gt;0)</text:p>
      <text:p text:style-name="P2487"><text:s text:c="4"/>{</text:p>
      <text:p text:style-name="P2488"><text:s text:c="8"/>if(ptr-&gt;expo2==0)</text:p>
      <text:p text:style-name="P2489"><text:s text:c="4"/><text:tab/>{</text:p>
      <text:p text:style-name="P2490"><text:s text:c="4"/><text:tab/><text:tab/>printf("%.2fx^%d",ptr-&gt;coeff,ptr-&gt;expo1);</text:p>
      <text:p text:style-name="P2491"><text:s text:c="4"/><text:tab/>}</text:p>
      <text:p text:style-name="P2492"><text:s text:c="4"/><text:tab/>else if(ptr-&gt;expo1==0)</text:p>
      <text:p text:style-name="P2493"><text:s text:c="4"/><text:tab/>{</text:p>
      <text:p text:style-name="P2494"><text:tab/><text:tab/>printf("%.2fy^%d",ptr-&gt;coeff,ptr-&gt;expo2);</text:p>
      <text:p text:style-name="P2495"><text:tab/>}</text:p>
      <text:p text:style-name="P2496"><text:tab/>else</text:p>
      <text:p text:style-name="P2497"><text:tab/>{<text:tab/><text:tab/></text:p>
      <text:soft-page-break/>
      <text:p text:style-name="P2498"><text:s text:c="8"/><text:tab/>printf("%.2fx^%dy^%d",ptr-&gt;coeff,ptr-&gt;expo1,ptr-&gt;expo2);</text:p>
      <text:p text:style-name="P2499"><text:s text:c="8"/>}</text:p>
      <text:p text:style-name="P2500"><text:s text:c="4"/>}</text:p>
      <text:p text:style-name="P2501"><text:s text:c="4"/>else</text:p>
      <text:p text:style-name="P2502"><text:s text:c="8"/>printf("%.2f",ptr-&gt;coeff);</text:p>
      <text:p text:style-name="P2503"><text:s text:c="4"/>printf("\n");</text:p>
      <text:p text:style-name="P2504">}</text:p>
      <text:p text:style-name="P2505">struct poly * insert(float co,int ex1,int ex2)</text:p>
      <text:p text:style-name="P2506">{</text:p>
      <text:p text:style-name="P2507"><text:s text:c="4"/>newnode=(struct poly*)malloc(sizeof(struct poly));</text:p>
      <text:p text:style-name="P2508"><text:s text:c="4"/>newnode-&gt;coeff=co;</text:p>
      <text:p text:style-name="P2509"><text:s text:c="4"/>newnode-&gt;expo1=ex1;</text:p>
      <text:p text:style-name="P2510"><text:s text:c="4"/>newnode-&gt;expo2=ex2;</text:p>
      <text:p text:style-name="P2511"><text:s text:c="4"/>newnode-&gt;next=NULL;</text:p>
      <text:p text:style-name="P2512"><text:s text:c="4"/>return(newnode);</text:p>
      <text:p text:style-name="P2513">}</text:p>
      <text:p text:style-name="P2514">void main()</text:p>
      <text:p text:style-name="P2515">{</text:p>
      <text:p text:style-name="P2516"><text:s text:c="4"/>int m,n,i,ex1,ex2;</text:p>
      <text:p text:style-name="P2517"><text:s text:c="4"/>float co;</text:p>
      <text:p text:style-name="P2518"><text:s text:c="4"/>phead=(struct poly*)malloc(sizeof(struct poly));</text:p>
      <text:p text:style-name="P2519"><text:s text:c="4"/>pptr=phead;</text:p>
      <text:p text:style-name="P2520"><text:s text:c="4"/>phead-&gt;next=NULL;</text:p>
      <text:p text:style-name="P2521"><text:s text:c="4"/>phead-&gt;expo1=0;</text:p>
      <text:p text:style-name="P2522"><text:s text:c="4"/>phead-&gt;expo2=0;</text:p>
      <text:p text:style-name="P2523"><text:s text:c="4"/>phead-&gt;coeff=0;</text:p>
      <text:p text:style-name="P2524"><text:s text:c="4"/>printf("enter the number of terms in first polynomial: ");</text:p>
      <text:p text:style-name="P2525"><text:s text:c="4"/>scanf("%d",&amp;n);</text:p>
      <text:p text:style-name="P2526"><text:s text:c="4"/>for(i=0;i&lt;n;i++)</text:p>
      <text:p text:style-name="P2527"><text:s text:c="4"/>{</text:p>
      <text:p text:style-name="P2528"><text:s text:c="8"/>printf("enter the power of x: ");</text:p>
      <text:p text:style-name="P2529"><text:tab/>scanf("%d",&amp;ex1);</text:p>
      <text:p text:style-name="P2530"><text:tab/>printf("enter the power of y: ");</text:p>
      <text:p text:style-name="P2531"><text:tab/>scanf("%d",&amp;ex2);</text:p>
      <text:p text:style-name="P2532"><text:tab/>printf("enter the coefficient: ");</text:p>
      <text:p text:style-name="P2533"><text:tab/>scanf("%f",&amp;co);</text:p>
      <text:p text:style-name="P2534"><text:tab/>newnode=insert(co,ex1,ex2);</text:p>
      <text:p text:style-name="P2535"><text:s text:c="8"/>pptr-&gt;next=newnode;</text:p>
      <text:p text:style-name="P2536"><text:s text:c="8"/>pptr=newnode;</text:p>
      <text:p text:style-name="P2537"><text:s text:c="8"/></text:p>
      <text:p text:style-name="P2538"><text:s text:c="4"/>}</text:p>
      <text:p text:style-name="P2539"><text:s text:c="4"/>qhead=(struct poly*)malloc(sizeof(struct poly));</text:p>
      <text:p text:style-name="P2540"><text:s text:c="4"/>qptr=qhead;</text:p>
      <text:p text:style-name="P2541"><text:s text:c="4"/>qhead-&gt;next=NULL;</text:p>
      <text:p text:style-name="P2542"><text:s text:c="4"/>qhead-&gt;expo1=0;</text:p>
      <text:soft-page-break/>
      <text:p text:style-name="P2543"><text:s text:c="4"/>qhead-&gt;expo2=0;</text:p>
      <text:p text:style-name="P2544"><text:s text:c="4"/>qhead-&gt;coeff=0;</text:p>
      <text:p text:style-name="P2545"><text:s text:c="4"/>printf("enter the number of terms in second polynomial: ");</text:p>
      <text:p text:style-name="P2546"><text:s text:c="4"/>scanf("%d",&amp;m);</text:p>
      <text:p text:style-name="P2547"><text:s text:c="4"/>for(i=0;i&lt;m;i++)</text:p>
      <text:p text:style-name="P2548"><text:s text:c="4"/>{</text:p>
      <text:p text:style-name="P2549"><text:s text:c="8"/>printf("enter the power of x: ");</text:p>
      <text:p text:style-name="P2550"><text:tab/>scanf("%d",&amp;ex1);</text:p>
      <text:p text:style-name="P2551"><text:tab/>printf("enter the power of y: ");</text:p>
      <text:p text:style-name="P2552"><text:tab/>scanf("%d",&amp;ex2);</text:p>
      <text:p text:style-name="P2553"><text:tab/>printf("enter the coefficient: ");</text:p>
      <text:p text:style-name="P2554"><text:tab/>scanf("%f",&amp;co);</text:p>
      <text:p text:style-name="P2555"><text:s text:c="8"/>newnode=insert(co,ex1,ex2);</text:p>
      <text:p text:style-name="P2556"><text:s text:c="8"/>qptr-&gt;next=newnode;</text:p>
      <text:p text:style-name="P2557"><text:s text:c="8"/>qptr=newnode;</text:p>
      <text:p text:style-name="P2558"><text:s text:c="4"/>}</text:p>
      <text:p text:style-name="P2559"><text:s text:c="4"/>printf("\nthe first polynomial is: ");</text:p>
      <text:p text:style-name="P2560"><text:s text:c="4"/>display(phead);</text:p>
      <text:p text:style-name="P2561"><text:s text:c="4"/>printf("\nthe second polynomial is: ");</text:p>
      <text:p text:style-name="P2562"><text:s text:c="4"/>display(qhead);</text:p>
      <text:p text:style-name="P2563"><text:s text:c="4"/>pptr=phead-&gt;next;</text:p>
      <text:p text:style-name="P2564"><text:s text:c="4"/>qptr=qhead-&gt;next;</text:p>
      <text:p text:style-name="P2565"><text:s text:c="4"/>rhead=(struct poly*)malloc(sizeof(struct poly));</text:p>
      <text:p text:style-name="P2566"><text:s text:c="4"/>rhead-&gt;next=NULL;</text:p>
      <text:p text:style-name="P2567"><text:s text:c="4"/>rhead-&gt;expo1=0;</text:p>
      <text:p text:style-name="P2568"><text:s text:c="4"/>rhead-&gt;expo2=0;</text:p>
      <text:p text:style-name="P2569"><text:s text:c="4"/>rhead-&gt;coeff=0;</text:p>
      <text:p text:style-name="P2570"><text:s text:c="4"/>rptr=rhead;</text:p>
      <text:p text:style-name="P2571"><text:s text:c="4"/>while(pptr!=NULL&amp;&amp;qptr!=NULL)</text:p>
      <text:p text:style-name="P2572"><text:s text:c="4"/>{</text:p>
      <text:p text:style-name="P2573"><text:s text:c="8"/>if(pptr-&gt;expo1==qptr-&gt;expo1&amp;&amp;pptr-&gt;expo2==qptr-&gt;expo2)</text:p>
      <text:p text:style-name="P2574"><text:s text:c="8"/>{</text:p>
      <text:p text:style-name="P2575"><text:s text:c="12"/>rptr-&gt;next=insert(pptr-&gt;coeff+qptr-&gt;coeff,pptr-&gt;expo1,pptr-&gt;expo2);</text:p>
      <text:p text:style-name="P2576"><text:s text:c="12"/>rptr=rptr-&gt;next;</text:p>
      <text:p text:style-name="P2577"><text:s text:c="12"/>pptr=pptr-&gt;next;</text:p>
      <text:p text:style-name="P2578"><text:s text:c="12"/>qptr=qptr-&gt;next;</text:p>
      <text:p text:style-name="P2579"><text:s text:c="8"/>}</text:p>
      <text:p text:style-name="P2580"><text:s text:c="8"/>else</text:p>
      <text:p text:style-name="P2581"><text:s text:c="8"/>{</text:p>
      <text:p text:style-name="P2582"><text:tab/><text:tab/>if(pptr-&gt;expo1+pptr-&gt;expo2==qptr-&gt;expo1+qptr-&gt;expo2)</text:p>
      <text:p text:style-name="P2583"><text:tab/><text:tab/>{</text:p>
      <text:p text:style-name="P2584"><text:tab/><text:tab/><text:tab/>if(pptr-&gt;expo1&gt;qptr-&gt;expo1)</text:p>
      <text:p text:style-name="P2585"><text:tab/><text:tab/><text:tab/>{</text:p>
      <text:p text:style-name="P2586"><text:tab/><text:tab/><text:tab/><text:tab/>rptr-&gt;next=insert(pptr-&gt;coeff,pptr-&gt;expo1,pptr-&gt;expo2);</text:p>
      <text:p text:style-name="P2587"><text:s text:c="12"/><text:tab/><text:tab/><text:tab/>rptr=rptr-&gt;next;</text:p>
      <text:soft-page-break/>
      <text:p text:style-name="P2588"><text:s text:c="12"/><text:tab/><text:tab/><text:tab/>pptr=pptr-&gt;next;</text:p>
      <text:p text:style-name="P2589"><text:tab/><text:tab/><text:tab/>}</text:p>
      <text:p text:style-name="P2590"><text:tab/><text:tab/><text:tab/>else</text:p>
      <text:p text:style-name="P2591"><text:tab/><text:tab/><text:tab/>{</text:p>
      <text:p text:style-name="P2592"><text:tab/><text:tab/><text:tab/><text:tab/>rptr-&gt;next=insert(qptr-&gt;coeff,qptr-&gt;expo1,qptr-&gt;expo2);</text:p>
      <text:p text:style-name="P2593"><text:s text:c="8"/><text:tab/><text:tab/><text:tab/>rptr=rptr-&gt;next;</text:p>
      <text:p text:style-name="P2594"><text:s text:c="8"/><text:tab/><text:tab/><text:tab/>qptr=qptr-&gt;next;</text:p>
      <text:p text:style-name="P2595"><text:tab/><text:tab/><text:tab/>}</text:p>
      <text:p text:style-name="P2596"><text:tab/><text:tab/>}</text:p>
      <text:p text:style-name="P2597"><text:tab/><text:tab/>else</text:p>
      <text:p text:style-name="P2598"><text:tab/><text:tab/>{</text:p>
      <text:p text:style-name="P2599"><text:tab/><text:tab/><text:tab/>if(pptr-&gt;expo1+pptr-&gt;expo2&gt;qptr-&gt;expo1+qptr-&gt;expo2)</text:p>
      <text:p text:style-name="P2600"><text:tab/><text:tab/><text:tab/>{</text:p>
      <text:p text:style-name="P2601"><text:tab/><text:tab/><text:tab/><text:tab/>rptr-&gt;next=insert(pptr-&gt;coeff,pptr-&gt;expo1,pptr-&gt;expo2);</text:p>
      <text:p text:style-name="P2602"><text:s text:c="12"/><text:tab/><text:tab/><text:tab/>rptr=rptr-&gt;next;</text:p>
      <text:p text:style-name="P2603"><text:s text:c="12"/><text:tab/><text:tab/><text:tab/>pptr=pptr-&gt;next;</text:p>
      <text:p text:style-name="P2604"><text:s text:c="12"/><text:tab/><text:tab/>}</text:p>
      <text:p text:style-name="P2605"><text:s text:c="12"/><text:tab/><text:tab/>else</text:p>
      <text:p text:style-name="P2606"><text:s text:c="12"/><text:tab/><text:tab/>{</text:p>
      <text:p text:style-name="P2607"><text:s text:c="12"/><text:tab/><text:tab/><text:tab/>rptr-&gt;next=insert(qptr-&gt;coeff,qptr-&gt;expo1,qptr-&gt;expo2);</text:p>
      <text:p text:style-name="P2608"><text:s text:c="8"/><text:tab/><text:tab/><text:tab/>rptr=rptr-&gt;next;</text:p>
      <text:p text:style-name="P2609"><text:s text:c="8"/><text:tab/><text:tab/><text:tab/>qptr=qptr-&gt;next;</text:p>
      <text:p text:style-name="P2610"><text:s text:c="8"/><text:tab/><text:tab/>}</text:p>
      <text:p text:style-name="P2611"><text:s text:c="8"/><text:tab/>}<text:tab/><text:tab/><text:tab/></text:p>
      <text:p text:style-name="P2612"><text:s text:c="8"/>}</text:p>
      <text:p text:style-name="P2613"><text:s text:c="4"/>}</text:p>
      <text:p text:style-name="P2614"><text:s text:c="4"/>while(pptr!=NULL)</text:p>
      <text:p text:style-name="P2615"><text:s text:c="4"/>{</text:p>
      <text:p text:style-name="P2616"><text:s text:c="8"/>rptr-&gt;next=insert(pptr-&gt;coeff,pptr-&gt;expo1,pptr-&gt;expo2);</text:p>
      <text:p text:style-name="P2617"><text:s text:c="8"/>rptr=rptr-&gt;next;</text:p>
      <text:p text:style-name="P2618"><text:s text:c="8"/>pptr=pptr-&gt;next;</text:p>
      <text:p text:style-name="P2619"><text:s text:c="4"/>}</text:p>
      <text:p text:style-name="P2620"><text:s text:c="4"/>while(qptr!=NULL)</text:p>
      <text:p text:style-name="P2621"><text:s text:c="4"/>{</text:p>
      <text:p text:style-name="P2622"><text:s text:c="8"/>rptr-&gt;next=insert(qptr-&gt;coeff,qptr-&gt;expo1,qptr-&gt;expo2);</text:p>
      <text:p text:style-name="P2623"><text:s text:c="8"/>rptr=rptr-&gt;next;</text:p>
      <text:p text:style-name="P2624"><text:s text:c="8"/>qptr=qptr-&gt;next;</text:p>
      <text:p text:style-name="P2625"><text:s text:c="4"/>}</text:p>
      <text:p text:style-name="P2626"><text:s text:c="4"/>printf("\nthe sum of polynomials is: ");</text:p>
      <text:p text:style-name="P2627"><text:s text:c="4"/>display(rhead);</text:p>
      <text:p text:style-name="P2628">}</text:p>
      <text:p text:style-name="P2629"/>
      <text:p text:style-name="P2630"/>
      <text:p text:style-name="P2631"/>
      <text:p text:style-name="P2632"/>
      <text:p text:style-name="P2633"/>
      <text:p text:style-name="P2634">OUTPUT:</text:p>
      <text:p text:style-name="P2635">enter the number of terms in first polynomial: 3</text:p>
      <text:p text:style-name="P2636">enter the power of x: 2</text:p>
      <text:p text:style-name="P2637">enter the power of y: 3</text:p>
      <text:p text:style-name="P2638">enter the coefficient: 1</text:p>
      <text:p text:style-name="P2639">enter the power of x: 2</text:p>
      <text:p text:style-name="P2640">enter the power of y: 3</text:p>
      <text:p text:style-name="P2641">enter the coefficient: 5</text:p>
      <text:p text:style-name="P2642">enter the power of x: 1</text:p>
      <text:p text:style-name="P2643">enter the power of y: 2</text:p>
      <text:p text:style-name="P2644">enter the coefficient: 7</text:p>
      <text:p text:style-name="P2645">enter the number of terms in second polynomial: 2</text:p>
      <text:p text:style-name="P2646">enter the power of x: 2</text:p>
      <text:p text:style-name="P2647">enter the power of y: 3</text:p>
      <text:p text:style-name="P2648">enter the coefficient: 66</text:p>
      <text:p text:style-name="P2649">enter the power of x: 1</text:p>
      <text:p text:style-name="P2650">enter the power of y: 2</text:p>
      <text:p text:style-name="P2651">enter the coefficient: 24</text:p>
      <text:p text:style-name="P2652"/>
      <text:p text:style-name="P2653">the first polynomial is: 1.00x^2y^3+5.00x^2y^3+7.00x^1y^2</text:p>
      <text:p text:style-name="P2654"/>
      <text:p text:style-name="P2655">the second polynomial is: 66.00x^2y^3+24.00x^1y^2</text:p>
      <text:p text:style-name="P2656"/>
      <text:p text:style-name="P2657">the sum of polynomials is: 67.00x^2y^3+5.00x^2y^3+31.00x^1y^2</text:p>
      <text:p text:style-name="P2658"/>
      <text:p text:style-name="P2659"/>
      <text:p text:style-name="P2660"/>
      <text:p text:style-name="P2661"/>
      <text:p text:style-name="P2662"/>
      <text:p text:style-name="P2663"/>
      <text:p text:style-name="P2664"/>
      <text:p text:style-name="P2665"/>
      <text:p text:style-name="P2666"/>
      <text:p text:style-name="P2667"/>
      <text:p text:style-name="P2668"/>
      <text:p text:style-name="P2669"/>
      <text:p text:style-name="P2670"/>
      <text:p text:style-name="P2671"/>
      <text:p text:style-name="P2672"/>
      <text:p text:style-name="P2673"/>
      <text:p text:style-name="P2674"/>
      <text:p text:style-name="P2675"/>
      <text:p text:style-name="P2676"/>
      <text:p text:style-name="P2677"/>
      <text:p text:style-name="P2678"/>
      <text:p text:style-name="P2679"/>
      <text:p text:style-name="P2680"/>
      <text:p text:style-name="P2681"/>
      <text:p text:style-name="P2682"/>
      <text:p text:style-name="P2683"/>
      <text:p text:style-name="P2684"/>
      <text:p text:style-name="P2685"/>
      <text:p text:style-name="P2686"/>
      <text:p text:style-name="P2687"/>
      <text:p text:style-name="P2688"/>
      <text:p text:style-name="P2689"/>
      <text:p text:style-name="P2690"/>
      <text:p text:style-name="P2691"/>
      <text:p text:style-name="P2692"/>
      <text:p text:style-name="P2693"/>
      <text:p text:style-name="P2694"/>
      <text:p text:style-name="P2695"/>
      <text:p text:style-name="P2696"/>
      <text:p text:style-name="P2697"/>
      <text:p text:style-name="P2698"/>
      <text:p text:style-name="P2699"/>
      <text:p text:style-name="P2700"/>
      <text:p text:style-name="P2701"/>
      <text:p text:style-name="P2702"/>
      <text:p text:style-name="P2703"/>
      <text:p text:style-name="P2704"/>
      <text:p text:style-name="P2705"/>
      <text:p text:style-name="P2706"/>
      <text:p text:style-name="P2707"/>
      <text:p text:style-name="P2708"/>
      <text:p text:style-name="P2709"/>
      <text:p text:style-name="P2710"/>
      <text:p text:style-name="P2711"/>
      <text:p text:style-name="P2712"/>
      <text:p text:style-name="P2713"/>
      <text:p text:style-name="P2714"/>
      <text:p text:style-name="P2715"/>
      <text:p text:style-name="P2716"/>
      <text:p text:style-name="P2717"/>
      <text:p text:style-name="P2718"/>
      <text:p text:style-name="P2719"/>
      <text:p text:style-name="P2720"/>
      <text:p text:style-name="P2721"/>
      <text:p text:style-name="P2722"/>
      <text:soft-page-break/>
      <text:p text:style-name="P2723"><text:tab/><text:tab/><text:tab/><text:tab/>PRIORITY QUEUE</text:p>
      <text:p text:style-name="P2724"><text:tab/><text:tab/><text:tab/><text:tab/><text:tab/><text:tab/><text:tab/><text:tab/><text:s text:c="15"/>//APARNA SUNIL</text:p>
      <text:p text:style-name="Standard"><text:span text:style-name="T2725"><text:tab/></text:span><text:span text:style-name="T2726"><text:tab/></text:span><text:span text:style-name="T2727"><text:tab/></text:span><text:span text:style-name="T2728"><text:tab/></text:span><text:span text:style-name="T2729"><text:tab/></text:span><text:span text:style-name="T2730"><text:tab/></text:span><text:span text:style-name="T2731"><text:tab/></text:span><text:span text:style-name="T2732"><text:tab/><text:s text:c="15"/></text:span><text:span text:style-name="T2733">//B21CSB14</text:span></text:p>
      <text:p text:style-name="P2734">PROGRAM CODE:</text:p>
      <text:p text:style-name="P2735">#include&lt;stdio.h&gt;</text:p>
      <text:p text:style-name="P2736">void main()</text:p>
      <text:p text:style-name="P2737">{</text:p>
      <text:p text:style-name="P2738"><text:s/>int n=10,f=-1,r=-1,ch=0,i;</text:p>
      <text:p text:style-name="P2739"><text:s/>int v,p;</text:p>
      <text:p text:style-name="P2740"><text:s/>struct queue</text:p>
      <text:p text:style-name="P2741"><text:s/>{</text:p>
      <text:p text:style-name="P2742"><text:s text:c="2"/>int val[n];</text:p>
      <text:p text:style-name="P2743"><text:s text:c="2"/>int prio[n];</text:p>
      <text:p text:style-name="P2744"><text:s text:c="2"/>};</text:p>
      <text:p text:style-name="P2745"><text:s text:c="2"/>while(ch!=4)</text:p>
      <text:p text:style-name="P2746"><text:s text:c="2"/>{</text:p>
      <text:p text:style-name="P2747"><text:s text:c="3"/>printf("\nMENU\n\n1.Enque\n2.Deque\n3.Display\n4.Exit");</text:p>
      <text:p text:style-name="P2748"><text:s text:c="3"/>printf("\nEnter your choice:");</text:p>
      <text:p text:style-name="P2749"><text:s text:c="3"/>scanf("%d",&amp;ch);</text:p>
      <text:p text:style-name="P2750"><text:s text:c="3"/>struct queue q;</text:p>
      <text:p text:style-name="P2751"><text:s text:c="3"/>if(ch==1)</text:p>
      <text:p text:style-name="P2752"><text:s text:c="3"/>{</text:p>
      <text:p text:style-name="P2753"><text:tab/>if(r==n-1)</text:p>
      <text:p text:style-name="P2754"><text:tab/>{</text:p>
      <text:p text:style-name="P2755"><text:tab/><text:tab/>printf("\nQUEUE IS FULL\n");</text:p>
      <text:p text:style-name="P2756"><text:tab/>}</text:p>
      <text:p text:style-name="P2757"><text:s text:c="8"/>else if(f==-1&amp;&amp;r==-1)</text:p>
      <text:p text:style-name="P2758"><text:tab/>{</text:p>
      <text:p text:style-name="P2759"><text:s text:c="16"/>printf("\nEnter the value:");</text:p>
      <text:p text:style-name="P2760"><text:tab/><text:s text:c="8"/>scanf("%d",&amp;v);</text:p>
      <text:p text:style-name="P2761"><text:tab/><text:s text:c="8"/>printf("\nEnter the priority:");</text:p>
      <text:p text:style-name="P2762"><text:tab/><text:s text:c="8"/>scanf("%d",&amp;p);</text:p>
      <text:p text:style-name="P2763"><text:tab/><text:s text:c="8"/>f=r=0;</text:p>
      <text:p text:style-name="P2764"><text:tab/><text:tab/>q.val[r]=v;</text:p>
      <text:p text:style-name="P2765"><text:tab/><text:tab/>q.prio[r]=p;</text:p>
      <text:p text:style-name="P2766"><text:tab/>}</text:p>
      <text:p text:style-name="P2767"><text:tab/>else</text:p>
      <text:p text:style-name="P2768"><text:tab/>{</text:p>
      <text:p text:style-name="P2769"><text:tab/><text:tab/>printf("\nEnter the value:");</text:p>
      <text:p text:style-name="P2770"><text:tab/><text:s text:c="8"/>scanf("%d",&amp;v);</text:p>
      <text:p text:style-name="P2771"><text:tab/><text:s text:c="8"/>printf("\nEnter the priority:");</text:p>
      <text:p text:style-name="P2772"><text:tab/><text:s text:c="8"/>scanf("%d",&amp;p);</text:p>
      <text:p text:style-name="P2773"><text:tab/><text:tab/>r++;</text:p>
      <text:p text:style-name="P2774"><text:tab/><text:tab/>q.val[r]=v;</text:p>
      <text:soft-page-break/>
      <text:p text:style-name="P2775"><text:tab/><text:tab/>q.prio[r]=p;</text:p>
      <text:p text:style-name="P2776"><text:tab/>}</text:p>
      <text:p text:style-name="P2777"><text:s text:c="4"/>}</text:p>
      <text:p text:style-name="P2778"><text:s text:c="4"/>if(ch==2)</text:p>
      <text:p text:style-name="P2779"><text:s text:c="4"/>{</text:p>
      <text:p text:style-name="P2780"><text:s text:c="5"/><text:tab/>int temp,t;</text:p>
      <text:p text:style-name="P2781"><text:tab/>for(int i=f;i&lt;r;i++)</text:p>
      <text:p text:style-name="P2782"><text:tab/>{</text:p>
      <text:p text:style-name="P2783"><text:s text:c="10"/>for(int j=0;j&lt;r;j++)</text:p>
      <text:p text:style-name="P2784"><text:tab/><text:s text:c="4"/>{</text:p>
      <text:p text:style-name="P2785"><text:s text:c="13"/>if(q.prio[j]&gt;q.prio[j+1])</text:p>
      <text:p text:style-name="P2786"><text:tab/><text:tab/>{</text:p>
      <text:p text:style-name="P2787"><text:tab/><text:tab/><text:s/>temp=q.prio[j];</text:p>
      <text:p text:style-name="P2788"><text:tab/><text:tab/><text:s/>q.prio[j]=q.prio[j+1];</text:p>
      <text:p text:style-name="P2789"><text:tab/><text:tab/><text:s/>q.prio[j+1]=temp;</text:p>
      <text:p text:style-name="P2790"><text:s text:c="17"/>t=q.val[j];</text:p>
      <text:p text:style-name="P2791"><text:tab/><text:tab/><text:s/>q.val[j]=q.val[j+1];</text:p>
      <text:p text:style-name="P2792"><text:s text:c="4"/><text:tab/><text:tab/><text:s/>q.val[j+1]=t;</text:p>
      <text:p text:style-name="P2793"><text:tab/><text:tab/>}</text:p>
      <text:p text:style-name="P2794"><text:tab/><text:s text:c="4"/>}</text:p>
      <text:p text:style-name="P2795"><text:tab/><text:s/>}</text:p>
      <text:p text:style-name="P2796"><text:s text:c="6"/><text:tab/>if(f==-1&amp;&amp;r==-1)</text:p>
      <text:p text:style-name="P2797"><text:tab/>{</text:p>
      <text:p text:style-name="P2798"><text:tab/><text:s text:c="3"/>printf("QUEUE IS EMPTY\n");</text:p>
      <text:p text:style-name="P2799"><text:tab/>}</text:p>
      <text:p text:style-name="P2800"><text:tab/>else if(f==r)</text:p>
      <text:p text:style-name="P2801"><text:tab/>{</text:p>
      <text:p text:style-name="P2802"><text:s text:c="10"/>printf("\nThe Dequeued element is %d\n",q.val[f]);</text:p>
      <text:p text:style-name="P2803"><text:tab/><text:s text:c="2"/>f=r=-1;</text:p>
      <text:p text:style-name="P2804"><text:tab/>}</text:p>
      <text:p text:style-name="P2805"><text:tab/>else</text:p>
      <text:p text:style-name="P2806"><text:tab/>{</text:p>
      <text:p text:style-name="P2807"><text:tab/><text:s text:c="2"/>printf("\nThe Dequeued element is %d\n",q.val[r]);</text:p>
      <text:p text:style-name="P2808"><text:tab/><text:s text:c="2"/>r--;</text:p>
      <text:p text:style-name="P2809"><text:tab/>}<text:tab/></text:p>
      <text:p text:style-name="P2810"><text:s text:c="5"/>}</text:p>
      <text:p text:style-name="P2811"><text:s text:c="6"/>if(ch==3)</text:p>
      <text:p text:style-name="P2812"><text:s text:c="6"/>{</text:p>
      <text:p text:style-name="P2813"><text:s text:c="7"/><text:tab/>if(f==-1&amp;&amp;r==-1)</text:p>
      <text:p text:style-name="P2814"><text:tab/><text:s text:c="3"/>printf("QUEUE IS EMPTY\n");</text:p>
      <text:p text:style-name="P2815"><text:tab/>else</text:p>
      <text:p text:style-name="P2816"><text:tab/>{</text:p>
      <text:p text:style-name="P2817"><text:tab/><text:s text:c="3"/>printf("\nTHE CURRENT QUEUE IS:\n");</text:p>
      <text:p text:style-name="P2818"><text:tab/><text:s text:c="3"/>printf("Value\tPriority\n");</text:p>
      <text:p text:style-name="P2819"><text:tab/><text:s text:c="3"/>for(int i=f;i&lt;r+1;i++)</text:p>
      <text:soft-page-break/>
      <text:p text:style-name="P2820"><text:tab/><text:s text:c="8"/>printf("%d\t%d\n",q.val[i],q.prio[i]);</text:p>
      <text:p text:style-name="P2821"><text:tab/>}<text:tab/></text:p>
      <text:p text:style-name="P2822"><text:s text:c="7"/>}</text:p>
      <text:p text:style-name="P2823"><text:s text:c="7"/>if(ch==4)</text:p>
      <text:p text:style-name="P2824"><text:s text:c="7"/>break;</text:p>
      <text:p text:style-name="P2825"><text:s text:c="7"/>if(ch&gt;4)</text:p>
      <text:p text:style-name="P2826"><text:s text:c="7"/>printf("\nInvalid choice\n");</text:p>
      <text:p text:style-name="P2827"><text:s text:c="3"/>}</text:p>
      <text:p text:style-name="P2828"><text:s/>}</text:p>
      <text:p text:style-name="P2829">OUTPUT:</text:p>
      <text:p text:style-name="P2830">MENU</text:p>
      <text:p text:style-name="P2831">1.Enque</text:p>
      <text:p text:style-name="P2832">2.Deque</text:p>
      <text:p text:style-name="P2833">3.Display</text:p>
      <text:p text:style-name="P2834">4.Exit</text:p>
      <text:p text:style-name="P2835">Enter your choice:1</text:p>
      <text:p text:style-name="P2836">Enter the value:44</text:p>
      <text:p text:style-name="P2837">Enter the priority:2</text:p>
      <text:p text:style-name="P2838"/>
      <text:p text:style-name="P2839">MENU</text:p>
      <text:p text:style-name="P2840">1.Enque</text:p>
      <text:p text:style-name="P2841">2.Deque</text:p>
      <text:p text:style-name="P2842">3.Display</text:p>
      <text:p text:style-name="P2843">4.Exit</text:p>
      <text:p text:style-name="P2844">Enter your choice:1</text:p>
      <text:p text:style-name="P2845">Enter the value:42</text:p>
      <text:p text:style-name="P2846">Enter the priority:3</text:p>
      <text:p text:style-name="P2847"/>
      <text:p text:style-name="P2848">MENU</text:p>
      <text:p text:style-name="P2849">1.Enque</text:p>
      <text:p text:style-name="P2850">2.Deque</text:p>
      <text:p text:style-name="P2851">3.Display</text:p>
      <text:p text:style-name="P2852">4.Exit</text:p>
      <text:p text:style-name="P2853">Enter your choice:1</text:p>
      <text:p text:style-name="P2854">Enter the value:65</text:p>
      <text:p text:style-name="P2855">Enter the priority:1</text:p>
      <text:p text:style-name="P2856"/>
      <text:p text:style-name="P2857">MENU</text:p>
      <text:p text:style-name="P2858">1.Enque</text:p>
      <text:p text:style-name="P2859">2.Deque</text:p>
      <text:p text:style-name="P2860">3.Display</text:p>
      <text:p text:style-name="P2861">4.Exit</text:p>
      <text:p text:style-name="P2862">Enter your choice:3</text:p>
      <text:p text:style-name="P2863">THE CURRENT QUEUE IS:</text:p>
      <text:p text:style-name="P2864">Value<text:tab/>Priority</text:p>
      <text:soft-page-break/>
      <text:p text:style-name="P2865">44<text:tab/>2</text:p>
      <text:p text:style-name="P2866">42<text:tab/>3</text:p>
      <text:p text:style-name="P2867">65<text:tab/>1</text:p>
      <text:p text:style-name="P2868"/>
      <text:p text:style-name="P2869"/>
      <text:p text:style-name="P2870">MENU</text:p>
      <text:p text:style-name="P2871">1.Enque</text:p>
      <text:p text:style-name="P2872">2.Deque</text:p>
      <text:p text:style-name="P2873">3.Display</text:p>
      <text:p text:style-name="P2874">4.Exit</text:p>
      <text:p text:style-name="P2875">Enter your choice:2</text:p>
      <text:p text:style-name="P2876">The Dequeued element is 42</text:p>
      <text:p text:style-name="P2877"/>
      <text:p text:style-name="P2878">MENU</text:p>
      <text:p text:style-name="P2879">1.Enque</text:p>
      <text:p text:style-name="P2880">2.Deque</text:p>
      <text:p text:style-name="P2881">3.Display</text:p>
      <text:p text:style-name="P2882">4.Exit</text:p>
      <text:p text:style-name="P2883">Enter your choice:3</text:p>
      <text:p text:style-name="P2884">THE CURRENT QUEUE IS:</text:p>
      <text:p text:style-name="P2885">Value<text:tab/>Priority</text:p>
      <text:p text:style-name="P2886">65<text:tab/>1</text:p>
      <text:p text:style-name="P2887">44<text:tab/>2</text:p>
      <text:p text:style-name="P2888"/>
      <text:p text:style-name="P2889">MENU</text:p>
      <text:p text:style-name="P2890">1.Enque</text:p>
      <text:p text:style-name="P2891">2.Deque</text:p>
      <text:p text:style-name="P2892">3.Display</text:p>
      <text:p text:style-name="P2893">4.Exit</text:p>
      <text:p text:style-name="P2894">Enter your choice:4</text:p>
      <text:p text:style-name="P2895"/>
      <text:p text:style-name="P2896"/>
      <text:p text:style-name="P2897"/>
      <text:p text:style-name="P2898"/>
      <text:p text:style-name="P2899"/>
      <text:p text:style-name="P2900"/>
      <text:p text:style-name="P2901"/>
      <text:p text:style-name="P2902"/>
      <text:p text:style-name="P2903"/>
      <text:p text:style-name="P2904"/>
      <text:p text:style-name="P2905"/>
      <text:p text:style-name="P2906"/>
      <text:p text:style-name="P2907"/>
      <text:p text:style-name="P2908"/>
      <text:p text:style-name="P2909"/>
      <text:soft-page-break/>
      <text:p text:style-name="P2910"><text:s text:c="25"/>REVERSED QUEUE USING LINKED LIST</text:p>
      <text:p text:style-name="P2911"><text:tab/><text:tab/><text:tab/><text:tab/><text:tab/><text:tab/><text:tab/><text:tab/><text:tab/>//APARNA SUNIL</text:p>
      <text:p text:style-name="Standard"><text:span text:style-name="T2912"><text:tab/></text:span><text:span text:style-name="T2913"><text:tab/></text:span><text:span text:style-name="T2914"><text:tab/></text:span><text:span text:style-name="T2915"><text:tab/></text:span><text:span text:style-name="T2916"><text:tab/></text:span><text:span text:style-name="T2917"><text:tab/></text:span><text:span text:style-name="T2918"><text:tab/></text:span><text:span text:style-name="T2919"><text:tab/></text:span><text:span text:style-name="T2920"><text:tab/></text:span><text:span text:style-name="T2921">//B21CSB14</text:span></text:p>
      <text:p text:style-name="Standard"><text:span text:style-name="T2922">PROGRAM CODE:</text:span></text:p>
      <text:p text:style-name="Standard"><text:span text:style-name="T2923">#include&lt;stdio.h&gt;</text:span></text:p>
      <text:p text:style-name="Standard"><text:span text:style-name="T2924">int f=-1,r=-1,q[10],top=-1,item,stack[10];</text:span></text:p>
      <text:p text:style-name="Standard"><text:span text:style-name="T2925">void display()</text:span></text:p>
      <text:p text:style-name="Standard"><text:span text:style-name="T2926"><text:s/>{</text:span></text:p>
      <text:p text:style-name="Standard"><text:span text:style-name="T2927"><text:s text:c="2"/>int i;</text:span></text:p>
      <text:p text:style-name="Standard"><text:span text:style-name="T2928"><text:s text:c="2"/>for(i=f;i&lt;=r;i++)</text:span></text:p>
      <text:p text:style-name="Standard"><text:span text:style-name="T2929"><text:s text:c="2"/>{</text:span></text:p>
      <text:p text:style-name="Standard"><text:span text:style-name="T2930"><text:s text:c="4"/>printf("%d",q[i]);</text:span></text:p>
      <text:p text:style-name="Standard"><text:span text:style-name="T2931"><text:s text:c="2"/>}</text:span></text:p>
      <text:p text:style-name="Standard"><text:span text:style-name="T2932"><text:s text:c="2"/>printf("\n");</text:span></text:p>
      <text:p text:style-name="Standard"><text:span text:style-name="T2933"><text:s/>}</text:span></text:p>
      <text:p text:style-name="Standard"><text:span text:style-name="T2934"><text:s/></text:span></text:p>
      <text:p text:style-name="Standard"><text:span text:style-name="T2935"><text:s/>void enqueue(int item)</text:span></text:p>
      <text:p text:style-name="Standard"><text:span text:style-name="T2936"><text:s/>{</text:span></text:p>
      <text:p text:style-name="Standard"><text:span text:style-name="T2937"><text:s text:c="3"/>if(f==-1)</text:span></text:p>
      <text:p text:style-name="Standard"><text:span text:style-name="T2938"><text:s text:c="4"/>{</text:span></text:p>
      <text:p text:style-name="Standard"><text:span text:style-name="T2939"><text:s text:c="5"/>f=0;</text:span></text:p>
      <text:p text:style-name="Standard"><text:span text:style-name="T2940"><text:s text:c="4"/>}</text:span></text:p>
      <text:p text:style-name="Standard"><text:span text:style-name="T2941"><text:s text:c="3"/>q[++r]=item;</text:span></text:p>
      <text:p text:style-name="Standard"><text:span text:style-name="T2942"><text:s/>}</text:span></text:p>
      <text:p text:style-name="Standard"><text:span text:style-name="T2943"><text:s/>int dequeue()</text:span></text:p>
      <text:p text:style-name="Standard"><text:span text:style-name="T2944"><text:s/>{</text:span></text:p>
      <text:p text:style-name="Standard"><text:span text:style-name="T2945"><text:s text:c="2"/>int item;</text:span></text:p>
      <text:p text:style-name="Standard"><text:span text:style-name="T2946"><text:s text:c="2"/>item=q[f];</text:span></text:p>
      <text:p text:style-name="Standard"><text:span text:style-name="T2947"><text:s text:c="2"/>if(f==r)</text:span></text:p>
      <text:p text:style-name="Standard"><text:span text:style-name="T2948"><text:s text:c="4"/>f=r=-1;</text:span></text:p>
      <text:p text:style-name="Standard"><text:span text:style-name="T2949"><text:s text:c="3"/>else</text:span></text:p>
      <text:p text:style-name="Standard"><text:span text:style-name="T2950"><text:s text:c="5"/>f=f+1;</text:span></text:p>
      <text:p text:style-name="Standard"><text:span text:style-name="T2951"><text:s text:c="5"/>return item;</text:span></text:p>
      <text:p text:style-name="Standard"><text:span text:style-name="T2952"><text:s/>} <text:s text:c="4"/></text:span></text:p>
      <text:p text:style-name="Standard"><text:span text:style-name="T2953"><text:s/></text:span></text:p>
      <text:p text:style-name="Standard"><text:span text:style-name="T2954"><text:s/>void push(int item;)</text:span></text:p>
      <text:p text:style-name="Standard"><text:span text:style-name="T2955"><text:s/>{</text:span></text:p>
      <text:p text:style-name="Standard"><text:span text:style-name="T2956"><text:s text:c="2"/>top++;</text:span></text:p>
      <text:p text:style-name="Standard"><text:span text:style-name="T2957"><text:s text:c="2"/>stack[top]=item;</text:span></text:p>
      <text:p text:style-name="Standard"><text:span text:style-name="T2958"><text:s text:c="2"/>}</text:span></text:p>
      <text:p text:style-name="Standard"><text:span text:style-name="T2959"><text:s text:c="2"/></text:span></text:p>
      <text:p text:style-name="Standard"><text:span text:style-name="T2960"><text:s text:c="2"/></text:span></text:p>
      <text:p text:style-name="Standard"><text:span text:style-name="T2961"><text:s text:c="2"/>int pop()</text:span></text:p>
      <text:p text:style-name="Standard"><text:span text:style-name="T2962"><text:s text:c="2"/>{</text:span></text:p>
      <text:soft-page-break/>
      <text:p text:style-name="Standard"><text:span text:style-name="T2963"><text:s text:c="4"/>item=stack[top];</text:span></text:p>
      <text:p text:style-name="Standard"><text:span text:style-name="T2964"><text:s text:c="4"/>top--;</text:span></text:p>
      <text:p text:style-name="Standard"><text:span text:style-name="T2965"><text:s text:c="4"/>return item;</text:span></text:p>
      <text:p text:style-name="Standard"><text:span text:style-name="T2966"><text:s text:c="2"/>}</text:span></text:p>
      <text:p text:style-name="Standard"><text:span text:style-name="T2967"><text:s text:c="2"/></text:span></text:p>
      <text:p text:style-name="Standard"><text:span text:style-name="T2968"><text:s text:c="2"/></text:span></text:p>
      <text:p text:style-name="Standard"><text:span text:style-name="T2969"><text:s text:c="2"/>void main()</text:span></text:p>
      <text:p text:style-name="Standard"><text:span text:style-name="T2970"><text:s text:c="2"/>{</text:span></text:p>
      <text:p text:style-name="Standard"><text:span text:style-name="T2971"><text:s text:c="4"/>int i,maxsize;</text:span></text:p>
      <text:p text:style-name="Standard"><text:span text:style-name="T2972"><text:s text:c="4"/>printf("\nEnter the size of the queue:\n");</text:span></text:p>
      <text:p text:style-name="Standard"><text:span text:style-name="T2973"><text:s text:c="4"/>scanf("%d",&amp;maxsize);</text:span></text:p>
      <text:p text:style-name="Standard"><text:span text:style-name="T2974"><text:s text:c="4"/>for(i=0;i&lt;maxsize;i++)</text:span></text:p>
      <text:p text:style-name="Standard"><text:span text:style-name="T2975"><text:s text:c="5"/>{</text:span></text:p>
      <text:p text:style-name="Standard"><text:span text:style-name="T2976"><text:s text:c="7"/>printf("\nenter the element to be pushed into the queue: \n");</text:span></text:p>
      <text:p text:style-name="Standard"><text:span text:style-name="T2977"><text:s text:c="7"/>scanf("%d",&amp;item);</text:span></text:p>
      <text:p text:style-name="Standard"><text:span text:style-name="T2978"><text:s text:c="7"/>enqueue(item);</text:span></text:p>
      <text:p text:style-name="Standard"><text:span text:style-name="T2979"><text:s text:c="5"/>}</text:span></text:p>
      <text:p text:style-name="Standard"><text:span text:style-name="T2980"><text:s text:c="5"/>printf("\nentered queue is:\n");</text:span></text:p>
      <text:p text:style-name="Standard"><text:span text:style-name="T2981"><text:s text:c="5"/>display();</text:span></text:p>
      <text:p text:style-name="Standard"><text:span text:style-name="T2982"><text:s text:c="5"/>while(f!=-1)</text:span></text:p>
      <text:p text:style-name="Standard"><text:span text:style-name="T2983"><text:s text:c="5"/>{</text:span></text:p>
      <text:p text:style-name="Standard"><text:span text:style-name="T2984"><text:s text:c="6"/>item=dequeue();</text:span></text:p>
      <text:p text:style-name="Standard"><text:span text:style-name="T2985"><text:s text:c="6"/>push(item);</text:span></text:p>
      <text:p text:style-name="Standard"><text:span text:style-name="T2986"><text:s text:c="5"/>}</text:span></text:p>
      <text:p text:style-name="Standard"><text:span text:style-name="T2987"><text:s text:c="5"/>while(top!=-1)</text:span></text:p>
      <text:p text:style-name="Standard"><text:span text:style-name="T2988"><text:s text:c="6"/>{</text:span></text:p>
      <text:p text:style-name="Standard"><text:span text:style-name="T2989"><text:s text:c="8"/>item=pop();</text:span></text:p>
      <text:p text:style-name="Standard"><text:span text:style-name="T2990"><text:s text:c="8"/>enqueue(item);</text:span></text:p>
      <text:p text:style-name="Standard"><text:span text:style-name="T2991"><text:s text:c="6"/>}</text:span></text:p>
      <text:p text:style-name="Standard"><text:span text:style-name="T2992"><text:s text:c="6"/>printf("\nreversed queue is:\n");</text:span></text:p>
      <text:p text:style-name="Standard"><text:span text:style-name="T2993"><text:s text:c="6"/>display();</text:span></text:p>
      <text:p text:style-name="Standard"><text:span text:style-name="T2994"><text:s text:c="2"/>} <text:s text:c="4"/></text:span></text:p>
      <text:p text:style-name="P2995"/>
      <text:p text:style-name="P2996"/>
      <text:p text:style-name="P2997"/>
      <text:p text:style-name="P2998"/>
      <text:p text:style-name="P2999"/>
      <text:p text:style-name="P3000"/>
      <text:p text:style-name="P3001"/>
      <text:p text:style-name="P3002"/>
      <text:p text:style-name="P3003"/>
      <text:p text:style-name="P3004"/>
      <text:p text:style-name="P3005"/>
      <text:p text:style-name="P3006"/>
      <text:p text:style-name="P3007"/>
      <text:soft-page-break/>
      <text:p text:style-name="P3008">OUTPUT:</text:p>
      <text:p text:style-name="P3009"/>
      <text:p text:style-name="P3010">Enter the size of the queue:</text:p>
      <text:p text:style-name="P3011">5</text:p>
      <text:p text:style-name="P3012">enter the element to be pushed into the queue:</text:p>
      <text:p text:style-name="P3013">2</text:p>
      <text:p text:style-name="P3014">enter the element to be pushed into the queue:</text:p>
      <text:p text:style-name="P3015">3</text:p>
      <text:p text:style-name="P3016">enter the element to be pushed into the queue:</text:p>
      <text:p text:style-name="P3017">1</text:p>
      <text:p text:style-name="P3018">enter the element to be pushed into the queue:</text:p>
      <text:p text:style-name="P3019">5</text:p>
      <text:p text:style-name="P3020">enter the element to be pushed into the queue:</text:p>
      <text:p text:style-name="P3021">6</text:p>
      <text:p text:style-name="P3022">entered queue is:</text:p>
      <text:p text:style-name="P3023">23156</text:p>
      <text:p text:style-name="P3024">reversed queue is:</text:p>
      <text:p text:style-name="P3025">65132</text:p>
      <text:p text:style-name="P3026"/>
      <text:p text:style-name="P3027"/>
      <text:p text:style-name="P3028"/>
      <text:p text:style-name="P3029"/>
      <text:p text:style-name="P3030"/>
      <text:p text:style-name="P3031"/>
      <text:p text:style-name="P3032"/>
      <text:p text:style-name="P3033"/>
      <text:p text:style-name="P3034"/>
      <text:p text:style-name="P3035"/>
      <text:p text:style-name="P3036"/>
      <text:p text:style-name="P3037"/>
      <text:p text:style-name="P3038"/>
      <text:p text:style-name="P3039"/>
      <text:p text:style-name="P3040"/>
      <text:p text:style-name="P3041"/>
      <text:p text:style-name="P3042"/>
      <text:p text:style-name="P3043"/>
      <text:p text:style-name="P3044"/>
      <text:p text:style-name="P3045"/>
      <text:p text:style-name="P3046"/>
      <text:p text:style-name="P3047"/>
      <text:p text:style-name="P3048"/>
      <text:p text:style-name="P3049"/>
      <text:p text:style-name="P3050"/>
      <text:p text:style-name="P3051"/>
      <text:p text:style-name="P3052"/>
      <text:p text:style-name="P3053"/>
      <text:p text:style-name="P3054"/>
      <text:p text:style-name="P3055"/>
      <text:p text:style-name="P3056"/>
      <text:p text:style-name="P3057"/>
      <text:p text:style-name="P3058"/>
      <text:p text:style-name="P3059"/>
      <text:p text:style-name="P3060"/>
      <text:p text:style-name="P3061"/>
      <text:p text:style-name="P3062"/>
      <text:p text:style-name="P3063"/>
      <text:p text:style-name="P3064"/>
      <text:p text:style-name="P3065"/>
      <text:p text:style-name="P3066"/>
      <text:p text:style-name="P3067"/>
      <text:p text:style-name="P3068"/>
      <text:p text:style-name="P3069"/>
      <text:p text:style-name="P3070"/>
      <text:p text:style-name="P3071"/>
      <text:p text:style-name="P3072"/>
      <text:p text:style-name="P3073"/>
      <text:p text:style-name="P3074"/>
      <text:p text:style-name="P3075"/>
      <text:p text:style-name="P3076"/>
      <text:p text:style-name="P3077"/>
      <text:p text:style-name="P3078"/>
      <text:p text:style-name="P3079"/>
      <text:p text:style-name="P3080"/>
      <text:p text:style-name="P3081"/>
      <text:p text:style-name="P3082"/>
      <text:p text:style-name="P3083"/>
      <text:p text:style-name="P3084"/>
      <text:p text:style-name="P3085"/>
      <text:p text:style-name="P3086"/>
      <text:p text:style-name="P3087"/>
      <text:p text:style-name="P3088"/>
      <text:p text:style-name="P3089"/>
      <text:p text:style-name="P3090"/>
      <text:p text:style-name="P3091"/>
      <text:p text:style-name="P3092"/>
      <text:p text:style-name="P3093"/>
      <text:p text:style-name="P3094"/>
      <text:p text:style-name="P3095"/>
      <text:p text:style-name="P3096"/>
      <text:p text:style-name="P3097"/>
      <text:soft-page-break/>
      <text:p text:style-name="P3098"><text:s text:c="14"/>POLYNOMIAL ADDITION USING LINKED LIST</text:p>
      <text:p text:style-name="P3099"><text:tab/><text:tab/><text:tab/><text:tab/><text:tab/><text:tab/><text:tab/><text:tab/><text:tab/>//APARNA SUNIL</text:p>
      <text:p text:style-name="Standard"><text:span text:style-name="T3100"><text:tab/></text:span><text:span text:style-name="T3101"><text:tab/></text:span><text:span text:style-name="T3102"><text:tab/></text:span><text:span text:style-name="T3103"><text:tab/></text:span><text:span text:style-name="T3104"><text:tab/></text:span><text:span text:style-name="T3105"><text:tab/></text:span><text:span text:style-name="T3106"><text:tab/></text:span><text:span text:style-name="T3107"><text:tab/></text:span><text:span text:style-name="T3108"><text:tab/></text:span><text:span text:style-name="T3109">//</text:span><text:span text:style-name="T3110">B21CSB14</text:span></text:p>
      <text:p text:style-name="P3111">PROGRAM CODE:</text:p>
      <text:p text:style-name="P3112"/>
      <text:p text:style-name="P3113">#include&lt;stdio.h&gt;</text:p>
      <text:p text:style-name="P3114">#include&lt;stdlib.h&gt;</text:p>
      <text:p text:style-name="P3115"/>
      <text:p text:style-name="P3116">    struct node</text:p>
      <text:p text:style-name="P3117">    {</text:p>
      <text:p text:style-name="P3118">        int coef,expo;</text:p>
      <text:p text:style-name="P3119">        struct node *link;</text:p>
      <text:p text:style-name="P3120">    };</text:p>
      <text:p text:style-name="P3121"/>
      <text:p text:style-name="P3122">    struct node *Phead,*Qhead,*Rhead;</text:p>
      <text:p text:style-name="P3123"/>
      <text:p text:style-name="P3124">    struct node *ReadPoly();</text:p>
      <text:p text:style-name="P3125">    void Display(struct node *head);</text:p>
      <text:p text:style-name="P3126">    struct node *AddPoly();</text:p>
      <text:p text:style-name="P3127"><text:line-break/></text:p>
      <text:p text:style-name="P3128">    void main()</text:p>
      <text:p text:style-name="P3129">    {</text:p>
      <text:p text:style-name="P3130">        printf("\nFirst polynomial\n");</text:p>
      <text:p text:style-name="P3131">        Phead = ReadPoly();</text:p>
      <text:p text:style-name="P3132"/>
      <text:p text:style-name="P3133">        printf("\nSecond polynomial\n");</text:p>
      <text:p text:style-name="P3134">        Qhead = ReadPoly();</text:p>
      <text:p text:style-name="P3135"/>
      <text:p text:style-name="P3136">        printf("\nFirst polynomial : ");</text:p>
      <text:p text:style-name="P3137">        Display(Phead);</text:p>
      <text:p text:style-name="P3138"/>
      <text:p text:style-name="P3139">        printf("\nSecond polynomial : ");</text:p>
      <text:p text:style-name="P3140">        Display(Qhead);</text:p>
      <text:p text:style-name="P3141"/>
      <text:p text:style-name="P3142">        Rhead=AddPoly();</text:p>
      <text:p text:style-name="P3143">        printf("\nResultant Polynomial : ");</text:p>
      <text:p text:style-name="P3144">        Display(Rhead);</text:p>
      <text:p text:style-name="P3145"/>
      <text:p text:style-name="P3146">    }</text:p>
      <text:p text:style-name="P3147"/>
      <text:p text:style-name="P3148">    struct node *ReadPoly()</text:p>
      <text:p text:style-name="P3149">    {</text:p>
      <text:soft-page-break/>
      <text:p text:style-name="P3150">       struct node *new,*ptr,*head=NULL;</text:p>
      <text:p text:style-name="P3151">       int n,i;</text:p>
      <text:p text:style-name="P3152"/>
      <text:p text:style-name="P3153">       printf("\nEnter the total number of terms in the polynomial : ");</text:p>
      <text:p text:style-name="P3154">       scanf("%d",&amp;n);</text:p>
      <text:p text:style-name="P3155">       printf("\nEnter the coefficients and exponents of the polynomial\n");</text:p>
      <text:p text:style-name="P3156">       for(i=1;i&lt;=n;i++)</text:p>
      <text:p text:style-name="P3157">       {</text:p>
      <text:p text:style-name="P3158">        new = (struct node *)malloc(sizeof(struct node));</text:p>
      <text:p text:style-name="P3159"> </text:p>
      <text:p text:style-name="P3160">        printf("\nEnter coefficient of term %d : ",i);</text:p>
      <text:p text:style-name="P3161">        scanf("%d",&amp;new-&gt;coef);</text:p>
      <text:p text:style-name="P3162">        printf("Enter exponent of term %d : ",i);</text:p>
      <text:p text:style-name="P3163">        scanf("%d",&amp;new-&gt;expo);</text:p>
      <text:p text:style-name="P3164"/>
      <text:p text:style-name="P3165">        new-&gt;link=NULL;</text:p>
      <text:p text:style-name="P3166">        if(head==NULL)</text:p>
      <text:p text:style-name="P3167">        {</text:p>
      <text:p text:style-name="P3168">            head = new;</text:p>
      <text:p text:style-name="P3169">            ptr = head;</text:p>
      <text:p text:style-name="P3170">        }</text:p>
      <text:p text:style-name="P3171">        else{</text:p>
      <text:p text:style-name="P3172">            ptr-&gt;link = new;</text:p>
      <text:p text:style-name="P3173">            ptr=new;</text:p>
      <text:p text:style-name="P3174">        }</text:p>
      <text:p text:style-name="P3175"/>
      <text:p text:style-name="P3176">       }</text:p>
      <text:p text:style-name="P3177"/>
      <text:p text:style-name="P3178">       return(head);</text:p>
      <text:p text:style-name="P3179">    }</text:p>
      <text:p text:style-name="P3180"/>
      <text:p text:style-name="P3181">    void Display(struct node *head)</text:p>
      <text:p text:style-name="P3182">    {</text:p>
      <text:p text:style-name="P3183">        struct node *ptr;</text:p>
      <text:p text:style-name="P3184"/>
      <text:p text:style-name="P3185">        if(head==NULL)</text:p>
      <text:p text:style-name="P3186">        {</text:p>
      <text:p text:style-name="P3187">            printf("Polynomial is empty");</text:p>
      <text:p text:style-name="P3188">        }</text:p>
      <text:p text:style-name="P3189">        else{</text:p>
      <text:p text:style-name="P3190"/>
      <text:p text:style-name="P3191">            ptr=head;</text:p>
      <text:p text:style-name="P3192"/>
      <text:p text:style-name="P3193">            while(ptr-&gt;link!=NULL)</text:p>
      <text:p text:style-name="P3194">            {</text:p>
      <text:soft-page-break/>
      <text:p text:style-name="P3195">                 printf("%dX^%d\t+\t",ptr-&gt;coef,ptr-&gt;expo);</text:p>
      <text:p text:style-name="P3196">                 ptr=ptr-&gt;link;</text:p>
      <text:p text:style-name="P3197">            }</text:p>
      <text:p text:style-name="P3198"/>
      <text:p text:style-name="P3199">              printf("%dX^%d\t",ptr-&gt;coef,ptr-&gt;expo);</text:p>
      <text:p text:style-name="P3200">        }</text:p>
      <text:p text:style-name="P3201">    }</text:p>
      <text:p text:style-name="P3202"/>
      <text:p text:style-name="P3203">    struct node *AddPoly()</text:p>
      <text:p text:style-name="P3204">    {</text:p>
      <text:p text:style-name="P3205">        struct node *new,*P,*Q,*R,*head=NULL;</text:p>
      <text:p text:style-name="P3206">        P=Phead;</text:p>
      <text:p text:style-name="P3207">        Q=Qhead;</text:p>
      <text:p text:style-name="P3208"/>
      <text:p text:style-name="P3209">        while(P!=NULL &amp;&amp; Q!=NULL)</text:p>
      <text:p text:style-name="P3210">        {</text:p>
      <text:p text:style-name="P3211">            if(P-&gt;expo==Q-&gt;expo)</text:p>
      <text:p text:style-name="P3212">            {</text:p>
      <text:p text:style-name="P3213">                new=(struct node *)malloc(sizeof(struct node));</text:p>
      <text:p text:style-name="P3214">                new-&gt;coef=P-&gt;coef+Q-&gt;coef;</text:p>
      <text:p text:style-name="P3215"/>
      <text:p text:style-name="P3216">                new-&gt;expo=P-&gt;expo;</text:p>
      <text:p text:style-name="P3217">                new-&gt;link=NULL;</text:p>
      <text:p text:style-name="P3218">                P=P-&gt;link;</text:p>
      <text:p text:style-name="P3219">                Q=Q-&gt;link;</text:p>
      <text:p text:style-name="P3220"/>
      <text:p text:style-name="P3221">            }</text:p>
      <text:p text:style-name="P3222"/>
      <text:p text:style-name="P3223">            else if(P-&gt;expo &gt; Q-&gt;expo)</text:p>
      <text:p text:style-name="P3224">            {</text:p>
      <text:p text:style-name="P3225">                new=(struct node *)malloc(sizeof(struct node));</text:p>
      <text:p text:style-name="P3226"/>
      <text:p text:style-name="P3227">                new-&gt;coef=P-&gt;coef;</text:p>
      <text:p text:style-name="P3228">                new-&gt;expo=P-&gt;expo;</text:p>
      <text:p text:style-name="P3229">                new-&gt;link=NULL;</text:p>
      <text:p text:style-name="P3230">                P=P-&gt;link;</text:p>
      <text:p text:style-name="P3231">                Q=Q-&gt;link;</text:p>
      <text:p text:style-name="P3232">            }</text:p>
      <text:p text:style-name="P3233">                   </text:p>
      <text:p text:style-name="P3234">                   </text:p>
      <text:p text:style-name="P3235">            else</text:p>
      <text:p text:style-name="P3236">            {</text:p>
      <text:p text:style-name="P3237">                new=(struct node *)malloc(sizeof(struct node));</text:p>
      <text:p text:style-name="P3238"/>
      <text:p text:style-name="P3239">                new-&gt;coef=Q-&gt;coef;</text:p>
      <text:soft-page-break/>
      <text:p text:style-name="P3240">                new-&gt;expo=Q-&gt;expo;</text:p>
      <text:p text:style-name="P3241">                new-&gt;link=NULL;</text:p>
      <text:p text:style-name="P3242">                P=P-&gt;link;</text:p>
      <text:p text:style-name="P3243">                Q=Q-&gt;link;</text:p>
      <text:p text:style-name="P3244">            }</text:p>
      <text:p text:style-name="P3245"/>
      <text:p text:style-name="P3246">            if(head==NULL)</text:p>
      <text:p text:style-name="P3247">            {</text:p>
      <text:p text:style-name="P3248">                head=new;</text:p>
      <text:p text:style-name="P3249">                R=head;</text:p>
      <text:p text:style-name="P3250">            }</text:p>
      <text:p text:style-name="P3251">            else{</text:p>
      <text:p text:style-name="P3252">                R-&gt;link=new;</text:p>
      <text:p text:style-name="P3253">                R=new;</text:p>
      <text:p text:style-name="P3254">            }</text:p>
      <text:p text:style-name="P3255">        }</text:p>
      <text:p text:style-name="P3256"/>
      <text:p text:style-name="P3257">        while(P!=NULL)</text:p>
      <text:p text:style-name="P3258">        {</text:p>
      <text:p text:style-name="P3259">           </text:p>
      <text:p text:style-name="P3260">            new=(struct node *)malloc(sizeof(struct node));</text:p>
      <text:p text:style-name="P3261"/>
      <text:p text:style-name="P3262">            new-&gt;coef=P-&gt;coef;</text:p>
      <text:p text:style-name="P3263">            new-&gt;expo=P-&gt;expo;</text:p>
      <text:p text:style-name="P3264">            new-&gt;link=NULL;</text:p>
      <text:p text:style-name="P3265"/>
      <text:p text:style-name="P3266">               </text:p>
      <text:p text:style-name="P3267">            if(head==NULL)</text:p>
      <text:p text:style-name="P3268">            {</text:p>
      <text:p text:style-name="P3269">                head=new;</text:p>
      <text:p text:style-name="P3270">                R=head;</text:p>
      <text:p text:style-name="P3271">            }</text:p>
      <text:p text:style-name="P3272">            else{</text:p>
      <text:p text:style-name="P3273">                R-&gt;link=new;</text:p>
      <text:p text:style-name="P3274">                R=new;</text:p>
      <text:p text:style-name="P3275">            }</text:p>
      <text:p text:style-name="P3276"/>
      <text:p text:style-name="P3277">            P=P-&gt;link;</text:p>
      <text:p text:style-name="P3278">        }</text:p>
      <text:p text:style-name="P3279"/>
      <text:p text:style-name="P3280">          while(Q!=NULL)</text:p>
      <text:p text:style-name="P3281">         {</text:p>
      <text:p text:style-name="P3282">           </text:p>
      <text:p text:style-name="P3283">            new=(struct node *)malloc(sizeof(struct node));</text:p>
      <text:p text:style-name="P3284"/>
      <text:soft-page-break/>
      <text:p text:style-name="P3285">            new-&gt;coef=Q-&gt;coef;</text:p>
      <text:p text:style-name="P3286">            new-&gt;expo=Q-&gt;expo;</text:p>
      <text:p text:style-name="P3287">            new-&gt;link=NULL;</text:p>
      <text:p text:style-name="P3288"/>
      <text:p text:style-name="P3289">               </text:p>
      <text:p text:style-name="P3290">            if(head==NULL)</text:p>
      <text:p text:style-name="P3291">            {</text:p>
      <text:p text:style-name="P3292">                head=new;</text:p>
      <text:p text:style-name="P3293">                R=head;</text:p>
      <text:p text:style-name="P3294">            }</text:p>
      <text:p text:style-name="P3295">            else{</text:p>
      <text:p text:style-name="P3296">                R-&gt;link=new;</text:p>
      <text:p text:style-name="P3297">                R=new;</text:p>
      <text:p text:style-name="P3298">            }</text:p>
      <text:p text:style-name="P3299"/>
      <text:p text:style-name="P3300">             Q=Q-&gt;link;</text:p>
      <text:p text:style-name="P3301">        }</text:p>
      <text:p text:style-name="P3302"/>
      <text:p text:style-name="P3303">        return(head);</text:p>
      <text:p text:style-name="P3304">    }</text:p>
      <text:p text:style-name="P3305"/>
      <text:p text:style-name="P3306">OUTPUT:</text:p>
      <text:p text:style-name="P3307"/>
      <text:p text:style-name="P3308">First polynomial</text:p>
      <text:p text:style-name="P3309"/>
      <text:p text:style-name="P3310">Enter the total number of terms in the polynomial : 3</text:p>
      <text:p text:style-name="P3311"/>
      <text:p text:style-name="P3312">Enter the coefficients and exponents of the polynomial</text:p>
      <text:p text:style-name="P3313"/>
      <text:p text:style-name="P3314">Enter coefficient of term 1 : 1</text:p>
      <text:p text:style-name="P3315">Enter exponent of term 1 : 1</text:p>
      <text:p text:style-name="P3316"/>
      <text:p text:style-name="P3317">Enter coefficient of term 2 : 2</text:p>
      <text:p text:style-name="P3318">Enter exponent of term 2 : 2</text:p>
      <text:p text:style-name="P3319"/>
      <text:p text:style-name="P3320">Enter coefficient of term 3 : 3</text:p>
      <text:p text:style-name="P3321">Enter exponent of term 3 : 3</text:p>
      <text:p text:style-name="P3322"/>
      <text:p text:style-name="P3323">Second polynomial</text:p>
      <text:p text:style-name="P3324"/>
      <text:p text:style-name="P3325">Enter the total number of terms in the polynomial : 3</text:p>
      <text:p text:style-name="P3326"/>
      <text:p text:style-name="P3327">Enter the coefficients and exponents of the polynomial</text:p>
      <text:p text:style-name="P3328"/>
      <text:p text:style-name="P3329">Enter coefficient of term 1 : 1</text:p>
      <text:soft-page-break/>
      <text:p text:style-name="P3330">Enter exponent of term 1 : 1</text:p>
      <text:p text:style-name="P3331"/>
      <text:p text:style-name="P3332">Enter coefficient of term 2 : 2</text:p>
      <text:p text:style-name="P3333">Enter exponent of term 2 : 2</text:p>
      <text:p text:style-name="P3334"/>
      <text:p text:style-name="P3335">Enter coefficient of term 3 : 3</text:p>
      <text:p text:style-name="P3336">Enter exponent of term 3 : 3</text:p>
      <text:p text:style-name="P3337"/>
      <text:p text:style-name="P3338">First polynomial : 1X^1 + <text:s text:c="6"/>2X^2 <text:s text:c="3"/>+ <text:s text:c="6"/>3X^3</text:p>
      <text:p text:style-name="P3339">Second polynomial : 1X^1 <text:s text:c="7"/>+ <text:s text:c="6"/>2X^2 <text:s text:c="3"/>+ <text:s text:c="6"/>3X^3</text:p>
      <text:p text:style-name="P3340">Resultant Polynomial : 2X^1 <text:s text:c="4"/>+ <text:s text:c="6"/>4X^2 <text:s text:c="3"/>+ <text:s text:c="6"/>6X^3</text:p>
      <text:p text:style-name="P3341"/>
      <text:p text:style-name="P3342"/>
      <text:p text:style-name="P3343"/>
      <text:p text:style-name="P3344"/>
      <text:p text:style-name="P3345"/>
      <text:p text:style-name="P3346"/>
      <text:p text:style-name="P3347"/>
      <text:p text:style-name="P3348"/>
      <text:p text:style-name="P3349"/>
      <text:p text:style-name="P3350"/>
      <text:p text:style-name="P3351"/>
      <text:p text:style-name="P3352"/>
      <text:p text:style-name="P3353"/>
      <text:p text:style-name="P3354"/>
      <text:p text:style-name="P3355"/>
      <text:p text:style-name="P3356"/>
      <text:p text:style-name="P3357"/>
      <text:p text:style-name="P3358"/>
      <text:p text:style-name="P3359"/>
      <text:p text:style-name="P3360"/>
      <text:p text:style-name="P3361"/>
      <text:p text:style-name="P3362"/>
      <text:p text:style-name="P3363"/>
      <text:p text:style-name="P3364"/>
      <text:p text:style-name="P3365"/>
      <text:p text:style-name="P3366"/>
      <text:p text:style-name="P3367"/>
      <text:p text:style-name="P3368"/>
      <text:p text:style-name="P3369"/>
      <text:p text:style-name="P3370"/>
      <text:p text:style-name="P3371"/>
      <text:p text:style-name="P3372"/>
      <text:p text:style-name="P3373"/>
      <text:p text:style-name="P3374"/>
      <text:soft-page-break/>
      <text:p text:style-name="Standard"><text:span text:style-name="T3375"><text:tab/></text:span><text:span text:style-name="T3376"><text:tab/></text:span><text:span text:style-name="T3377">STUDENTS LIST USING LINKED LIST</text:span></text:p>
      <text:p text:style-name="P3378"><text:tab/><text:tab/><text:tab/><text:tab/><text:tab/><text:tab/><text:tab/><text:tab/><text:tab/><text:tab/>//APARNA SUNIL</text:p>
      <text:p text:style-name="Standard"><text:span text:style-name="T3379"><text:tab/></text:span><text:span text:style-name="T3380"><text:tab/></text:span><text:span text:style-name="T3381"><text:tab/></text:span><text:span text:style-name="T3382"><text:tab/></text:span><text:span text:style-name="T3383"><text:tab/></text:span><text:span text:style-name="T3384"><text:tab/></text:span><text:span text:style-name="T3385"><text:tab/></text:span><text:span text:style-name="T3386"><text:tab/></text:span><text:span text:style-name="T3387"><text:tab/></text:span><text:span text:style-name="T3388"><text:tab/>//</text:span><text:span text:style-name="T3389">B21CSB14</text:span></text:p>
      <text:p text:style-name="P3390">PROGRAM CODE:</text:p>
      <text:p text:style-name="P3391"/>
      <text:p text:style-name="P3392">#include &lt;stdio.h&gt;</text:p>
      <text:p text:style-name="P3393">#include &lt;stdlib.h&gt;</text:p>
      <text:p text:style-name="P3394">#include&lt;string.h&gt;</text:p>
      <text:p text:style-name="P3395">struct node</text:p>
      <text:p text:style-name="P3396">{</text:p>
      <text:p text:style-name="P3397"/>
      <text:p text:style-name="P3398">  int num;</text:p>
      <text:p text:style-name="P3399">  char name[20];</text:p>
      <text:p text:style-name="P3400">  double mark;</text:p>
      <text:p text:style-name="P3401">  struct node *link;</text:p>
      <text:p text:style-name="P3402">};</text:p>
      <text:p text:style-name="P3403"/>
      <text:p text:style-name="P3404">struct node *f =NULL;</text:p>
      <text:p text:style-name="P3405">void addfront();</text:p>
      <text:p text:style-name="P3406">void display();</text:p>
      <text:p text:style-name="P3407">void sort();</text:p>
      <text:p text:style-name="P3408">void dispose(struct node *p);</text:p>
      <text:p text:style-name="P3409">void delete(int data);</text:p>
      <text:p text:style-name="P3410">void search(int data);</text:p>
      <text:p text:style-name="P3411">void main()</text:p>
      <text:p text:style-name="P3412">{</text:p>
      <text:p text:style-name="P3413"/>
      <text:p text:style-name="P3414"> int choice;</text:p>
      <text:p text:style-name="P3415"> int data;</text:p>
      <text:p text:style-name="P3416"> </text:p>
      <text:p text:style-name="P3417"> do</text:p>
      <text:p text:style-name="P3418"> {</text:p>
      <text:p text:style-name="P3419">  printf("\n\nEnter \n1.Insert details of student\n2.Delete a student \n3.Search a student \n4.Sort on the basis of number \n5.display\n6.Exit\n");</text:p>
      <text:p text:style-name="P3420">  printf("choice : ");</text:p>
      <text:p text:style-name="P3421">  scanf("%d",&amp;choice);</text:p>
      <text:p text:style-name="P3422">switch(choice)</text:p>
      <text:p text:style-name="P3423">{</text:p>
      <text:p text:style-name="P3424">  case 1:</text:p>
      <text:p text:style-name="P3425">  addfront();</text:p>
      <text:p text:style-name="P3426">  break;</text:p>
      <text:p text:style-name="P3427"/>
      <text:p text:style-name="P3428">  case 2:</text:p>
      <text:p text:style-name="P3429">  printf("Roll.no : ");</text:p>
      <text:soft-page-break/>
      <text:p text:style-name="P3430">  scanf("%d",&amp;data);</text:p>
      <text:p text:style-name="P3431">  delete(data);</text:p>
      <text:p text:style-name="P3432">  break;</text:p>
      <text:p text:style-name="P3433"/>
      <text:p text:style-name="P3434">  case 3:</text:p>
      <text:p text:style-name="P3435">  printf("Roll.no : ");</text:p>
      <text:p text:style-name="P3436">  scanf("%d",&amp;data);</text:p>
      <text:p text:style-name="P3437">  search(data);</text:p>
      <text:p text:style-name="P3438">  break;</text:p>
      <text:p text:style-name="P3439"/>
      <text:p text:style-name="P3440">case 4:</text:p>
      <text:p text:style-name="P3441">  sort();</text:p>
      <text:p text:style-name="P3442">  break;</text:p>
      <text:p text:style-name="P3443"/>
      <text:p text:style-name="P3444">case 5:</text:p>
      <text:p text:style-name="P3445">  display();</text:p>
      <text:p text:style-name="P3446">  break;</text:p>
      <text:p text:style-name="P3447"/>
      <text:p text:style-name="P3448">case 6:</text:p>
      <text:p text:style-name="P3449">  break;</text:p>
      <text:p text:style-name="P3450"/>
      <text:p text:style-name="P3451"> default:</text:p>
      <text:p text:style-name="P3452">  printf("\nplease enter a valid option\n");</text:p>
      <text:p text:style-name="P3453"> }</text:p>
      <text:p text:style-name="P3454">}while(choice!=6);</text:p>
      <text:p text:style-name="P3455"> </text:p>
      <text:p text:style-name="P3456">}</text:p>
      <text:p text:style-name="P3457">void addfront()</text:p>
      <text:p text:style-name="P3458">{</text:p>
      <text:p text:style-name="P3459"/>
      <text:p text:style-name="P3460">  struct node *x = (struct node*) malloc (sizeof(struct node)); //new node created</text:p>
      <text:p text:style-name="P3461">  printf("\nEnter the rollno: : ");</text:p>
      <text:p text:style-name="P3462">  scanf("%d",&amp;x-&gt;num);</text:p>
      <text:p text:style-name="P3463">  printf("\nEnter the name : ");</text:p>
      <text:p text:style-name="P3464">  scanf("%s",x-&gt;name);</text:p>
      <text:p text:style-name="P3465">printf("\nTotal marks : ");</text:p>
      <text:p text:style-name="P3466">  scanf("%lf",&amp;x-&gt;mark);</text:p>
      <text:p text:style-name="P3467">   if(f==NULL)</text:p>
      <text:p text:style-name="P3468">  {</text:p>
      <text:p text:style-name="P3469">     </text:p>
      <text:p text:style-name="P3470">    f=x;</text:p>
      <text:p text:style-name="P3471">    x-&gt;link =NULL;</text:p>
      <text:p text:style-name="P3472">  }</text:p>
      <text:p text:style-name="P3473">  else</text:p>
      <text:p text:style-name="P3474">  {</text:p>
      <text:soft-page-break/>
      <text:p text:style-name="P3475">     </text:p>
      <text:p text:style-name="P3476">    x-&gt;link = f;</text:p>
      <text:p text:style-name="P3477">    f=x;</text:p>
      <text:p text:style-name="P3478">}</text:p>
      <text:p text:style-name="P3479"/>
      <text:p text:style-name="P3480">}</text:p>
      <text:p text:style-name="P3481">void display()</text:p>
      <text:p text:style-name="P3482">{</text:p>
      <text:p text:style-name="P3483">   struct node *p;</text:p>
      <text:p text:style-name="P3484">   if(f==NULL)</text:p>
      <text:p text:style-name="P3485">   {</text:p>
      <text:p text:style-name="P3486">     printf("EMPTY LIST");</text:p>
      <text:p text:style-name="P3487">   }</text:p>
      <text:p text:style-name="P3488">   else</text:p>
      <text:p text:style-name="P3489">   {</text:p>
      <text:p text:style-name="P3490">     p=f;</text:p>
      <text:p text:style-name="P3491">     printf("\n\nList");</text:p>
      <text:p text:style-name="P3492">     while(p!=NULL)</text:p>
      <text:p text:style-name="P3493">     {</text:p>
      <text:p text:style-name="P3494">       </text:p>
      <text:p text:style-name="P3495">        printf("\n\nRoll no : %d \nName: %s \nTotal Mark:%lf",p-&gt;num,p-&gt;name,p-&gt;mark);</text:p>
      <text:p text:style-name="P3496"/>
      <text:p text:style-name="P3497">        p=p-&gt;link;</text:p>
      <text:p text:style-name="P3498">     }</text:p>
      <text:p text:style-name="P3499">   </text:p>
      <text:p text:style-name="P3500">   }</text:p>
      <text:p text:style-name="P3501">}</text:p>
      <text:p text:style-name="P3502">void delete(int data)</text:p>
      <text:p text:style-name="P3503">{</text:p>
      <text:p text:style-name="P3504">   struct node *p;</text:p>
      <text:p text:style-name="P3505">   struct node *s;</text:p>
      <text:p text:style-name="P3506">   p=f;</text:p>
      <text:p text:style-name="P3507"/>
      <text:p text:style-name="P3508">  if(f==NULL)</text:p>
      <text:p text:style-name="P3509">  {</text:p>
      <text:p text:style-name="P3510">   printf("\nEMPTY LINKED LIST\n");</text:p>
      <text:p text:style-name="P3511"/>
      <text:p text:style-name="P3512">  }</text:p>
      <text:p text:style-name="P3513">else if(f-&gt;num==data)</text:p>
      <text:p text:style-name="P3514">  {</text:p>
      <text:p text:style-name="P3515">        printf("\nRollno: %d deleted\n",p-&gt;num);</text:p>
      <text:p text:style-name="P3516">   f=f-&gt;link;</text:p>
      <text:p text:style-name="P3517">   free(p);</text:p>
      <text:p text:style-name="P3518">    }</text:p>
      <text:soft-page-break/>
      <text:p text:style-name="P3519">  else</text:p>
      <text:p text:style-name="P3520">  {</text:p>
      <text:p text:style-name="P3521">     while(p-&gt;num!=data &amp;&amp; p-&gt;link!=NULL)</text:p>
      <text:p text:style-name="P3522">     {</text:p>
      <text:p text:style-name="P3523">       s=p;</text:p>
      <text:p text:style-name="P3524">       p=p-&gt;link;</text:p>
      <text:p text:style-name="P3525">     }</text:p>
      <text:p text:style-name="P3526">     if(p-&gt;num!=data)</text:p>
      <text:p text:style-name="P3527">     {</text:p>
      <text:p text:style-name="P3528">        printf("Data not found");</text:p>
      <text:p text:style-name="P3529">     }</text:p>
      <text:p text:style-name="P3530">     else</text:p>
      <text:p text:style-name="P3531">     {</text:p>
      <text:p text:style-name="P3532">        s-&gt;link=p-&gt;link;</text:p>
      <text:p text:style-name="P3533">     </text:p>
      <text:p text:style-name="P3534">       printf("\nRoll.no %d deleted\n",p-&gt;num);</text:p>
      <text:p text:style-name="P3535">      free(p);</text:p>
      <text:p text:style-name="P3536">     }</text:p>
      <text:p text:style-name="P3537">   </text:p>
      <text:p text:style-name="P3538"/>
      <text:p text:style-name="P3539">  }</text:p>
      <text:p text:style-name="P3540"/>
      <text:p text:style-name="P3541">     <text:s/></text:p>
      <text:p text:style-name="P3542">}</text:p>
      <text:p text:style-name="P3543">/*void dispose(struct node *p)</text:p>
      <text:p text:style-name="P3544">{</text:p>
      <text:p text:style-name="P3545">  free(p);</text:p>
      <text:p text:style-name="P3546">}*/</text:p>
      <text:p text:style-name="P3547"/>
      <text:p text:style-name="P3548">void search(int data)</text:p>
      <text:p text:style-name="P3549">{</text:p>
      <text:p text:style-name="P3550">    struct node *p;</text:p>
      <text:p text:style-name="P3551"/>
      <text:p text:style-name="P3552">    if(f==NULL)</text:p>
      <text:p text:style-name="P3553">    {</text:p>
      <text:p text:style-name="P3554">        printf("\nEMPTY LINKED LIST");</text:p>
      <text:p text:style-name="P3555">    }</text:p>
      <text:p text:style-name="P3556">    else{</text:p>
      <text:p text:style-name="P3557">         p=f;</text:p>
      <text:p text:style-name="P3558">         while(p-&gt;num!=data &amp;&amp; p-&gt;link!=NULL)</text:p>
      <text:p text:style-name="P3559">         {</text:p>
      <text:p text:style-name="P3560">           p=p-&gt;link;</text:p>
      <text:p text:style-name="P3561">         }</text:p>
      <text:p text:style-name="P3562">         if(p-&gt;num!=data)</text:p>
      <text:soft-page-break/>
      <text:p text:style-name="P3563">         {</text:p>
      <text:p text:style-name="P3564">             printf("Data not found");</text:p>
      <text:p text:style-name="P3565">         }</text:p>
      <text:p text:style-name="P3566">        else</text:p>
      <text:p text:style-name="P3567">        {</text:p>
      <text:p text:style-name="P3568">         printf("\nstudent details\n");</text:p>
      <text:p text:style-name="P3569">         printf("\nRoll.no : %d \nName: %s \nTotal Mark:%lf",p-&gt;num,p-&gt;name,p-&gt;mark);</text:p>
      <text:p text:style-name="P3570">        }</text:p>
      <text:p text:style-name="P3571">     }</text:p>
      <text:p text:style-name="P3572">   </text:p>
      <text:p text:style-name="P3573">}</text:p>
      <text:p text:style-name="P3574"/>
      <text:p text:style-name="P3575">void sort()</text:p>
      <text:p text:style-name="P3576">{</text:p>
      <text:p text:style-name="P3577">    struct node *p=f;</text:p>
      <text:p text:style-name="P3578">  if(f == NULL)</text:p>
      <text:p text:style-name="P3579">  {</text:p>
      <text:p text:style-name="P3580">    printf("\nEMPTY LIST\n");</text:p>
      <text:p text:style-name="P3581">  }</text:p>
      <text:p text:style-name="P3582">  else if(p-&gt;link == NULL)</text:p>
      <text:p text:style-name="P3583"> {</text:p>
      <text:p text:style-name="P3584">  printf("\nList is sorted !\n");</text:p>
      <text:p text:style-name="P3585"> }</text:p>
      <text:p text:style-name="P3586">else{</text:p>
      <text:p text:style-name="P3587"> while(p-&gt;link != NULL)</text:p>
      <text:p text:style-name="P3588"> {</text:p>
      <text:p text:style-name="P3589">  int min = p-&gt;num;</text:p>
      <text:p text:style-name="P3590">  struct node* ptr1 = p-&gt;link;</text:p>
      <text:p text:style-name="P3591">  struct node* minNode = p;</text:p>
      <text:p text:style-name="P3592">  while(ptr1 != NULL)</text:p>
      <text:p text:style-name="P3593">  {</text:p>
      <text:p text:style-name="P3594">     if(ptr1-&gt;num &lt; min)</text:p>
      <text:p text:style-name="P3595">     {</text:p>
      <text:p text:style-name="P3596">         min = ptr1-&gt;num;</text:p>
      <text:p text:style-name="P3597">         minNode = ptr1;</text:p>
      <text:p text:style-name="P3598">     }</text:p>
      <text:p text:style-name="P3599">    ptr1 = ptr1-&gt;link;</text:p>
      <text:p text:style-name="P3600">   }</text:p>
      <text:p text:style-name="P3601">      int num = minNode-&gt;num;</text:p>
      <text:p text:style-name="P3602">      minNode-&gt;num = p-&gt;num;</text:p>
      <text:p text:style-name="P3603">      p-&gt;num = num;</text:p>
      <text:p text:style-name="P3604">      char name[20];</text:p>
      <text:p text:style-name="P3605">      strcpy(name,minNode-&gt;name);</text:p>
      <text:p text:style-name="P3606">      strcpy(minNode-&gt;name,p-&gt;name);</text:p>
      <text:soft-page-break/>
      <text:p text:style-name="P3607">      strcpy(p-&gt;name,name);</text:p>
      <text:p text:style-name="P3608">      float mark = minNode-&gt;mark;</text:p>
      <text:p text:style-name="P3609">      minNode-&gt;mark = p-&gt;mark;</text:p>
      <text:p text:style-name="P3610">      p-&gt;mark= mark;</text:p>
      <text:p text:style-name="P3611">      p = p-&gt;link;</text:p>
      <text:p text:style-name="P3612"> }</text:p>
      <text:p text:style-name="P3613">}</text:p>
      <text:p text:style-name="P3614">printf("\nList is sorted\n");</text:p>
      <text:p text:style-name="P3615">display();</text:p>
      <text:p text:style-name="P3616">}</text:p>
      <text:p text:style-name="P3617"/>
      <text:p text:style-name="P3618">OUTPUT:</text:p>
      <text:p text:style-name="P3619"/>
      <text:p text:style-name="P3620">Enter</text:p>
      <text:p text:style-name="P3621">1.Insert details of student</text:p>
      <text:p text:style-name="P3622">2.Delete a student</text:p>
      <text:p text:style-name="P3623">3.Search a student</text:p>
      <text:p text:style-name="P3624">4.Sort on the basis of number</text:p>
      <text:p text:style-name="P3625">5.display</text:p>
      <text:p text:style-name="P3626">6.Exit</text:p>
      <text:p text:style-name="P3627">choice : 1</text:p>
      <text:p text:style-name="P3628"/>
      <text:p text:style-name="P3629">Enter the rollno: : 1</text:p>
      <text:p text:style-name="P3630"/>
      <text:p text:style-name="P3631">Enter the name : AARON</text:p>
      <text:p text:style-name="P3632"/>
      <text:p text:style-name="P3633">Total marks : 34</text:p>
      <text:p text:style-name="P3634"/>
      <text:p text:style-name="P3635"/>
      <text:p text:style-name="P3636">Enter</text:p>
      <text:p text:style-name="P3637">1.Insert details of student</text:p>
      <text:p text:style-name="P3638">2.Delete a student</text:p>
      <text:p text:style-name="P3639">3.Search a student</text:p>
      <text:p text:style-name="P3640">4.Sort on the basis of number</text:p>
      <text:p text:style-name="P3641">5.display</text:p>
      <text:p text:style-name="P3642">6.Exit</text:p>
      <text:p text:style-name="P3643">choice : 1</text:p>
      <text:p text:style-name="P3644"/>
      <text:p text:style-name="P3645">Enter the rollno: : 2</text:p>
      <text:p text:style-name="P3646"/>
      <text:p text:style-name="P3647">Enter the name : ASWATHY</text:p>
      <text:p text:style-name="P3648"/>
      <text:p text:style-name="P3649">Total marks : 45</text:p>
      <text:p text:style-name="P3650"/>
      <text:p text:style-name="P3651"/>
      <text:soft-page-break/>
      <text:p text:style-name="P3652">Enter</text:p>
      <text:p text:style-name="P3653">1.Insert details of student</text:p>
      <text:p text:style-name="P3654">2.Delete a student</text:p>
      <text:p text:style-name="P3655">3.Search a student</text:p>
      <text:p text:style-name="P3656">4.Sort on the basis of number</text:p>
      <text:p text:style-name="P3657">5.display</text:p>
      <text:p text:style-name="P3658">6.Exit</text:p>
      <text:p text:style-name="P3659">choice : 1</text:p>
      <text:p text:style-name="P3660"/>
      <text:p text:style-name="P3661">Enter the rollno: : 6</text:p>
      <text:p text:style-name="P3662"/>
      <text:p text:style-name="P3663">Enter the name : CATHERINE</text:p>
      <text:p text:style-name="P3664"/>
      <text:p text:style-name="P3665">Total marks : 76</text:p>
      <text:p text:style-name="P3666"/>
      <text:p text:style-name="P3667"/>
      <text:p text:style-name="P3668">Enter</text:p>
      <text:p text:style-name="P3669">1.Insert details of student</text:p>
      <text:p text:style-name="P3670">2.Delete a student</text:p>
      <text:p text:style-name="P3671">3.Search a student</text:p>
      <text:p text:style-name="P3672">4.Sort on the basis of number</text:p>
      <text:p text:style-name="P3673">5.display</text:p>
      <text:p text:style-name="P3674">6.Exit</text:p>
      <text:p text:style-name="P3675">choice : 1</text:p>
      <text:p text:style-name="P3676"/>
      <text:p text:style-name="P3677">Enter the rollno: : 4</text:p>
      <text:p text:style-name="P3678"/>
      <text:p text:style-name="P3679">Enter the name : AROMAL</text:p>
      <text:p text:style-name="P3680"/>
      <text:p text:style-name="P3681">Total marks : 56</text:p>
      <text:p text:style-name="P3682"/>
      <text:p text:style-name="P3683"/>
      <text:p text:style-name="P3684">Enter</text:p>
      <text:p text:style-name="P3685">1.Insert details of student</text:p>
      <text:p text:style-name="P3686">2.Delete a student</text:p>
      <text:p text:style-name="P3687">3.Search a student</text:p>
      <text:p text:style-name="P3688">4.Sort on the basis of number</text:p>
      <text:p text:style-name="P3689">5.display</text:p>
      <text:p text:style-name="P3690">6.Exit</text:p>
      <text:p text:style-name="P3691">choice : 4</text:p>
      <text:p text:style-name="P3692"/>
      <text:p text:style-name="P3693">List is sorted</text:p>
      <text:p text:style-name="P3694"/>
      <text:p text:style-name="P3695"/>
      <text:p text:style-name="P3696">List</text:p>
      <text:p text:style-name="P3697"/>
      <text:p text:style-name="P3698">Roll no : 1</text:p>
      <text:p text:style-name="P3699">Name: AARON</text:p>
      <text:p text:style-name="P3700">Total Mark:34.000000</text:p>
      <text:p text:style-name="P3701"/>
      <text:p text:style-name="P3702">Roll no : 2</text:p>
      <text:p text:style-name="P3703">Name: ASWATHY</text:p>
      <text:p text:style-name="P3704">Total Mark:45.000000</text:p>
      <text:p text:style-name="P3705"/>
      <text:p text:style-name="P3706">Roll no : 4</text:p>
      <text:p text:style-name="P3707">Name: AROMAL</text:p>
      <text:p text:style-name="P3708">Total Mark:56.000000</text:p>
      <text:p text:style-name="P3709"/>
      <text:p text:style-name="P3710">Roll no : 6</text:p>
      <text:p text:style-name="P3711">Name: CATHERINE</text:p>
      <text:p text:style-name="P3712">Total Mark:76.000000</text:p>
      <text:p text:style-name="P3713"/>
      <text:p text:style-name="P3714">Enter</text:p>
      <text:p text:style-name="P3715">1.Insert details of student</text:p>
      <text:p text:style-name="P3716">2.Delete a student</text:p>
      <text:p text:style-name="P3717">3.Search a student</text:p>
      <text:p text:style-name="P3718">4.Sort on the basis of number</text:p>
      <text:p text:style-name="P3719">5.display</text:p>
      <text:p text:style-name="P3720">6.Exit</text:p>
      <text:p text:style-name="P3721">choice : 2</text:p>
      <text:p text:style-name="P3722">Roll.no : 2</text:p>
      <text:p text:style-name="P3723"/>
      <text:p text:style-name="P3724">Roll.no 2 deleted</text:p>
      <text:p text:style-name="P3725"/>
      <text:p text:style-name="P3726"/>
      <text:p text:style-name="P3727">Enter</text:p>
      <text:p text:style-name="P3728">1.Insert details of student</text:p>
      <text:p text:style-name="P3729">2.Delete a student</text:p>
      <text:p text:style-name="P3730">3.Search a student</text:p>
      <text:p text:style-name="P3731">4.Sort on the basis of number</text:p>
      <text:p text:style-name="P3732">5.display</text:p>
      <text:p text:style-name="P3733">6.Exit</text:p>
      <text:p text:style-name="P3734">choice : 3</text:p>
      <text:p text:style-name="P3735">Roll.no : 1</text:p>
      <text:p text:style-name="P3736"/>
      <text:p text:style-name="P3737">student details</text:p>
      <text:p text:style-name="P3738"/>
      <text:p text:style-name="P3739">Roll.no : 1</text:p>
      <text:p text:style-name="P3740">Name: AARON</text:p>
      <text:p text:style-name="P3741">Total Mark:34.000000</text:p>
      <text:p text:style-name="P3742"/>
      <text:p text:style-name="P3743">Enter</text:p>
      <text:p text:style-name="P3744">1.Insert details of student</text:p>
      <text:p text:style-name="P3745">2.Delete a student</text:p>
      <text:p text:style-name="P3746">3.Search a student</text:p>
      <text:p text:style-name="P3747">4.Sort on the basis of number</text:p>
      <text:p text:style-name="P3748">5.display</text:p>
      <text:p text:style-name="P3749">6.Exit</text:p>
      <text:p text:style-name="P3750">choice : 6</text:p>
      <text:p text:style-name="P37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752">PALINDROME CHECK USIMG DOUBLY LINKED LIST</text:p>
      <text:p text:style-name="P3753"><text:tab/><text:tab/><text:tab/><text:tab/><text:tab/><text:tab/><text:tab/><text:tab/>//APARNA SUNIL</text:p>
      <text:p text:style-name="Standard"><text:span text:style-name="T3754"><text:tab/></text:span><text:span text:style-name="T3755"><text:tab/></text:span><text:span text:style-name="T3756"><text:tab/></text:span><text:span text:style-name="T3757"><text:tab/></text:span><text:span text:style-name="T3758"><text:tab/></text:span><text:span text:style-name="T3759"><text:tab/></text:span><text:span text:style-name="T3760"><text:tab/></text:span><text:span text:style-name="T3761"><text:tab/>//</text:span><text:span text:style-name="T3762">B21CSB14</text:span></text:p>
      <text:p text:style-name="P3763">PROGRAM CODE:</text:p>
      <text:p text:style-name="P3764"/>
      <text:p text:style-name="P3765">#include&lt;stdio.h&gt;  </text:p>
      <text:p text:style-name="P3766">#include&lt;stdlib.h&gt;  </text:p>
      <text:p text:style-name="P3767">#include&lt;string.h&gt;</text:p>
      <text:p text:style-name="P3768">#include&lt;ctype.h&gt;</text:p>
      <text:p text:style-name="P3769">struct node  </text:p>
      <text:p text:style-name="P3770">{  </text:p>
      <text:p text:style-name="P3771">    struct node *prev;  </text:p>
      <text:p text:style-name="P3772">    struct node *next;  </text:p>
      <text:p text:style-name="P3773">    char data;  </text:p>
      <text:p text:style-name="P3774">};  </text:p>
      <text:p text:style-name="P3775">struct node *head;  </text:p>
      <text:p text:style-name="P3776">void insertion_last(char x);  </text:p>
      <text:p text:style-name="P3777"> </text:p>
      <text:p text:style-name="P3778">void display();  </text:p>
      <text:p text:style-name="P3779"> </text:p>
      <text:p text:style-name="P3780">void main ()  </text:p>
      <text:p text:style-name="P3781">{  </text:p>
      <text:p text:style-name="P3782">   char str[20];</text:p>
      <text:p text:style-name="P3783">   int flag=0;</text:p>
      <text:p text:style-name="P3784">   printf("Enter the string\n");</text:p>
      <text:p text:style-name="P3785">   scanf("%s",str);</text:p>
      <text:p text:style-name="P3786">   int n = strlen(str);</text:p>
      <text:p text:style-name="P3787">   int i;</text:p>
      <text:p text:style-name="P3788">   for(i=0;i&lt;n;i++)</text:p>
      <text:p text:style-name="P3789">   {</text:p>
      <text:p text:style-name="P3790">     insertion_last(str[i]);</text:p>
      <text:p text:style-name="P3791">   }</text:p>
      <text:p text:style-name="P3792"> <text:s/></text:p>
      <text:p text:style-name="P3793">   struct node *p=head;</text:p>
      <text:p text:style-name="P3794">   struct node *tail;</text:p>
      <text:p text:style-name="P3795">   </text:p>
      <text:p text:style-name="P3796">   while(p-&gt;next!=NULL)</text:p>
      <text:p text:style-name="P3797">   {</text:p>
      <text:p text:style-name="P3798">    p=p-&gt;next;</text:p>
      <text:p text:style-name="P3799">   }</text:p>
      <text:p text:style-name="P3800">   tail=p;</text:p>
      <text:p text:style-name="P3801">   p=head;</text:p>
      <text:p text:style-name="P3802"> </text:p>
      <text:p text:style-name="P3803">   for(i=0;i&lt;n/2;i++)</text:p>
      <text:soft-page-break/>
      <text:p text:style-name="P3804">   {</text:p>
      <text:p text:style-name="P3805">       if(tolower(p-&gt;data)!= tolower(tail-&gt;data))</text:p>
      <text:p text:style-name="P3806">       {</text:p>
      <text:p text:style-name="P3807">         flag=1;</text:p>
      <text:p text:style-name="P3808">         break;</text:p>
      <text:p text:style-name="P3809">       }</text:p>
      <text:p text:style-name="P3810">       else{</text:p>
      <text:p text:style-name="P3811">         p=p-&gt;next;</text:p>
      <text:p text:style-name="P3812">         tail=tail-&gt;prev;</text:p>
      <text:p text:style-name="P3813">       }</text:p>
      <text:p text:style-name="P3814">   }</text:p>
      <text:p text:style-name="P3815"/>
      <text:p text:style-name="P3816">   if(flag==1)</text:p>
      <text:p text:style-name="P3817">   {</text:p>
      <text:p text:style-name="P3818">    printf("NOT PALINDROME\n");</text:p>
      <text:p text:style-name="P3819">   }</text:p>
      <text:p text:style-name="P3820">   else{</text:p>
      <text:p text:style-name="P3821">    printf("PALINDROME\n");</text:p>
      <text:p text:style-name="P3822">   }</text:p>
      <text:p text:style-name="P3823">}</text:p>
      <text:p text:style-name="P3824">void insertion_last(char x)  </text:p>
      <text:p text:style-name="P3825">{  </text:p>
      <text:p text:style-name="P3826">   struct node *ptr,*temp;  </text:p>
      <text:p text:style-name="P3827">   int item;  </text:p>
      <text:p text:style-name="P3828">   ptr = (struct node *) malloc(sizeof(struct node));  </text:p>
      <text:p text:style-name="P3829">   if(ptr == NULL)  </text:p>
      <text:p text:style-name="P3830">   {  </text:p>
      <text:p text:style-name="P3831">       printf("\nOVERFLOW");  </text:p>
      <text:p text:style-name="P3832">   }  </text:p>
      <text:p text:style-name="P3833">   else  </text:p>
      <text:p text:style-name="P3834">   {  </text:p>
      <text:p text:style-name="P3835">        ptr-&gt;data=x;  </text:p>
      <text:p text:style-name="P3836">       if(head == NULL)  </text:p>
      <text:p text:style-name="P3837">       {  </text:p>
      <text:p text:style-name="P3838">           ptr-&gt;next = NULL;  </text:p>
      <text:p text:style-name="P3839">           ptr-&gt;prev = NULL;  </text:p>
      <text:p text:style-name="P3840">           head = ptr;  </text:p>
      <text:p text:style-name="P3841">       }  </text:p>
      <text:p text:style-name="P3842">       else  </text:p>
      <text:p text:style-name="P3843">       {  </text:p>
      <text:p text:style-name="P3844">          temp = head;  </text:p>
      <text:p text:style-name="P3845">          while(temp-&gt;next!=NULL)  </text:p>
      <text:p text:style-name="P3846">          {  </text:p>
      <text:p text:style-name="P3847">              temp = temp-&gt;next;  </text:p>
      <text:p text:style-name="P3848">          }  </text:p>
      <text:soft-page-break/>
      <text:p text:style-name="P3849">          temp-&gt;next = ptr;  </text:p>
      <text:p text:style-name="P3850">          ptr -&gt;prev=temp;  </text:p>
      <text:p text:style-name="P3851">          ptr-&gt;next = NULL;  </text:p>
      <text:p text:style-name="P3852">          }  </text:p>
      <text:p text:style-name="P3853">             </text:p>
      <text:p text:style-name="P3854">       }</text:p>
      <text:p text:style-name="P3855">}</text:p>
      <text:p text:style-name="P3856"/>
      <text:p text:style-name="P3857">OUTPUT:</text:p>
      <text:p text:style-name="P3858"/>
      <text:p text:style-name="P3859">Enter the string</text:p>
      <text:p text:style-name="P3860">MALAYALAM</text:p>
      <text:p text:style-name="P3861">PALINDROME</text:p>
      <text:p text:style-name="P3862"/>
      <text:p text:style-name="P3863">Enter the string</text:p>
      <text:p text:style-name="P3864">APS</text:p>
      <text:p text:style-name="P3865">NOT PALINDROME</text:p>
      <text:p text:style-name="P3866"/>
      <text:p text:style-name="Standard"/>
      <text:p text:style-name="Standard"/>
      <text:p text:style-name="P3867"/>
      <text:p text:style-name="P38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cer</meta:initial-creator>
    <dc:creator>Acer</dc:creator>
    <meta:creation-date>2022-12-30T16:36:00Z</meta:creation-date>
    <dc:date>2022-12-30T16:36:00Z</dc:date>
    <meta:template xlink:href="Normal" xlink:type="simple"/>
    <meta:editing-cycles>2</meta:editing-cycles>
    <meta:editing-duration>PT240S</meta:editing-duration>
    <meta:document-statistic meta:page-count="87" meta:paragraph-count="96" meta:word-count="7208" meta:character-count="48202" meta:row-count="342" meta:non-whitespace-character-count="41090"/>
  </office:meta>
</office:document-meta>
</file>